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5.819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468cm"/>
    </style:style>
    <style:style style:name="co9" style:family="table-column">
      <style:table-column-properties fo:break-before="auto" style:column-width="1.5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">
      <style:table-cell-properties fo:padding="0.071cm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6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number-columns-repeated="3" table:default-cell-style-name="ce3"/>
        <table:table-column table:style-name="co5" table:default-cell-style-name="ce5"/>
        <table:table-column table:style-name="co5" table:number-columns-repeated="2" table:default-cell-style-name="ce3"/>
        <table:table-column table:style-name="co6" table:default-cell-style-name="ce6"/>
        <table:table-column table:style-name="co5" table:default-cell-style-name="ce6"/>
        <table:table-column table:style-name="co5" table:default-cell-style-name="ce7"/>
        <table:table-column table:style-name="co7" table:default-cell-style-name="ce4"/>
        <table:table-column table:style-name="co8" table:number-columns-repeated="2" table:default-cell-style-name="ce4"/>
        <table:table-column table:style-name="co8" table:default-cell-style-name="ce8"/>
        <table:table-column table:style-name="co9" table:number-columns-repeated="100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Quot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Pag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ay (adj)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ys since 1 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dec_deg</text:p>
          </table:table-cell>
          <table:table-cell office:value-type="string" calcext:value-type="string">
            <text:p>dec_min</text:p>
          </table:table-cell>
          <table:table-cell office:value-type="string" calcext:value-type="string">
            <text:p>dec_sec</text:p>
          </table:table-cell>
          <table:table-cell office:value-type="string" calcext:value-type="string">
            <text:p>declination</text:p>
          </table:table-cell>
          <table:table-cell table:number-columns-repeated="100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DIE 12 NOUEMBRIS, MANE.</text:p>
          </table:table-cell>
          <table:table-cell/>
          <table:table-cell office:value-type="string" calcext:value-type="string">
            <text:p>Declinatio [MS] <text:s/>23 <text:s/>7 B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582" calcext:value-type="float">
            <text:p>158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78150.5" calcext:value-type="float">
            <text:p>578150,50</text:p>
          </table:table-cell>
          <table:table-cell office:value-type="float" office:value="1582.88980150582" calcext:value-type="float">
            <text:p>1582,89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.1166666666667" calcext:value-type="float">
            <text:p>23,12</text:p>
          </table:table-cell>
          <table:table-cell table:number-columns-repeated="100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DIE 30 DECEMBRIS</text:p>
          </table:table-cell>
          <table:table-cell/>
          <table:table-cell office:value-type="string" calcext:value-type="string">
            <text:p>Afc. R. [MS] <text:s/>107o <text:s/>56' <text:s/>Declin. 26o <text:s/>36' B.</text:p>
          </table:table-cell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float" office:value="1582" calcext:value-type="float">
            <text:p>158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78198.5" calcext:value-type="float">
            <text:p>578198,50</text:p>
          </table:table-cell>
          <table:table-cell office:value-type="float" office:value="1583.0212183436" calcext:value-type="float">
            <text:p>1583,02</text:p>
          </table:table-cell>
          <table:table-cell office:value-type="float" office:value="1" calcext:value-type="float">
            <text:p>1,0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6.9333333333333" calcext:value-type="float">
            <text:p>26,93</text:p>
          </table:table-cell>
          <table:table-cell table:number-columns-repeated="100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DIE 27 DECEMBRIS</text:p>
          </table:table-cell>
          <table:table-cell/>
          <table:table-cell office:value-type="string" calcext:value-type="string">
            <text:p>declinatio [MS] 26o <text:s/>22 1/3' et Afcenfio Recta [MS] 109o <text:s/>30 1/3'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582" calcext:value-type="float">
            <text:p>158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578195.5" calcext:value-type="float">
            <text:p>578195,50</text:p>
          </table:table-cell>
          <table:table-cell office:value-type="float" office:value="1583.01300479124" calcext:value-type="float">
            <text:p>1583,01</text:p>
          </table:table-cell>
          <table:table-cell office:value-type="float" office:value="1" calcext:value-type="float">
            <text:p>1,0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.3722222222222" calcext:value-type="float">
            <text:p>26,37</text:p>
          </table:table-cell>
          <table:table-cell table:number-columns-repeated="1003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DIE 18 JANUARIJ, VESPERI.</text:p>
          </table:table-cell>
          <table:table-cell/>
          <table:table-cell office:value-type="string" calcext:value-type="string">
            <text:p>Declinatio 27 <text:s/>18 minus bona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1583" calcext:value-type="float">
            <text:p>158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78217.5" calcext:value-type="float">
            <text:p>578217,50</text:p>
          </table:table-cell>
          <table:table-cell office:value-type="float" office:value="1583.07323750856" calcext:value-type="float">
            <text:p>1583,07</text:p>
          </table:table-cell>
          <table:table-cell office:value-type="float" office:value="1" calcext:value-type="float">
            <text:p>1,0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.3" calcext:value-type="float">
            <text:p>27,30</text:p>
          </table:table-cell>
          <table:table-cell table:number-columns-repeated="100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DIE 13 NOUEMBRIS, A.M.</text:p>
          </table:table-cell>
          <table:table-cell office:value-type="string" calcext:value-type="string">
            <text:p>H.13 26 P.M.</text:p>
          </table:table-cell>
          <table:table-cell office:value-type="string" calcext:value-type="string">
            <text:p>Declinatio [MS] B. <text:s/>15 <text:s/>54</text:p>
          </table:table-cell>
          <table:table-cell office:value-type="float" office:value="10" calcext:value-type="float">
            <text:p>10</text:p>
          </table:table-cell>
          <table:table-cell office:value-type="float" office:value="321" calcext:value-type="float">
            <text:p>321</text:p>
          </table:table-cell>
          <table:table-cell office:value-type="float" office:value="1584" calcext:value-type="float">
            <text:p>158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78883.059722222" calcext:value-type="float">
            <text:p>578883,06</text:p>
          </table:table-cell>
          <table:table-cell office:value-type="float" office:value="1584.89544071793" calcext:value-type="float">
            <text:p>1584,90</text:p>
          </table:table-cell>
          <table:table-cell office:value-type="float" office:value="1" calcext:value-type="float">
            <text:p>1,0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5.9" calcext:value-type="float">
            <text:p>15,90</text:p>
          </table:table-cell>
          <table:table-cell table:number-columns-repeated="100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DIE 27 NOUEMBRIS</text:p>
          </table:table-cell>
          <table:table-cell office:value-type="string" calcext:value-type="string">
            <text:p>H.2 15'</text:p>
          </table:table-cell>
          <table:table-cell office:value-type="string" calcext:value-type="string">
            <text:p>Declinatio [MS] <text:s/>14 <text:s/>42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1584" calcext:value-type="float">
            <text:p>158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78896.59375" calcext:value-type="float">
            <text:p>578896,59</text:p>
          </table:table-cell>
          <table:table-cell office:value-type="float" office:value="1584.93249486653" calcext:value-type="float">
            <text:p>1584,93</text:p>
          </table:table-cell>
          <table:table-cell office:value-type="float" office:value="1" calcext:value-type="float">
            <text:p>1,0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4.7" calcext:value-type="float">
            <text:p>14,70</text:p>
          </table:table-cell>
          <table:table-cell table:number-columns-repeated="100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DIE 20 DECEMBRIS AD VESPERAS.</text:p>
          </table:table-cell>
          <table:table-cell/>
          <table:table-cell office:value-type="string" calcext:value-type="string">
            <text:p>Decl. [MS] (erat prope horizont.) 14 <text:s/>24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1584" calcext:value-type="float">
            <text:p>158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78919.5" calcext:value-type="float">
            <text:p>578919,50</text:p>
          </table:table-cell>
          <table:table-cell office:value-type="float" office:value="1584.99520876112" calcext:value-type="float">
            <text:p>1585,00</text:p>
          </table:table-cell>
          <table:table-cell office:value-type="float" office:value="1" calcext:value-type="float">
            <text:p>1,0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.4" calcext:value-type="float">
            <text:p>14,40</text:p>
          </table:table-cell>
          <table:table-cell table:number-columns-repeated="100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DIE 21 DECEMBRIS AD VESPERAS.</text:p>
          </table:table-cell>
          <table:table-cell/>
          <table:table-cell office:value-type="string" calcext:value-type="string">
            <text:p>Declinatio [MS] <text:s/>14 <text:s/>21 1/2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1584" calcext:value-type="float">
            <text:p>158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78920.5" calcext:value-type="float">
            <text:p>578920,50</text:p>
          </table:table-cell>
          <table:table-cell office:value-type="float" office:value="1584.99794661191" calcext:value-type="float">
            <text:p>1585,00</text:p>
          </table:table-cell>
          <table:table-cell office:value-type="float" office:value="1" calcext:value-type="float">
            <text:p>1,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.3583333333333" calcext:value-type="float">
            <text:p>14,36</text:p>
          </table:table-cell>
          <table:table-cell table:number-columns-repeated="100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DIE 21 DECEMBRIS AD VESPERAS.</text:p>
          </table:table-cell>
          <table:table-cell/>
          <table:table-cell office:value-type="string" calcext:value-type="string">
            <text:p>Declinatio [MS] <text:s/>14 <text:s/>21 1/4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1584" calcext:value-type="float">
            <text:p>158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78920.5" calcext:value-type="float">
            <text:p>578920,50</text:p>
          </table:table-cell>
          <table:table-cell office:value-type="float" office:value="1584.99794661191" calcext:value-type="float">
            <text:p>1585,00</text:p>
          </table:table-cell>
          <table:table-cell office:value-type="float" office:value="1" calcext:value-type="float">
            <text:p>1,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.3541666666667" calcext:value-type="float">
            <text:p>14,35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7 JANUARIJ.</text:p>
          </table:table-cell>
          <table:table-cell/>
          <table:table-cell office:value-type="string" calcext:value-type="string">
            <text:p>Declin. [MS] <text:s/>I <text:s/>15 <text:s/>35 <text:s text:c="3"/>II <text:s/>15 <text:s/>35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78937.5" calcext:value-type="float">
            <text:p>578937,50</text:p>
          </table:table-cell>
          <table:table-cell office:value-type="float" office:value="1585.04449007529" calcext:value-type="float">
            <text:p>1585,04</text:p>
          </table:table-cell>
          <table:table-cell office:value-type="float" office:value="1" calcext:value-type="float">
            <text:p>1,0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.5833333333333" calcext:value-type="float">
            <text:p>15,58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9 JANUARIJ.</text:p>
          </table:table-cell>
          <table:table-cell office:value-type="string" calcext:value-type="string">
            <text:p>A.M.</text:p>
          </table:table-cell>
          <table:table-cell office:value-type="string" calcext:value-type="string">
            <text:p>Decl. [MS] <text:s/>15 <text:s/>50 per Arm. Bor.</text:p>
          </table:table-cell>
          <table:table-cell office:value-type="float" office:value="10" calcext:value-type="float">
            <text:p>10</text:p>
          </table:table-cell>
          <table:table-cell office:value-type="float" office:value="383" calcext:value-type="float">
            <text:p>383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78939.5" calcext:value-type="float">
            <text:p>578939,50</text:p>
          </table:table-cell>
          <table:table-cell office:value-type="float" office:value="1585.04996577687" calcext:value-type="float">
            <text:p>1585,05</text:p>
          </table:table-cell>
          <table:table-cell office:value-type="float" office:value="1" calcext:value-type="float">
            <text:p>1,0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.8333333333333" calcext:value-type="float">
            <text:p>15,83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14 Januarij</text:p>
          </table:table-cell>
          <table:table-cell office:value-type="string" calcext:value-type="string">
            <text:p>H. 16 M. 40 P.M.</text:p>
          </table:table-cell>
          <table:table-cell office:value-type="string" calcext:value-type="string">
            <text:p>Decl. eius B. 16 <text:s/>27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78945.194444445" calcext:value-type="float">
            <text:p>578945,19</text:p>
          </table:table-cell>
          <table:table-cell office:value-type="float" office:value="1585.06555631607" calcext:value-type="float">
            <text:p>1585,07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.45" calcext:value-type="float">
            <text:p>16,45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22 Jan.</text:p>
          </table:table-cell>
          <table:table-cell office:value-type="string" calcext:value-type="string">
            <text:p>H.14 55 P.M.</text:p>
          </table:table-cell>
          <table:table-cell office:value-type="string" calcext:value-type="string">
            <text:p>Decl. [MS] B. <text:s/>17 <text:s/>31 <text:s/>0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78953.121527778" calcext:value-type="float">
            <text:p>578953,12</text:p>
          </table:table-cell>
          <table:table-cell office:value-type="float" office:value="1585.08725948741" calcext:value-type="float">
            <text:p>1585,0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7.5166666666667" calcext:value-type="float">
            <text:p>17,52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31 Jan. circa mediam noctem.</text:p>
          </table:table-cell>
          <table:table-cell/>
          <table:table-cell office:value-type="string" calcext:value-type="string">
            <text:p>Decl. [MS] Sept. <text:s/>18 <text:s/>43 <text:s/>0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78961.5" calcext:value-type="float">
            <text:p>578961,50</text:p>
          </table:table-cell>
          <table:table-cell office:value-type="float" office:value="1585.11019849418" calcext:value-type="float">
            <text:p>1585,11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8.7166666666667" calcext:value-type="float">
            <text:p>18,72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9 M.43</text:p>
          </table:table-cell>
          <table:table-cell office:value-type="string" calcext:value-type="string">
            <text:p>Decl. [MS] fept. <text:s/>19 <text:s/>1 1/6 per Armillas Auftrales.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78964.904861111" calcext:value-type="float">
            <text:p>578964,90</text:p>
          </table:table-cell>
          <table:table-cell office:value-type="float" office:value="1585.11952049586" calcext:value-type="float">
            <text:p>1585,12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.0194444444444" calcext:value-type="float">
            <text:p>19,02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9 M.39</text:p>
          </table:table-cell>
          <table:table-cell office:value-type="string" calcext:value-type="string">
            <text:p>Declinatio [MS] per Armillas Boreales <text:s/>19 3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78964.902083333" calcext:value-type="float">
            <text:p>578964,90</text:p>
          </table:table-cell>
          <table:table-cell office:value-type="float" office:value="1585.11951289071" calcext:value-type="float">
            <text:p>1585,12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.05" calcext:value-type="float">
            <text:p>19,05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3 Feb.</text:p>
          </table:table-cell>
          <table:table-cell office:value-type="string" calcext:value-type="string">
            <text:p>H. 6 1/4 P.M.</text:p>
          </table:table-cell>
          <table:table-cell office:value-type="string" calcext:value-type="string">
            <text:p>Declinatio [MS] <text:s/>19 <text:s/>2 <text:s/>0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78964.760416667" calcext:value-type="float">
            <text:p>578964,76</text:p>
          </table:table-cell>
          <table:table-cell office:value-type="float" office:value="1585.11912502852" calcext:value-type="float">
            <text:p>1585,12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.0333333333333" calcext:value-type="float">
            <text:p>19,03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4 FEBRUARIJ.</text:p>
          </table:table-cell>
          <table:table-cell office:value-type="string" calcext:value-type="string">
            <text:p>H.9 M.14</text:p>
          </table:table-cell>
          <table:table-cell office:value-type="string" calcext:value-type="string">
            <text:p>Decl. [MS] fept. <text:s/>19 <text:s/>9 3/4 per Armillas Boreales.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78965.884722222" calcext:value-type="float">
            <text:p>578965,88</text:p>
          </table:table-cell>
          <table:table-cell office:value-type="float" office:value="1585.12220320937" calcext:value-type="float">
            <text:p>1585,12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9.1625" calcext:value-type="float">
            <text:p>19,16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4 FEBRUARIJ.</text:p>
          </table:table-cell>
          <table:table-cell office:value-type="string" calcext:value-type="string">
            <text:p>H.8 M.16</text:p>
          </table:table-cell>
          <table:table-cell office:value-type="string" calcext:value-type="string">
            <text:p>Decl. [MS] <text:s/>19 <text:s/>8 per Armilas Auftrales.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78965.844444444" calcext:value-type="float">
            <text:p>578965,84</text:p>
          </table:table-cell>
          <table:table-cell office:value-type="float" office:value="1585.12209293482" calcext:value-type="float">
            <text:p>1585,12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.1333333333333" calcext:value-type="float">
            <text:p>19,13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4 FEBRUARIJ.</text:p>
          </table:table-cell>
          <table:table-cell office:value-type="string" calcext:value-type="string">
            <text:p>H.6.40 P.M.</text:p>
          </table:table-cell>
          <table:table-cell office:value-type="string" calcext:value-type="string">
            <text:p>Decl. [MS] B. <text:s/>19 <text:s/>9 <text:s/>45.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78965.777777778" calcext:value-type="float">
            <text:p>578965,78</text:p>
          </table:table-cell>
          <table:table-cell office:value-type="float" office:value="1585.12191041144" calcext:value-type="float">
            <text:p>1585,12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9.1625" calcext:value-type="float">
            <text:p>19,16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17 FEBRUARIJ.</text:p>
          </table:table-cell>
          <table:table-cell office:value-type="string" calcext:value-type="string">
            <text:p>H.9.45</text:p>
          </table:table-cell>
          <table:table-cell office:value-type="string" calcext:value-type="string">
            <text:p>Decl. [MS] <text:s/>20 <text:s/>21 <text:s/>45</text:p>
          </table:table-cell>
          <table:table-cell office:value-type="float" office:value="10" calcext:value-type="float">
            <text:p>10</text:p>
          </table:table-cell>
          <table:table-cell office:value-type="float" office:value="391" calcext:value-type="float">
            <text:p>391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78978.90625" calcext:value-type="float">
            <text:p>578978,91</text:p>
          </table:table-cell>
          <table:table-cell office:value-type="float" office:value="1585.15785420945" calcext:value-type="float">
            <text:p>1585,16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0.3625" calcext:value-type="float">
            <text:p>20,36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17 FEBRUARIJ.</text:p>
          </table:table-cell>
          <table:table-cell office:value-type="string" calcext:value-type="string">
            <text:p>H. 9 1/2</text:p>
          </table:table-cell>
          <table:table-cell office:value-type="string" calcext:value-type="string">
            <text:p>Decl. [MS] <text:s/>20 <text:s/>21 1/2</text:p>
          </table:table-cell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78978.895833333" calcext:value-type="float">
            <text:p>578978,90</text:p>
          </table:table-cell>
          <table:table-cell office:value-type="float" office:value="1585.15782569017" calcext:value-type="float">
            <text:p>1585,16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.3583333333333" calcext:value-type="float">
            <text:p>20,36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17 FEBRUARIJ.</text:p>
          </table:table-cell>
          <table:table-cell office:value-type="string" calcext:value-type="string">
            <text:p>H. 9 5/6</text:p>
          </table:table-cell>
          <table:table-cell office:value-type="string" calcext:value-type="string">
            <text:p>Decl. [MS] <text:s/>20 <text:s/>21 1/2 B.</text:p>
          </table:table-cell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78978.909722222" calcext:value-type="float">
            <text:p>578978,91</text:p>
          </table:table-cell>
          <table:table-cell office:value-type="float" office:value="1585.15786371587" calcext:value-type="float">
            <text:p>1585,16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.3583333333333" calcext:value-type="float">
            <text:p>20,36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12 Martij</text:p>
          </table:table-cell>
          <table:table-cell office:value-type="string" calcext:value-type="string">
            <text:p>H. 9 1/3 P.M.</text:p>
          </table:table-cell>
          <table:table-cell office:value-type="string" calcext:value-type="string">
            <text:p>Declinatio [MS] B. <text:s/>20 <text:s/>32 3/4</text:p>
          </table:table-cell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office:value-type="float" office:value="1585" calcext:value-type="float">
            <text:p>158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79001.888888889" calcext:value-type="float">
            <text:p>579001,89</text:p>
          </table:table-cell>
          <table:table-cell office:value-type="float" office:value="1585.22077724542" calcext:value-type="float">
            <text:p>1585,22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0.5458333333333" calcext:value-type="float">
            <text:p>20,55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16 Martij</text:p>
          </table:table-cell>
          <table:table-cell office:value-type="string" calcext:value-type="string">
            <text:p>H. 7 5/6</text:p>
          </table:table-cell>
          <table:table-cell office:value-type="string" calcext:value-type="string">
            <text:p>Declin. [MS] B. <text:s/>20 <text:s/>23 <text:s/>0</text:p>
          </table:table-cell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office:value-type="float" office:value="1585" calcext:value-type="float">
            <text:p>158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79005.826388889" calcext:value-type="float">
            <text:p>579005,83</text:p>
          </table:table-cell>
          <table:table-cell office:value-type="float" office:value="1585.23155753289" calcext:value-type="float">
            <text:p>1585,23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.3833333333333" calcext:value-type="float">
            <text:p>20,38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19 Marij</text:p>
          </table:table-cell>
          <table:table-cell office:value-type="string" calcext:value-type="string">
            <text:p>H. 8 1/4</text:p>
          </table:table-cell>
          <table:table-cell office:value-type="string" calcext:value-type="string">
            <text:p>Declin. [MS] <text:s/>20 <text:s/>5 <text:s/>30</text:p>
          </table:table-cell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office:value-type="float" office:value="1585" calcext:value-type="float">
            <text:p>158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79008.84375" calcext:value-type="float">
            <text:p>579008,84</text:p>
          </table:table-cell>
          <table:table-cell office:value-type="float" office:value="1585.23981861739" calcext:value-type="float">
            <text:p>1585,24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.0916666666667" calcext:value-type="float">
            <text:p>20,09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26 MARTIJ.</text:p>
          </table:table-cell>
          <table:table-cell office:value-type="string" calcext:value-type="string">
            <text:p>H. 8 1/3 P.M.</text:p>
          </table:table-cell>
          <table:table-cell office:value-type="string" calcext:value-type="string">
            <text:p>Declinatio [MS] B. <text:s/>19 <text:s/>44 <text:s/>0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float" office:value="1585" calcext:value-type="float">
            <text:p>158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79015.847222222" calcext:value-type="float">
            <text:p>579015,85</text:p>
          </table:table-cell>
          <table:table-cell office:value-type="float" office:value="1585.25899307932" calcext:value-type="float">
            <text:p>1585,26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9.7333333333333" calcext:value-type="float">
            <text:p>19,73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15 APRILIS.</text:p>
          </table:table-cell>
          <table:table-cell office:value-type="string" calcext:value-type="string">
            <text:p>H. 9 48'</text:p>
          </table:table-cell>
          <table:table-cell office:value-type="string" calcext:value-type="string">
            <text:p>Decl. [MS] Bor. <text:s/>17o <text:s/>38 2/3'.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float" office:value="1585" calcext:value-type="float">
            <text:p>158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579035.908333333" calcext:value-type="float">
            <text:p>579035,91</text:p>
          </table:table-cell>
          <table:table-cell office:value-type="float" office:value="1585.31391740817" calcext:value-type="float">
            <text:p>1585,31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7.6444444444444" calcext:value-type="float">
            <text:p>17,64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15 Aprils</text:p>
          </table:table-cell>
          <table:table-cell office:value-type="string" calcext:value-type="string">
            <text:p>H. 9 50</text:p>
          </table:table-cell>
          <table:table-cell office:value-type="string" calcext:value-type="string">
            <text:p>Declin. [MS] B. <text:s/>17 <text:s/>38 3/4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float" office:value="1585" calcext:value-type="float">
            <text:p>158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79035.909722222" calcext:value-type="float">
            <text:p>579035,91</text:p>
          </table:table-cell>
          <table:table-cell office:value-type="float" office:value="1585.31392121074" calcext:value-type="float">
            <text:p>1585,31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7.6458333333333" calcext:value-type="float">
            <text:p>17,65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26 APRILIS.</text:p>
          </table:table-cell>
          <table:table-cell office:value-type="string" calcext:value-type="string">
            <text:p>H. 9 50</text:p>
          </table:table-cell>
          <table:table-cell office:value-type="string" calcext:value-type="string">
            <text:p>Decl. [MS] B. <text:s/>16 <text:s/>8 1/2 per Armillas Boreales.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float" office:value="1585" calcext:value-type="float">
            <text:p>158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79046.909722222" calcext:value-type="float">
            <text:p>579046,91</text:p>
          </table:table-cell>
          <table:table-cell office:value-type="float" office:value="1585.3440375694" calcext:value-type="float">
            <text:p>1585,34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6.1416666666667" calcext:value-type="float">
            <text:p>16,14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7 MAIJ.</text:p>
          </table:table-cell>
          <table:table-cell office:value-type="string" calcext:value-type="string">
            <text:p>H. 11 <text:s/>24 1/2</text:p>
          </table:table-cell>
          <table:table-cell office:value-type="string" calcext:value-type="string">
            <text:p>Declinatio [MS] <text:s/>14 <text:s/>22 1/2 per Armillas Auftrales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1585" calcext:value-type="float">
            <text:p>15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.5" calcext:value-type="float">
            <text:p>24,5</text:p>
          </table:table-cell>
          <table:table-cell office:value-type="float" office:value="579057.975347222" calcext:value-type="float">
            <text:p>579057,98</text:p>
          </table:table-cell>
          <table:table-cell office:value-type="float" office:value="1585.37433359951" calcext:value-type="float">
            <text:p>1585,37</text:p>
          </table:table-cell>
          <table:table-cell office:value-type="float" office:value="1" calcext:value-type="float">
            <text:p>1,0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.375" calcext:value-type="float">
            <text:p>14,38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7 MAIJ.</text:p>
          </table:table-cell>
          <table:table-cell office:value-type="string" calcext:value-type="string">
            <text:p>H. 9 1/3</text:p>
          </table:table-cell>
          <table:table-cell office:value-type="string" calcext:value-type="string">
            <text:p>Decl. [MS] <text:s/>14 <text:s/>22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1585" calcext:value-type="float">
            <text:p>15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79057.888888889" calcext:value-type="float">
            <text:p>579057,89</text:p>
          </table:table-cell>
          <table:table-cell office:value-type="float" office:value="1585.3740968895" calcext:value-type="float">
            <text:p>1585,37</text:p>
          </table:table-cell>
          <table:table-cell office:value-type="float" office:value="1" calcext:value-type="float">
            <text:p>1,0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.3666666666667" calcext:value-type="float">
            <text:p>14,37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7 MAIJ.</text:p>
          </table:table-cell>
          <table:table-cell office:value-type="string" calcext:value-type="string">
            <text:p>H. 11 1/4</text:p>
          </table:table-cell>
          <table:table-cell office:value-type="string" calcext:value-type="string">
            <text:p>Decl [MS] <text:s/>14 <text:s/>22 1/2 B.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1585" calcext:value-type="float">
            <text:p>15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79057.96875" calcext:value-type="float">
            <text:p>579057,97</text:p>
          </table:table-cell>
          <table:table-cell office:value-type="float" office:value="1585.3743155373" calcext:value-type="float">
            <text:p>1585,37</text:p>
          </table:table-cell>
          <table:table-cell office:value-type="float" office:value="1" calcext:value-type="float">
            <text:p>1,0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.375" calcext:value-type="float">
            <text:p>14,38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12 MAIJ.</text:p>
          </table:table-cell>
          <table:table-cell/>
          <table:table-cell office:value-type="string" calcext:value-type="string">
            <text:p>declinatio [MS] B. <text:s/>13o <text:s/>30 1/4' per Auftrales Armillas.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1585" calcext:value-type="float">
            <text:p>158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79062.5" calcext:value-type="float">
            <text:p>579062,50</text:p>
          </table:table-cell>
          <table:table-cell office:value-type="float" office:value="1585.38672142368" calcext:value-type="float">
            <text:p>1585,39</text:p>
          </table:table-cell>
          <table:table-cell office:value-type="float" office:value="1" calcext:value-type="float">
            <text:p>1,0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.5041666666667" calcext:value-type="float">
            <text:p>13,50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17 MAIJ.</text:p>
          </table:table-cell>
          <table:table-cell office:value-type="string" calcext:value-type="string">
            <text:p>H.11 30</text:p>
          </table:table-cell>
          <table:table-cell office:value-type="string" calcext:value-type="string">
            <text:p>Decl. [MS] B. <text:s/>12 <text:s/>38 1/2 per Arm. auft.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1585" calcext:value-type="float">
            <text:p>158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79067.979166667" calcext:value-type="float">
            <text:p>579067,98</text:p>
          </table:table-cell>
          <table:table-cell office:value-type="float" office:value="1585.40172256445" calcext:value-type="float">
            <text:p>1585,40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2.6416666666667" calcext:value-type="float">
            <text:p>12,64</text:p>
          </table:table-cell>
          <table:table-cell table:number-columns-repeated="100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IE 18 MAIJ.</text:p>
          </table:table-cell>
          <table:table-cell office:value-type="string" calcext:value-type="string">
            <text:p>H.10 40</text:p>
          </table:table-cell>
          <table:table-cell office:value-type="string" calcext:value-type="string">
            <text:p>Decl. [MS] <text:s/>12 <text:s/>27 B. per Arm. auft.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 office:value-type="float" office:value="1585" calcext:value-type="float">
            <text:p>158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79068.944444445" calcext:value-type="float">
            <text:p>579068,94</text:p>
          </table:table-cell>
          <table:table-cell office:value-type="float" office:value="1585.40436535098" calcext:value-type="float">
            <text:p>1585,40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2.45" calcext:value-type="float">
            <text:p>12,45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3 SEPTEMBRIS.</text:p>
          </table:table-cell>
          <table:table-cell office:value-type="string" calcext:value-type="string">
            <text:p>H.5 M.12 P.M.N.</text:p>
          </table:table-cell>
          <table:table-cell office:value-type="string" calcext:value-type="string">
            <text:p>Declin. [MS] B. 18 <text:s/>5 1/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586" calcext:value-type="float">
            <text:p>158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79561.716666667" calcext:value-type="float">
            <text:p>579561,72</text:p>
          </table:table-cell>
          <table:table-cell office:value-type="float" office:value="1586.75350216747" calcext:value-type="float">
            <text:p>1586,75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8.0916666666667" calcext:value-type="float">
            <text:p>18,09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4 SEPTEMBRIS A.M.</text:p>
          </table:table-cell>
          <table:table-cell office:value-type="string" calcext:value-type="string">
            <text:p>H.3 M.55</text:p>
          </table:table-cell>
          <table:table-cell office:value-type="string" calcext:value-type="string">
            <text:p>Declin. [MS] Bor. <text:s/>17 56 1/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586" calcext:value-type="float">
            <text:p>158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79562.663194445" calcext:value-type="float">
            <text:p>579562,66</text:p>
          </table:table-cell>
          <table:table-cell office:value-type="float" office:value="1586.75609361929" calcext:value-type="float">
            <text:p>1586,76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7.9416666666667" calcext:value-type="float">
            <text:p>17,94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0 OCTOBRIS.</text:p>
          </table:table-cell>
          <table:table-cell office:value-type="string" calcext:value-type="string">
            <text:p>H.2 M.32</text:p>
          </table:table-cell>
          <table:table-cell office:value-type="string" calcext:value-type="string">
            <text:p>Declin. [MS] per Armillas <text:s/>15 3 3/4 B.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586" calcext:value-type="float">
            <text:p>158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9578.605555556" calcext:value-type="float">
            <text:p>579578,61</text:p>
          </table:table-cell>
          <table:table-cell office:value-type="float" office:value="1586.7997414252" calcext:value-type="float">
            <text:p>1586,80</text:p>
          </table:table-cell>
          <table:table-cell office:value-type="float" office:value="1" calcext:value-type="float">
            <text:p>1,0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5.0625" calcext:value-type="float">
            <text:p>15,06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0 OCTOBRIS.</text:p>
          </table:table-cell>
          <table:table-cell office:value-type="string" calcext:value-type="string">
            <text:p>H.2 M.32</text:p>
          </table:table-cell>
          <table:table-cell office:value-type="string" calcext:value-type="string">
            <text:p>alt. pinnac. <text:s/>15 <text:s/>3 1/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586" calcext:value-type="float">
            <text:p>158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9578.605555556" calcext:value-type="float">
            <text:p>579578,61</text:p>
          </table:table-cell>
          <table:table-cell office:value-type="float" office:value="1586.7997414252" calcext:value-type="float">
            <text:p>1586,80</text:p>
          </table:table-cell>
          <table:table-cell office:value-type="float" office:value="1" calcext:value-type="float">
            <text:p>1,0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.0583333333333" calcext:value-type="float">
            <text:p>15,06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0 OCTOBRIS.</text:p>
          </table:table-cell>
          <table:table-cell office:value-type="string" calcext:value-type="string">
            <text:p>H.6 M.14</text:p>
          </table:table-cell>
          <table:table-cell office:value-type="string" calcext:value-type="string">
            <text:p>Declin. [MS] B. vno <text:s/>13 <text:s/>0 1/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586" calcext:value-type="float">
            <text:p>158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79578.759722222" calcext:value-type="float">
            <text:p>579578,76</text:p>
          </table:table-cell>
          <table:table-cell office:value-type="float" office:value="1586.80016351053" calcext:value-type="float">
            <text:p>1586,80</text:p>
          </table:table-cell>
          <table:table-cell office:value-type="float" office:value="1" calcext:value-type="float">
            <text:p>1,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.0083333333333" calcext:value-type="float">
            <text:p>13,01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0 OCTOBRIS.</text:p>
          </table:table-cell>
          <table:table-cell office:value-type="string" calcext:value-type="string">
            <text:p>H.6 M.14</text:p>
          </table:table-cell>
          <table:table-cell office:value-type="string" calcext:value-type="string">
            <text:p>alt. pinnac. <text:s/>13 <text:s/>0 2/3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586" calcext:value-type="float">
            <text:p>158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79578.759722222" calcext:value-type="float">
            <text:p>579578,76</text:p>
          </table:table-cell>
          <table:table-cell office:value-type="float" office:value="1586.80016351053" calcext:value-type="float">
            <text:p>1586,80</text:p>
          </table:table-cell>
          <table:table-cell office:value-type="float" office:value="1" calcext:value-type="float">
            <text:p>1,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.0111111111111" calcext:value-type="float">
            <text:p>13,01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4 OCTOBRIS.</text:p>
          </table:table-cell>
          <table:table-cell office:value-type="string" calcext:value-type="string">
            <text:p>H.6 <text:s/>M.35</text:p>
          </table:table-cell>
          <table:table-cell office:value-type="string" calcext:value-type="string">
            <text:p>Declin. [MS] B. <text:s/>12 <text:s/>39 3/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586" calcext:value-type="float">
            <text:p>158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79592.774305556" calcext:value-type="float">
            <text:p>579592,77</text:p>
          </table:table-cell>
          <table:table-cell office:value-type="float" office:value="1586.83853334854" calcext:value-type="float">
            <text:p>1586,84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.6625" calcext:value-type="float">
            <text:p>12,66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5 OCTOBRIS A.M.</text:p>
          </table:table-cell>
          <table:table-cell office:value-type="string" calcext:value-type="string">
            <text:p>H.5 M.11</text:p>
          </table:table-cell>
          <table:table-cell office:value-type="string" calcext:value-type="string">
            <text:p>Declinatio [MS] <text:s/>12 <text:s/>29 1/3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586" calcext:value-type="float">
            <text:p>158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79593.715972222" calcext:value-type="float">
            <text:p>579593,72</text:p>
          </table:table-cell>
          <table:table-cell office:value-type="float" office:value="1586.84111149137" calcext:value-type="float">
            <text:p>1586,84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2.4888888888889" calcext:value-type="float">
            <text:p>12,49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5 OCTOBRIS A.M.</text:p>
          </table:table-cell>
          <table:table-cell office:value-type="string" calcext:value-type="string">
            <text:p>H.5 M.16</text:p>
          </table:table-cell>
          <table:table-cell office:value-type="string" calcext:value-type="string">
            <text:p>Repetita Decl. [MS] <text:s/>12 <text:s/>29 1/3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586" calcext:value-type="float">
            <text:p>158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79593.719444444" calcext:value-type="float">
            <text:p>579593,72</text:p>
          </table:table-cell>
          <table:table-cell office:value-type="float" office:value="1586.84112099779" calcext:value-type="float">
            <text:p>1586,84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2.4888888888889" calcext:value-type="float">
            <text:p>12,49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5 OCTOBRIS A.M.</text:p>
          </table:table-cell>
          <table:table-cell office:value-type="string" calcext:value-type="string">
            <text:p>H.5 M.32</text:p>
          </table:table-cell>
          <table:table-cell office:value-type="string" calcext:value-type="string">
            <text:p>Declin. [MS] vt prius <text:s/>12 <text:s/>29 1/3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586" calcext:value-type="float">
            <text:p>158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79593.730555556" calcext:value-type="float">
            <text:p>579593,73</text:p>
          </table:table-cell>
          <table:table-cell office:value-type="float" office:value="1586.84115141836" calcext:value-type="float">
            <text:p>1586,84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2.4888888888889" calcext:value-type="float">
            <text:p>12,49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 NOUEMBRIS A.M.</text:p>
          </table:table-cell>
          <table:table-cell office:value-type="string" calcext:value-type="string">
            <text:p>H.5 M.6</text:p>
          </table:table-cell>
          <table:table-cell office:value-type="string" calcext:value-type="string">
            <text:p>Declin. [MS] Bor. <text:s/>11 <text:s/>2 3/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586" calcext:value-type="float">
            <text:p>158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9600.7125" calcext:value-type="float">
            <text:p>579600,71</text:p>
          </table:table-cell>
          <table:table-cell office:value-type="float" office:value="1586.86026694045" calcext:value-type="float">
            <text:p>1586,86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1.0458333333333" calcext:value-type="float">
            <text:p>11,05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 NOUEMBRIS A.M.</text:p>
          </table:table-cell>
          <table:table-cell office:value-type="string" calcext:value-type="string">
            <text:p>H.4 M.46 1/6</text:p>
          </table:table-cell>
          <table:table-cell office:value-type="string" calcext:value-type="string">
            <text:p>Declin. [MS] Bor. <text:s/>11 3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586" calcext:value-type="float">
            <text:p>158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.16666" calcext:value-type="float">
            <text:p>46,16666</text:p>
          </table:table-cell>
          <table:table-cell office:value-type="float" office:value="579601.698726847" calcext:value-type="float">
            <text:p>579601,70</text:p>
          </table:table-cell>
          <table:table-cell office:value-type="float" office:value="1586.8629670824" calcext:value-type="float">
            <text:p>1586,86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.05" calcext:value-type="float">
            <text:p>11,05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8 NOUREMBRIS A.M.</text:p>
          </table:table-cell>
          <table:table-cell office:value-type="string" calcext:value-type="string">
            <text:p>H.6 M.34</text:p>
          </table:table-cell>
          <table:table-cell office:value-type="string" calcext:value-type="string">
            <text:p>Declin. [MS] Bor. <text:s/>10 <text:s/>4 1/2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586" calcext:value-type="float">
            <text:p>158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79607.773611111" calcext:value-type="float">
            <text:p>579607,77</text:p>
          </table:table-cell>
          <table:table-cell office:value-type="float" office:value="1586.87959920907" calcext:value-type="float">
            <text:p>1586,88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.075" calcext:value-type="float">
            <text:p>10,08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0 NOUEMBRIS A.M.</text:p>
          </table:table-cell>
          <table:table-cell office:value-type="string" calcext:value-type="string">
            <text:p>H.7 M.20</text:p>
          </table:table-cell>
          <table:table-cell office:value-type="string" calcext:value-type="string">
            <text:p>Declin. Bor. <text:s/>9 <text:s/>32 1/2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586" calcext:value-type="float">
            <text:p>158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79609.805555556" calcext:value-type="float">
            <text:p>579609,81</text:p>
          </table:table-cell>
          <table:table-cell office:value-type="float" office:value="1586.88516236976" calcext:value-type="float">
            <text:p>1586,89</text:p>
          </table:table-cell>
          <table:table-cell office:value-type="float" office:value="1" calcext:value-type="float">
            <text:p>1,0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.54166666666667" calcext:value-type="float">
            <text:p>9,54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0 NOUEMBRIS A.M.</text:p>
          </table:table-cell>
          <table:table-cell office:value-type="string" calcext:value-type="string">
            <text:p>H.7 M.28 1/2</text:p>
          </table:table-cell>
          <table:table-cell office:value-type="string" calcext:value-type="string">
            <text:p>Repetita Declin. [MS] <text:s/>9 <text:s/>3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586" calcext:value-type="float">
            <text:p>158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8.5" calcext:value-type="float">
            <text:p>28,5</text:p>
          </table:table-cell>
          <table:table-cell office:value-type="float" office:value="579609.811458333" calcext:value-type="float">
            <text:p>579609,81</text:p>
          </table:table-cell>
          <table:table-cell office:value-type="float" office:value="1586.88517853069" calcext:value-type="float">
            <text:p>1586,89</text:p>
          </table:table-cell>
          <table:table-cell office:value-type="float" office:value="1" calcext:value-type="float">
            <text:p>1,0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.55" calcext:value-type="float">
            <text:p>9,55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1 NOUEMBRIS A.M.</text:p>
          </table:table-cell>
          <table:table-cell office:value-type="string" calcext:value-type="string">
            <text:p>H.4 M.19 S.50</text:p>
          </table:table-cell>
          <table:table-cell office:value-type="string" calcext:value-type="string">
            <text:p>Declin [MS] Bor. <text:s/>9 <text:s/>25 1/2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586" calcext:value-type="float">
            <text:p>158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.8333" calcext:value-type="float">
            <text:p>19,8333</text:p>
          </table:table-cell>
          <table:table-cell office:value-type="float" office:value="579610.680439792" calcext:value-type="float">
            <text:p>579610,68</text:p>
          </table:table-cell>
          <table:table-cell office:value-type="float" office:value="1586.88755767226" calcext:value-type="float">
            <text:p>1586,89</text:p>
          </table:table-cell>
          <table:table-cell office:value-type="float" office:value="1" calcext:value-type="float">
            <text:p>1,0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9.425" calcext:value-type="float">
            <text:p>9,43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1 NOUEMBRIS A.M.</text:p>
          </table:table-cell>
          <table:table-cell office:value-type="string" calcext:value-type="string">
            <text:p>H.7 M.6 45"</text:p>
          </table:table-cell>
          <table:table-cell office:value-type="string" calcext:value-type="string">
            <text:p>Decl. ex alt. <text:s/>9 <text:s/>25 <text:s/>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586" calcext:value-type="float">
            <text:p>158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,75</text:p>
          </table:table-cell>
          <table:table-cell office:value-type="float" office:value="579610.796354167" calcext:value-type="float">
            <text:p>579610,80</text:p>
          </table:table-cell>
          <table:table-cell office:value-type="float" office:value="1586.88787502852" calcext:value-type="float">
            <text:p>1586,89</text:p>
          </table:table-cell>
          <table:table-cell office:value-type="float" office:value="1" calcext:value-type="float">
            <text:p>1,0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.41666666666667" calcext:value-type="float">
            <text:p>9,42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3 NOUEMBRIS A.M.</text:p>
          </table:table-cell>
          <table:table-cell office:value-type="string" calcext:value-type="string">
            <text:p>H.6 M.15</text:p>
          </table:table-cell>
          <table:table-cell office:value-type="string" calcext:value-type="string">
            <text:p>Declin. [MS] B. vno <text:s/>7 <text:s/>19 3/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586" calcext:value-type="float">
            <text:p>158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79622.760416667" calcext:value-type="float">
            <text:p>579622,76</text:p>
          </table:table-cell>
          <table:table-cell office:value-type="float" office:value="1586.92063084645" calcext:value-type="float">
            <text:p>1586,92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7.32916666666667" calcext:value-type="float">
            <text:p>7,33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3 NOUEMBRIS A.M.</text:p>
          </table:table-cell>
          <table:table-cell office:value-type="string" calcext:value-type="string">
            <text:p>H.7 M.24</text:p>
          </table:table-cell>
          <table:table-cell office:value-type="string" calcext:value-type="string">
            <text:p>Declin. [MS] B. vno pinn. <text:s/>7 <text:s/>19 2/3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86" calcext:value-type="float">
            <text:p>158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79622.808333333" calcext:value-type="float">
            <text:p>579622,81</text:p>
          </table:table-cell>
          <table:table-cell office:value-type="float" office:value="1586.92076203514" calcext:value-type="float">
            <text:p>1586,92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7.32777777777778" calcext:value-type="float">
            <text:p>7,33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3 NOUEMBRIS A.M.</text:p>
          </table:table-cell>
          <table:table-cell office:value-type="string" calcext:value-type="string">
            <text:p>H.7 M.24</text:p>
          </table:table-cell>
          <table:table-cell office:value-type="string" calcext:value-type="string">
            <text:p>altero pinac. <text:s/>7 <text:s/>19 5/6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86" calcext:value-type="float">
            <text:p>158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79622.808333333" calcext:value-type="float">
            <text:p>579622,81</text:p>
          </table:table-cell>
          <table:table-cell office:value-type="float" office:value="1586.92076203514" calcext:value-type="float">
            <text:p>1586,92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.33055555555556" calcext:value-type="float">
            <text:p>7,33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 DECEMBRIS.</text:p>
          </table:table-cell>
          <table:table-cell office:value-type="string" calcext:value-type="string">
            <text:p>H.7 M.35 1/2</text:p>
          </table:table-cell>
          <table:table-cell office:value-type="string" calcext:value-type="string">
            <text:p>Declin. [MS] Bor. <text:s/>6 <text:s/>2 1/6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86" calcext:value-type="float">
            <text:p>15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5.5" calcext:value-type="float">
            <text:p>35,5</text:p>
          </table:table-cell>
          <table:table-cell office:value-type="float" office:value="579630.816319444" calcext:value-type="float">
            <text:p>579630,82</text:p>
          </table:table-cell>
          <table:table-cell office:value-type="float" office:value="1586.94268670621" calcext:value-type="float">
            <text:p>1586,94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.03611111111111" calcext:value-type="float">
            <text:p>6,04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 DECEMBRIS.</text:p>
          </table:table-cell>
          <table:table-cell office:value-type="string" calcext:value-type="string">
            <text:p>H.7 M.35 1/2</text:p>
          </table:table-cell>
          <table:table-cell office:value-type="string" calcext:value-type="string">
            <text:p>Alt. pinnac. <text:s/>6 <text:s/>2 1/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86" calcext:value-type="float">
            <text:p>15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5.5" calcext:value-type="float">
            <text:p>35,5</text:p>
          </table:table-cell>
          <table:table-cell office:value-type="float" office:value="579630.816319444" calcext:value-type="float">
            <text:p>579630,82</text:p>
          </table:table-cell>
          <table:table-cell office:value-type="float" office:value="1586.94268670621" calcext:value-type="float">
            <text:p>1586,94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.0375" calcext:value-type="float">
            <text:p>6,04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6 DECEMBRIS, MANE.</text:p>
          </table:table-cell>
          <table:table-cell office:value-type="string" calcext:value-type="string">
            <text:p>H.6 M.4</text:p>
          </table:table-cell>
          <table:table-cell office:value-type="string" calcext:value-type="string">
            <text:p>Decl. [MS] per Armillas <text:s/>3 <text:s/>53 1/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86" calcext:value-type="float">
            <text:p>158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79645.752777778" calcext:value-type="float">
            <text:p>579645,75</text:p>
          </table:table-cell>
          <table:table-cell office:value-type="float" office:value="1586.98358050042" calcext:value-type="float">
            <text:p>1586,9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.89166666666667" calcext:value-type="float">
            <text:p>3,89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16 DECEMBRIS, MANE.</text:p>
          </table:table-cell>
          <table:table-cell office:value-type="string" calcext:value-type="string">
            <text:p>H.6 M.4</text:p>
          </table:table-cell>
          <table:table-cell office:value-type="string" calcext:value-type="string">
            <text:p>alt. pinn. <text:s/>3 <text:s/>5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86" calcext:value-type="float">
            <text:p>158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79645.752777778" calcext:value-type="float">
            <text:p>579645,75</text:p>
          </table:table-cell>
          <table:table-cell office:value-type="float" office:value="1586.98358050042" calcext:value-type="float">
            <text:p>1586,9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.9" calcext:value-type="float">
            <text:p>3,90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7 DECEMBRIS A.M.</text:p>
          </table:table-cell>
          <table:table-cell office:value-type="string" calcext:value-type="string">
            <text:p>H.4 M.8</text:p>
          </table:table-cell>
          <table:table-cell office:value-type="string" calcext:value-type="string">
            <text:p>Declin. [MS] Bor. vno <text:s/>2 <text:s/>4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86" calcext:value-type="float">
            <text:p>158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9656.672222222" calcext:value-type="float">
            <text:p>579656,67</text:p>
          </table:table-cell>
          <table:table-cell office:value-type="float" office:value="1587.01347630999" calcext:value-type="float">
            <text:p>1587,0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.66666666666667" calcext:value-type="float">
            <text:p>2,67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7 DECEMBRIS A.M.</text:p>
          </table:table-cell>
          <table:table-cell office:value-type="string" calcext:value-type="string">
            <text:p>H.4 M.8</text:p>
          </table:table-cell>
          <table:table-cell office:value-type="string" calcext:value-type="string">
            <text:p>alt. pin. <text:s/>2 <text:s/>4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86" calcext:value-type="float">
            <text:p>158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9656.672222222" calcext:value-type="float">
            <text:p>579656,67</text:p>
          </table:table-cell>
          <table:table-cell office:value-type="float" office:value="1587.01347630999" calcext:value-type="float">
            <text:p>1587,0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.66666666666667" calcext:value-type="float">
            <text:p>2,67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7 DECEMBRIS A.M.</text:p>
          </table:table-cell>
          <table:table-cell office:value-type="string" calcext:value-type="string">
            <text:p>H.7 M.2 S.50</text:p>
          </table:table-cell>
          <table:table-cell office:value-type="string" calcext:value-type="string">
            <text:p>Declin. Martis repet. <text:s/>2 <text:s/>38 3/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86" calcext:value-type="float">
            <text:p>158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.83333" calcext:value-type="float">
            <text:p>2,83333</text:p>
          </table:table-cell>
          <table:table-cell office:value-type="float" office:value="579656.793634257" calcext:value-type="float">
            <text:p>579656,79</text:p>
          </table:table-cell>
          <table:table-cell office:value-type="float" office:value="1587.01380871802" calcext:value-type="float">
            <text:p>1587,0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.64583333333333" calcext:value-type="float">
            <text:p>2,65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7 DECEMBRIS A.M.</text:p>
          </table:table-cell>
          <table:table-cell office:value-type="string" calcext:value-type="string">
            <text:p>H. 3 5/6</text:p>
          </table:table-cell>
          <table:table-cell office:value-type="string" calcext:value-type="string">
            <text:p>Declinatio [MS] tis <text:s/>2 <text:s/>39 1/2 B.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86" calcext:value-type="float">
            <text:p>158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79656.659722222" calcext:value-type="float">
            <text:p>579656,66</text:p>
          </table:table-cell>
          <table:table-cell office:value-type="float" office:value="1587.01344208685" calcext:value-type="float">
            <text:p>1587,0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.65833333333333" calcext:value-type="float">
            <text:p>2,66</text:p>
          </table:table-cell>
          <table:table-cell table:number-columns-repeated="1003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DIE 27 DECEMBRIS A.M.</text:p>
          </table:table-cell>
          <table:table-cell office:value-type="string" calcext:value-type="string">
            <text:p>H.4 0</text:p>
          </table:table-cell>
          <table:table-cell office:value-type="string" calcext:value-type="string">
            <text:p>Declinatio <text:s/>2 <text:s/>39 2/3 B.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86" calcext:value-type="float">
            <text:p>158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9656.666666667" calcext:value-type="float">
            <text:p>579656,67</text:p>
          </table:table-cell>
          <table:table-cell office:value-type="float" office:value="1587.0134610997" calcext:value-type="float">
            <text:p>1587,0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.66111111111111" calcext:value-type="float">
            <text:p>2,66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 JANUARIJ A.M.</text:p>
          </table:table-cell>
          <table:table-cell office:value-type="string" calcext:value-type="string">
            <text:p>H.7 M.8</text:p>
          </table:table-cell>
          <table:table-cell office:value-type="string" calcext:value-type="string">
            <text:p>Declin. [MS] <text:s/>per Armill. fubt. <text:s/>2 <text:s/>11 1/2 Bor.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79661.797222222" calcext:value-type="float">
            <text:p>579661,80</text:p>
          </table:table-cell>
          <table:table-cell office:value-type="float" office:value="1587.02750779527" calcext:value-type="float">
            <text:p>1587,0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.19166666666667" calcext:value-type="float">
            <text:p>2,19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 JANUARIJ A.M.</text:p>
          </table:table-cell>
          <table:table-cell office:value-type="string" calcext:value-type="string">
            <text:p>H.7 M.8</text:p>
          </table:table-cell>
          <table:table-cell office:value-type="string" calcext:value-type="string">
            <text:p>altero pinnacidio <text:s/>2 <text:s/>12 1/2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79661.797222222" calcext:value-type="float">
            <text:p>579661,80</text:p>
          </table:table-cell>
          <table:table-cell office:value-type="float" office:value="1587.02750779527" calcext:value-type="float">
            <text:p>1587,0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.20833333333333" calcext:value-type="float">
            <text:p>2,21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9 JANUARIJ A.M.</text:p>
          </table:table-cell>
          <table:table-cell office:value-type="string" calcext:value-type="string">
            <text:p>H.6 M.35 S.56</text:p>
          </table:table-cell>
          <table:table-cell office:value-type="string" calcext:value-type="string">
            <text:p>Declin. [MS] <text:s/>vno <text:s/>1 <text:s/>39 1/2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5.9" calcext:value-type="float">
            <text:p>35,9</text:p>
          </table:table-cell>
          <table:table-cell office:value-type="float" office:value="579669.774930556" calcext:value-type="float">
            <text:p>579669,77</text:p>
          </table:table-cell>
          <table:table-cell office:value-type="float" office:value="1587.04934957031" calcext:value-type="float">
            <text:p>1587,05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.65833333333333" calcext:value-type="float">
            <text:p>1,66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9 JANUARIJ A.M.</text:p>
          </table:table-cell>
          <table:table-cell office:value-type="string" calcext:value-type="string">
            <text:p>H.6 M.35 S.56</text:p>
          </table:table-cell>
          <table:table-cell office:value-type="string" calcext:value-type="string">
            <text:p>altero pinn. <text:s/>1 <text:s/>39 5/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5.9" calcext:value-type="float">
            <text:p>35,9</text:p>
          </table:table-cell>
          <table:table-cell office:value-type="float" office:value="579669.774930556" calcext:value-type="float">
            <text:p>579669,77</text:p>
          </table:table-cell>
          <table:table-cell office:value-type="float" office:value="1587.04934957031" calcext:value-type="float">
            <text:p>1587,05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.66388888888889" calcext:value-type="float">
            <text:p>1,66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0 JANUARIJ A.M.</text:p>
          </table:table-cell>
          <table:table-cell office:value-type="string" calcext:value-type="string">
            <text:p>H. 5 <text:s/>M.15</text:p>
          </table:table-cell>
          <table:table-cell office:value-type="string" calcext:value-type="string">
            <text:p>[MS] Decl. Bor. <text:s/>1 <text:s/>35 <text:s/>bis, bona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79670.71875" calcext:value-type="float">
            <text:p>579670,72</text:p>
          </table:table-cell>
          <table:table-cell office:value-type="float" office:value="1587.05193360712" calcext:value-type="float">
            <text:p>1587,05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58333333333333" calcext:value-type="float">
            <text:p>1,58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1 JANUARIJ.</text:p>
          </table:table-cell>
          <table:table-cell office:value-type="string" calcext:value-type="string">
            <text:p>H.6 M.48</text:p>
          </table:table-cell>
          <table:table-cell office:value-type="string" calcext:value-type="string">
            <text:p>Declin. 1 31 Bor.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79671.783333333" calcext:value-type="float">
            <text:p>579671,78</text:p>
          </table:table-cell>
          <table:table-cell office:value-type="float" office:value="1587.05484827744" calcext:value-type="float">
            <text:p>1587,05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.51666666666667" calcext:value-type="float">
            <text:p>1,52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1 JANUARIJ.</text:p>
          </table:table-cell>
          <table:table-cell office:value-type="string" calcext:value-type="string">
            <text:p>H.6 M.48</text:p>
          </table:table-cell>
          <table:table-cell office:value-type="string" calcext:value-type="string">
            <text:p>1 <text:s/>31 1/4 dubia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79671.783333333" calcext:value-type="float">
            <text:p>579671,78</text:p>
          </table:table-cell>
          <table:table-cell office:value-type="float" office:value="1587.05484827744" calcext:value-type="float">
            <text:p>1587,05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52083333333333" calcext:value-type="float">
            <text:p>1,52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4 JANUARIJ.</text:p>
          </table:table-cell>
          <table:table-cell office:value-type="string" calcext:value-type="string">
            <text:p>H.7 M.44 1/2</text:p>
          </table:table-cell>
          <table:table-cell office:value-type="string" calcext:value-type="string">
            <text:p>Declin. [MS] B. vno pinn. <text:s/>1 <text:s/>26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4.5" calcext:value-type="float">
            <text:p>44,5</text:p>
          </table:table-cell>
          <table:table-cell office:value-type="float" office:value="579674.822569444" calcext:value-type="float">
            <text:p>579674,82</text:p>
          </table:table-cell>
          <table:table-cell office:value-type="float" office:value="1587.06316925241" calcext:value-type="float">
            <text:p>1587,06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.43333333333333" calcext:value-type="float">
            <text:p>1,4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4 JANUARIJ.</text:p>
          </table:table-cell>
          <table:table-cell office:value-type="string" calcext:value-type="string">
            <text:p>H.7 M.44 1/2</text:p>
          </table:table-cell>
          <table:table-cell office:value-type="string" calcext:value-type="string">
            <text:p>alt. pinn. <text:s/>1 <text:s/>25 1/2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4.5" calcext:value-type="float">
            <text:p>44,5</text:p>
          </table:table-cell>
          <table:table-cell office:value-type="float" office:value="579674.822569444" calcext:value-type="float">
            <text:p>579674,82</text:p>
          </table:table-cell>
          <table:table-cell office:value-type="float" office:value="1587.06316925241" calcext:value-type="float">
            <text:p>1587,06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.425" calcext:value-type="float">
            <text:p>1,4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4 JANUARIJ.</text:p>
          </table:table-cell>
          <table:table-cell office:value-type="string" calcext:value-type="string">
            <text:p>H.8 M.0</text:p>
          </table:table-cell>
          <table:table-cell office:value-type="string" calcext:value-type="string">
            <text:p>Repetita Declin. [MS] Bor. vno <text:s/>1 <text:s/>26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9674.833333333" calcext:value-type="float">
            <text:p>579674,83</text:p>
          </table:table-cell>
          <table:table-cell office:value-type="float" office:value="1587.06319872234" calcext:value-type="float">
            <text:p>1587,06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.43333333333333" calcext:value-type="float">
            <text:p>1,4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4 JANUARIJ.</text:p>
          </table:table-cell>
          <table:table-cell office:value-type="string" calcext:value-type="string">
            <text:p>H.8 M.0</text:p>
          </table:table-cell>
          <table:table-cell office:value-type="string" calcext:value-type="string">
            <text:p>altero <text:s/>1 <text:s/>25 1/2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9674.833333333" calcext:value-type="float">
            <text:p>579674,83</text:p>
          </table:table-cell>
          <table:table-cell office:value-type="float" office:value="1587.06319872234" calcext:value-type="float">
            <text:p>1587,06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.425" calcext:value-type="float">
            <text:p>1,4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5 JANUARIJ, MANE.</text:p>
          </table:table-cell>
          <table:table-cell office:value-type="string" calcext:value-type="string">
            <text:p>H.4 M.45</text:p>
          </table:table-cell>
          <table:table-cell office:value-type="string" calcext:value-type="string">
            <text:p>Declin. [MS] Bor. vno <text:s/>1 <text:s/>23 1/2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79675.697916667" calcext:value-type="float">
            <text:p>579675,70</text:p>
          </table:table-cell>
          <table:table-cell office:value-type="float" office:value="1587.0655658225" calcext:value-type="float">
            <text:p>1587,07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.39166666666667" calcext:value-type="float">
            <text:p>1,39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5 JANUARIJ, MANE.</text:p>
          </table:table-cell>
          <table:table-cell office:value-type="string" calcext:value-type="string">
            <text:p>H.4 M.45</text:p>
          </table:table-cell>
          <table:table-cell office:value-type="string" calcext:value-type="string">
            <text:p>altero <text:s/>1 <text:s/>23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79675.697916667" calcext:value-type="float">
            <text:p>579675,70</text:p>
          </table:table-cell>
          <table:table-cell office:value-type="float" office:value="1587.0655658225" calcext:value-type="float">
            <text:p>1587,07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.38333333333333" calcext:value-type="float">
            <text:p>1,38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6 JANUARIJ, A.M.</text:p>
          </table:table-cell>
          <table:table-cell office:value-type="string" calcext:value-type="string">
            <text:p>H.4 M.51</text:p>
          </table:table-cell>
          <table:table-cell office:value-type="string" calcext:value-type="string">
            <text:p>Declinatio [MS] 1g 21' B vnico pinnacidio, inter nubes obferuata.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79676.702083333" calcext:value-type="float">
            <text:p>579676,70</text:p>
          </table:table-cell>
          <table:table-cell office:value-type="float" office:value="1587.06831508099" calcext:value-type="float">
            <text:p>1587,07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.35" calcext:value-type="float">
            <text:p>1,35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6 JANUARIJ, MANE.</text:p>
          </table:table-cell>
          <table:table-cell office:value-type="string" calcext:value-type="string">
            <text:p>H.4 M.28</text:p>
          </table:table-cell>
          <table:table-cell office:value-type="string" calcext:value-type="string">
            <text:p>Declin. [MS] B. vno pinn. <text:s/>1 <text:s/>16 1/2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79686.686111111" calcext:value-type="float">
            <text:p>579686,69</text:p>
          </table:table-cell>
          <table:table-cell office:value-type="float" office:value="1587.0956498593" calcext:value-type="float">
            <text:p>1587,10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.275" calcext:value-type="float">
            <text:p>1,28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6 JANUARIJ, MANE.</text:p>
          </table:table-cell>
          <table:table-cell office:value-type="string" calcext:value-type="string">
            <text:p>H.4 M.28</text:p>
          </table:table-cell>
          <table:table-cell office:value-type="string" calcext:value-type="string">
            <text:p>altero <text:s/>1 <text:s/>16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79686.686111111" calcext:value-type="float">
            <text:p>579686,69</text:p>
          </table:table-cell>
          <table:table-cell office:value-type="float" office:value="1587.0956498593" calcext:value-type="float">
            <text:p>1587,10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.26666666666667" calcext:value-type="float">
            <text:p>1,27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6 JANUARIJ, MANE.</text:p>
          </table:table-cell>
          <table:table-cell office:value-type="string" calcext:value-type="string">
            <text:p>H.6 M.8</text:p>
          </table:table-cell>
          <table:table-cell office:value-type="string" calcext:value-type="string">
            <text:p>Declin. [MS] B. vno <text:s/>1 <text:s/>16 1/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79686.755555556" calcext:value-type="float">
            <text:p>579686,76</text:p>
          </table:table-cell>
          <table:table-cell office:value-type="float" office:value="1587.09583998783" calcext:value-type="float">
            <text:p>1587,10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.275" calcext:value-type="float">
            <text:p>1,28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6 JANUARIJ, MANE.</text:p>
          </table:table-cell>
          <table:table-cell office:value-type="string" calcext:value-type="string">
            <text:p>H.6 M.8</text:p>
          </table:table-cell>
          <table:table-cell office:value-type="string" calcext:value-type="string">
            <text:p>altero pinn. <text:s/>1 <text:s/>1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79686.755555556" calcext:value-type="float">
            <text:p>579686,76</text:p>
          </table:table-cell>
          <table:table-cell office:value-type="float" office:value="1587.09583998783" calcext:value-type="float">
            <text:p>1587,10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.26666666666667" calcext:value-type="float">
            <text:p>1,27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8 JANUARIJ, MANE.</text:p>
          </table:table-cell>
          <table:table-cell office:value-type="string" calcext:value-type="string">
            <text:p>H.4 M.25</text:p>
          </table:table-cell>
          <table:table-cell office:value-type="string" calcext:value-type="string">
            <text:p>Decl. [MS] Bor. vno pinn. <text:s/>1 <text:s/>1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79688.684027778" calcext:value-type="float">
            <text:p>579688,68</text:p>
          </table:table-cell>
          <table:table-cell office:value-type="float" office:value="1587.10111985702" calcext:value-type="float">
            <text:p>1587,10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.31666666666667" calcext:value-type="float">
            <text:p>1,32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8 JANUARIJ, MANE.</text:p>
          </table:table-cell>
          <table:table-cell office:value-type="string" calcext:value-type="string">
            <text:p>H.4 M.25</text:p>
          </table:table-cell>
          <table:table-cell office:value-type="string" calcext:value-type="string">
            <text:p>altero pinn. <text:s/>1 <text:s/>18 1/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79688.684027778" calcext:value-type="float">
            <text:p>579688,68</text:p>
          </table:table-cell>
          <table:table-cell office:value-type="float" office:value="1587.10111985702" calcext:value-type="float">
            <text:p>1587,10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.30833333333333" calcext:value-type="float">
            <text:p>1,31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8 JANUARIJ, MANE.</text:p>
          </table:table-cell>
          <table:table-cell office:value-type="string" calcext:value-type="string">
            <text:p>H.5 M.10</text:p>
          </table:table-cell>
          <table:table-cell office:value-type="string" calcext:value-type="string">
            <text:p>Repetita declin. [MS] Bor. <text:s/>1 <text:s/>1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79688.715277778" calcext:value-type="float">
            <text:p>579688,72</text:p>
          </table:table-cell>
          <table:table-cell office:value-type="float" office:value="1587.10120541486" calcext:value-type="float">
            <text:p>1587,10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.31666666666667" calcext:value-type="float">
            <text:p>1,32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9 JANUARIJ, MANE.</text:p>
          </table:table-cell>
          <table:table-cell office:value-type="string" calcext:value-type="string">
            <text:p>H.5 M.12 2/3</text:p>
          </table:table-cell>
          <table:table-cell office:value-type="string" calcext:value-type="string">
            <text:p>Declinatio [MS] Bor. per Armillas <text:s/>1 <text:s/>21 1/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.6666" calcext:value-type="float">
            <text:p>12,6666</text:p>
          </table:table-cell>
          <table:table-cell office:value-type="float" office:value="579689.717129583" calcext:value-type="float">
            <text:p>579689,72</text:p>
          </table:table-cell>
          <table:table-cell office:value-type="float" office:value="1587.10394833561" calcext:value-type="float">
            <text:p>1587,10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.35833333333333" calcext:value-type="float">
            <text:p>1,36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9 JANUARIJ, MANE.</text:p>
          </table:table-cell>
          <table:table-cell office:value-type="string" calcext:value-type="string">
            <text:p>H.6 M.14</text:p>
          </table:table-cell>
          <table:table-cell office:value-type="string" calcext:value-type="string">
            <text:p>Repetita decl. [MS] Bor. <text:s/>1 <text:s/>21 1/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79689.759722222" calcext:value-type="float">
            <text:p>579689,76</text:p>
          </table:table-cell>
          <table:table-cell office:value-type="float" office:value="1587.10406494791" calcext:value-type="float">
            <text:p>1587,10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.35833333333333" calcext:value-type="float">
            <text:p>1,36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9 JANUARIJ (FEB???)</text:p>
          </table:table-cell>
          <table:table-cell office:value-type="string" calcext:value-type="string">
            <text:p>H.6 <text:s/>M.0</text:p>
          </table:table-cell>
          <table:table-cell office:value-type="string" calcext:value-type="string">
            <text:p>Declin. [MS] <text:s/>1 <text:s/>39 3/4 B.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9700.75" calcext:value-type="float">
            <text:p>579700,75</text:p>
          </table:table-cell>
          <table:table-cell office:value-type="float" office:value="1587.13415468857" calcext:value-type="float">
            <text:p>1587,13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.6625" calcext:value-type="float">
            <text:p>1,66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9 JANUARIJ (FEB???)</text:p>
          </table:table-cell>
          <table:table-cell office:value-type="string" calcext:value-type="string">
            <text:p>H.7 M.20</text:p>
          </table:table-cell>
          <table:table-cell office:value-type="string" calcext:value-type="string">
            <text:p>Declinatio B. <text:s/>1 <text:s/>39 3/4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79700.805555556" calcext:value-type="float">
            <text:p>579700,81</text:p>
          </table:table-cell>
          <table:table-cell office:value-type="float" office:value="1587.13430679139" calcext:value-type="float">
            <text:p>1587,13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.6625" calcext:value-type="float">
            <text:p>1,66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0 JANUARIJ (FEB???)</text:p>
          </table:table-cell>
          <table:table-cell office:value-type="string" calcext:value-type="string">
            <text:p>H.5 M.6</text:p>
          </table:table-cell>
          <table:table-cell office:value-type="string" calcext:value-type="string">
            <text:p>Decl. [MS] B. <text:s/>1 <text:s/>34 1/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9701.7125" calcext:value-type="float">
            <text:p>579701,71</text:p>
          </table:table-cell>
          <table:table-cell office:value-type="float" office:value="1587.13678986995" calcext:value-type="float">
            <text:p>1587,14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.575" calcext:value-type="float">
            <text:p>1,58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0 JANUARIJ (FEB???)</text:p>
          </table:table-cell>
          <table:table-cell office:value-type="string" calcext:value-type="string">
            <text:p>H.5 M.17</text:p>
          </table:table-cell>
          <table:table-cell office:value-type="string" calcext:value-type="string">
            <text:p>Declin. Bor. <text:s/>1 <text:s/>34 <text:s/>3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79701.720138889" calcext:value-type="float">
            <text:p>579701,72</text:p>
          </table:table-cell>
          <table:table-cell office:value-type="float" office:value="1587.13681078409" calcext:value-type="float">
            <text:p>1587,14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.575" calcext:value-type="float">
            <text:p>1,58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4 JANUARIJ (FEB???)</text:p>
          </table:table-cell>
          <table:table-cell office:value-type="string" calcext:value-type="string">
            <text:p>H.7 M.4</text:p>
          </table:table-cell>
          <table:table-cell office:value-type="string" calcext:value-type="string">
            <text:p>Declinatio Bor. <text:s/>1 <text:s/>25 3/4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9705.794444445" calcext:value-type="float">
            <text:p>579705,79</text:p>
          </table:table-cell>
          <table:table-cell office:value-type="float" office:value="1587.14796562476" calcext:value-type="float">
            <text:p>1587,15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.42916666666667" calcext:value-type="float">
            <text:p>1,4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4 JANUARIJ (FEB???)</text:p>
          </table:table-cell>
          <table:table-cell office:value-type="string" calcext:value-type="string">
            <text:p>H.15 M.52</text:p>
          </table:table-cell>
          <table:table-cell office:value-type="string" calcext:value-type="string">
            <text:p>Declinatio Bor. <text:s/>1 <text:s/>23 <text:s/>25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79706.161111111" calcext:value-type="float">
            <text:p>579706,16</text:p>
          </table:table-cell>
          <table:table-cell office:value-type="float" office:value="1587.14896950338" calcext:value-type="float">
            <text:p>1587,15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.39027777777778" calcext:value-type="float">
            <text:p>1,39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4 JANUARIJ (FEB???)</text:p>
          </table:table-cell>
          <table:table-cell office:value-type="string" calcext:value-type="string">
            <text:p>H.16 M.45</text:p>
          </table:table-cell>
          <table:table-cell office:value-type="string" calcext:value-type="string">
            <text:p>Declin. per Armill. <text:s/>1 <text:s/>23 <text:s/>10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79706.197916667" calcext:value-type="float">
            <text:p>579706,20</text:p>
          </table:table-cell>
          <table:table-cell office:value-type="float" office:value="1587.1490702715" calcext:value-type="float">
            <text:p>1587,15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.38611111111111" calcext:value-type="float">
            <text:p>1,39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5 JANUARIJ. (FEB???)</text:p>
          </table:table-cell>
          <table:table-cell office:value-type="string" calcext:value-type="string">
            <text:p>H.15 M.57</text:p>
          </table:table-cell>
          <table:table-cell office:value-type="string" calcext:value-type="string">
            <text:p>Declin. B. <text:s/>1 <text:s/>21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79707.164583333" calcext:value-type="float">
            <text:p>579707,16</text:p>
          </table:table-cell>
          <table:table-cell office:value-type="float" office:value="1587.1517168606" calcext:value-type="float">
            <text:p>1587,15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.35" calcext:value-type="float">
            <text:p>1,35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1 FEBRUARIJ.</text:p>
          </table:table-cell>
          <table:table-cell office:value-type="string" calcext:value-type="string">
            <text:p>H.9</text:p>
          </table:table-cell>
          <table:table-cell office:value-type="string" calcext:value-type="string">
            <text:p>Declin. [MS] fruit <text:s/>3 <text:s/>13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79712.875" calcext:value-type="float">
            <text:p>579712,88</text:p>
          </table:table-cell>
          <table:table-cell office:value-type="float" office:value="1587.16735112936" calcext:value-type="float">
            <text:p>1587,1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.21666666666667" calcext:value-type="float">
            <text:p>3,22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1 FEBRUARIJ.</text:p>
          </table:table-cell>
          <table:table-cell office:value-type="string" calcext:value-type="string">
            <text:p>H.10 <text:s/>M.22</text:p>
          </table:table-cell>
          <table:table-cell office:value-type="string" calcext:value-type="string">
            <text:p>Declin. [MS] <text:s/>3 <text:s/>14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79712.931944444" calcext:value-type="float">
            <text:p>579712,93</text:p>
          </table:table-cell>
          <table:table-cell office:value-type="float" office:value="1587.16750703476" calcext:value-type="float">
            <text:p>1587,1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.23333333333333" calcext:value-type="float">
            <text:p>3,2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1 FEBRUARIJ.</text:p>
          </table:table-cell>
          <table:table-cell office:value-type="string" calcext:value-type="string">
            <text:p>H.10 <text:s/>M.22</text:p>
          </table:table-cell>
          <table:table-cell office:value-type="string" calcext:value-type="string">
            <text:p>3 <text:s/>14 1/4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79712.931944444" calcext:value-type="float">
            <text:p>579712,93</text:p>
          </table:table-cell>
          <table:table-cell office:value-type="float" office:value="1587.16750703476" calcext:value-type="float">
            <text:p>1587,1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.2375" calcext:value-type="float">
            <text:p>3,24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3 FEBRUARIJ.</text:p>
          </table:table-cell>
          <table:table-cell office:value-type="string" calcext:value-type="string">
            <text:p>H.8 3/4</text:p>
          </table:table-cell>
          <table:table-cell office:value-type="string" calcext:value-type="string">
            <text:p>declinatio [MS] 3 grad. 29 2/3 Min. bis.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79714.864583333" calcext:value-type="float">
            <text:p>579714,86</text:p>
          </table:table-cell>
          <table:table-cell office:value-type="float" office:value="1587.17279831166" calcext:value-type="float">
            <text:p>1587,1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.49444444444444" calcext:value-type="float">
            <text:p>3,49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3 FEBRUARIJ.</text:p>
          </table:table-cell>
          <table:table-cell office:value-type="string" calcext:value-type="string">
            <text:p>H.1 M.50</text:p>
          </table:table-cell>
          <table:table-cell office:value-type="string" calcext:value-type="string">
            <text:p>Declin. [MS] <text:s/>B. <text:s/>3 <text:s/>33 1/3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79714.576388889" calcext:value-type="float">
            <text:p>579714,58</text:p>
          </table:table-cell>
          <table:table-cell office:value-type="float" office:value="1587.17200927827" calcext:value-type="float">
            <text:p>1587,1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.55555555555556" calcext:value-type="float">
            <text:p>3,56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7 FEBRUARIJ, MANE.</text:p>
          </table:table-cell>
          <table:table-cell office:value-type="string" calcext:value-type="string">
            <text:p>H.4 M.23</text:p>
          </table:table-cell>
          <table:table-cell office:value-type="string" calcext:value-type="string">
            <text:p>Declin. [MS] B. vno pinna. <text:s/>4 <text:s/>1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79718.682638889" calcext:value-type="float">
            <text:p>579718,68</text:p>
          </table:table-cell>
          <table:table-cell office:value-type="float" office:value="1587.18325157807" calcext:value-type="float">
            <text:p>1587,1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01666666666667" calcext:value-type="float">
            <text:p>4,02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7 FEBRUARIJ, MANE.</text:p>
          </table:table-cell>
          <table:table-cell office:value-type="string" calcext:value-type="string">
            <text:p>H.4 M.23</text:p>
          </table:table-cell>
          <table:table-cell office:value-type="string" calcext:value-type="string">
            <text:p>altero <text:s/>4 <text:s/>1 <text:s/>dubiae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79718.682638889" calcext:value-type="float">
            <text:p>579718,68</text:p>
          </table:table-cell>
          <table:table-cell office:value-type="float" office:value="1587.18325157807" calcext:value-type="float">
            <text:p>1587,1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01666666666667" calcext:value-type="float">
            <text:p>4,02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7 FEBRUARIJ, MANE.</text:p>
          </table:table-cell>
          <table:table-cell office:value-type="string" calcext:value-type="string">
            <text:p>H.7 M.55</text:p>
          </table:table-cell>
          <table:table-cell office:value-type="string" calcext:value-type="string">
            <text:p>Per Armill. verific. Decl. <text:s/>4 <text:s/>5 1/4 B.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79718.829861111" calcext:value-type="float">
            <text:p>579718,83</text:p>
          </table:table-cell>
          <table:table-cell office:value-type="float" office:value="1587.18365465054" calcext:value-type="float">
            <text:p>1587,1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.0875" calcext:value-type="float">
            <text:p>4,09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3 MARTIJ.</text:p>
          </table:table-cell>
          <table:table-cell office:value-type="string" calcext:value-type="string">
            <text:p>H.1 M.30</text:p>
          </table:table-cell>
          <table:table-cell office:value-type="string" calcext:value-type="string">
            <text:p>Declin. [MS] <text:s/>4 <text:s/>29 1/2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79722.5625" calcext:value-type="float">
            <text:p>579722,56</text:p>
          </table:table-cell>
          <table:table-cell office:value-type="float" office:value="1587.19387405886" calcext:value-type="float">
            <text:p>1587,1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.49166666666667" calcext:value-type="float">
            <text:p>4,49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3 MARTIJ.</text:p>
          </table:table-cell>
          <table:table-cell office:value-type="string" calcext:value-type="string">
            <text:p>H.1 M.30</text:p>
          </table:table-cell>
          <table:table-cell office:value-type="string" calcext:value-type="string">
            <text:p>alt. pinn. <text:s/>4 <text:s/>29 1/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79722.5625" calcext:value-type="float">
            <text:p>579722,56</text:p>
          </table:table-cell>
          <table:table-cell office:value-type="float" office:value="1587.19387405886" calcext:value-type="float">
            <text:p>1587,1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4.4875" calcext:value-type="float">
            <text:p>4,49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3 MARTIJ.</text:p>
          </table:table-cell>
          <table:table-cell office:value-type="string" calcext:value-type="string">
            <text:p>H.5 M.6</text:p>
          </table:table-cell>
          <table:table-cell office:value-type="string" calcext:value-type="string">
            <text:p>Declin. <text:s/>4 <text:s/>32 3/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9722.7125" calcext:value-type="float">
            <text:p>579722,71</text:p>
          </table:table-cell>
          <table:table-cell office:value-type="float" office:value="1587.19428473648" calcext:value-type="float">
            <text:p>1587,1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.54583333333333" calcext:value-type="float">
            <text:p>4,55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3 MARTIJ.</text:p>
          </table:table-cell>
          <table:table-cell office:value-type="string" calcext:value-type="string">
            <text:p>H.5 M.11</text:p>
          </table:table-cell>
          <table:table-cell office:value-type="string" calcext:value-type="string">
            <text:p>4 <text:s/>33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79722.715972222" calcext:value-type="float">
            <text:p>579722,72</text:p>
          </table:table-cell>
          <table:table-cell office:value-type="float" office:value="1587.19429424291" calcext:value-type="float">
            <text:p>1587,1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.55" calcext:value-type="float">
            <text:p>4,55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EODEM DIE 3 MARTIJ P.M.</text:p>
          </table:table-cell>
          <table:table-cell office:value-type="string" calcext:value-type="string">
            <text:p>H.7 M.33 1/2</text:p>
          </table:table-cell>
          <table:table-cell office:value-type="string" calcext:value-type="string">
            <text:p>Declin. [MS] <text:s/>4 <text:s/>38 B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579722.814930556" calcext:value-type="float">
            <text:p>579722,81</text:p>
          </table:table-cell>
          <table:table-cell office:value-type="float" office:value="1587.19456517606" calcext:value-type="float">
            <text:p>1587,1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.63333333333333" calcext:value-type="float">
            <text:p>4,6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EODEM DIE 3 MARTIJ P.M.</text:p>
          </table:table-cell>
          <table:table-cell office:value-type="string" calcext:value-type="string">
            <text:p>H.7 M.39</text:p>
          </table:table-cell>
          <table:table-cell office:value-type="string" calcext:value-type="string">
            <text:p>Declin. [MS] <text:s/>4 <text:s/>38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79722.81875" calcext:value-type="float">
            <text:p>579722,82</text:p>
          </table:table-cell>
          <table:table-cell office:value-type="float" office:value="1587.19457563313" calcext:value-type="float">
            <text:p>1587,1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.63333333333333" calcext:value-type="float">
            <text:p>4,6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EODEM DIE 3 MARTIJ P.M.</text:p>
          </table:table-cell>
          <table:table-cell office:value-type="string" calcext:value-type="string">
            <text:p>H.7 M.48</text:p>
          </table:table-cell>
          <table:table-cell office:value-type="string" calcext:value-type="string">
            <text:p>Declin. [MS] <text:s/>4 <text:s/>38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79722.825" calcext:value-type="float">
            <text:p>579722,83</text:p>
          </table:table-cell>
          <table:table-cell office:value-type="float" office:value="1587.1945927447" calcext:value-type="float">
            <text:p>1587,1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.63333333333333" calcext:value-type="float">
            <text:p>4,6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EODEM DIE 3 MARTIJ P.M.</text:p>
          </table:table-cell>
          <table:table-cell office:value-type="string" calcext:value-type="string">
            <text:p>H.8 M.2</text:p>
          </table:table-cell>
          <table:table-cell office:value-type="string" calcext:value-type="string">
            <text:p>Declin. [MS] <text:s/>4 39 1/2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79722.834722222" calcext:value-type="float">
            <text:p>579722,83</text:p>
          </table:table-cell>
          <table:table-cell office:value-type="float" office:value="1587.19461936269" calcext:value-type="float">
            <text:p>1587,1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.65833333333333" calcext:value-type="float">
            <text:p>4,66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EODEM DIE 3 MARTIJ P.M.</text:p>
          </table:table-cell>
          <table:table-cell office:value-type="string" calcext:value-type="string">
            <text:p>H.8 M.23</text:p>
          </table:table-cell>
          <table:table-cell office:value-type="string" calcext:value-type="string">
            <text:p>Fuit decl. [MS] <text:s/>4 <text:s/>37 B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79722.849305556" calcext:value-type="float">
            <text:p>579722,85</text:p>
          </table:table-cell>
          <table:table-cell office:value-type="float" office:value="1587.19465928968" calcext:value-type="float">
            <text:p>1587,1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.61666666666667" calcext:value-type="float">
            <text:p>4,62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EODEM DIE 3 MARTIJ P.M.</text:p>
          </table:table-cell>
          <table:table-cell office:value-type="string" calcext:value-type="string">
            <text:p>H.9 M.35</text:p>
          </table:table-cell>
          <table:table-cell office:value-type="string" calcext:value-type="string">
            <text:p>Decl. [MS] <text:s/>repetita <text:s/>4 <text:s/>37 1/2 B.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79722.899305556" calcext:value-type="float">
            <text:p>579722,90</text:p>
          </table:table-cell>
          <table:table-cell office:value-type="float" office:value="1587.19479618222" calcext:value-type="float">
            <text:p>1587,1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.625" calcext:value-type="float">
            <text:p>4,6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4 MARTIJ.</text:p>
          </table:table-cell>
          <table:table-cell office:value-type="string" calcext:value-type="string">
            <text:p>H.7 M.22</text:p>
          </table:table-cell>
          <table:table-cell office:value-type="string" calcext:value-type="string">
            <text:p>Declin. [MS] <text:s/>4 <text:s/>47 3/4 B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79723.806944444" calcext:value-type="float">
            <text:p>579723,81</text:p>
          </table:table-cell>
          <table:table-cell office:value-type="float" office:value="1587.19728116207" calcext:value-type="float">
            <text:p>1587,2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.62916666666667" calcext:value-type="float">
            <text:p>4,6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4 MARTIJ.</text:p>
          </table:table-cell>
          <table:table-cell office:value-type="string" calcext:value-type="string">
            <text:p>H.7 M.26</text:p>
          </table:table-cell>
          <table:table-cell office:value-type="string" calcext:value-type="string">
            <text:p>4 <text:s/>48 B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9723.809722222" calcext:value-type="float">
            <text:p>579723,81</text:p>
          </table:table-cell>
          <table:table-cell office:value-type="float" office:value="1587.19728876721" calcext:value-type="float">
            <text:p>1587,2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.8" calcext:value-type="float">
            <text:p>4,80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4 MARTIJ.</text:p>
          </table:table-cell>
          <table:table-cell office:value-type="string" calcext:value-type="string">
            <text:p>H.7 M.42 1/2</text:p>
          </table:table-cell>
          <table:table-cell office:value-type="string" calcext:value-type="string">
            <text:p>Decl. [MS] <text:s/>4 <text:s/>48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2.5" calcext:value-type="float">
            <text:p>42,5</text:p>
          </table:table-cell>
          <table:table-cell office:value-type="float" office:value="579723.821180556" calcext:value-type="float">
            <text:p>579723,82</text:p>
          </table:table-cell>
          <table:table-cell office:value-type="float" office:value="1587.19732013841" calcext:value-type="float">
            <text:p>1587,2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.8" calcext:value-type="float">
            <text:p>4,80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4 MARTIJ.</text:p>
          </table:table-cell>
          <table:table-cell office:value-type="string" calcext:value-type="string">
            <text:p>H.7 M.42 1/2</text:p>
          </table:table-cell>
          <table:table-cell office:value-type="string" calcext:value-type="string">
            <text:p>altero <text:s/>4 <text:s/>47 3/4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2.5" calcext:value-type="float">
            <text:p>42,5</text:p>
          </table:table-cell>
          <table:table-cell office:value-type="float" office:value="579723.821180556" calcext:value-type="float">
            <text:p>579723,82</text:p>
          </table:table-cell>
          <table:table-cell office:value-type="float" office:value="1587.19732013841" calcext:value-type="float">
            <text:p>1587,2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.79583333333333" calcext:value-type="float">
            <text:p>4,80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4 MARTIJ.</text:p>
          </table:table-cell>
          <table:table-cell office:value-type="string" calcext:value-type="string">
            <text:p>H.11 M.9</text:p>
          </table:table-cell>
          <table:table-cell office:value-type="string" calcext:value-type="string">
            <text:p>Decl. [MS] <text:s/>4 <text:s/>46 1/4 B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79723.964583333" calcext:value-type="float">
            <text:p>579723,96</text:p>
          </table:table-cell>
          <table:table-cell office:value-type="float" office:value="1587.19771275382" calcext:value-type="float">
            <text:p>1587,2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.77083333333333" calcext:value-type="float">
            <text:p>4,77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4 MARTIJ.</text:p>
          </table:table-cell>
          <table:table-cell office:value-type="string" calcext:value-type="string">
            <text:p>H.0 M.58</text:p>
          </table:table-cell>
          <table:table-cell office:value-type="string" calcext:value-type="string">
            <text:p>Decl. [MS] <text:s/>4 <text:s/>45 1/2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79723.540277778" calcext:value-type="float">
            <text:p>579723,54</text:p>
          </table:table-cell>
          <table:table-cell office:value-type="float" office:value="1587.19655106852" calcext:value-type="float">
            <text:p>1587,2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.75833333333333" calcext:value-type="float">
            <text:p>4,76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4 MARTIJ.</text:p>
          </table:table-cell>
          <table:table-cell office:value-type="string" calcext:value-type="string">
            <text:p>H.1 <text:s/>M.44</text:p>
          </table:table-cell>
          <table:table-cell office:value-type="string" calcext:value-type="string">
            <text:p>Declin. [MS] <text:s/>4 <text:s/>45 1/2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79723.572222222" calcext:value-type="float">
            <text:p>579723,57</text:p>
          </table:table-cell>
          <table:table-cell office:value-type="float" office:value="1587.19663852764" calcext:value-type="float">
            <text:p>1587,2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.75833333333333" calcext:value-type="float">
            <text:p>4,76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4 MARTIJ.</text:p>
          </table:table-cell>
          <table:table-cell office:value-type="string" calcext:value-type="string">
            <text:p>H.7 M.7</text:p>
          </table:table-cell>
          <table:table-cell office:value-type="string" calcext:value-type="string">
            <text:p>Decl. [MS] <text:s/>4 <text:s/>56 B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79723.796527778" calcext:value-type="float">
            <text:p>579723,80</text:p>
          </table:table-cell>
          <table:table-cell office:value-type="float" office:value="1587.19725264279" calcext:value-type="float">
            <text:p>1587,2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.93333333333333" calcext:value-type="float">
            <text:p>4,9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7 MARTIJ.</text:p>
          </table:table-cell>
          <table:table-cell office:value-type="string" calcext:value-type="string">
            <text:p>H.10 M.11 2/3</text:p>
          </table:table-cell>
          <table:table-cell office:value-type="string" calcext:value-type="string">
            <text:p>Declin. ex alt. m. <text:s/>5 <text:s/>35 <text:s/>15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.666" calcext:value-type="float">
            <text:p>11,666</text:p>
          </table:table-cell>
          <table:table-cell office:value-type="float" office:value="579726.924768056" calcext:value-type="float">
            <text:p>579726,92</text:p>
          </table:table-cell>
          <table:table-cell office:value-type="float" office:value="1587.20581729789" calcext:value-type="float">
            <text:p>1587,21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.5875" calcext:value-type="float">
            <text:p>5,59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9 MARTIJ P.M.</text:p>
          </table:table-cell>
          <table:table-cell office:value-type="string" calcext:value-type="string">
            <text:p>H.9 M.21</text:p>
          </table:table-cell>
          <table:table-cell office:value-type="string" calcext:value-type="string">
            <text:p>Declin. [MS] vno pinn. <text:s/>5 <text:s/>25 3/4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79728.889583333" calcext:value-type="float">
            <text:p>579728,89</text:p>
          </table:table-cell>
          <table:table-cell office:value-type="float" office:value="1587.21119666895" calcext:value-type="float">
            <text:p>1587,21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.42916666666667" calcext:value-type="float">
            <text:p>5,4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9 MARTIJ P.M.</text:p>
          </table:table-cell>
          <table:table-cell office:value-type="string" calcext:value-type="string">
            <text:p>H.9 M.21</text:p>
          </table:table-cell>
          <table:table-cell office:value-type="string" calcext:value-type="string">
            <text:p>altero <text:s/>5 <text:s/>26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79728.889583333" calcext:value-type="float">
            <text:p>579728,89</text:p>
          </table:table-cell>
          <table:table-cell office:value-type="float" office:value="1587.21119666895" calcext:value-type="float">
            <text:p>1587,21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.43333333333333" calcext:value-type="float">
            <text:p>5,4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9 MARTIJ P.M.</text:p>
          </table:table-cell>
          <table:table-cell office:value-type="string" calcext:value-type="string">
            <text:p>H.9 M.43</text:p>
          </table:table-cell>
          <table:table-cell office:value-type="string" calcext:value-type="string">
            <text:p>Declin. [MS] vno pinn. <text:s/>5 <text:s/>26 Bor.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79728.904861111" calcext:value-type="float">
            <text:p>579728,90</text:p>
          </table:table-cell>
          <table:table-cell office:value-type="float" office:value="1587.21123849722" calcext:value-type="float">
            <text:p>1587,21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.43333333333333" calcext:value-type="float">
            <text:p>5,4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9 MARTIJ P.M.</text:p>
          </table:table-cell>
          <table:table-cell office:value-type="string" calcext:value-type="string">
            <text:p>H.9 M.43</text:p>
          </table:table-cell>
          <table:table-cell office:value-type="string" calcext:value-type="string">
            <text:p>altero pinnac. <text:s/>5 <text:s/>26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79728.904861111" calcext:value-type="float">
            <text:p>579728,90</text:p>
          </table:table-cell>
          <table:table-cell office:value-type="float" office:value="1587.21123849722" calcext:value-type="float">
            <text:p>1587,21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.43333333333333" calcext:value-type="float">
            <text:p>5,4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9 MARTIJ P.M.</text:p>
          </table:table-cell>
          <table:table-cell office:value-type="string" calcext:value-type="string">
            <text:p>H.11 M.20</text:p>
          </table:table-cell>
          <table:table-cell office:value-type="string" calcext:value-type="string">
            <text:p>Decl. <text:s/>5 <text:s/>26 B.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79728.972222222" calcext:value-type="float">
            <text:p>579728,97</text:p>
          </table:table-cell>
          <table:table-cell office:value-type="float" office:value="1587.2114229219" calcext:value-type="float">
            <text:p>1587,21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.43333333333333" calcext:value-type="float">
            <text:p>5,4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0 MARTIJ, P.M.</text:p>
          </table:table-cell>
          <table:table-cell office:value-type="string" calcext:value-type="string">
            <text:p>H.6 M.44</text:p>
          </table:table-cell>
          <table:table-cell office:value-type="string" calcext:value-type="string">
            <text:p>Decl. [MS] <text:s/>5 <text:s/>36 1/4 B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79729.780555556" calcext:value-type="float">
            <text:p>579729,78</text:p>
          </table:table-cell>
          <table:table-cell office:value-type="float" office:value="1587.21363601795" calcext:value-type="float">
            <text:p>1587,21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.60416666666667" calcext:value-type="float">
            <text:p>5,60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0 MARTIJ, P.M.</text:p>
          </table:table-cell>
          <table:table-cell office:value-type="string" calcext:value-type="string">
            <text:p>H.7 M.10</text:p>
          </table:table-cell>
          <table:table-cell office:value-type="string" calcext:value-type="string">
            <text:p>Decl. [MS] <text:s/>5 <text:s/>35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79729.798611111" calcext:value-type="float">
            <text:p>579729,80</text:p>
          </table:table-cell>
          <table:table-cell office:value-type="float" office:value="1587.21368545137" calcext:value-type="float">
            <text:p>1587,21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.58333333333333" calcext:value-type="float">
            <text:p>5,58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2 MARTIJ, P.M.</text:p>
          </table:table-cell>
          <table:table-cell office:value-type="string" calcext:value-type="string">
            <text:p>H.9 M.1</text:p>
          </table:table-cell>
          <table:table-cell office:value-type="string" calcext:value-type="string">
            <text:p>Declin. [MS] <text:s/>5 <text:s/>50 B.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9731.875694444" calcext:value-type="float">
            <text:p>579731,88</text:p>
          </table:table-cell>
          <table:table-cell office:value-type="float" office:value="1587.2193721956" calcext:value-type="float">
            <text:p>1587,22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.83333333333333" calcext:value-type="float">
            <text:p>5,83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2 MARTIJ, P.M.</text:p>
          </table:table-cell>
          <table:table-cell office:value-type="string" calcext:value-type="string">
            <text:p>H.9 M.23</text:p>
          </table:table-cell>
          <table:table-cell office:value-type="string" calcext:value-type="string">
            <text:p>Declin. [MS] <text:s/>5 <text:s/>51 Bor.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79731.890972222" calcext:value-type="float">
            <text:p>579731,89</text:p>
          </table:table-cell>
          <table:table-cell office:value-type="float" office:value="1587.21941402388" calcext:value-type="float">
            <text:p>1587,22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.85" calcext:value-type="float">
            <text:p>5,85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2 MARTIJ, P.M.</text:p>
          </table:table-cell>
          <table:table-cell office:value-type="string" calcext:value-type="string">
            <text:p>H.9 M.23</text:p>
          </table:table-cell>
          <table:table-cell office:value-type="string" calcext:value-type="string">
            <text:p>altero <text:s/>5 <text:s/>51 1/4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79731.890972222" calcext:value-type="float">
            <text:p>579731,89</text:p>
          </table:table-cell>
          <table:table-cell office:value-type="float" office:value="1587.21941402388" calcext:value-type="float">
            <text:p>1587,22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.85416666666667" calcext:value-type="float">
            <text:p>5,85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7 MARTIJ P.M.</text:p>
          </table:table-cell>
          <table:table-cell office:value-type="string" calcext:value-type="string">
            <text:p>H.10 M.18</text:p>
          </table:table-cell>
          <table:table-cell office:value-type="string" calcext:value-type="string">
            <text:p>Declin. [MS] <text:s/>6 <text:s/>25 B.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79736.929166667" calcext:value-type="float">
            <text:p>579736,93</text:p>
          </table:table-cell>
          <table:table-cell office:value-type="float" office:value="1587.23320784851" calcext:value-type="float">
            <text:p>1587,23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.41666666666667" calcext:value-type="float">
            <text:p>6,42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7 MARTIJ P.M.</text:p>
          </table:table-cell>
          <table:table-cell office:value-type="string" calcext:value-type="string">
            <text:p>H.10 M.43</text:p>
          </table:table-cell>
          <table:table-cell office:value-type="string" calcext:value-type="string">
            <text:p>Declinatio [MS] <text:s/>Bor. <text:s/>6 <text:s/>25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579736.946527778" calcext:value-type="float">
            <text:p>579736,95</text:p>
          </table:table-cell>
          <table:table-cell office:value-type="float" office:value="1587.23325538064" calcext:value-type="float">
            <text:p>1587,23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.41666666666667" calcext:value-type="float">
            <text:p>6,42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7 MARTIJ P.M.</text:p>
          </table:table-cell>
          <table:table-cell office:value-type="string" calcext:value-type="string">
            <text:p>H.10 M.43</text:p>
          </table:table-cell>
          <table:table-cell office:value-type="string" calcext:value-type="string">
            <text:p>Repetita <text:s/>6 <text:s/>25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579736.946527778" calcext:value-type="float">
            <text:p>579736,95</text:p>
          </table:table-cell>
          <table:table-cell office:value-type="float" office:value="1587.23325538064" calcext:value-type="float">
            <text:p>1587,23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.41666666666667" calcext:value-type="float">
            <text:p>6,42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7 MARTIJ, VESPERI.</text:p>
          </table:table-cell>
          <table:table-cell office:value-type="string" calcext:value-type="string">
            <text:p>H.9 <text:s/>M.31</text:p>
          </table:table-cell>
          <table:table-cell office:value-type="string" calcext:value-type="string">
            <text:p>Declin. [MS] <text:s/>7 <text:s/>18 1/2 Bor.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79746.896527778" calcext:value-type="float">
            <text:p>579746,90</text:p>
          </table:table-cell>
          <table:table-cell office:value-type="float" office:value="1587.26049699597" calcext:value-type="float">
            <text:p>1587,26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.30833333333333" calcext:value-type="float">
            <text:p>7,31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7 MARTIJ, VESPERI.</text:p>
          </table:table-cell>
          <table:table-cell office:value-type="string" calcext:value-type="string">
            <text:p>H.9 M.44</text:p>
          </table:table-cell>
          <table:table-cell office:value-type="string" calcext:value-type="string">
            <text:p>Repet Declin. [MS] <text:s/>7 <text:s/>18 2/3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79746.905555556" calcext:value-type="float">
            <text:p>579746,91</text:p>
          </table:table-cell>
          <table:table-cell office:value-type="float" office:value="1587.26052171268" calcext:value-type="float">
            <text:p>1587,26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.31111111111111" calcext:value-type="float">
            <text:p>7,31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 APRILIS.</text:p>
          </table:table-cell>
          <table:table-cell office:value-type="string" calcext:value-type="string">
            <text:p>H.9 M.1</text:p>
          </table:table-cell>
          <table:table-cell office:value-type="string" calcext:value-type="string">
            <text:p>Declin. <text:s/>[MS] <text:s/>7 <text:s/>35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float" office:value="1587" calcext:value-type="float">
            <text:p>15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9751.875694444" calcext:value-type="float">
            <text:p>579751,88</text:p>
          </table:table-cell>
          <table:table-cell office:value-type="float" office:value="1587.27412921135" calcext:value-type="float">
            <text:p>1587,27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.58333333333333" calcext:value-type="float">
            <text:p>7,58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 APRILIS.</text:p>
          </table:table-cell>
          <table:table-cell office:value-type="string" calcext:value-type="string">
            <text:p>H.9 M.17</text:p>
          </table:table-cell>
          <table:table-cell office:value-type="string" calcext:value-type="string">
            <text:p>Repetita [MS] Decl. <text:s/>7 <text:s/>35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float" office:value="1587" calcext:value-type="float">
            <text:p>15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79751.886805556" calcext:value-type="float">
            <text:p>579751,89</text:p>
          </table:table-cell>
          <table:table-cell office:value-type="float" office:value="1587.27415963191" calcext:value-type="float">
            <text:p>1587,27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.58333333333333" calcext:value-type="float">
            <text:p>7,58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 APRILIS.</text:p>
          </table:table-cell>
          <table:table-cell office:value-type="string" calcext:value-type="string">
            <text:p>H.9 M.42</text:p>
          </table:table-cell>
          <table:table-cell office:value-type="string" calcext:value-type="string">
            <text:p>Repetita Declin. [MS] <text:s/>7 <text:s/>34 3/4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float" office:value="1587" calcext:value-type="float">
            <text:p>15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79751.904166667" calcext:value-type="float">
            <text:p>579751,90</text:p>
          </table:table-cell>
          <table:table-cell office:value-type="float" office:value="1587.27420716404" calcext:value-type="float">
            <text:p>1587,27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7.57916666666667" calcext:value-type="float">
            <text:p>7,58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5 APRILIS P.M.</text:p>
          </table:table-cell>
          <table:table-cell office:value-type="string" calcext:value-type="string">
            <text:p>H.8 M.36 1/3</text:p>
          </table:table-cell>
          <table:table-cell office:value-type="string" calcext:value-type="string">
            <text:p>Decl. <text:s/>7 <text:s/>41 <text:s/>B.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float" office:value="1587" calcext:value-type="float">
            <text:p>15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6.3333" calcext:value-type="float">
            <text:p>36,3333</text:p>
          </table:table-cell>
          <table:table-cell office:value-type="float" office:value="579755.858564792" calcext:value-type="float">
            <text:p>579755,86</text:p>
          </table:table-cell>
          <table:table-cell office:value-type="float" office:value="1587.28503371606" calcext:value-type="float">
            <text:p>1587,29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.68333333333333" calcext:value-type="float">
            <text:p>7,68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13 APRILIS, VESPERI.</text:p>
          </table:table-cell>
          <table:table-cell office:value-type="string" calcext:value-type="string">
            <text:p>H.8 M.59</text:p>
          </table:table-cell>
          <table:table-cell office:value-type="string" calcext:value-type="string">
            <text:p>Decl. [MS] <text:s/>7 <text:s/>39 1/2 B.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float" office:value="1587" calcext:value-type="float">
            <text:p>158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79763.874305556" calcext:value-type="float">
            <text:p>579763,87</text:p>
          </table:table-cell>
          <table:table-cell office:value-type="float" office:value="1587.30697961822" calcext:value-type="float">
            <text:p>1587,31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.65833333333333" calcext:value-type="float">
            <text:p>7,66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1 APRILIS.</text:p>
          </table:table-cell>
          <table:table-cell office:value-type="string" calcext:value-type="string">
            <text:p>H.9 M.26</text:p>
          </table:table-cell>
          <table:table-cell office:value-type="string" calcext:value-type="string">
            <text:p>Decl. [MS] <text:s/>7 <text:s/>17 B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float" office:value="1587" calcext:value-type="float">
            <text:p>158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79771.893055556" calcext:value-type="float">
            <text:p>579771,89</text:p>
          </table:table-cell>
          <table:table-cell office:value-type="float" office:value="1587.32893375922" calcext:value-type="float">
            <text:p>1587,33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.28333333333333" calcext:value-type="float">
            <text:p>7,28</text:p>
          </table:table-cell>
          <table:table-cell table:number-columns-repeated="1003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DIE 21 APRILIS.</text:p>
          </table:table-cell>
          <table:table-cell office:value-type="string" calcext:value-type="string">
            <text:p>H.9 M.44</text:p>
          </table:table-cell>
          <table:table-cell office:value-type="string" calcext:value-type="string">
            <text:p>Declin. [MS] <text:s/>7 <text:s/>17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float" office:value="1587" calcext:value-type="float">
            <text:p>158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79771.905555556" calcext:value-type="float">
            <text:p>579771,91</text:p>
          </table:table-cell>
          <table:table-cell office:value-type="float" office:value="1587.32896798236" calcext:value-type="float">
            <text:p>1587,33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.28333333333333" calcext:value-type="float">
            <text:p>7,28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12 FEBRUARIJ.</text:p>
          </table:table-cell>
          <table:table-cell office:value-type="string" calcext:value-type="string">
            <text:p>H.6 M.20</text:p>
          </table:table-cell>
          <table:table-cell office:value-type="string" calcext:value-type="string">
            <text:p>Declin. [MS] <text:s/>3 <text:s/>15 1/3 M.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588" calcext:value-type="float">
            <text:p>158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80392.493055556" calcext:value-type="float">
            <text:p>580392,49</text:p>
          </table:table-cell>
          <table:table-cell office:value-type="float" office:value="1589.02804395772" calcext:value-type="float">
            <text:p>1589,0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.25" calcext:value-type="float">
            <text:p>3,25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15 OCTOBRIS MANE.</text:p>
          </table:table-cell>
          <table:table-cell/>
          <table:table-cell office:value-type="string" calcext:value-type="string">
            <text:p>Decl. [MS] Bor vno <text:s/>9 <text:s/>6 1/2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588" calcext:value-type="float">
            <text:p>158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80314.5" calcext:value-type="float">
            <text:p>580314,50</text:p>
          </table:table-cell>
          <table:table-cell office:value-type="float" office:value="1588.81451060917" calcext:value-type="float">
            <text:p>1588,81</text:p>
          </table:table-cell>
          <table:table-cell office:value-type="float" office:value="1" calcext:value-type="float">
            <text:p>1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.10833333333333" calcext:value-type="float">
            <text:p>9,11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15 OCTOBRIS MANE.</text:p>
          </table:table-cell>
          <table:table-cell/>
          <table:table-cell office:value-type="string" calcext:value-type="string">
            <text:p>Decl. [MS] Bor. alt. <text:s/>9 <text:s/>7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588" calcext:value-type="float">
            <text:p>158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80314.5" calcext:value-type="float">
            <text:p>580314,50</text:p>
          </table:table-cell>
          <table:table-cell office:value-type="float" office:value="1588.81451060917" calcext:value-type="float">
            <text:p>1588,81</text:p>
          </table:table-cell>
          <table:table-cell office:value-type="float" office:value="1" calcext:value-type="float">
            <text:p>1,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11666666666667" calcext:value-type="float">
            <text:p>9,12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15 OCTOBRIS MANE.</text:p>
          </table:table-cell>
          <table:table-cell/>
          <table:table-cell office:value-type="string" calcext:value-type="string">
            <text:p>Repetita declin. [MS] B. <text:s/>9 <text:s/>5 1/2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588" calcext:value-type="float">
            <text:p>158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80314.5" calcext:value-type="float">
            <text:p>580314,50</text:p>
          </table:table-cell>
          <table:table-cell office:value-type="float" office:value="1588.81451060917" calcext:value-type="float">
            <text:p>1588,81</text:p>
          </table:table-cell>
          <table:table-cell office:value-type="float" office:value="1" calcext:value-type="float">
            <text:p>1,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.09166666666667" calcext:value-type="float">
            <text:p>9,09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15 OCTOBRIS MANE.</text:p>
          </table:table-cell>
          <table:table-cell/>
          <table:table-cell office:value-type="string" calcext:value-type="string">
            <text:p>altero <text:s/>9 <text:s/>5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588" calcext:value-type="float">
            <text:p>158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80314.5" calcext:value-type="float">
            <text:p>580314,50</text:p>
          </table:table-cell>
          <table:table-cell office:value-type="float" office:value="1588.81451060917" calcext:value-type="float">
            <text:p>1588,81</text:p>
          </table:table-cell>
          <table:table-cell office:value-type="float" office:value="1" calcext:value-type="float">
            <text:p>1,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08333333333333" calcext:value-type="float">
            <text:p>9,08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6 NOUEMBRIS.</text:p>
          </table:table-cell>
          <table:table-cell office:value-type="string" calcext:value-type="string">
            <text:p>H.6 M.44</text:p>
          </table:table-cell>
          <table:table-cell office:value-type="string" calcext:value-type="string">
            <text:p>Decl. [MS] <text:s/>4 <text:s/>10 B.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588" calcext:value-type="float">
            <text:p>15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0336.75" calcext:value-type="float">
            <text:p>580336,75</text:p>
          </table:table-cell>
          <table:table-cell office:value-type="float" office:value="1588.87542778919" calcext:value-type="float">
            <text:p>1588,8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16666666666667" calcext:value-type="float">
            <text:p>4,17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6 NOUEMBRIS.</text:p>
          </table:table-cell>
          <table:table-cell office:value-type="string" calcext:value-type="string">
            <text:p>H.6 M.48</text:p>
          </table:table-cell>
          <table:table-cell office:value-type="string" calcext:value-type="string">
            <text:p>Decl. [MS] <text:s/>4 <text:s/>10 1/4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588" calcext:value-type="float">
            <text:p>15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0336.75" calcext:value-type="float">
            <text:p>580336,75</text:p>
          </table:table-cell>
          <table:table-cell office:value-type="float" office:value="1588.87542778919" calcext:value-type="float">
            <text:p>1588,8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.17083333333333" calcext:value-type="float">
            <text:p>4,17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6 NOUEMBRIS.</text:p>
          </table:table-cell>
          <table:table-cell office:value-type="string" calcext:value-type="string">
            <text:p>H.6 M.51</text:p>
          </table:table-cell>
          <table:table-cell office:value-type="string" calcext:value-type="string">
            <text:p>Decl. [MS] <text:s/>4 <text:s/>10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588" calcext:value-type="float">
            <text:p>15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0336.75" calcext:value-type="float">
            <text:p>580336,75</text:p>
          </table:table-cell>
          <table:table-cell office:value-type="float" office:value="1588.87542778919" calcext:value-type="float">
            <text:p>1588,8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16666666666667" calcext:value-type="float">
            <text:p>4,17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10 NOUEMBRIS.</text:p>
          </table:table-cell>
          <table:table-cell office:value-type="string" calcext:value-type="string">
            <text:p>H.6 M.31</text:p>
          </table:table-cell>
          <table:table-cell office:value-type="string" calcext:value-type="string">
            <text:p>Decl. [MS] <text:s/>3 <text:s/>16 1/2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588" calcext:value-type="float">
            <text:p>158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0340.75" calcext:value-type="float">
            <text:p>580340,75</text:p>
          </table:table-cell>
          <table:table-cell office:value-type="float" office:value="1588.88637919233" calcext:value-type="float">
            <text:p>1588,8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.275" calcext:value-type="float">
            <text:p>3,28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10 NOUEMBRIS.</text:p>
          </table:table-cell>
          <table:table-cell office:value-type="string" calcext:value-type="string">
            <text:p>H.6 M.36</text:p>
          </table:table-cell>
          <table:table-cell office:value-type="string" calcext:value-type="string">
            <text:p>3 <text:s/>16 1/2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588" calcext:value-type="float">
            <text:p>158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0340.75" calcext:value-type="float">
            <text:p>580340,75</text:p>
          </table:table-cell>
          <table:table-cell office:value-type="float" office:value="1588.88637919233" calcext:value-type="float">
            <text:p>1588,8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.275" calcext:value-type="float">
            <text:p>3,28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10 NOUEMBRIS.</text:p>
          </table:table-cell>
          <table:table-cell office:value-type="string" calcext:value-type="string">
            <text:p>H.6 M.40</text:p>
          </table:table-cell>
          <table:table-cell office:value-type="string" calcext:value-type="string">
            <text:p>3 <text:s/>16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588" calcext:value-type="float">
            <text:p>158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0340.75" calcext:value-type="float">
            <text:p>580340,75</text:p>
          </table:table-cell>
          <table:table-cell office:value-type="float" office:value="1588.88637919233" calcext:value-type="float">
            <text:p>1588,8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26666666666667" calcext:value-type="float">
            <text:p>3,27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5 DECEMBRIS, MANE.</text:p>
          </table:table-cell>
          <table:table-cell office:value-type="string" calcext:value-type="string">
            <text:p>H.6 M.3 1/2</text:p>
          </table:table-cell>
          <table:table-cell office:value-type="string" calcext:value-type="string">
            <text:p>Declin. [MS] ad Auft. <text:s/>2 <text:s/>4 1/2</text:p>
          </table:table-cell>
          <table:table-cell office:value-type="float" office:value="11" calcext:value-type="float">
            <text:p>11</text:p>
          </table:table-cell>
          <table:table-cell office:value-type="float" office:value="276" calcext:value-type="float">
            <text:p>276</text:p>
          </table:table-cell>
          <table:table-cell office:value-type="float" office:value="1588" calcext:value-type="float">
            <text:p>158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0365.75" calcext:value-type="float">
            <text:p>580365,75</text:p>
          </table:table-cell>
          <table:table-cell office:value-type="float" office:value="1588.95482546201" calcext:value-type="float">
            <text:p>1588,9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.075" calcext:value-type="float">
            <text:p>2,08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5 DECEMBRIS, MANE.</text:p>
          </table:table-cell>
          <table:table-cell office:value-type="string" calcext:value-type="string">
            <text:p>H.6 M.7 3/4</text:p>
          </table:table-cell>
          <table:table-cell office:value-type="string" calcext:value-type="string">
            <text:p>Decl. [MS] repet. alt. pin. <text:s/>2 <text:s/>4 5/6</text:p>
          </table:table-cell>
          <table:table-cell office:value-type="float" office:value="11" calcext:value-type="float">
            <text:p>11</text:p>
          </table:table-cell>
          <table:table-cell office:value-type="float" office:value="276" calcext:value-type="float">
            <text:p>276</text:p>
          </table:table-cell>
          <table:table-cell office:value-type="float" office:value="1588" calcext:value-type="float">
            <text:p>158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0365.75" calcext:value-type="float">
            <text:p>580365,75</text:p>
          </table:table-cell>
          <table:table-cell office:value-type="float" office:value="1588.95482546201" calcext:value-type="float">
            <text:p>1588,9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.08055555555556" calcext:value-type="float">
            <text:p>2,08</text:p>
          </table:table-cell>
          <table:table-cell table:number-columns-repeated="1003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DIE 5 DECEMBRIS, MANE.</text:p>
          </table:table-cell>
          <table:table-cell office:value-type="string" calcext:value-type="string">
            <text:p>H.6 M.15 1/2</text:p>
          </table:table-cell>
          <table:table-cell office:value-type="string" calcext:value-type="string">
            <text:p>Declin. [MS] <text:s/>2 <text:s/>5</text:p>
          </table:table-cell>
          <table:table-cell office:value-type="float" office:value="11" calcext:value-type="float">
            <text:p>11</text:p>
          </table:table-cell>
          <table:table-cell office:value-type="float" office:value="276" calcext:value-type="float">
            <text:p>276</text:p>
          </table:table-cell>
          <table:table-cell office:value-type="float" office:value="1588" calcext:value-type="float">
            <text:p>158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0365.75" calcext:value-type="float">
            <text:p>580365,75</text:p>
          </table:table-cell>
          <table:table-cell office:value-type="float" office:value="1588.95482546201" calcext:value-type="float">
            <text:p>1588,9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08333333333333" calcext:value-type="float">
            <text:p>2,08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2 FEBRUARIJ, MANE.</text:p>
          </table:table-cell>
          <table:table-cell office:value-type="string" calcext:value-type="string">
            <text:p>H.5 M.19</text:p>
          </table:table-cell>
          <table:table-cell office:value-type="string" calcext:value-type="string">
            <text:p>Declin. [MS] <text:s/>13 <text:s/>33 1/6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0434.708333333" calcext:value-type="float">
            <text:p>580434,71</text:p>
          </table:table-cell>
          <table:table-cell office:value-type="float" office:value="1589.14362308921" calcext:value-type="float">
            <text:p>1589,14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-13.5527777777778" calcext:value-type="float">
            <text:p>-13,55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2 FEBRUARIJ, MANE.</text:p>
          </table:table-cell>
          <table:table-cell office:value-type="string" calcext:value-type="string">
            <text:p>H.5 M.19</text:p>
          </table:table-cell>
          <table:table-cell office:value-type="string" calcext:value-type="string">
            <text:p>13 <text:s/>32 1/2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0434.708333333" calcext:value-type="float">
            <text:p>580434,71</text:p>
          </table:table-cell>
          <table:table-cell office:value-type="float" office:value="1589.14362308921" calcext:value-type="float">
            <text:p>1589,14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-13.5416666666667" calcext:value-type="float">
            <text:p>-13,54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9 MARTIJ, MANE.</text:p>
          </table:table-cell>
          <table:table-cell office:value-type="string" calcext:value-type="string">
            <text:p>H.4 M.33</text:p>
          </table:table-cell>
          <table:table-cell office:value-type="string" calcext:value-type="string">
            <text:p>Decl. [MS] <text:s/>13 <text:s/>36 M.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0459.666666667" calcext:value-type="float">
            <text:p>580459,67</text:p>
          </table:table-cell>
          <table:table-cell office:value-type="float" office:value="1589.21195528177" calcext:value-type="float">
            <text:p>1589,21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13.6" calcext:value-type="float">
            <text:p>-13,60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9 MARTIJ, MANE.</text:p>
          </table:table-cell>
          <table:table-cell office:value-type="string" calcext:value-type="string">
            <text:p>H.4 M.33</text:p>
          </table:table-cell>
          <table:table-cell office:value-type="string" calcext:value-type="string">
            <text:p>13 <text:s/>36 1/2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0459.666666667" calcext:value-type="float">
            <text:p>580459,67</text:p>
          </table:table-cell>
          <table:table-cell office:value-type="float" office:value="1589.21195528177" calcext:value-type="float">
            <text:p>1589,21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-13.6083333333333" calcext:value-type="float">
            <text:p>-13,61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9 MARTIJ, MANE.</text:p>
          </table:table-cell>
          <table:table-cell office:value-type="string" calcext:value-type="string">
            <text:p>H.4 M.41 1/3</text:p>
          </table:table-cell>
          <table:table-cell office:value-type="string" calcext:value-type="string">
            <text:p>Declin. [MS] <text:s/>13 <text:s/>36 1/2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0459.666666667" calcext:value-type="float">
            <text:p>580459,67</text:p>
          </table:table-cell>
          <table:table-cell office:value-type="float" office:value="1589.21195528177" calcext:value-type="float">
            <text:p>1589,21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-13.6083333333333" calcext:value-type="float">
            <text:p>-13,61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9 MARTIJ, MANE.</text:p>
          </table:table-cell>
          <table:table-cell office:value-type="string" calcext:value-type="string">
            <text:p>H.4 M.41 1/3</text:p>
          </table:table-cell>
          <table:table-cell office:value-type="string" calcext:value-type="string">
            <text:p>alt. <text:s/>13 <text:s/>36 1/4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0459.666666667" calcext:value-type="float">
            <text:p>580459,67</text:p>
          </table:table-cell>
          <table:table-cell office:value-type="float" office:value="1589.21195528177" calcext:value-type="float">
            <text:p>1589,21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-13.6041666666667" calcext:value-type="float">
            <text:p>-13,60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0 MARTIJ.</text:p>
          </table:table-cell>
          <table:table-cell office:value-type="string" calcext:value-type="string">
            <text:p>H.2 M.50 1/3</text:p>
          </table:table-cell>
          <table:table-cell office:value-type="string" calcext:value-type="string">
            <text:p>Declin. [MS] <text:s/>13 <text:s/>37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0460.583333333" calcext:value-type="float">
            <text:p>580460,58</text:p>
          </table:table-cell>
          <table:table-cell office:value-type="float" office:value="1589.21446497833" calcext:value-type="float">
            <text:p>1589,21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-13.6166666666667" calcext:value-type="float">
            <text:p>-13,62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0 MARTIJ.</text:p>
          </table:table-cell>
          <table:table-cell office:value-type="string" calcext:value-type="string">
            <text:p>H.2 M.50 1/3</text:p>
          </table:table-cell>
          <table:table-cell office:value-type="string" calcext:value-type="string">
            <text:p>alt. pin. <text:s/>13 <text:s/>37 1/3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0460.583333333" calcext:value-type="float">
            <text:p>580460,58</text:p>
          </table:table-cell>
          <table:table-cell office:value-type="float" office:value="1589.21446497833" calcext:value-type="float">
            <text:p>1589,21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-13.6222222222222" calcext:value-type="float">
            <text:p>-13,62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2 MARTIJ, MANE.</text:p>
          </table:table-cell>
          <table:table-cell office:value-type="string" calcext:value-type="string">
            <text:p>H.2 M.35</text:p>
          </table:table-cell>
          <table:table-cell office:value-type="string" calcext:value-type="string">
            <text:p>Declinatio [MS] <text:s/>13 <text:s/>36 1/2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0462.583333333" calcext:value-type="float">
            <text:p>580462,58</text:p>
          </table:table-cell>
          <table:table-cell office:value-type="float" office:value="1589.2199406799" calcext:value-type="float">
            <text:p>1589,22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-13.6083333333333" calcext:value-type="float">
            <text:p>-13,61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2 MARTIJ, MANE.</text:p>
          </table:table-cell>
          <table:table-cell office:value-type="string" calcext:value-type="string">
            <text:p>H.2 M.35</text:p>
          </table:table-cell>
          <table:table-cell office:value-type="string" calcext:value-type="string">
            <text:p>alt 13 <text:s/>37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0462.583333333" calcext:value-type="float">
            <text:p>580462,58</text:p>
          </table:table-cell>
          <table:table-cell office:value-type="float" office:value="1589.2199406799" calcext:value-type="float">
            <text:p>1589,22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-13.6166666666667" calcext:value-type="float">
            <text:p>-13,62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4 MARTIJ, MANE.</text:p>
          </table:table-cell>
          <table:table-cell office:value-type="string" calcext:value-type="string">
            <text:p>H.2 M.35</text:p>
          </table:table-cell>
          <table:table-cell office:value-type="string" calcext:value-type="string">
            <text:p>Decl. [MS] Auft. per Arm. <text:s/>13 <text:s/>37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0464.583333333" calcext:value-type="float">
            <text:p>580464,58</text:p>
          </table:table-cell>
          <table:table-cell office:value-type="float" office:value="1589.22541638147" calcext:value-type="float">
            <text:p>1589,23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-13.6166666666667" calcext:value-type="float">
            <text:p>-13,62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4 MARTIJ, MANE.</text:p>
          </table:table-cell>
          <table:table-cell office:value-type="string" calcext:value-type="string">
            <text:p>H.2 M.35</text:p>
          </table:table-cell>
          <table:table-cell office:value-type="string" calcext:value-type="string">
            <text:p>13 <text:s/>36 1/2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0464.583333333" calcext:value-type="float">
            <text:p>580464,58</text:p>
          </table:table-cell>
          <table:table-cell office:value-type="float" office:value="1589.22541638147" calcext:value-type="float">
            <text:p>1589,23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-13.6083333333333" calcext:value-type="float">
            <text:p>-13,61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6 MARTIJ, MANE.</text:p>
          </table:table-cell>
          <table:table-cell office:value-type="string" calcext:value-type="string">
            <text:p>H.2 M.40</text:p>
          </table:table-cell>
          <table:table-cell office:value-type="string" calcext:value-type="string">
            <text:p>Decl. [MS] Mer. per Arm. <text:s/>13 <text:s/>36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0466.583333333" calcext:value-type="float">
            <text:p>580466,58</text:p>
          </table:table-cell>
          <table:table-cell office:value-type="float" office:value="1589.23089208305" calcext:value-type="float">
            <text:p>1589,23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13.6" calcext:value-type="float">
            <text:p>-13,60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6 MARTIJ, MANE.</text:p>
          </table:table-cell>
          <table:table-cell office:value-type="string" calcext:value-type="string">
            <text:p>H.2 M.40</text:p>
          </table:table-cell>
          <table:table-cell office:value-type="string" calcext:value-type="string">
            <text:p>alt. <text:s/>13 <text:s/>35 5/6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0466.583333333" calcext:value-type="float">
            <text:p>580466,58</text:p>
          </table:table-cell>
          <table:table-cell office:value-type="float" office:value="1589.23089208305" calcext:value-type="float">
            <text:p>1589,23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-13.5972222222222" calcext:value-type="float">
            <text:p>-13,60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3 MARTIJ, MANE.</text:p>
          </table:table-cell>
          <table:table-cell office:value-type="string" calcext:value-type="string">
            <text:p>H.2 M.49 2/3</text:p>
          </table:table-cell>
          <table:table-cell office:value-type="string" calcext:value-type="string">
            <text:p>Erat [MS] Declin. <text:s/>13 <text:s/>26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0473.583333333" calcext:value-type="float">
            <text:p>580473,58</text:p>
          </table:table-cell>
          <table:table-cell office:value-type="float" office:value="1589.25005703856" calcext:value-type="float">
            <text:p>1589,25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-13.4333333333333" calcext:value-type="float">
            <text:p>-13,43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3 MARTIJ, MANE.</text:p>
          </table:table-cell>
          <table:table-cell office:value-type="string" calcext:value-type="string">
            <text:p>H.2 M.49 2/3</text:p>
          </table:table-cell>
          <table:table-cell office:value-type="string" calcext:value-type="string">
            <text:p>per Armill. <text:s/>Auft. <text:s/>13 <text:s/>26 1/4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0473.583333333" calcext:value-type="float">
            <text:p>580473,58</text:p>
          </table:table-cell>
          <table:table-cell office:value-type="float" office:value="1589.25005703856" calcext:value-type="float">
            <text:p>1589,25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-13.4375" calcext:value-type="float">
            <text:p>-13,44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3 MARTIJ, MANE.</text:p>
          </table:table-cell>
          <table:table-cell office:value-type="string" calcext:value-type="string">
            <text:p>H.3 M.27 S.25</text:p>
          </table:table-cell>
          <table:table-cell office:value-type="string" calcext:value-type="string">
            <text:p>Declin. U, vtroques <text:s/>13 <text:s/>26 1/4 M.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473.625" calcext:value-type="float">
            <text:p>580473,63</text:p>
          </table:table-cell>
          <table:table-cell office:value-type="float" office:value="1589.25017111567" calcext:value-type="float">
            <text:p>1589,25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-13.4375" calcext:value-type="float">
            <text:p>-13,44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4 APRILIS, VESPERI</text:p>
          </table:table-cell>
          <table:table-cell office:value-type="string" calcext:value-type="string">
            <text:p>H.10 <text:s/>M.8 5/6</text:p>
          </table:table-cell>
          <table:table-cell office:value-type="string" calcext:value-type="string">
            <text:p>Declin. [MS] <text:s/>12 <text:s/>41 2/3 M.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0485.916666667" calcext:value-type="float">
            <text:p>580485,92</text:p>
          </table:table-cell>
          <table:table-cell office:value-type="float" office:value="1589.28382386493" calcext:value-type="float">
            <text:p>1589,28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-12.6944444444444" calcext:value-type="float">
            <text:p>-12,69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4 APRILIS, VESPERI</text:p>
          </table:table-cell>
          <table:table-cell office:value-type="string" calcext:value-type="string">
            <text:p>H.11 14 1/4</text:p>
          </table:table-cell>
          <table:table-cell office:value-type="string" calcext:value-type="string">
            <text:p>Decl. [MS] M. <text:s/>12 <text:s/>40 1/3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0485.958333333" calcext:value-type="float">
            <text:p>580485,96</text:p>
          </table:table-cell>
          <table:table-cell office:value-type="float" office:value="1589.28393794205" calcext:value-type="float">
            <text:p>1589,28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-12.6722222222222" calcext:value-type="float">
            <text:p>-12,67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4 APRILIS, VESPERI</text:p>
          </table:table-cell>
          <table:table-cell office:value-type="string" calcext:value-type="string">
            <text:p>H.11 14 1/4</text:p>
          </table:table-cell>
          <table:table-cell office:value-type="string" calcext:value-type="string">
            <text:p>alt. <text:s/>12 <text:s/>40 1/2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0485.958333333" calcext:value-type="float">
            <text:p>580485,96</text:p>
          </table:table-cell>
          <table:table-cell office:value-type="float" office:value="1589.28393794205" calcext:value-type="float">
            <text:p>1589,28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-12.675" calcext:value-type="float">
            <text:p>-12,68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8 APRILIS.</text:p>
          </table:table-cell>
          <table:table-cell office:value-type="string" calcext:value-type="string">
            <text:p>H.12 M.45 1/2</text:p>
          </table:table-cell>
          <table:table-cell office:value-type="string" calcext:value-type="string">
            <text:p>Declin. [MS] M., vtroq <text:s/>12 <text:s/>27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0490" calcext:value-type="float">
            <text:p>580490,00</text:p>
          </table:table-cell>
          <table:table-cell office:value-type="float" office:value="1589.29500342231" calcext:value-type="float">
            <text:p>1589,30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12.45" calcext:value-type="float">
            <text:p>-12,45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3 APRILIS, VESPERI</text:p>
          </table:table-cell>
          <table:table-cell office:value-type="string" calcext:value-type="string">
            <text:p>H.11 M.12</text:p>
          </table:table-cell>
          <table:table-cell office:value-type="string" calcext:value-type="string">
            <text:p>Declin. [MS] M. <text:s/>12 <text:s/>2 1/2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0494.958333333" calcext:value-type="float">
            <text:p>580494,96</text:p>
          </table:table-cell>
          <table:table-cell office:value-type="float" office:value="1589.30857859913" calcext:value-type="float">
            <text:p>1589,31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2.0416666666667" calcext:value-type="float">
            <text:p>-12,04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3 APRILIS, VESPERI</text:p>
          </table:table-cell>
          <table:table-cell office:value-type="string" calcext:value-type="string">
            <text:p>H.11 M.12</text:p>
          </table:table-cell>
          <table:table-cell office:value-type="string" calcext:value-type="string">
            <text:p>12 <text:s/>2 3/4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0494.958333333" calcext:value-type="float">
            <text:p>580494,96</text:p>
          </table:table-cell>
          <table:table-cell office:value-type="float" office:value="1589.30857859913" calcext:value-type="float">
            <text:p>1589,31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-12.0458333333333" calcext:value-type="float">
            <text:p>-12,05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3 APRILIS, VESPERI</text:p>
          </table:table-cell>
          <table:table-cell office:value-type="string" calcext:value-type="string">
            <text:p>H.12 <text:s/>M.23 1/3</text:p>
          </table:table-cell>
          <table:table-cell office:value-type="string" calcext:value-type="string">
            <text:p>Declinatio [MS] <text:s/>11 <text:s/>53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0495" calcext:value-type="float">
            <text:p>580495,00</text:p>
          </table:table-cell>
          <table:table-cell office:value-type="float" office:value="1589.30869267625" calcext:value-type="float">
            <text:p>1589,31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-11.8833333333333" calcext:value-type="float">
            <text:p>-11,88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3 APRILIS, VESPERI</text:p>
          </table:table-cell>
          <table:table-cell office:value-type="string" calcext:value-type="string">
            <text:p>H.12 <text:s/>M.23 1/3</text:p>
          </table:table-cell>
          <table:table-cell office:value-type="string" calcext:value-type="string">
            <text:p>11 <text:s/>53 1/4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0495" calcext:value-type="float">
            <text:p>580495,00</text:p>
          </table:table-cell>
          <table:table-cell office:value-type="float" office:value="1589.30869267625" calcext:value-type="float">
            <text:p>1589,31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-11.8875" calcext:value-type="float">
            <text:p>-11,89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0 APRILIS, VESPERI.</text:p>
          </table:table-cell>
          <table:table-cell office:value-type="string" calcext:value-type="string">
            <text:p>H.10 M.49 1/3</text:p>
          </table:table-cell>
          <table:table-cell office:value-type="string" calcext:value-type="string">
            <text:p>Declinatio [MS] <text:s/>11 <text:s/>27 M.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0501.916666667" calcext:value-type="float">
            <text:p>580501,92</text:p>
          </table:table-cell>
          <table:table-cell office:value-type="float" office:value="1589.32762947753" calcext:value-type="float">
            <text:p>1589,33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11.45" calcext:value-type="float">
            <text:p>-11,45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0 APRILIS, VESPERI.</text:p>
          </table:table-cell>
          <table:table-cell office:value-type="string" calcext:value-type="string">
            <text:p>H.10 M.49 1/3</text:p>
          </table:table-cell>
          <table:table-cell office:value-type="string" calcext:value-type="string">
            <text:p>alt. <text:s/>11 <text:s/>27 1/4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0501.916666667" calcext:value-type="float">
            <text:p>580501,92</text:p>
          </table:table-cell>
          <table:table-cell office:value-type="float" office:value="1589.32762947753" calcext:value-type="float">
            <text:p>1589,33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-11.4541666666667" calcext:value-type="float">
            <text:p>-11,45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0 APRILIS, VESPERI.</text:p>
          </table:table-cell>
          <table:table-cell office:value-type="string" calcext:value-type="string">
            <text:p>H. 11 <text:s/>M.4 1/3</text:p>
          </table:table-cell>
          <table:table-cell office:value-type="string" calcext:value-type="string">
            <text:p>Declin. [MS] <text:s/>11 <text:s/>27 3/4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0501.958333333" calcext:value-type="float">
            <text:p>580501,96</text:p>
          </table:table-cell>
          <table:table-cell office:value-type="float" office:value="1589.32774355464" calcext:value-type="float">
            <text:p>1589,33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-11.4625" calcext:value-type="float">
            <text:p>-11,46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0 APRILIS, VESPERI.</text:p>
          </table:table-cell>
          <table:table-cell office:value-type="string" calcext:value-type="string">
            <text:p>H. 11 <text:s/>M.4 1/3</text:p>
          </table:table-cell>
          <table:table-cell office:value-type="string" calcext:value-type="string">
            <text:p>11 <text:s/>27 5/6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0501.958333333" calcext:value-type="float">
            <text:p>580501,96</text:p>
          </table:table-cell>
          <table:table-cell office:value-type="float" office:value="1589.32774355464" calcext:value-type="float">
            <text:p>1589,33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-11.4638888888889" calcext:value-type="float">
            <text:p>-11,46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5 <text:s/>APRILIS.</text:p>
          </table:table-cell>
          <table:table-cell office:value-type="string" calcext:value-type="string">
            <text:p>H.11 <text:s/>22 1/6</text:p>
          </table:table-cell>
          <table:table-cell office:value-type="string" calcext:value-type="string">
            <text:p>Declin. [MS] <text:s/>Merid. <text:s/>12 <text:s/>40 1/2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0486.958333333" calcext:value-type="float">
            <text:p>580486,96</text:p>
          </table:table-cell>
          <table:table-cell office:value-type="float" office:value="1589.28667579284" calcext:value-type="float">
            <text:p>1589,29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-12.675" calcext:value-type="float">
            <text:p>-12,68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5 <text:s/>APRILIS.</text:p>
          </table:table-cell>
          <table:table-cell office:value-type="string" calcext:value-type="string">
            <text:p>H.11 <text:s/>M.44</text:p>
          </table:table-cell>
          <table:table-cell office:value-type="string" calcext:value-type="string">
            <text:p>Declin. [MS] M. <text:s/>12 <text:s/>40 2/3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0486.958333333" calcext:value-type="float">
            <text:p>580486,96</text:p>
          </table:table-cell>
          <table:table-cell office:value-type="float" office:value="1589.28667579284" calcext:value-type="float">
            <text:p>1589,29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12.6777777777778" calcext:value-type="float">
            <text:p>-12,68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8 APRILIS, P.M.N.</text:p>
          </table:table-cell>
          <table:table-cell office:value-type="string" calcext:value-type="string">
            <text:p>H.12 M.50</text:p>
          </table:table-cell>
          <table:table-cell office:value-type="string" calcext:value-type="string">
            <text:p>Declin. M. [MS] <text:s/>12 <text:s/>27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0490" calcext:value-type="float">
            <text:p>580490,00</text:p>
          </table:table-cell>
          <table:table-cell office:value-type="float" office:value="1589.29500342231" calcext:value-type="float">
            <text:p>1589,30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12.45" calcext:value-type="float">
            <text:p>-12,45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3 APRILIS, NOCTU.</text:p>
          </table:table-cell>
          <table:table-cell office:value-type="string" calcext:value-type="string">
            <text:p>H.11 M.16 1/2</text:p>
          </table:table-cell>
          <table:table-cell office:value-type="string" calcext:value-type="string">
            <text:p>Declin. [MS] Merid. <text:s/>12 <text:s/>2 <text:s/>40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0495" calcext:value-type="float">
            <text:p>580495,00</text:p>
          </table:table-cell>
          <table:table-cell office:value-type="float" office:value="1589.30869267625" calcext:value-type="float">
            <text:p>1589,31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2.0333333333333" calcext:value-type="float">
            <text:p>-12,03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5 APRILIS.</text:p>
          </table:table-cell>
          <table:table-cell office:value-type="string" calcext:value-type="string">
            <text:p>H.11 M.56</text:p>
          </table:table-cell>
          <table:table-cell office:value-type="string" calcext:value-type="string">
            <text:p>Declin. [MS] M. <text:s/>11 <text:s/>52 1/2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0497" calcext:value-type="float">
            <text:p>580497,00</text:p>
          </table:table-cell>
          <table:table-cell office:value-type="float" office:value="1589.31416837782" calcext:value-type="float">
            <text:p>1589,31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-11.875" calcext:value-type="float">
            <text:p>-11,88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0 APRILIS.</text:p>
          </table:table-cell>
          <table:table-cell office:value-type="string" calcext:value-type="string">
            <text:p>H.11 M.1 1/2</text:p>
          </table:table-cell>
          <table:table-cell office:value-type="string" calcext:value-type="string">
            <text:p>Declin. [MS] auft. <text:s/>11 <text:s/>27 1/2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0502" calcext:value-type="float">
            <text:p>580502,00</text:p>
          </table:table-cell>
          <table:table-cell office:value-type="float" office:value="1589.32785763176" calcext:value-type="float">
            <text:p>1589,33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-11.4583333333333" calcext:value-type="float">
            <text:p>-11,46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2 APRILIS.</text:p>
          </table:table-cell>
          <table:table-cell office:value-type="string" calcext:value-type="string">
            <text:p>H.11 M.18</text:p>
          </table:table-cell>
          <table:table-cell office:value-type="string" calcext:value-type="string">
            <text:p>Declin. [MS] <text:s/>11 <text:s/>18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0504" calcext:value-type="float">
            <text:p>580504,00</text:p>
          </table:table-cell>
          <table:table-cell office:value-type="float" office:value="1589.33333333333" calcext:value-type="float">
            <text:p>1589,33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11.3" calcext:value-type="float">
            <text:p>-11,30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2 APRILIS.</text:p>
          </table:table-cell>
          <table:table-cell office:value-type="string" calcext:value-type="string">
            <text:p>H.11 M.18</text:p>
          </table:table-cell>
          <table:table-cell office:value-type="string" calcext:value-type="string">
            <text:p>alt. <text:s/>11 <text:s/>18 1/4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0504" calcext:value-type="float">
            <text:p>580504,00</text:p>
          </table:table-cell>
          <table:table-cell office:value-type="float" office:value="1589.33333333333" calcext:value-type="float">
            <text:p>1589,33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-11.3041666666667" calcext:value-type="float">
            <text:p>-11,30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3 APRILIS.</text:p>
          </table:table-cell>
          <table:table-cell office:value-type="string" calcext:value-type="string">
            <text:p>H.10 M.36 2/3</text:p>
          </table:table-cell>
          <table:table-cell office:value-type="string" calcext:value-type="string">
            <text:p>Declin. [MS] <text:s/>11 <text:s/>13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0504.916666667" calcext:value-type="float">
            <text:p>580504,92</text:p>
          </table:table-cell>
          <table:table-cell office:value-type="float" office:value="1589.33584302989" calcext:value-type="float">
            <text:p>1589,34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11.2166666666667" calcext:value-type="float">
            <text:p>-11,22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3 APRILIS.</text:p>
          </table:table-cell>
          <table:table-cell office:value-type="string" calcext:value-type="string">
            <text:p>H.10 M.36 2/3</text:p>
          </table:table-cell>
          <table:table-cell office:value-type="string" calcext:value-type="string">
            <text:p>alt. <text:s/>11 <text:s/>12 5/6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0504.916666667" calcext:value-type="float">
            <text:p>580504,92</text:p>
          </table:table-cell>
          <table:table-cell office:value-type="float" office:value="1589.33584302989" calcext:value-type="float">
            <text:p>1589,34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-11.2138888888889" calcext:value-type="float">
            <text:p>-11,21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4 APRILIS.</text:p>
          </table:table-cell>
          <table:table-cell office:value-type="string" calcext:value-type="string">
            <text:p>H.10 M.53 5/6</text:p>
          </table:table-cell>
          <table:table-cell office:value-type="string" calcext:value-type="string">
            <text:p>Decl. [MS] per Armill. <text:s/>11 <text:s/>9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0505.916666667" calcext:value-type="float">
            <text:p>580505,92</text:p>
          </table:table-cell>
          <table:table-cell office:value-type="float" office:value="1589.33858088068" calcext:value-type="float">
            <text:p>1589,34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11.15" calcext:value-type="float">
            <text:p>-11,15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4 APRILIS.</text:p>
          </table:table-cell>
          <table:table-cell office:value-type="string" calcext:value-type="string">
            <text:p>H.10 M.53 5/6</text:p>
          </table:table-cell>
          <table:table-cell office:value-type="string" calcext:value-type="string">
            <text:p>11 <text:s/>9 2/3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0505.916666667" calcext:value-type="float">
            <text:p>580505,92</text:p>
          </table:table-cell>
          <table:table-cell office:value-type="float" office:value="1589.33858088068" calcext:value-type="float">
            <text:p>1589,34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-11.1611111111111" calcext:value-type="float">
            <text:p>-11,16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6 APRILIS.</text:p>
          </table:table-cell>
          <table:table-cell office:value-type="string" calcext:value-type="string">
            <text:p>H.11 M.8 1/2</text:p>
          </table:table-cell>
          <table:table-cell office:value-type="string" calcext:value-type="string">
            <text:p>Decl. [MS] per Arm. <text:s/>11 <text:s/>0 1/2</text:p>
          </table:table-cell>
          <table:table-cell office:value-type="float" office:value="11" calcext:value-type="float">
            <text:p>11</text:p>
          </table:table-cell>
          <table:table-cell office:value-type="float" office:value="334" calcext:value-type="float">
            <text:p>334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0507.958333333" calcext:value-type="float">
            <text:p>580507,96</text:p>
          </table:table-cell>
          <table:table-cell office:value-type="float" office:value="1589.34417065937" calcext:value-type="float">
            <text:p>1589,34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1.0083333333333" calcext:value-type="float">
            <text:p>-11,01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26 APRILIS.</text:p>
          </table:table-cell>
          <table:table-cell office:value-type="string" calcext:value-type="string">
            <text:p>H.11 M.8 1/2</text:p>
          </table:table-cell>
          <table:table-cell office:value-type="string" calcext:value-type="string">
            <text:p>alt. <text:s/>11 <text:s/>0 1/6</text:p>
          </table:table-cell>
          <table:table-cell office:value-type="float" office:value="11" calcext:value-type="float">
            <text:p>11</text:p>
          </table:table-cell>
          <table:table-cell office:value-type="float" office:value="334" calcext:value-type="float">
            <text:p>334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0507.958333333" calcext:value-type="float">
            <text:p>580507,96</text:p>
          </table:table-cell>
          <table:table-cell office:value-type="float" office:value="1589.34417065937" calcext:value-type="float">
            <text:p>1589,34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1.0027777777778" calcext:value-type="float">
            <text:p>-11,00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6. MAIJ ex obferuationibus protocollo infcriptis.</text:p>
          </table:table-cell>
          <table:table-cell office:value-type="string" calcext:value-type="string">
            <text:p>H.11 1/3</text:p>
          </table:table-cell>
          <table:table-cell office:value-type="string" calcext:value-type="string">
            <text:p>Declinatio [MS] <text:s/>10 <text:s/>22 1/2 M.</text:p>
          </table:table-cell>
          <table:table-cell office:value-type="float" office:value="11" calcext:value-type="float">
            <text:p>11</text:p>
          </table:table-cell>
          <table:table-cell office:value-type="float" office:value="335" calcext:value-type="float">
            <text:p>335</text:p>
          </table:table-cell>
          <table:table-cell office:value-type="float" office:value="1589" calcext:value-type="float">
            <text:p>15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0517.958333333" calcext:value-type="float">
            <text:p>580517,96</text:p>
          </table:table-cell>
          <table:table-cell office:value-type="float" office:value="1589.37154916724" calcext:value-type="float">
            <text:p>1589,37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-10.375" calcext:value-type="float">
            <text:p>-10,38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15 SEPTEMBRIS.</text:p>
          </table:table-cell>
          <table:table-cell/>
          <table:table-cell office:value-type="string" calcext:value-type="string">
            <text:p>Declin. vifa [MS] <text:s/>24 <text:s/>33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float" office:value="1589" calcext:value-type="float">
            <text:p>158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0649.5" calcext:value-type="float">
            <text:p>580649,50</text:p>
          </table:table-cell>
          <table:table-cell office:value-type="float" office:value="1589.73169062286" calcext:value-type="float">
            <text:p>1589,73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-24.55" calcext:value-type="float">
            <text:p>-24,55</text:p>
          </table:table-cell>
          <table:table-cell table:number-columns-repeated="1003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IE 1 NOUEMBRIS</text:p>
          </table:table-cell>
          <table:table-cell office:value-type="string" calcext:value-type="string">
            <text:p>H.6 <text:s/>M.10</text:p>
          </table:table-cell>
          <table:table-cell office:value-type="string" calcext:value-type="string">
            <text:p>Declinatio [MS] <text:s/>23 <text:s/>22 M.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float" office:value="1589" calcext:value-type="float">
            <text:p>158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0696.75" calcext:value-type="float">
            <text:p>580696,75</text:p>
          </table:table-cell>
          <table:table-cell office:value-type="float" office:value="1589.86105407255" calcext:value-type="float">
            <text:p>1589,86</text:p>
          </table:table-cell>
          <table:table-cell office:value-type="float" office:value="-1" calcext:value-type="float">
            <text:p>-1,0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-23.3666666666667" calcext:value-type="float">
            <text:p>-23,37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4 MARTIJ, VESPERI.</text:p>
          </table:table-cell>
          <table:table-cell office:value-type="string" calcext:value-type="string">
            <text:p>H.7 M.5 5/6</text:p>
          </table:table-cell>
          <table:table-cell office:value-type="string" calcext:value-type="string">
            <text:p>Decl. [MS] B. <text:s/>9 <text:s/>2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0819.791666667" calcext:value-type="float">
            <text:p>580819,79</text:p>
          </table:table-cell>
          <table:table-cell office:value-type="float" office:value="1590.19792379649" calcext:value-type="float">
            <text:p>1590,20</text:p>
          </table:table-cell>
          <table:table-cell office:value-type="float" office:value="-1" calcext:value-type="float">
            <text:p>-1,0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-9.43333333333333" calcext:value-type="float">
            <text:p>-9,43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4 MARTIJ, VESPERI.</text:p>
          </table:table-cell>
          <table:table-cell office:value-type="string" calcext:value-type="string">
            <text:p>H.7 M.5 5/6</text:p>
          </table:table-cell>
          <table:table-cell office:value-type="string" calcext:value-type="string">
            <text:p>9 <text:s/>26 1/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0819.791666667" calcext:value-type="float">
            <text:p>580819,79</text:p>
          </table:table-cell>
          <table:table-cell office:value-type="float" office:value="1590.19792379649" calcext:value-type="float">
            <text:p>1590,20</text:p>
          </table:table-cell>
          <table:table-cell office:value-type="float" office:value="-1" calcext:value-type="float">
            <text:p>-1,0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-9.44166666666667" calcext:value-type="float">
            <text:p>-9,44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4 MARTIJ, VESPERI.</text:p>
          </table:table-cell>
          <table:table-cell office:value-type="string" calcext:value-type="string">
            <text:p>H.7 M.9 2/3</text:p>
          </table:table-cell>
          <table:table-cell office:value-type="string" calcext:value-type="string">
            <text:p>9 <text:s/>2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0819.791666667" calcext:value-type="float">
            <text:p>580819,79</text:p>
          </table:table-cell>
          <table:table-cell office:value-type="float" office:value="1590.19792379649" calcext:value-type="float">
            <text:p>1590,20</text:p>
          </table:table-cell>
          <table:table-cell office:value-type="float" office:value="-1" calcext:value-type="float">
            <text:p>-1,0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-9.43333333333333" calcext:value-type="float">
            <text:p>-9,43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4 MARTIJ, VESPERI.</text:p>
          </table:table-cell>
          <table:table-cell office:value-type="string" calcext:value-type="string">
            <text:p>H.7 M.9 2/3</text:p>
          </table:table-cell>
          <table:table-cell office:value-type="string" calcext:value-type="string">
            <text:p>9 <text:s/>26 2/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0819.791666667" calcext:value-type="float">
            <text:p>580819,79</text:p>
          </table:table-cell>
          <table:table-cell office:value-type="float" office:value="1590.19792379649" calcext:value-type="float">
            <text:p>1590,20</text:p>
          </table:table-cell>
          <table:table-cell office:value-type="float" office:value="-1" calcext:value-type="float">
            <text:p>-1,0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-9.44444444444444" calcext:value-type="float">
            <text:p>-9,44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4 MARTIJ, VESPERI.</text:p>
          </table:table-cell>
          <table:table-cell office:value-type="string" calcext:value-type="string">
            <text:p>H.7 M.12 5/6</text:p>
          </table:table-cell>
          <table:table-cell office:value-type="string" calcext:value-type="string">
            <text:p>9 <text:s/>28 3/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0819.791666667" calcext:value-type="float">
            <text:p>580819,79</text:p>
          </table:table-cell>
          <table:table-cell office:value-type="float" office:value="1590.19792379649" calcext:value-type="float">
            <text:p>1590,20</text:p>
          </table:table-cell>
          <table:table-cell office:value-type="float" office:value="-1" calcext:value-type="float">
            <text:p>-1,0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-9.47916666666667" calcext:value-type="float">
            <text:p>-9,48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4 MARTIJ, VESPERI.</text:p>
          </table:table-cell>
          <table:table-cell office:value-type="string" calcext:value-type="string">
            <text:p>H.7 M.12 5/6</text:p>
          </table:table-cell>
          <table:table-cell office:value-type="string" calcext:value-type="string">
            <text:p>9 <text:s/>2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0819.791666667" calcext:value-type="float">
            <text:p>580819,79</text:p>
          </table:table-cell>
          <table:table-cell office:value-type="float" office:value="1590.19792379649" calcext:value-type="float">
            <text:p>1590,20</text:p>
          </table:table-cell>
          <table:table-cell office:value-type="float" office:value="-1" calcext:value-type="float">
            <text:p>-1,0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-9.48333333333333" calcext:value-type="float">
            <text:p>-9,48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6 OCTOBRIS, MANE.</text:p>
          </table:table-cell>
          <table:table-cell/>
          <table:table-cell office:value-type="string" calcext:value-type="string">
            <text:p>Declin. [MS] <text:s/>6 <text:s/>1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81035.5" calcext:value-type="float">
            <text:p>581035,50</text:p>
          </table:table-cell>
          <table:table-cell office:value-type="float" office:value="1590.78850102669" calcext:value-type="float">
            <text:p>1590,79</text:p>
          </table:table-cell>
          <table:table-cell office:value-type="float" office:value="-1" calcext:value-type="float">
            <text:p>-1,0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6.23333333333333" calcext:value-type="float">
            <text:p>-6,23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6 OCTOBRIS, MANE.</text:p>
          </table:table-cell>
          <table:table-cell/>
          <table:table-cell office:value-type="string" calcext:value-type="string">
            <text:p>6 <text:s/>14 1/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81035.5" calcext:value-type="float">
            <text:p>581035,50</text:p>
          </table:table-cell>
          <table:table-cell office:value-type="float" office:value="1590.78850102669" calcext:value-type="float">
            <text:p>1590,79</text:p>
          </table:table-cell>
          <table:table-cell office:value-type="float" office:value="-1" calcext:value-type="float">
            <text:p>-1,0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6.24166666666667" calcext:value-type="float">
            <text:p>-6,24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6 OCTOBRIS, MANE.</text:p>
          </table:table-cell>
          <table:table-cell/>
          <table:table-cell office:value-type="string" calcext:value-type="string">
            <text:p>Vicerverfa <text:s/>6 <text:s/>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81035.5" calcext:value-type="float">
            <text:p>581035,50</text:p>
          </table:table-cell>
          <table:table-cell office:value-type="float" office:value="1590.78850102669" calcext:value-type="float">
            <text:p>1590,79</text:p>
          </table:table-cell>
          <table:table-cell office:value-type="float" office:value="-1" calcext:value-type="float">
            <text:p>-1,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6.21666666666667" calcext:value-type="float">
            <text:p>-6,22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6 OCTOBRIS, MANE.</text:p>
          </table:table-cell>
          <table:table-cell/>
          <table:table-cell office:value-type="string" calcext:value-type="string">
            <text:p>6 <text:s/>12 1/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81035.5" calcext:value-type="float">
            <text:p>581035,50</text:p>
          </table:table-cell>
          <table:table-cell office:value-type="float" office:value="1590.78850102669" calcext:value-type="float">
            <text:p>1590,79</text:p>
          </table:table-cell>
          <table:table-cell office:value-type="float" office:value="-1" calcext:value-type="float">
            <text:p>-1,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-6.20833333333333" calcext:value-type="float">
            <text:p>-6,21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10 OCTOBRIS.</text:p>
          </table:table-cell>
          <table:table-cell office:value-type="string" calcext:value-type="string">
            <text:p>H.5 M.51</text:p>
          </table:table-cell>
          <table:table-cell office:value-type="string" calcext:value-type="string">
            <text:p>Decl. [MS] <text:s/>5 <text:s/>1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039.708333333" calcext:value-type="float">
            <text:p>581039,71</text:p>
          </table:table-cell>
          <table:table-cell office:value-type="float" office:value="1590.80002281542" calcext:value-type="float">
            <text:p>1590,80</text:p>
          </table:table-cell>
          <table:table-cell office:value-type="float" office:value="-1" calcext:value-type="float">
            <text:p>-1,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5.2" calcext:value-type="float">
            <text:p>-5,20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10 OCTOBRIS.</text:p>
          </table:table-cell>
          <table:table-cell office:value-type="string" calcext:value-type="string">
            <text:p>H.5 M.51</text:p>
          </table:table-cell>
          <table:table-cell office:value-type="string" calcext:value-type="string">
            <text:p>5 <text:s/>1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039.708333333" calcext:value-type="float">
            <text:p>581039,71</text:p>
          </table:table-cell>
          <table:table-cell office:value-type="float" office:value="1590.80002281542" calcext:value-type="float">
            <text:p>1590,80</text:p>
          </table:table-cell>
          <table:table-cell office:value-type="float" office:value="-1" calcext:value-type="float">
            <text:p>-1,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5.25" calcext:value-type="float">
            <text:p>-5,25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10 OCTOBRIS.</text:p>
          </table:table-cell>
          <table:table-cell office:value-type="string" calcext:value-type="string">
            <text:p>H.5 M.54 1/2</text:p>
          </table:table-cell>
          <table:table-cell office:value-type="string" calcext:value-type="string">
            <text:p>5 <text:s/>11 1/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039.708333333" calcext:value-type="float">
            <text:p>581039,71</text:p>
          </table:table-cell>
          <table:table-cell office:value-type="float" office:value="1590.80002281542" calcext:value-type="float">
            <text:p>1590,80</text:p>
          </table:table-cell>
          <table:table-cell office:value-type="float" office:value="-1" calcext:value-type="float">
            <text:p>-1,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-5.19166666666667" calcext:value-type="float">
            <text:p>-5,19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10 OCTOBRIS.</text:p>
          </table:table-cell>
          <table:table-cell office:value-type="string" calcext:value-type="string">
            <text:p>H.5 M.54 1/2</text:p>
          </table:table-cell>
          <table:table-cell office:value-type="string" calcext:value-type="string">
            <text:p>5 <text:s/>1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039.708333333" calcext:value-type="float">
            <text:p>581039,71</text:p>
          </table:table-cell>
          <table:table-cell office:value-type="float" office:value="1590.80002281542" calcext:value-type="float">
            <text:p>1590,80</text:p>
          </table:table-cell>
          <table:table-cell office:value-type="float" office:value="-1" calcext:value-type="float">
            <text:p>-1,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5.2" calcext:value-type="float">
            <text:p>-5,20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31 OCTOBRIS.</text:p>
          </table:table-cell>
          <table:table-cell/>
          <table:table-cell office:value-type="string" calcext:value-type="string">
            <text:p>Declin. [MS] auft. <text:s/>0 <text:s/>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81060.5" calcext:value-type="float">
            <text:p>581060,50</text:p>
          </table:table-cell>
          <table:table-cell office:value-type="float" office:value="1590.85694729637" calcext:value-type="float">
            <text:p>1590,86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66666666666667" calcext:value-type="float">
            <text:p>0,02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31 OCTOBRIS.</text:p>
          </table:table-cell>
          <table:table-cell/>
          <table:table-cell office:value-type="string" calcext:value-type="string">
            <text:p>0 <text:s/>1 1/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81060.5" calcext:value-type="float">
            <text:p>581060,50</text:p>
          </table:table-cell>
          <table:table-cell office:value-type="float" office:value="1590.85694729637" calcext:value-type="float">
            <text:p>1590,86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,03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31 OCTOBRIS.</text:p>
          </table:table-cell>
          <table:table-cell/>
          <table:table-cell office:value-type="string" calcext:value-type="string">
            <text:p>0 <text:s/>1 1/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81060.5" calcext:value-type="float">
            <text:p>581060,50</text:p>
          </table:table-cell>
          <table:table-cell office:value-type="float" office:value="1590.85694729637" calcext:value-type="float">
            <text:p>1590,86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222222222222222" calcext:value-type="float">
            <text:p>0,02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31 OCTOBRIS.</text:p>
          </table:table-cell>
          <table:table-cell/>
          <table:table-cell office:value-type="string" calcext:value-type="string">
            <text:p>0 <text:s/>2 1/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81060.5" calcext:value-type="float">
            <text:p>581060,50</text:p>
          </table:table-cell>
          <table:table-cell office:value-type="float" office:value="1590.85694729637" calcext:value-type="float">
            <text:p>1590,86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0416666666666667" calcext:value-type="float">
            <text:p>0,04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25 NOUEMBRIS.</text:p>
          </table:table-cell>
          <table:table-cell/>
          <table:table-cell office:value-type="string" calcext:value-type="string">
            <text:p>Decl. [MS] <text:s/>5 <text:s/>59 1/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81085.5" calcext:value-type="float">
            <text:p>581085,50</text:p>
          </table:table-cell>
          <table:table-cell office:value-type="float" office:value="1590.92539356605" calcext:value-type="float">
            <text:p>1590,93</text:p>
          </table:table-cell>
          <table:table-cell office:value-type="float" office:value="-1" calcext:value-type="float">
            <text:p>-1,0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-5.99166666666667" calcext:value-type="float">
            <text:p>-5,99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25 NOUEMBRIS.</text:p>
          </table:table-cell>
          <table:table-cell/>
          <table:table-cell office:value-type="string" calcext:value-type="string">
            <text:p>6 <text:s/>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81085.5" calcext:value-type="float">
            <text:p>581085,50</text:p>
          </table:table-cell>
          <table:table-cell office:value-type="float" office:value="1590.92539356605" calcext:value-type="float">
            <text:p>1590,93</text:p>
          </table:table-cell>
          <table:table-cell office:value-type="float" office:value="-1" calcext:value-type="float">
            <text:p>-1,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" calcext:value-type="float">
            <text:p>-6,00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25 NOUEMBRIS.</text:p>
          </table:table-cell>
          <table:table-cell/>
          <table:table-cell office:value-type="string" calcext:value-type="string">
            <text:p>5 <text:s/>5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81085.5" calcext:value-type="float">
            <text:p>581085,50</text:p>
          </table:table-cell>
          <table:table-cell office:value-type="float" office:value="1590.92539356605" calcext:value-type="float">
            <text:p>1590,93</text:p>
          </table:table-cell>
          <table:table-cell office:value-type="float" office:value="-1" calcext:value-type="float">
            <text:p>-1,0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5.98333333333333" calcext:value-type="float">
            <text:p>-5,98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18 DECEMBRIS, MANE.</text:p>
          </table:table-cell>
          <table:table-cell office:value-type="string" calcext:value-type="string">
            <text:p>H.7 M.20 1/6</text:p>
          </table:table-cell>
          <table:table-cell office:value-type="string" calcext:value-type="string">
            <text:p>Decl. [MS] M. <text:s/>11 <text:s/>4 5/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08.791666667" calcext:value-type="float">
            <text:p>581108,79</text:p>
          </table:table-cell>
          <table:table-cell office:value-type="float" office:value="1590.98916267397" calcext:value-type="float">
            <text:p>1590,99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-11.0805555555556" calcext:value-type="float">
            <text:p>-11,08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18 DECEMBRIS, MANE.</text:p>
          </table:table-cell>
          <table:table-cell office:value-type="string" calcext:value-type="string">
            <text:p>H.7 M.20 1/6</text:p>
          </table:table-cell>
          <table:table-cell office:value-type="string" calcext:value-type="string">
            <text:p>11 <text:s/>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08.791666667" calcext:value-type="float">
            <text:p>581108,79</text:p>
          </table:table-cell>
          <table:table-cell office:value-type="float" office:value="1590.98916267397" calcext:value-type="float">
            <text:p>1590,99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1.0833333333333" calcext:value-type="float">
            <text:p>-11,08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19 DECEMBRIS, MANE.</text:p>
          </table:table-cell>
          <table:table-cell office:value-type="string" calcext:value-type="string">
            <text:p>H.7 M.10 1/2</text:p>
          </table:table-cell>
          <table:table-cell office:value-type="string" calcext:value-type="string">
            <text:p>Declin. [MS] <text:s/>11 <text:s/>1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09.791666667" calcext:value-type="float">
            <text:p>581109,79</text:p>
          </table:table-cell>
          <table:table-cell office:value-type="float" office:value="1590.99190052475" calcext:value-type="float">
            <text:p>1590,99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-11.2833333333333" calcext:value-type="float">
            <text:p>-11,28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19 DECEMBRIS, MANE.</text:p>
          </table:table-cell>
          <table:table-cell office:value-type="string" calcext:value-type="string">
            <text:p>H.7 M.13 S.35</text:p>
          </table:table-cell>
          <table:table-cell office:value-type="string" calcext:value-type="string">
            <text:p>vno pinn. <text:s/>11 <text:s/>17 1/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09.791666667" calcext:value-type="float">
            <text:p>581109,79</text:p>
          </table:table-cell>
          <table:table-cell office:value-type="float" office:value="1590.99190052475" calcext:value-type="float">
            <text:p>1590,99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-11.2916666666667" calcext:value-type="float">
            <text:p>-11,29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19 DECEMBRIS, MANE.</text:p>
          </table:table-cell>
          <table:table-cell office:value-type="string" calcext:value-type="string">
            <text:p>H.7 M.13 S.35</text:p>
          </table:table-cell>
          <table:table-cell office:value-type="string" calcext:value-type="string">
            <text:p>11 <text:s/>18 1/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09.791666667" calcext:value-type="float">
            <text:p>581109,79</text:p>
          </table:table-cell>
          <table:table-cell office:value-type="float" office:value="1590.99190052475" calcext:value-type="float">
            <text:p>1590,99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11.3" calcext:value-type="float">
            <text:p>-11,30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19 DECEMBRIS, MANE.</text:p>
          </table:table-cell>
          <table:table-cell office:value-type="string" calcext:value-type="string">
            <text:p>H.7 M.19 S.25</text:p>
          </table:table-cell>
          <table:table-cell office:value-type="string" calcext:value-type="string">
            <text:p>Declinatio <text:s/>11 <text:s/>18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09.791666667" calcext:value-type="float">
            <text:p>581109,79</text:p>
          </table:table-cell>
          <table:table-cell office:value-type="float" office:value="1590.99190052475" calcext:value-type="float">
            <text:p>1590,99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11.3" calcext:value-type="float">
            <text:p>-11,30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19 DECEMBRIS, MANE.</text:p>
          </table:table-cell>
          <table:table-cell office:value-type="string" calcext:value-type="string">
            <text:p>H.7 M.25 1/6</text:p>
          </table:table-cell>
          <table:table-cell office:value-type="string" calcext:value-type="string">
            <text:p>11 <text:s/>18 1/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09.791666667" calcext:value-type="float">
            <text:p>581109,79</text:p>
          </table:table-cell>
          <table:table-cell office:value-type="float" office:value="1590.99190052475" calcext:value-type="float">
            <text:p>1590,99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-11.3055555555556" calcext:value-type="float">
            <text:p>-11,31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20 DECEMBRIS, MANE.</text:p>
          </table:table-cell>
          <table:table-cell office:value-type="string" calcext:value-type="string">
            <text:p>H.7 M.32 5/6</text:p>
          </table:table-cell>
          <table:table-cell office:value-type="string" calcext:value-type="string">
            <text:p>Decl. [MS] <text:s/>11 <text:s/>3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10.791666667" calcext:value-type="float">
            <text:p>581110,79</text:p>
          </table:table-cell>
          <table:table-cell office:value-type="float" office:value="1590.99463837554" calcext:value-type="float">
            <text:p>1590,99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11.5" calcext:value-type="float">
            <text:p>-11,50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20 DECEMBRIS, MANE.</text:p>
          </table:table-cell>
          <table:table-cell office:value-type="string" calcext:value-type="string">
            <text:p>H.7 M.40 1/2</text:p>
          </table:table-cell>
          <table:table-cell office:value-type="string" calcext:value-type="string">
            <text:p>Viceverfa <text:s/>11 <text:s/>3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10.791666667" calcext:value-type="float">
            <text:p>581110,79</text:p>
          </table:table-cell>
          <table:table-cell office:value-type="float" office:value="1590.99463837554" calcext:value-type="float">
            <text:p>1590,99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-11.65" calcext:value-type="float">
            <text:p>-11,65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20 DECEMBRIS, MANE.</text:p>
          </table:table-cell>
          <table:table-cell office:value-type="string" calcext:value-type="string">
            <text:p>H.7 M.40 1/2</text:p>
          </table:table-cell>
          <table:table-cell office:value-type="string" calcext:value-type="string">
            <text:p>11 <text:s/>39 1/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10.791666667" calcext:value-type="float">
            <text:p>581110,79</text:p>
          </table:table-cell>
          <table:table-cell office:value-type="float" office:value="1590.99463837554" calcext:value-type="float">
            <text:p>1590,99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-11.6541666666667" calcext:value-type="float">
            <text:p>-11,65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20 DECEMBRIS, MANE.</text:p>
          </table:table-cell>
          <table:table-cell office:value-type="string" calcext:value-type="string">
            <text:p>H.7 M.42 2/3</text:p>
          </table:table-cell>
          <table:table-cell office:value-type="string" calcext:value-type="string">
            <text:p>Viceverfa 11 <text:s/>39 3/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10.791666667" calcext:value-type="float">
            <text:p>581110,79</text:p>
          </table:table-cell>
          <table:table-cell office:value-type="float" office:value="1590.99463837554" calcext:value-type="float">
            <text:p>1590,99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-11.6625" calcext:value-type="float">
            <text:p>-11,66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20 DECEMBRIS, MANE.</text:p>
          </table:table-cell>
          <table:table-cell office:value-type="string" calcext:value-type="string">
            <text:p>H.7 M.42 2/3</text:p>
          </table:table-cell>
          <table:table-cell office:value-type="string" calcext:value-type="string">
            <text:p>11 <text:s/>39 5/6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10.791666667" calcext:value-type="float">
            <text:p>581110,79</text:p>
          </table:table-cell>
          <table:table-cell office:value-type="float" office:value="1590.99463837554" calcext:value-type="float">
            <text:p>1590,99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-11.6638888888889" calcext:value-type="float">
            <text:p>-11,66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28 DECEMBRIS, MANE.</text:p>
          </table:table-cell>
          <table:table-cell office:value-type="string" calcext:value-type="string">
            <text:p>H.6 M.59 5/6</text:p>
          </table:table-cell>
          <table:table-cell office:value-type="string" calcext:value-type="string">
            <text:p>Decl. [MS] <text:s/>13 <text:s/>6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118.75" calcext:value-type="float">
            <text:p>581118,75</text:p>
          </table:table-cell>
          <table:table-cell office:value-type="float" office:value="1591.01642710472" calcext:value-type="float">
            <text:p>1591,02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3.1" calcext:value-type="float">
            <text:p>-13,10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28 DECEMBRIS, MANE.</text:p>
          </table:table-cell>
          <table:table-cell office:value-type="string" calcext:value-type="string">
            <text:p>H.6 M.59 5/6</text:p>
          </table:table-cell>
          <table:table-cell office:value-type="string" calcext:value-type="string">
            <text:p>13 <text:s/>5 1/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118.75" calcext:value-type="float">
            <text:p>581118,75</text:p>
          </table:table-cell>
          <table:table-cell office:value-type="float" office:value="1591.01642710472" calcext:value-type="float">
            <text:p>1591,02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-13.0916666666667" calcext:value-type="float">
            <text:p>-13,09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28 DECEMBRIS, MANE.</text:p>
          </table:table-cell>
          <table:table-cell office:value-type="string" calcext:value-type="string">
            <text:p>H.7 M.10 2/3</text:p>
          </table:table-cell>
          <table:table-cell office:value-type="string" calcext:value-type="string">
            <text:p>13 <text:s/>5 2/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18.791666667" calcext:value-type="float">
            <text:p>581118,79</text:p>
          </table:table-cell>
          <table:table-cell office:value-type="float" office:value="1591.01654118184" calcext:value-type="float">
            <text:p>1591,02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-13.0944444444444" calcext:value-type="float">
            <text:p>-13,09</text:p>
          </table:table-cell>
          <table:table-cell table:number-columns-repeated="1003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DIE 28 DECEMBRIS, MANE.</text:p>
          </table:table-cell>
          <table:table-cell office:value-type="string" calcext:value-type="string">
            <text:p>H.7 M.10 2/3</text:p>
          </table:table-cell>
          <table:table-cell office:value-type="string" calcext:value-type="string">
            <text:p>13 <text:s/>5 5/6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118.791666667" calcext:value-type="float">
            <text:p>581118,79</text:p>
          </table:table-cell>
          <table:table-cell office:value-type="float" office:value="1591.01654118184" calcext:value-type="float">
            <text:p>1591,02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-13.0972222222222" calcext:value-type="float">
            <text:p>-13,1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5 JANUARIJ.</text:p>
          </table:table-cell>
          <table:table-cell office:value-type="string" calcext:value-type="string">
            <text:p>H.6 M.52 1/3</text:p>
          </table:table-cell>
          <table:table-cell office:value-type="string" calcext:value-type="string">
            <text:p>Declin. [MS] vtroque pinn. <text:s/>14 <text:s/>35 1/2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126.75" calcext:value-type="float">
            <text:p>581126,75</text:p>
          </table:table-cell>
          <table:table-cell office:value-type="float" office:value="1591.03832991102" calcext:value-type="float">
            <text:p>1591,04</text:p>
          </table:table-cell>
          <table:table-cell office:value-type="float" office:value="-1" calcext:value-type="float">
            <text:p>-1,0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-14.5916666666667" calcext:value-type="float">
            <text:p>-14,59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2 JANUARIJ, MANE.</text:p>
          </table:table-cell>
          <table:table-cell office:value-type="string" calcext:value-type="string">
            <text:p>H.6 M.47</text:p>
          </table:table-cell>
          <table:table-cell office:value-type="string" calcext:value-type="string">
            <text:p>Declin. [MS] <text:s/>17 <text:s/>23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143.75" calcext:value-type="float">
            <text:p>581143,75</text:p>
          </table:table-cell>
          <table:table-cell office:value-type="float" office:value="1591.0848733744" calcext:value-type="float">
            <text:p>1591,08</text:p>
          </table:table-cell>
          <table:table-cell office:value-type="float" office:value="-1" calcext:value-type="float">
            <text:p>-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-17.3833333333333" calcext:value-type="float">
            <text:p>-17,38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2 JANUARIJ, MANE.</text:p>
          </table:table-cell>
          <table:table-cell office:value-type="string" calcext:value-type="string">
            <text:p>H.6 M.47</text:p>
          </table:table-cell>
          <table:table-cell office:value-type="string" calcext:value-type="string">
            <text:p>17 <text:s/>24 5/6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143.75" calcext:value-type="float">
            <text:p>581143,75</text:p>
          </table:table-cell>
          <table:table-cell office:value-type="float" office:value="1591.0848733744" calcext:value-type="float">
            <text:p>1591,08</text:p>
          </table:table-cell>
          <table:table-cell office:value-type="float" office:value="-1" calcext:value-type="float">
            <text:p>-1,0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-17.4138888888889" calcext:value-type="float">
            <text:p>-17,41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2 JANUARIJ, MANE.</text:p>
          </table:table-cell>
          <table:table-cell office:value-type="string" calcext:value-type="string">
            <text:p>H.6 M.50 5/6</text:p>
          </table:table-cell>
          <table:table-cell office:value-type="string" calcext:value-type="string">
            <text:p>17 <text:s/>24 1/2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143.75" calcext:value-type="float">
            <text:p>581143,75</text:p>
          </table:table-cell>
          <table:table-cell office:value-type="float" office:value="1591.0848733744" calcext:value-type="float">
            <text:p>1591,08</text:p>
          </table:table-cell>
          <table:table-cell office:value-type="float" office:value="-1" calcext:value-type="float">
            <text:p>-1,0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-17.4083333333333" calcext:value-type="float">
            <text:p>-17,41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2 JANUARIJ, MANE.</text:p>
          </table:table-cell>
          <table:table-cell office:value-type="string" calcext:value-type="string">
            <text:p>H.6 M.50 5/6</text:p>
          </table:table-cell>
          <table:table-cell office:value-type="string" calcext:value-type="string">
            <text:p>17 <text:s/>25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143.75" calcext:value-type="float">
            <text:p>581143,75</text:p>
          </table:table-cell>
          <table:table-cell office:value-type="float" office:value="1591.0848733744" calcext:value-type="float">
            <text:p>1591,08</text:p>
          </table:table-cell>
          <table:table-cell office:value-type="float" office:value="-1" calcext:value-type="float">
            <text:p>-1,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17.4166666666667" calcext:value-type="float">
            <text:p>-17,42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3 JANUARIJ.</text:p>
          </table:table-cell>
          <table:table-cell office:value-type="string" calcext:value-type="string">
            <text:p>H.6 M.7 5/6</text:p>
          </table:table-cell>
          <table:table-cell office:value-type="string" calcext:value-type="string">
            <text:p>Declin. [MS] <text:s/>18 <text:s/>16 1/6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144.75" calcext:value-type="float">
            <text:p>581144,75</text:p>
          </table:table-cell>
          <table:table-cell office:value-type="float" office:value="1591.08761122519" calcext:value-type="float">
            <text:p>1591,09</text:p>
          </table:table-cell>
          <table:table-cell office:value-type="float" office:value="-1" calcext:value-type="float">
            <text:p>-1,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-18.2694444444444" calcext:value-type="float">
            <text:p>-18,27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3 JANUARIJ.</text:p>
          </table:table-cell>
          <table:table-cell office:value-type="string" calcext:value-type="string">
            <text:p>H.6 M.7 5/6</text:p>
          </table:table-cell>
          <table:table-cell office:value-type="string" calcext:value-type="string">
            <text:p>18 <text:s/>15 5/6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144.75" calcext:value-type="float">
            <text:p>581144,75</text:p>
          </table:table-cell>
          <table:table-cell office:value-type="float" office:value="1591.08761122519" calcext:value-type="float">
            <text:p>1591,09</text:p>
          </table:table-cell>
          <table:table-cell office:value-type="float" office:value="-1" calcext:value-type="float">
            <text:p>-1,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-18.2638888888889" calcext:value-type="float">
            <text:p>-18,26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3 FEBRUARIJ, MANE.</text:p>
          </table:table-cell>
          <table:table-cell office:value-type="string" calcext:value-type="string">
            <text:p>H.5 M.44</text:p>
          </table:table-cell>
          <table:table-cell office:value-type="string" calcext:value-type="string">
            <text:p>Decl. [MS] <text:s/>19 <text:s/>3 1/2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155.708333333" calcext:value-type="float">
            <text:p>581155,71</text:p>
          </table:table-cell>
          <table:table-cell office:value-type="float" office:value="1591.11761350673" calcext:value-type="float">
            <text:p>1591,12</text:p>
          </table:table-cell>
          <table:table-cell office:value-type="float" office:value="-1" calcext:value-type="float">
            <text:p>-1,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19.0583333333333" calcext:value-type="float">
            <text:p>-19,06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3 FEBRUARIJ, MANE.</text:p>
          </table:table-cell>
          <table:table-cell office:value-type="string" calcext:value-type="string">
            <text:p>H.5 M.44</text:p>
          </table:table-cell>
          <table:table-cell office:value-type="string" calcext:value-type="string">
            <text:p>19 <text:s/>4 1/2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155.708333333" calcext:value-type="float">
            <text:p>581155,71</text:p>
          </table:table-cell>
          <table:table-cell office:value-type="float" office:value="1591.11761350673" calcext:value-type="float">
            <text:p>1591,12</text:p>
          </table:table-cell>
          <table:table-cell office:value-type="float" office:value="-1" calcext:value-type="float">
            <text:p>-1,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-19.075" calcext:value-type="float">
            <text:p>-19,08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3 FEBRUARIJ, MANE.</text:p>
          </table:table-cell>
          <table:table-cell office:value-type="string" calcext:value-type="string">
            <text:p>H.5 M.51 1/2</text:p>
          </table:table-cell>
          <table:table-cell office:value-type="string" calcext:value-type="string">
            <text:p>19 <text:s/>3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155.708333333" calcext:value-type="float">
            <text:p>581155,71</text:p>
          </table:table-cell>
          <table:table-cell office:value-type="float" office:value="1591.11761350673" calcext:value-type="float">
            <text:p>1591,12</text:p>
          </table:table-cell>
          <table:table-cell office:value-type="float" office:value="-1" calcext:value-type="float">
            <text:p>-1,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9.05" calcext:value-type="float">
            <text:p>-19,05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3 FEBRUARIJ, MANE.</text:p>
          </table:table-cell>
          <table:table-cell office:value-type="string" calcext:value-type="string">
            <text:p>H.5 M.51 1/2</text:p>
          </table:table-cell>
          <table:table-cell office:value-type="string" calcext:value-type="string">
            <text:p>19 <text:s/>2 1/2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155.708333333" calcext:value-type="float">
            <text:p>581155,71</text:p>
          </table:table-cell>
          <table:table-cell office:value-type="float" office:value="1591.11761350673" calcext:value-type="float">
            <text:p>1591,12</text:p>
          </table:table-cell>
          <table:table-cell office:value-type="float" office:value="-1" calcext:value-type="float">
            <text:p>-1,0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9.0416666666667" calcext:value-type="float">
            <text:p>-19,04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3 FEBRUARIJ, MANE.</text:p>
          </table:table-cell>
          <table:table-cell office:value-type="string" calcext:value-type="string">
            <text:p>H.5 M.59 1/6</text:p>
          </table:table-cell>
          <table:table-cell office:value-type="string" calcext:value-type="string">
            <text:p>Viceverfa <text:s/>19 <text:s/>3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155.708333333" calcext:value-type="float">
            <text:p>581155,71</text:p>
          </table:table-cell>
          <table:table-cell office:value-type="float" office:value="1591.11761350673" calcext:value-type="float">
            <text:p>1591,12</text:p>
          </table:table-cell>
          <table:table-cell office:value-type="float" office:value="-1" calcext:value-type="float">
            <text:p>-1,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9.05" calcext:value-type="float">
            <text:p>-19,05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3 FEBRUARIJ, MANE.</text:p>
          </table:table-cell>
          <table:table-cell office:value-type="string" calcext:value-type="string">
            <text:p>H.5 M.59 1/6</text:p>
          </table:table-cell>
          <table:table-cell office:value-type="string" calcext:value-type="string">
            <text:p>19 <text:s/>3 1/2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155.708333333" calcext:value-type="float">
            <text:p>581155,71</text:p>
          </table:table-cell>
          <table:table-cell office:value-type="float" office:value="1591.11761350673" calcext:value-type="float">
            <text:p>1591,12</text:p>
          </table:table-cell>
          <table:table-cell office:value-type="float" office:value="-1" calcext:value-type="float">
            <text:p>-1,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19.0583333333333" calcext:value-type="float">
            <text:p>-19,06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9 FEBRUARIJ, MANE.</text:p>
          </table:table-cell>
          <table:table-cell office:value-type="string" calcext:value-type="string">
            <text:p>H.5 M.27</text:p>
          </table:table-cell>
          <table:table-cell office:value-type="string" calcext:value-type="string">
            <text:p>Decl. [MS] M. <text:s/>20 <text:s/>50 1/6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171.708333333" calcext:value-type="float">
            <text:p>581171,71</text:p>
          </table:table-cell>
          <table:table-cell office:value-type="float" office:value="1591.16141911932" calcext:value-type="float">
            <text:p>1591,16</text:p>
          </table:table-cell>
          <table:table-cell office:value-type="float" office:value="-1" calcext:value-type="float">
            <text:p>-1,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-20.8361111111111" calcext:value-type="float">
            <text:p>-20,84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9 FEBRUARIJ, MANE.</text:p>
          </table:table-cell>
          <table:table-cell office:value-type="string" calcext:value-type="string">
            <text:p>H.5 M.27</text:p>
          </table:table-cell>
          <table:table-cell office:value-type="string" calcext:value-type="string">
            <text:p>20 <text:s/>50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171.708333333" calcext:value-type="float">
            <text:p>581171,71</text:p>
          </table:table-cell>
          <table:table-cell office:value-type="float" office:value="1591.16141911932" calcext:value-type="float">
            <text:p>1591,16</text:p>
          </table:table-cell>
          <table:table-cell office:value-type="float" office:value="-1" calcext:value-type="float">
            <text:p>-1,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-20.8333333333333" calcext:value-type="float">
            <text:p>-20,8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APRILIS.</text:p>
          </table:table-cell>
          <table:table-cell office:value-type="string" calcext:value-type="string">
            <text:p>H.1 M.29 1/6</text:p>
          </table:table-cell>
          <table:table-cell office:value-type="string" calcext:value-type="string">
            <text:p>Decl. [MS] M. <text:s/>24 <text:s/>50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40.541666667" calcext:value-type="float">
            <text:p>581240,54</text:p>
          </table:table-cell>
          <table:table-cell office:value-type="float" office:value="1591.34987451517" calcext:value-type="float">
            <text:p>1591,3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-24.8333333333333" calcext:value-type="float">
            <text:p>-24,8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APRILIS.</text:p>
          </table:table-cell>
          <table:table-cell office:value-type="string" calcext:value-type="string">
            <text:p>H.1 M.29 1/6</text:p>
          </table:table-cell>
          <table:table-cell office:value-type="string" calcext:value-type="string">
            <text:p>24 <text:s/>48 3/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40.541666667" calcext:value-type="float">
            <text:p>581240,54</text:p>
          </table:table-cell>
          <table:table-cell office:value-type="float" office:value="1591.34987451517" calcext:value-type="float">
            <text:p>1591,3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-24.8125" calcext:value-type="float">
            <text:p>-24,81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APRILIS.</text:p>
          </table:table-cell>
          <table:table-cell office:value-type="string" calcext:value-type="string">
            <text:p>H.1 M.33 2/3</text:p>
          </table:table-cell>
          <table:table-cell office:value-type="string" calcext:value-type="string">
            <text:p>24 <text:s/>49 1/2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40.541666667" calcext:value-type="float">
            <text:p>581240,54</text:p>
          </table:table-cell>
          <table:table-cell office:value-type="float" office:value="1591.34987451517" calcext:value-type="float">
            <text:p>1591,3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-24.825" calcext:value-type="float">
            <text:p>-24,8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APRILIS.</text:p>
          </table:table-cell>
          <table:table-cell office:value-type="string" calcext:value-type="string">
            <text:p>H.1 M.47 1/6</text:p>
          </table:table-cell>
          <table:table-cell office:value-type="string" calcext:value-type="string">
            <text:p>24 <text:s/>49 5/6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40.541666667" calcext:value-type="float">
            <text:p>581240,54</text:p>
          </table:table-cell>
          <table:table-cell office:value-type="float" office:value="1591.34987451517" calcext:value-type="float">
            <text:p>1591,3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-24.8305555555556" calcext:value-type="float">
            <text:p>-24,8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APRILIS.</text:p>
          </table:table-cell>
          <table:table-cell office:value-type="string" calcext:value-type="string">
            <text:p>H.1 M.47 1/6</text:p>
          </table:table-cell>
          <table:table-cell office:value-type="string" calcext:value-type="string">
            <text:p>24 <text:s/>50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40.541666667" calcext:value-type="float">
            <text:p>581240,54</text:p>
          </table:table-cell>
          <table:table-cell office:value-type="float" office:value="1591.34987451517" calcext:value-type="float">
            <text:p>1591,3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-24.8333333333333" calcext:value-type="float">
            <text:p>-24,8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APRILIS.</text:p>
          </table:table-cell>
          <table:table-cell office:value-type="string" calcext:value-type="string">
            <text:p>H.1 M.50 1/3</text:p>
          </table:table-cell>
          <table:table-cell office:value-type="string" calcext:value-type="string">
            <text:p>24 <text:s/>50 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40.541666667" calcext:value-type="float">
            <text:p>581240,54</text:p>
          </table:table-cell>
          <table:table-cell office:value-type="float" office:value="1591.34987451517" calcext:value-type="float">
            <text:p>1591,3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-24.8333333333333" calcext:value-type="float">
            <text:p>-24,8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APRILIS.</text:p>
          </table:table-cell>
          <table:table-cell office:value-type="string" calcext:value-type="string">
            <text:p>H.1 M.50 1/3</text:p>
          </table:table-cell>
          <table:table-cell office:value-type="string" calcext:value-type="string">
            <text:p>24 <text:s/>50 1/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40.541666667" calcext:value-type="float">
            <text:p>581240,54</text:p>
          </table:table-cell>
          <table:table-cell office:value-type="float" office:value="1591.34987451517" calcext:value-type="float">
            <text:p>1591,3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-24.8375" calcext:value-type="float">
            <text:p>-24,84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APRILIS.</text:p>
          </table:table-cell>
          <table:table-cell office:value-type="string" calcext:value-type="string">
            <text:p>H.1 M.57 1/3</text:p>
          </table:table-cell>
          <table:table-cell office:value-type="string" calcext:value-type="string">
            <text:p>24 <text:s/>50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40.541666667" calcext:value-type="float">
            <text:p>581240,54</text:p>
          </table:table-cell>
          <table:table-cell office:value-type="float" office:value="1591.34987451517" calcext:value-type="float">
            <text:p>1591,3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-24.8333333333333" calcext:value-type="float">
            <text:p>-24,8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APRILIS.</text:p>
          </table:table-cell>
          <table:table-cell office:value-type="string" calcext:value-type="string">
            <text:p>H.13 M.56 3/4</text:p>
          </table:table-cell>
          <table:table-cell office:value-type="string" calcext:value-type="string">
            <text:p>Declin. M. obferuata <text:s/>24 50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81241.041666667" calcext:value-type="float">
            <text:p>581241,04</text:p>
          </table:table-cell>
          <table:table-cell office:value-type="float" office:value="1591.35124344057" calcext:value-type="float">
            <text:p>1591,3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-24.8333333333333" calcext:value-type="float">
            <text:p>-24,8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APRILIS.</text:p>
          </table:table-cell>
          <table:table-cell office:value-type="string" calcext:value-type="string">
            <text:p>H.13 M.56 3/4</text:p>
          </table:table-cell>
          <table:table-cell office:value-type="string" calcext:value-type="string">
            <text:p>Declin. pro refr. emend. <text:s/>24 <text:s/>55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81241.041666667" calcext:value-type="float">
            <text:p>581241,04</text:p>
          </table:table-cell>
          <table:table-cell office:value-type="float" office:value="1591.35124344057" calcext:value-type="float">
            <text:p>1591,3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-24.9166666666667" calcext:value-type="float">
            <text:p>-24,92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3 MAIJ, MANE.</text:p>
          </table:table-cell>
          <table:table-cell office:value-type="string" calcext:value-type="string">
            <text:p>H.12 M.53 5/6</text:p>
          </table:table-cell>
          <table:table-cell office:value-type="string" calcext:value-type="string">
            <text:p>Decl. M. <text:s/>25 <text:s/>36 2/3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55" calcext:value-type="float">
            <text:p>581255,00</text:p>
          </table:table-cell>
          <table:table-cell office:value-type="float" office:value="1591.38945927447" calcext:value-type="float">
            <text:p>1591,39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-25.6111111111111" calcext:value-type="float">
            <text:p>-25,61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3 MAIJ, MANE.</text:p>
          </table:table-cell>
          <table:table-cell office:value-type="string" calcext:value-type="string">
            <text:p>H.12 M.53 5/6</text:p>
          </table:table-cell>
          <table:table-cell office:value-type="string" calcext:value-type="string">
            <text:p>25 <text:s/>37 1/2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55" calcext:value-type="float">
            <text:p>581255,00</text:p>
          </table:table-cell>
          <table:table-cell office:value-type="float" office:value="1591.38945927447" calcext:value-type="float">
            <text:p>1591,39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-25.625" calcext:value-type="float">
            <text:p>-25,6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3 MAIJ, MANE.</text:p>
          </table:table-cell>
          <table:table-cell office:value-type="string" calcext:value-type="string">
            <text:p>H.1 M.5 1/2</text:p>
          </table:table-cell>
          <table:table-cell office:value-type="string" calcext:value-type="string">
            <text:p>25 <text:s/>27 5/6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54.541666667" calcext:value-type="float">
            <text:p>581254,54</text:p>
          </table:table-cell>
          <table:table-cell office:value-type="float" office:value="1591.38820442619" calcext:value-type="float">
            <text:p>1591,39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-25.4638888888889" calcext:value-type="float">
            <text:p>-25,46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3 MAIJ, MANE.</text:p>
          </table:table-cell>
          <table:table-cell office:value-type="string" calcext:value-type="string">
            <text:p>H.1 M.34 1/3</text:p>
          </table:table-cell>
          <table:table-cell office:value-type="string" calcext:value-type="string">
            <text:p>25 <text:s/>38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54.541666667" calcext:value-type="float">
            <text:p>581254,54</text:p>
          </table:table-cell>
          <table:table-cell office:value-type="float" office:value="1591.38820442619" calcext:value-type="float">
            <text:p>1591,39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25.6333333333333" calcext:value-type="float">
            <text:p>-25,6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4 MAIJ, MANE.</text:p>
          </table:table-cell>
          <table:table-cell office:value-type="string" calcext:value-type="string">
            <text:p>H.12 M.58</text:p>
          </table:table-cell>
          <table:table-cell office:value-type="string" calcext:value-type="string">
            <text:p>Declin. M. <text:s/>25 <text:s/>41 2/3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56" calcext:value-type="float">
            <text:p>581256,00</text:p>
          </table:table-cell>
          <table:table-cell office:value-type="float" office:value="1591.39219712526" calcext:value-type="float">
            <text:p>1591,39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-25.6944444444444" calcext:value-type="float">
            <text:p>-25,69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4 MAIJ, MANE.</text:p>
          </table:table-cell>
          <table:table-cell office:value-type="string" calcext:value-type="string">
            <text:p>H.12 M.58</text:p>
          </table:table-cell>
          <table:table-cell office:value-type="string" calcext:value-type="string">
            <text:p>25 <text:s/>40 1/3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56" calcext:value-type="float">
            <text:p>581256,00</text:p>
          </table:table-cell>
          <table:table-cell office:value-type="float" office:value="1591.39219712526" calcext:value-type="float">
            <text:p>1591,39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-25.6722222222222" calcext:value-type="float">
            <text:p>-25,67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4 MAIJ, MANE.</text:p>
          </table:table-cell>
          <table:table-cell office:value-type="string" calcext:value-type="string">
            <text:p>H.1 M.9 2/3</text:p>
          </table:table-cell>
          <table:table-cell office:value-type="string" calcext:value-type="string">
            <text:p>25 <text:s/>42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55.541666667" calcext:value-type="float">
            <text:p>581255,54</text:p>
          </table:table-cell>
          <table:table-cell office:value-type="float" office:value="1591.39094227698" calcext:value-type="float">
            <text:p>1591,39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-25.7" calcext:value-type="float">
            <text:p>-25,7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4 MAIJ, MANE.</text:p>
          </table:table-cell>
          <table:table-cell office:value-type="string" calcext:value-type="string">
            <text:p>H.1 M.25 1/3</text:p>
          </table:table-cell>
          <table:table-cell office:value-type="string" calcext:value-type="string">
            <text:p>25 <text:s/>42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55.541666667" calcext:value-type="float">
            <text:p>581255,54</text:p>
          </table:table-cell>
          <table:table-cell office:value-type="float" office:value="1591.39094227698" calcext:value-type="float">
            <text:p>1591,39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-25.7" calcext:value-type="float">
            <text:p>-25,7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4 MAIJ, MANE.</text:p>
          </table:table-cell>
          <table:table-cell office:value-type="string" calcext:value-type="string">
            <text:p>H.1 M.25 1/3</text:p>
          </table:table-cell>
          <table:table-cell office:value-type="string" calcext:value-type="string">
            <text:p>25 <text:s/>42 1/6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55.541666667" calcext:value-type="float">
            <text:p>581255,54</text:p>
          </table:table-cell>
          <table:table-cell office:value-type="float" office:value="1591.39094227698" calcext:value-type="float">
            <text:p>1591,39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-25.7027777777778" calcext:value-type="float">
            <text:p>-25,7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1 MAIJ.</text:p>
          </table:table-cell>
          <table:table-cell office:value-type="string" calcext:value-type="string">
            <text:p>H.12 M.49 5/6</text:p>
          </table:table-cell>
          <table:table-cell office:value-type="string" calcext:value-type="string">
            <text:p>Decl. M. <text:s/>26 <text:s/>15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63" calcext:value-type="float">
            <text:p>581263,00</text:p>
          </table:table-cell>
          <table:table-cell office:value-type="float" office:value="1591.41136208077" calcext:value-type="float">
            <text:p>1591,41</text:p>
          </table:table-cell>
          <table:table-cell office:value-type="float" office:value="-1" calcext:value-type="float">
            <text:p>-1,0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26.25" calcext:value-type="float">
            <text:p>-26,25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4 MAIJ.</text:p>
          </table:table-cell>
          <table:table-cell office:value-type="string" calcext:value-type="string">
            <text:p>H.13 M.2</text:p>
          </table:table-cell>
          <table:table-cell office:value-type="string" calcext:value-type="string">
            <text:p>Decl. [MS] M. <text:s/>26 <text:s/>27 2/3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81266.041666667" calcext:value-type="float">
            <text:p>581266,04</text:p>
          </table:table-cell>
          <table:table-cell office:value-type="float" office:value="1591.41968971024" calcext:value-type="float">
            <text:p>1591,42</text:p>
          </table:table-cell>
          <table:table-cell office:value-type="float" office:value="-1" calcext:value-type="float">
            <text:p>-1,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-26.4611111111111" calcext:value-type="float">
            <text:p>-26,46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4 MAIJ.</text:p>
          </table:table-cell>
          <table:table-cell office:value-type="string" calcext:value-type="string">
            <text:p>H.13 M.2</text:p>
          </table:table-cell>
          <table:table-cell office:value-type="string" calcext:value-type="string">
            <text:p>26 <text:s/>27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81266.041666667" calcext:value-type="float">
            <text:p>581266,04</text:p>
          </table:table-cell>
          <table:table-cell office:value-type="float" office:value="1591.41968971024" calcext:value-type="float">
            <text:p>1591,42</text:p>
          </table:table-cell>
          <table:table-cell office:value-type="float" office:value="-1" calcext:value-type="float">
            <text:p>-1,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26.45" calcext:value-type="float">
            <text:p>-26,45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4 MAIJ.</text:p>
          </table:table-cell>
          <table:table-cell office:value-type="string" calcext:value-type="string">
            <text:p>H.13 M.13</text:p>
          </table:table-cell>
          <table:table-cell office:value-type="string" calcext:value-type="string">
            <text:p>Declin. obferuata <text:s/>26 <text:s/>28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81266.041666667" calcext:value-type="float">
            <text:p>581266,04</text:p>
          </table:table-cell>
          <table:table-cell office:value-type="float" office:value="1591.41968971024" calcext:value-type="float">
            <text:p>1591,42</text:p>
          </table:table-cell>
          <table:table-cell office:value-type="float" office:value="-1" calcext:value-type="float">
            <text:p>-1,0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26.4666666666667" calcext:value-type="float">
            <text:p>-26,47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<text:s/>MAIJ.</text:p>
          </table:table-cell>
          <table:table-cell office:value-type="string" calcext:value-type="string">
            <text:p>H.12 M.27 1/2</text:p>
          </table:table-cell>
          <table:table-cell office:value-type="string" calcext:value-type="string">
            <text:p>Declin. <text:s/>26 <text:s/>47 1/3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71" calcext:value-type="float">
            <text:p>581271,00</text:p>
          </table:table-cell>
          <table:table-cell office:value-type="float" office:value="1591.43326488706" calcext:value-type="float">
            <text:p>1591,43</text:p>
          </table:table-cell>
          <table:table-cell office:value-type="float" office:value="-1" calcext:value-type="float">
            <text:p>-1,0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-26.7888888888889" calcext:value-type="float">
            <text:p>-26,79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<text:s/>MAIJ.</text:p>
          </table:table-cell>
          <table:table-cell office:value-type="string" calcext:value-type="string">
            <text:p>H.12 M.27 1/2</text:p>
          </table:table-cell>
          <table:table-cell office:value-type="string" calcext:value-type="string">
            <text:p>26 <text:s/>48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71" calcext:value-type="float">
            <text:p>581271,00</text:p>
          </table:table-cell>
          <table:table-cell office:value-type="float" office:value="1591.43326488706" calcext:value-type="float">
            <text:p>1591,43</text:p>
          </table:table-cell>
          <table:table-cell office:value-type="float" office:value="-1" calcext:value-type="float">
            <text:p>-1,0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-26.8" calcext:value-type="float">
            <text:p>-26,8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<text:s/>MAIJ.</text:p>
          </table:table-cell>
          <table:table-cell office:value-type="string" calcext:value-type="string">
            <text:p>H.12 <text:s/>M.49 5/6</text:p>
          </table:table-cell>
          <table:table-cell office:value-type="string" calcext:value-type="string">
            <text:p>26 <text:s/>47 2/3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71" calcext:value-type="float">
            <text:p>581271,00</text:p>
          </table:table-cell>
          <table:table-cell office:value-type="float" office:value="1591.43326488706" calcext:value-type="float">
            <text:p>1591,43</text:p>
          </table:table-cell>
          <table:table-cell office:value-type="float" office:value="-1" calcext:value-type="float">
            <text:p>-1,0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-26.7944444444444" calcext:value-type="float">
            <text:p>-26,79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<text:s/>MAIJ.</text:p>
          </table:table-cell>
          <table:table-cell office:value-type="string" calcext:value-type="string">
            <text:p>H.13 M.26 5/6</text:p>
          </table:table-cell>
          <table:table-cell office:value-type="string" calcext:value-type="string">
            <text:p>26 <text:s/>47 1/2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81271.041666667" calcext:value-type="float">
            <text:p>581271,04</text:p>
          </table:table-cell>
          <table:table-cell office:value-type="float" office:value="1591.43337896418" calcext:value-type="float">
            <text:p>1591,43</text:p>
          </table:table-cell>
          <table:table-cell office:value-type="float" office:value="-1" calcext:value-type="float">
            <text:p>-1,0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-26.7916666666667" calcext:value-type="float">
            <text:p>-26,79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9 <text:s/>MAIJ.</text:p>
          </table:table-cell>
          <table:table-cell office:value-type="string" calcext:value-type="string">
            <text:p>H.13 M.26 5/6</text:p>
          </table:table-cell>
          <table:table-cell office:value-type="string" calcext:value-type="string">
            <text:p>26 <text:s/>48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81271.041666667" calcext:value-type="float">
            <text:p>581271,04</text:p>
          </table:table-cell>
          <table:table-cell office:value-type="float" office:value="1591.43337896418" calcext:value-type="float">
            <text:p>1591,43</text:p>
          </table:table-cell>
          <table:table-cell office:value-type="float" office:value="-1" calcext:value-type="float">
            <text:p>-1,0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-26.8" calcext:value-type="float">
            <text:p>-26,8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6 JUNIJ.</text:p>
          </table:table-cell>
          <table:table-cell office:value-type="string" calcext:value-type="string">
            <text:p>H.12 M.20 3/4</text:p>
          </table:table-cell>
          <table:table-cell office:value-type="string" calcext:value-type="string">
            <text:p>Declin. <text:s/>27 <text:s/>16 1/2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79" calcext:value-type="float">
            <text:p>581279,00</text:p>
          </table:table-cell>
          <table:table-cell office:value-type="float" office:value="1591.45516769336" calcext:value-type="float">
            <text:p>1591,46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-27.275" calcext:value-type="float">
            <text:p>-27,28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6 JUNIJ.</text:p>
          </table:table-cell>
          <table:table-cell office:value-type="string" calcext:value-type="string">
            <text:p>H.12 M.20 3/4</text:p>
          </table:table-cell>
          <table:table-cell office:value-type="string" calcext:value-type="string">
            <text:p>27 <text:s/>16 1/4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79" calcext:value-type="float">
            <text:p>581279,00</text:p>
          </table:table-cell>
          <table:table-cell office:value-type="float" office:value="1591.45516769336" calcext:value-type="float">
            <text:p>1591,46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27.2708333333333" calcext:value-type="float">
            <text:p>-27,27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6 JUNIJ.</text:p>
          </table:table-cell>
          <table:table-cell office:value-type="string" calcext:value-type="string">
            <text:p>H.12 M.54 1/4</text:p>
          </table:table-cell>
          <table:table-cell office:value-type="string" calcext:value-type="string">
            <text:p>27 <text:s/>15 1/2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79" calcext:value-type="float">
            <text:p>581279,00</text:p>
          </table:table-cell>
          <table:table-cell office:value-type="float" office:value="1591.45516769336" calcext:value-type="float">
            <text:p>1591,46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27.2583333333333" calcext:value-type="float">
            <text:p>-27,26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6 JUNIJ.</text:p>
          </table:table-cell>
          <table:table-cell office:value-type="string" calcext:value-type="string">
            <text:p>H.12 M.54 1/4</text:p>
          </table:table-cell>
          <table:table-cell office:value-type="string" calcext:value-type="string">
            <text:p>27 <text:s/>16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79" calcext:value-type="float">
            <text:p>581279,00</text:p>
          </table:table-cell>
          <table:table-cell office:value-type="float" office:value="1591.45516769336" calcext:value-type="float">
            <text:p>1591,46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27.2666666666667" calcext:value-type="float">
            <text:p>-27,27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0 JUNIJ.</text:p>
          </table:table-cell>
          <table:table-cell office:value-type="string" calcext:value-type="string">
            <text:p>H.11 M.28</text:p>
          </table:table-cell>
          <table:table-cell office:value-type="string" calcext:value-type="string">
            <text:p>Declin. <text:s/>27 <text:s/>27 1/2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2.958333333" calcext:value-type="float">
            <text:p>581282,96</text:p>
          </table:table-cell>
          <table:table-cell office:value-type="float" office:value="1591.46600501939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-27.4583333333333" calcext:value-type="float">
            <text:p>-27,46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0 JUNIJ.</text:p>
          </table:table-cell>
          <table:table-cell office:value-type="string" calcext:value-type="string">
            <text:p>H.11 M.28</text:p>
          </table:table-cell>
          <table:table-cell office:value-type="string" calcext:value-type="string">
            <text:p>27 <text:s/>27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2.958333333" calcext:value-type="float">
            <text:p>581282,96</text:p>
          </table:table-cell>
          <table:table-cell office:value-type="float" office:value="1591.46600501939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-27.45" calcext:value-type="float">
            <text:p>-27,45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0 JUNIJ.</text:p>
          </table:table-cell>
          <table:table-cell office:value-type="string" calcext:value-type="string">
            <text:p>H.11 M.47</text:p>
          </table:table-cell>
          <table:table-cell office:value-type="string" calcext:value-type="string">
            <text:p>27 <text:s/>27 2/3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2.958333333" calcext:value-type="float">
            <text:p>581282,96</text:p>
          </table:table-cell>
          <table:table-cell office:value-type="float" office:value="1591.46600501939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-27.4611111111111" calcext:value-type="float">
            <text:p>-27,46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0 JUNIJ.</text:p>
          </table:table-cell>
          <table:table-cell office:value-type="string" calcext:value-type="string">
            <text:p>H.11 M.47</text:p>
          </table:table-cell>
          <table:table-cell office:value-type="string" calcext:value-type="string">
            <text:p>27 <text:s/>27 1/3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2.958333333" calcext:value-type="float">
            <text:p>581282,96</text:p>
          </table:table-cell>
          <table:table-cell office:value-type="float" office:value="1591.46600501939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-27.4555555555556" calcext:value-type="float">
            <text:p>-27,46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1 JUNIJ.</text:p>
          </table:table-cell>
          <table:table-cell office:value-type="string" calcext:value-type="string">
            <text:p>H.11 M.7 3/4</text:p>
          </table:table-cell>
          <table:table-cell office:value-type="string" calcext:value-type="string">
            <text:p>Declin. <text:s/>27 <text:s/>29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3.958333333" calcext:value-type="float">
            <text:p>581283,96</text:p>
          </table:table-cell>
          <table:table-cell office:value-type="float" office:value="1591.46874287018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-27.4833333333333" calcext:value-type="float">
            <text:p>-27,48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1 JUNIJ.</text:p>
          </table:table-cell>
          <table:table-cell office:value-type="string" calcext:value-type="string">
            <text:p>H.11 M.7 3/4</text:p>
          </table:table-cell>
          <table:table-cell office:value-type="string" calcext:value-type="string">
            <text:p>27 <text:s/>28 3/4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3.958333333" calcext:value-type="float">
            <text:p>581283,96</text:p>
          </table:table-cell>
          <table:table-cell office:value-type="float" office:value="1591.46874287018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-27.4791666666667" calcext:value-type="float">
            <text:p>-27,48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1 JUNIJ.</text:p>
          </table:table-cell>
          <table:table-cell office:value-type="string" calcext:value-type="string">
            <text:p>H.11 M.22 3/4</text:p>
          </table:table-cell>
          <table:table-cell office:value-type="string" calcext:value-type="string">
            <text:p>27 <text:s/>30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3.958333333" calcext:value-type="float">
            <text:p>581283,96</text:p>
          </table:table-cell>
          <table:table-cell office:value-type="float" office:value="1591.46874287018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27.5" calcext:value-type="float">
            <text:p>-27,5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1 JUNIJ.</text:p>
          </table:table-cell>
          <table:table-cell office:value-type="string" calcext:value-type="string">
            <text:p>H.11 M.22 3/4</text:p>
          </table:table-cell>
          <table:table-cell office:value-type="string" calcext:value-type="string">
            <text:p>27 <text:s/>29 3/4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3.958333333" calcext:value-type="float">
            <text:p>581283,96</text:p>
          </table:table-cell>
          <table:table-cell office:value-type="float" office:value="1591.46874287018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7.4958333333333" calcext:value-type="float">
            <text:p>-27,5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1 JUNIJ.</text:p>
          </table:table-cell>
          <table:table-cell office:value-type="string" calcext:value-type="string">
            <text:p>H.11 M.41 1/4</text:p>
          </table:table-cell>
          <table:table-cell office:value-type="string" calcext:value-type="string">
            <text:p>27 <text:s/>29 3/4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3.958333333" calcext:value-type="float">
            <text:p>581283,96</text:p>
          </table:table-cell>
          <table:table-cell office:value-type="float" office:value="1591.46874287018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7.4958333333333" calcext:value-type="float">
            <text:p>-27,5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1 JUNIJ.</text:p>
          </table:table-cell>
          <table:table-cell office:value-type="string" calcext:value-type="string">
            <text:p>H.11 M.41 1/4</text:p>
          </table:table-cell>
          <table:table-cell office:value-type="string" calcext:value-type="string">
            <text:p>27 <text:s/>30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3.958333333" calcext:value-type="float">
            <text:p>581283,96</text:p>
          </table:table-cell>
          <table:table-cell office:value-type="float" office:value="1591.46874287018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27.5" calcext:value-type="float">
            <text:p>-27,5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1 JUNIJ.</text:p>
          </table:table-cell>
          <table:table-cell office:value-type="string" calcext:value-type="string">
            <text:p>H.11 M.30</text:p>
          </table:table-cell>
          <table:table-cell office:value-type="string" calcext:value-type="string">
            <text:p>Declin. M. <text:s/>27 <text:s/>39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3.958333333" calcext:value-type="float">
            <text:p>581283,96</text:p>
          </table:table-cell>
          <table:table-cell office:value-type="float" office:value="1591.46874287018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-27.65" calcext:value-type="float">
            <text:p>-27,65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2 JUNIJ, VESPERI.</text:p>
          </table:table-cell>
          <table:table-cell office:value-type="string" calcext:value-type="string">
            <text:p>H.11 M.6 1/2</text:p>
          </table:table-cell>
          <table:table-cell office:value-type="string" calcext:value-type="string">
            <text:p>Declin. [MS] <text:s/>27 <text:s/>32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4.958333333" calcext:value-type="float">
            <text:p>581284,96</text:p>
          </table:table-cell>
          <table:table-cell office:value-type="float" office:value="1591.47148072097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27.5333333333333" calcext:value-type="float">
            <text:p>-27,5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2 JUNIJ, VESPERI.</text:p>
          </table:table-cell>
          <table:table-cell office:value-type="string" calcext:value-type="string">
            <text:p>H.11 M.6 1/2</text:p>
          </table:table-cell>
          <table:table-cell office:value-type="string" calcext:value-type="string">
            <text:p>27 <text:s/>32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4.958333333" calcext:value-type="float">
            <text:p>581284,96</text:p>
          </table:table-cell>
          <table:table-cell office:value-type="float" office:value="1591.47148072097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27.5333333333333" calcext:value-type="float">
            <text:p>-27,5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2 JUNIJ, VESPERI.</text:p>
          </table:table-cell>
          <table:table-cell office:value-type="string" calcext:value-type="string">
            <text:p>H.12 M.2 5/6</text:p>
          </table:table-cell>
          <table:table-cell office:value-type="string" calcext:value-type="string">
            <text:p>27 <text:s/>33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85" calcext:value-type="float">
            <text:p>581285,00</text:p>
          </table:table-cell>
          <table:table-cell office:value-type="float" office:value="1591.47159479808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-27.55" calcext:value-type="float">
            <text:p>-27,55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2 JUNIJ, VESPERI.</text:p>
          </table:table-cell>
          <table:table-cell office:value-type="string" calcext:value-type="string">
            <text:p>H.12 M.2 5/6</text:p>
          </table:table-cell>
          <table:table-cell office:value-type="string" calcext:value-type="string">
            <text:p>27 <text:s/>32 1/2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1285" calcext:value-type="float">
            <text:p>581285,00</text:p>
          </table:table-cell>
          <table:table-cell office:value-type="float" office:value="1591.47159479808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-27.5416666666667" calcext:value-type="float">
            <text:p>-27,54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2 JUNIJ, VESPERI.</text:p>
          </table:table-cell>
          <table:table-cell office:value-type="string" calcext:value-type="string">
            <text:p>H.11 M.50</text:p>
          </table:table-cell>
          <table:table-cell office:value-type="string" calcext:value-type="string">
            <text:p>Declin. M. [MS] <text:s/>27 <text:s/>41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84.958333333" calcext:value-type="float">
            <text:p>581284,96</text:p>
          </table:table-cell>
          <table:table-cell office:value-type="float" office:value="1591.47148072097" calcext:value-type="float">
            <text:p>1591,47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-27.6833333333333" calcext:value-type="float">
            <text:p>-27,68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7 JUNIJ, VESPERI.</text:p>
          </table:table-cell>
          <table:table-cell office:value-type="string" calcext:value-type="string">
            <text:p>H.11 M.32 1/3</text:p>
          </table:table-cell>
          <table:table-cell office:value-type="string" calcext:value-type="string">
            <text:p>Declinatio [MS] <text:s/>27 <text:s/>57 3/4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99.958333333" calcext:value-type="float">
            <text:p>581299,96</text:p>
          </table:table-cell>
          <table:table-cell office:value-type="float" office:value="1591.51254848277" calcext:value-type="float">
            <text:p>1591,51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-27.9625" calcext:value-type="float">
            <text:p>-27,96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7 JUNIJ, VESPERI.</text:p>
          </table:table-cell>
          <table:table-cell office:value-type="string" calcext:value-type="string">
            <text:p>H.11 M.32 1/3</text:p>
          </table:table-cell>
          <table:table-cell office:value-type="string" calcext:value-type="string">
            <text:p>27 <text:s/>58 1/6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1299.958333333" calcext:value-type="float">
            <text:p>581299,96</text:p>
          </table:table-cell>
          <table:table-cell office:value-type="float" office:value="1591.51254848277" calcext:value-type="float">
            <text:p>1591,51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-27.9694444444444" calcext:value-type="float">
            <text:p>-27,97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8 JUNIJ, VESPERI.</text:p>
          </table:table-cell>
          <table:table-cell office:value-type="string" calcext:value-type="string">
            <text:p>H.9 M.58 1/3</text:p>
          </table:table-cell>
          <table:table-cell office:value-type="string" calcext:value-type="string">
            <text:p>Declin. <text:s/>27 <text:s/>49 1/3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1300.875" calcext:value-type="float">
            <text:p>581300,88</text:p>
          </table:table-cell>
          <table:table-cell office:value-type="float" office:value="1591.51505817933" calcext:value-type="float">
            <text:p>1591,52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-27.8222222222222" calcext:value-type="float">
            <text:p>-27,82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8 JUNIJ, VESPERI.</text:p>
          </table:table-cell>
          <table:table-cell office:value-type="string" calcext:value-type="string">
            <text:p>H.9 M.58 1/3</text:p>
          </table:table-cell>
          <table:table-cell office:value-type="string" calcext:value-type="string">
            <text:p>27 <text:s/>49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1300.875" calcext:value-type="float">
            <text:p>581300,88</text:p>
          </table:table-cell>
          <table:table-cell office:value-type="float" office:value="1591.51505817933" calcext:value-type="float">
            <text:p>1591,52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-27.8166666666667" calcext:value-type="float">
            <text:p>-27,82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8 JUNIJ, VESPERI.</text:p>
          </table:table-cell>
          <table:table-cell office:value-type="string" calcext:value-type="string">
            <text:p>H.10 M.26</text:p>
          </table:table-cell>
          <table:table-cell office:value-type="string" calcext:value-type="string">
            <text:p>Declinatio M. <text:s/>27 <text:s/>58 1/2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1300.916666667" calcext:value-type="float">
            <text:p>581300,92</text:p>
          </table:table-cell>
          <table:table-cell office:value-type="float" office:value="1591.51517225645" calcext:value-type="float">
            <text:p>1591,52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-27.975" calcext:value-type="float">
            <text:p>-27,98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6 JULIJ.</text:p>
          </table:table-cell>
          <table:table-cell office:value-type="string" calcext:value-type="string">
            <text:p>H.9 M.22 1/2</text:p>
          </table:table-cell>
          <table:table-cell office:value-type="string" calcext:value-type="string">
            <text:p>Declin. <text:s/>27 <text:s/>47 1/2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591" calcext:value-type="float">
            <text:p>159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1318.875" calcext:value-type="float">
            <text:p>581318,88</text:p>
          </table:table-cell>
          <table:table-cell office:value-type="float" office:value="1591.5643394935" calcext:value-type="float">
            <text:p>1591,56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-27.7916666666667" calcext:value-type="float">
            <text:p>-27,79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6 JULIJ.</text:p>
          </table:table-cell>
          <table:table-cell office:value-type="string" calcext:value-type="string">
            <text:p>H.9 M.24 3/4</text:p>
          </table:table-cell>
          <table:table-cell office:value-type="string" calcext:value-type="string">
            <text:p>27 <text:s/>48 1/3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591" calcext:value-type="float">
            <text:p>159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1318.875" calcext:value-type="float">
            <text:p>581318,88</text:p>
          </table:table-cell>
          <table:table-cell office:value-type="float" office:value="1591.5643394935" calcext:value-type="float">
            <text:p>1591,56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-27.8055555555556" calcext:value-type="float">
            <text:p>-27,81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6 JULIJ.</text:p>
          </table:table-cell>
          <table:table-cell office:value-type="string" calcext:value-type="string">
            <text:p>H.10 M.2 S.13</text:p>
          </table:table-cell>
          <table:table-cell office:value-type="string" calcext:value-type="string">
            <text:p>27 <text:s/>44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591" calcext:value-type="float">
            <text:p>159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1318.916666667" calcext:value-type="float">
            <text:p>581318,92</text:p>
          </table:table-cell>
          <table:table-cell office:value-type="float" office:value="1591.56445357061" calcext:value-type="float">
            <text:p>1591,56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-27.7333333333333" calcext:value-type="float">
            <text:p>-27,7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6 JULIJ.</text:p>
          </table:table-cell>
          <table:table-cell office:value-type="string" calcext:value-type="string">
            <text:p>H.9 M.24 3/4</text:p>
          </table:table-cell>
          <table:table-cell office:value-type="string" calcext:value-type="string">
            <text:p>Decl. M. <text:s/>27 <text:s/>57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591" calcext:value-type="float">
            <text:p>159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1318.875" calcext:value-type="float">
            <text:p>581318,88</text:p>
          </table:table-cell>
          <table:table-cell office:value-type="float" office:value="1591.5643394935" calcext:value-type="float">
            <text:p>1591,56</text:p>
          </table:table-cell>
          <table:table-cell office:value-type="float" office:value="-1" calcext:value-type="float">
            <text:p>-1,0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-27.95" calcext:value-type="float">
            <text:p>-27,95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3 SEPTEMBRIS, VESPERI.</text:p>
          </table:table-cell>
          <table:table-cell office:value-type="string" calcext:value-type="string">
            <text:p>H.6 M.41</text:p>
          </table:table-cell>
          <table:table-cell office:value-type="string" calcext:value-type="string">
            <text:p>Declin. [MS] M. <text:s/>24 <text:s/>55 1/3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591" calcext:value-type="float">
            <text:p>159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87.75" calcext:value-type="float">
            <text:p>581387,75</text:p>
          </table:table-cell>
          <table:table-cell office:value-type="float" office:value="1591.75290896646" calcext:value-type="float">
            <text:p>1591,7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-24.9222222222222" calcext:value-type="float">
            <text:p>-24,92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3 SEPTEMBRIS, VESPERI.</text:p>
          </table:table-cell>
          <table:table-cell office:value-type="string" calcext:value-type="string">
            <text:p>H.6 M.41</text:p>
          </table:table-cell>
          <table:table-cell office:value-type="string" calcext:value-type="string">
            <text:p>24 <text:s/>55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591" calcext:value-type="float">
            <text:p>159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87.75" calcext:value-type="float">
            <text:p>581387,75</text:p>
          </table:table-cell>
          <table:table-cell office:value-type="float" office:value="1591.75290896646" calcext:value-type="float">
            <text:p>1591,7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-24.9166666666667" calcext:value-type="float">
            <text:p>-24,92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3 SEPTEMBRIS, VESPERI.</text:p>
          </table:table-cell>
          <table:table-cell office:value-type="string" calcext:value-type="string">
            <text:p>H.6 M.52 5/6</text:p>
          </table:table-cell>
          <table:table-cell office:value-type="string" calcext:value-type="string">
            <text:p>Decl. 24 <text:s/>55 2/3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91" calcext:value-type="float">
            <text:p>159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87.75" calcext:value-type="float">
            <text:p>581387,75</text:p>
          </table:table-cell>
          <table:table-cell office:value-type="float" office:value="1591.75290896646" calcext:value-type="float">
            <text:p>1591,7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-24.9277777777778" calcext:value-type="float">
            <text:p>-24,9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3 SEPTEMBRIS, VESPERI.</text:p>
          </table:table-cell>
          <table:table-cell office:value-type="string" calcext:value-type="string">
            <text:p>H.6 M.52 5/6</text:p>
          </table:table-cell>
          <table:table-cell office:value-type="string" calcext:value-type="string">
            <text:p>24 <text:s/>55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91" calcext:value-type="float">
            <text:p>159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87.75" calcext:value-type="float">
            <text:p>581387,75</text:p>
          </table:table-cell>
          <table:table-cell office:value-type="float" office:value="1591.75290896646" calcext:value-type="float">
            <text:p>1591,7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-24.9166666666667" calcext:value-type="float">
            <text:p>-24,92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3 SEPTEMBRIS, VESPERI.</text:p>
          </table:table-cell>
          <table:table-cell office:value-type="string" calcext:value-type="string">
            <text:p>H.6 M.57</text:p>
          </table:table-cell>
          <table:table-cell office:value-type="string" calcext:value-type="string">
            <text:p>Declin. obferuata <text:s/>24 <text:s/>55 <text:s/>15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91" calcext:value-type="float">
            <text:p>159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87.75" calcext:value-type="float">
            <text:p>581387,75</text:p>
          </table:table-cell>
          <table:table-cell office:value-type="float" office:value="1591.75290896646" calcext:value-type="float">
            <text:p>1591,75</text:p>
          </table:table-cell>
          <table:table-cell office:value-type="float" office:value="-1" calcext:value-type="float">
            <text:p>-1,0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-24.9166666666667" calcext:value-type="float">
            <text:p>-24,92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3 SEPTEMBRIS, VESPERI.</text:p>
          </table:table-cell>
          <table:table-cell office:value-type="string" calcext:value-type="string">
            <text:p>H.6 M.57</text:p>
          </table:table-cell>
          <table:table-cell office:value-type="string" calcext:value-type="string">
            <text:p>Declin. vera <text:s/>25 <text:s/>2 <text:s/>0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91" calcext:value-type="float">
            <text:p>159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87.75" calcext:value-type="float">
            <text:p>581387,75</text:p>
          </table:table-cell>
          <table:table-cell office:value-type="float" office:value="1591.75290896646" calcext:value-type="float">
            <text:p>1591,75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5.0333333333333" calcext:value-type="float">
            <text:p>-25,0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7 SEPTEMBRIS, VESPERI.</text:p>
          </table:table-cell>
          <table:table-cell office:value-type="string" calcext:value-type="string">
            <text:p>H.6 M.25 1/2</text:p>
          </table:table-cell>
          <table:table-cell office:value-type="string" calcext:value-type="string">
            <text:p>Declinatio <text:s/>24 <text:s/>47 1/4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91" calcext:value-type="float">
            <text:p>159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91.75" calcext:value-type="float">
            <text:p>581391,75</text:p>
          </table:table-cell>
          <table:table-cell office:value-type="float" office:value="1591.76386036961" calcext:value-type="float">
            <text:p>1591,76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-25.7875" calcext:value-type="float">
            <text:p>-25,79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7 SEPTEMBRIS, VESPERI.</text:p>
          </table:table-cell>
          <table:table-cell office:value-type="string" calcext:value-type="string">
            <text:p>H.6 M.25 1/2</text:p>
          </table:table-cell>
          <table:table-cell office:value-type="string" calcext:value-type="string">
            <text:p>24 <text:s/>47 2/3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91" calcext:value-type="float">
            <text:p>159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91.75" calcext:value-type="float">
            <text:p>581391,75</text:p>
          </table:table-cell>
          <table:table-cell office:value-type="float" office:value="1591.76386036961" calcext:value-type="float">
            <text:p>1591,76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-25.7944444444444" calcext:value-type="float">
            <text:p>-25,79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7 SEPTEMBRIS, VESPERI.</text:p>
          </table:table-cell>
          <table:table-cell office:value-type="string" calcext:value-type="string">
            <text:p>H.7 M.5 1/2</text:p>
          </table:table-cell>
          <table:table-cell office:value-type="string" calcext:value-type="string">
            <text:p>Declinatio [MS] <text:s/>24 <text:s/>48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91" calcext:value-type="float">
            <text:p>159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391.791666667" calcext:value-type="float">
            <text:p>581391,79</text:p>
          </table:table-cell>
          <table:table-cell office:value-type="float" office:value="1591.76397444673" calcext:value-type="float">
            <text:p>1591,76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-25.8" calcext:value-type="float">
            <text:p>-25,8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7 SEPTEMBRIS, VESPERI.</text:p>
          </table:table-cell>
          <table:table-cell office:value-type="string" calcext:value-type="string">
            <text:p>H.7 M.5 1/2</text:p>
          </table:table-cell>
          <table:table-cell office:value-type="string" calcext:value-type="string">
            <text:p>24 <text:s/>47 2/3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91" calcext:value-type="float">
            <text:p>159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391.791666667" calcext:value-type="float">
            <text:p>581391,79</text:p>
          </table:table-cell>
          <table:table-cell office:value-type="float" office:value="1591.76397444673" calcext:value-type="float">
            <text:p>1591,76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-25.7944444444444" calcext:value-type="float">
            <text:p>-25,79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30 SEPTEMBRIS.</text:p>
          </table:table-cell>
          <table:table-cell office:value-type="string" calcext:value-type="string">
            <text:p>H.6 M.20 2/3</text:p>
          </table:table-cell>
          <table:table-cell office:value-type="string" calcext:value-type="string">
            <text:p>Declinatio [MS] <text:s/>24 <text:s/>26 1/6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91" calcext:value-type="float">
            <text:p>159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94.75" calcext:value-type="float">
            <text:p>581394,75</text:p>
          </table:table-cell>
          <table:table-cell office:value-type="float" office:value="1591.77207392197" calcext:value-type="float">
            <text:p>1591,77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-25.4361111111111" calcext:value-type="float">
            <text:p>-25,44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30 SEPTEMBRIS.</text:p>
          </table:table-cell>
          <table:table-cell office:value-type="string" calcext:value-type="string">
            <text:p>H.6 M.20 2/3</text:p>
          </table:table-cell>
          <table:table-cell office:value-type="string" calcext:value-type="string">
            <text:p>24 <text:s/>25 1/2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91" calcext:value-type="float">
            <text:p>159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94.75" calcext:value-type="float">
            <text:p>581394,75</text:p>
          </table:table-cell>
          <table:table-cell office:value-type="float" office:value="1591.77207392197" calcext:value-type="float">
            <text:p>1591,77</text:p>
          </table:table-cell>
          <table:table-cell office:value-type="float" office:value="-1" calcext:value-type="float">
            <text:p>-1,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-25.425" calcext:value-type="float">
            <text:p>-25,4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 OCTOBRIS, VESPERI.</text:p>
          </table:table-cell>
          <table:table-cell office:value-type="string" calcext:value-type="string">
            <text:p>H.6 M.42</text:p>
          </table:table-cell>
          <table:table-cell office:value-type="string" calcext:value-type="string">
            <text:p>Declinatio [MS] M. <text:s/>24 <text:s/>10 1/4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91" calcext:value-type="float">
            <text:p>15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96.75" calcext:value-type="float">
            <text:p>581396,75</text:p>
          </table:table-cell>
          <table:table-cell office:value-type="float" office:value="1591.77754962355" calcext:value-type="float">
            <text:p>1591,78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25.1708333333333" calcext:value-type="float">
            <text:p>-25,17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 OCTOBRIS, VESPERI.</text:p>
          </table:table-cell>
          <table:table-cell office:value-type="string" calcext:value-type="string">
            <text:p>H.6 M.42</text:p>
          </table:table-cell>
          <table:table-cell office:value-type="string" calcext:value-type="string">
            <text:p>24 <text:s/>10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91" calcext:value-type="float">
            <text:p>15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96.75" calcext:value-type="float">
            <text:p>581396,75</text:p>
          </table:table-cell>
          <table:table-cell office:value-type="float" office:value="1591.77754962355" calcext:value-type="float">
            <text:p>1591,78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25.1666666666667" calcext:value-type="float">
            <text:p>-25,17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2 OCTOBRIS, VESPERI.</text:p>
          </table:table-cell>
          <table:table-cell office:value-type="string" calcext:value-type="string">
            <text:p>H.6 M.42</text:p>
          </table:table-cell>
          <table:table-cell office:value-type="string" calcext:value-type="string">
            <text:p>Declin. a refr. libera <text:s/>24 <text:s/>16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591" calcext:value-type="float">
            <text:p>15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396.75" calcext:value-type="float">
            <text:p>581396,75</text:p>
          </table:table-cell>
          <table:table-cell office:value-type="float" office:value="1591.77754962355" calcext:value-type="float">
            <text:p>1591,78</text:p>
          </table:table-cell>
          <table:table-cell office:value-type="float" office:value="-1" calcext:value-type="float">
            <text:p>-1,0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25.2666666666667" calcext:value-type="float">
            <text:p>-25,27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9 <text:s/>OCTROBRIS, VESPERI.</text:p>
          </table:table-cell>
          <table:table-cell office:value-type="string" calcext:value-type="string">
            <text:p>H.6 M.17 5/6</text:p>
          </table:table-cell>
          <table:table-cell office:value-type="string" calcext:value-type="string">
            <text:p>Declinatio [MS] <text:s/>23 <text:s/>10 1/2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591" calcext:value-type="float">
            <text:p>159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403.75" calcext:value-type="float">
            <text:p>581403,75</text:p>
          </table:table-cell>
          <table:table-cell office:value-type="float" office:value="1591.79671457906" calcext:value-type="float">
            <text:p>1591,80</text:p>
          </table:table-cell>
          <table:table-cell office:value-type="float" office:value="-1" calcext:value-type="float">
            <text:p>-1,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23.175" calcext:value-type="float">
            <text:p>-23,18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9 <text:s/>OCTROBRIS, VESPERI.</text:p>
          </table:table-cell>
          <table:table-cell office:value-type="string" calcext:value-type="string">
            <text:p>H.6 M.17 5/6</text:p>
          </table:table-cell>
          <table:table-cell office:value-type="string" calcext:value-type="string">
            <text:p>23 <text:s/>10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591" calcext:value-type="float">
            <text:p>159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403.75" calcext:value-type="float">
            <text:p>581403,75</text:p>
          </table:table-cell>
          <table:table-cell office:value-type="float" office:value="1591.79671457906" calcext:value-type="float">
            <text:p>1591,80</text:p>
          </table:table-cell>
          <table:table-cell office:value-type="float" office:value="-1" calcext:value-type="float">
            <text:p>-1,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23.1666666666667" calcext:value-type="float">
            <text:p>-23,17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0 OCTOBRIS, VESPERI.</text:p>
          </table:table-cell>
          <table:table-cell office:value-type="string" calcext:value-type="string">
            <text:p>H.6 M.23</text:p>
          </table:table-cell>
          <table:table-cell office:value-type="string" calcext:value-type="string">
            <text:p>Declin. M. emendata <text:s/>23 <text:s/>5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404.75" calcext:value-type="float">
            <text:p>581404,75</text:p>
          </table:table-cell>
          <table:table-cell office:value-type="float" office:value="1591.79945242984" calcext:value-type="float">
            <text:p>1591,80</text:p>
          </table:table-cell>
          <table:table-cell office:value-type="float" office:value="-1" calcext:value-type="float">
            <text:p>-1,0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3.0833333333333" calcext:value-type="float">
            <text:p>-23,08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0 OCTOBRIS, VESPERI.</text:p>
          </table:table-cell>
          <table:table-cell office:value-type="string" calcext:value-type="string">
            <text:p>H.6 M.26</text:p>
          </table:table-cell>
          <table:table-cell office:value-type="string" calcext:value-type="string">
            <text:p>Declinatio <text:s/>21 <text:s/>59 1/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404.75" calcext:value-type="float">
            <text:p>581404,75</text:p>
          </table:table-cell>
          <table:table-cell office:value-type="float" office:value="1591.79945242984" calcext:value-type="float">
            <text:p>1591,80</text:p>
          </table:table-cell>
          <table:table-cell office:value-type="float" office:value="-1" calcext:value-type="float">
            <text:p>-1,00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-21.9875" calcext:value-type="float">
            <text:p>-21,99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0 OCTOBRIS, VESPERI.</text:p>
          </table:table-cell>
          <table:table-cell office:value-type="string" calcext:value-type="string">
            <text:p>H.6 M.26</text:p>
          </table:table-cell>
          <table:table-cell office:value-type="string" calcext:value-type="string">
            <text:p>22 <text:s/>0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404.75" calcext:value-type="float">
            <text:p>581404,75</text:p>
          </table:table-cell>
          <table:table-cell office:value-type="float" office:value="1591.79945242984" calcext:value-type="float">
            <text:p>1591,80</text:p>
          </table:table-cell>
          <table:table-cell office:value-type="float" office:value="-1" calcext:value-type="float">
            <text:p>-1,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" calcext:value-type="float">
            <text:p>-22,0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0 OCTOBRIS, VESPERI.</text:p>
          </table:table-cell>
          <table:table-cell office:value-type="string" calcext:value-type="string">
            <text:p>H.6 M.28</text:p>
          </table:table-cell>
          <table:table-cell office:value-type="string" calcext:value-type="string">
            <text:p>Declin. emendata <text:s/>22 <text:s/>2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404.75" calcext:value-type="float">
            <text:p>581404,75</text:p>
          </table:table-cell>
          <table:table-cell office:value-type="float" office:value="1591.79945242984" calcext:value-type="float">
            <text:p>1591,80</text:p>
          </table:table-cell>
          <table:table-cell office:value-type="float" office:value="-1" calcext:value-type="float">
            <text:p>-1,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2.0333333333333" calcext:value-type="float">
            <text:p>-22,03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0 NOUEMBRIS, VESPERI.</text:p>
          </table:table-cell>
          <table:table-cell office:value-type="string" calcext:value-type="string">
            <text:p>H.7 M.15 2/3</text:p>
          </table:table-cell>
          <table:table-cell office:value-type="string" calcext:value-type="string">
            <text:p>Declinatio [MS] <text:s/>16 <text:s/>40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591" calcext:value-type="float">
            <text:p>159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435.791666667" calcext:value-type="float">
            <text:p>581435,79</text:p>
          </table:table-cell>
          <table:table-cell office:value-type="float" office:value="1591.88443988136" calcext:value-type="float">
            <text:p>1591,88</text:p>
          </table:table-cell>
          <table:table-cell office:value-type="float" office:value="-1" calcext:value-type="float">
            <text:p>-1,0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16.6666666666667" calcext:value-type="float">
            <text:p>-16,67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0 NOUEMBRIS, VESPERI.</text:p>
          </table:table-cell>
          <table:table-cell office:value-type="string" calcext:value-type="string">
            <text:p>H.7 M.15 2/3</text:p>
          </table:table-cell>
          <table:table-cell office:value-type="string" calcext:value-type="string">
            <text:p>16 <text:s/>40 1/2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591" calcext:value-type="float">
            <text:p>159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435.791666667" calcext:value-type="float">
            <text:p>581435,79</text:p>
          </table:table-cell>
          <table:table-cell office:value-type="float" office:value="1591.88443988136" calcext:value-type="float">
            <text:p>1591,88</text:p>
          </table:table-cell>
          <table:table-cell office:value-type="float" office:value="-1" calcext:value-type="float">
            <text:p>-1,0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-16.675" calcext:value-type="float">
            <text:p>-16,68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1 NOUEMBRIS, VESPERI.</text:p>
          </table:table-cell>
          <table:table-cell office:value-type="string" calcext:value-type="string">
            <text:p>H.5 M.36 1/2</text:p>
          </table:table-cell>
          <table:table-cell office:value-type="string" calcext:value-type="string">
            <text:p>Decl. [MS] M. <text:s/>16 <text:s/>27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436.708333333" calcext:value-type="float">
            <text:p>581436,71</text:p>
          </table:table-cell>
          <table:table-cell office:value-type="float" office:value="1591.88694957791" calcext:value-type="float">
            <text:p>1591,89</text:p>
          </table:table-cell>
          <table:table-cell office:value-type="float" office:value="-1" calcext:value-type="float">
            <text:p>-1,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16.45" calcext:value-type="float">
            <text:p>-16,45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1 NOUEMBRIS, VESPERI.</text:p>
          </table:table-cell>
          <table:table-cell office:value-type="string" calcext:value-type="string">
            <text:p>H.5 M.36 1/2</text:p>
          </table:table-cell>
          <table:table-cell office:value-type="string" calcext:value-type="string">
            <text:p>16 <text:s/>27 1/2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436.708333333" calcext:value-type="float">
            <text:p>581436,71</text:p>
          </table:table-cell>
          <table:table-cell office:value-type="float" office:value="1591.88694957791" calcext:value-type="float">
            <text:p>1591,89</text:p>
          </table:table-cell>
          <table:table-cell office:value-type="float" office:value="-1" calcext:value-type="float">
            <text:p>-1,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-16.4583333333333" calcext:value-type="float">
            <text:p>-16,46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1 NOUEMBRIS, VESPERI.</text:p>
          </table:table-cell>
          <table:table-cell office:value-type="string" calcext:value-type="string">
            <text:p>H.5 M.46</text:p>
          </table:table-cell>
          <table:table-cell office:value-type="string" calcext:value-type="string">
            <text:p>Declinatio M. <text:s/>16 <text:s/>27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436.708333333" calcext:value-type="float">
            <text:p>581436,71</text:p>
          </table:table-cell>
          <table:table-cell office:value-type="float" office:value="1591.88694957791" calcext:value-type="float">
            <text:p>1591,89</text:p>
          </table:table-cell>
          <table:table-cell office:value-type="float" office:value="-1" calcext:value-type="float">
            <text:p>-1,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16.45" calcext:value-type="float">
            <text:p>-16,45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0 DECEMBRIS, VESPERI.</text:p>
          </table:table-cell>
          <table:table-cell office:value-type="string" calcext:value-type="string">
            <text:p>H.5 M.19</text:p>
          </table:table-cell>
          <table:table-cell office:value-type="string" calcext:value-type="string">
            <text:p>Declinatio [MS] M. <text:s/>8 <text:s/>35 3/4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1591" calcext:value-type="float">
            <text:p>159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465.708333333" calcext:value-type="float">
            <text:p>581465,71</text:p>
          </table:table-cell>
          <table:table-cell office:value-type="float" office:value="1591.96634725074" calcext:value-type="float">
            <text:p>1591,97</text:p>
          </table:table-cell>
          <table:table-cell office:value-type="float" office:value="-1" calcext:value-type="float">
            <text:p>-1,0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-8.59583333333333" calcext:value-type="float">
            <text:p>-8,60</text:p>
          </table:table-cell>
          <table:table-cell table:number-columns-repeated="100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IE 10 DECEMBRIS, VESPERI.</text:p>
          </table:table-cell>
          <table:table-cell office:value-type="string" calcext:value-type="string">
            <text:p>H.5 M.19</text:p>
          </table:table-cell>
          <table:table-cell office:value-type="string" calcext:value-type="string">
            <text:p>8 <text:s/>35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1591" calcext:value-type="float">
            <text:p>159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465.708333333" calcext:value-type="float">
            <text:p>581465,71</text:p>
          </table:table-cell>
          <table:table-cell office:value-type="float" office:value="1591.96634725074" calcext:value-type="float">
            <text:p>1591,97</text:p>
          </table:table-cell>
          <table:table-cell office:value-type="float" office:value="-1" calcext:value-type="float">
            <text:p>-1,0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-8.58333333333333" calcext:value-type="float">
            <text:p>-8,58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3 JANUARIJ, VESPERI.</text:p>
          </table:table-cell>
          <table:table-cell/>
          <table:table-cell office:value-type="string" calcext:value-type="string">
            <text:p>Decl. [MS] B. <text:s/>4 <text:s/>33 1/2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1592" calcext:value-type="float">
            <text:p>159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81509.5" calcext:value-type="float">
            <text:p>581509,50</text:p>
          </table:table-cell>
          <table:table-cell office:value-type="float" office:value="1592.08624229979" calcext:value-type="float">
            <text:p>1592,0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.55833333333333" calcext:value-type="float">
            <text:p>4,56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5 M.53 1/3</text:p>
          </table:table-cell>
          <table:table-cell office:value-type="string" calcext:value-type="string">
            <text:p>Declin. [MS] B. <text:s/>7 <text:s/>40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1520.708333333" calcext:value-type="float">
            <text:p>581520,71</text:p>
          </table:table-cell>
          <table:table-cell office:value-type="float" office:value="1592.11692904403" calcext:value-type="float">
            <text:p>1592,12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.66666666666667" calcext:value-type="float">
            <text:p>7,67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6 M.0 1/6</text:p>
          </table:table-cell>
          <table:table-cell office:value-type="string" calcext:value-type="string">
            <text:p>7 <text:s/>40 5/6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0.75" calcext:value-type="float">
            <text:p>581520,75</text:p>
          </table:table-cell>
          <table:table-cell office:value-type="float" office:value="1592.11704312115" calcext:value-type="float">
            <text:p>1592,12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.68055555555556" calcext:value-type="float">
            <text:p>7,68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6 M.4 1/4</text:p>
          </table:table-cell>
          <table:table-cell office:value-type="string" calcext:value-type="string">
            <text:p>7 <text:s/>40 <text:s/>2/3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0.75" calcext:value-type="float">
            <text:p>581520,75</text:p>
          </table:table-cell>
          <table:table-cell office:value-type="float" office:value="1592.11704312115" calcext:value-type="float">
            <text:p>1592,12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.67777777777778" calcext:value-type="float">
            <text:p>7,68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6 M.12</text:p>
          </table:table-cell>
          <table:table-cell office:value-type="string" calcext:value-type="string">
            <text:p>7 <text:s/>41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0.75" calcext:value-type="float">
            <text:p>581520,75</text:p>
          </table:table-cell>
          <table:table-cell office:value-type="float" office:value="1592.11704312115" calcext:value-type="float">
            <text:p>1592,12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.68333333333333" calcext:value-type="float">
            <text:p>7,68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6 M.15 5/6</text:p>
          </table:table-cell>
          <table:table-cell office:value-type="string" calcext:value-type="string">
            <text:p>7 <text:s/>41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0.75" calcext:value-type="float">
            <text:p>581520,75</text:p>
          </table:table-cell>
          <table:table-cell office:value-type="float" office:value="1592.11704312115" calcext:value-type="float">
            <text:p>1592,12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.68333333333333" calcext:value-type="float">
            <text:p>7,68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6 M.15 5/6</text:p>
          </table:table-cell>
          <table:table-cell office:value-type="string" calcext:value-type="string">
            <text:p>7 <text:s/>41 1/3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0.75" calcext:value-type="float">
            <text:p>581520,75</text:p>
          </table:table-cell>
          <table:table-cell office:value-type="float" office:value="1592.11704312115" calcext:value-type="float">
            <text:p>1592,12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.68888888888889" calcext:value-type="float">
            <text:p>7,69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6 FEBRUARIJ.</text:p>
          </table:table-cell>
          <table:table-cell office:value-type="string" calcext:value-type="string">
            <text:p>H.6 M.32 1/4</text:p>
          </table:table-cell>
          <table:table-cell office:value-type="string" calcext:value-type="string">
            <text:p>Decl. [MS] <text:s/>8 <text:s/>31 1/2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3.75" calcext:value-type="float">
            <text:p>581523,75</text:p>
          </table:table-cell>
          <table:table-cell office:value-type="float" office:value="1592.12525667351" calcext:value-type="float">
            <text:p>1592,13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8.525" calcext:value-type="float">
            <text:p>8,53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6 FEBRUARIJ.</text:p>
          </table:table-cell>
          <table:table-cell office:value-type="string" calcext:value-type="string">
            <text:p>H.6 M.32 1/4</text:p>
          </table:table-cell>
          <table:table-cell office:value-type="string" calcext:value-type="string">
            <text:p>8 <text:s/>31 <text:s/>5/6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3.75" calcext:value-type="float">
            <text:p>581523,75</text:p>
          </table:table-cell>
          <table:table-cell office:value-type="float" office:value="1592.12525667351" calcext:value-type="float">
            <text:p>1592,13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8.53055555555556" calcext:value-type="float">
            <text:p>8,53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6 FEBRUARIJ.</text:p>
          </table:table-cell>
          <table:table-cell office:value-type="string" calcext:value-type="string">
            <text:p>H.6 M.35</text:p>
          </table:table-cell>
          <table:table-cell office:value-type="string" calcext:value-type="string">
            <text:p>8 <text:s/>32 vtoqu.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3.75" calcext:value-type="float">
            <text:p>581523,75</text:p>
          </table:table-cell>
          <table:table-cell office:value-type="float" office:value="1592.12525667351" calcext:value-type="float">
            <text:p>1592,13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.53333333333333" calcext:value-type="float">
            <text:p>8,53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6 FEBRUARIJ.</text:p>
          </table:table-cell>
          <table:table-cell office:value-type="string" calcext:value-type="string">
            <text:p>H.6 M.39 2/3</text:p>
          </table:table-cell>
          <table:table-cell office:value-type="string" calcext:value-type="string">
            <text:p>8 <text:s/>31 5/6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3.75" calcext:value-type="float">
            <text:p>581523,75</text:p>
          </table:table-cell>
          <table:table-cell office:value-type="float" office:value="1592.12525667351" calcext:value-type="float">
            <text:p>1592,13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8.53055555555556" calcext:value-type="float">
            <text:p>8,53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6 FEBRUARIJ.</text:p>
          </table:table-cell>
          <table:table-cell office:value-type="string" calcext:value-type="string">
            <text:p>H.6 M.41</text:p>
          </table:table-cell>
          <table:table-cell office:value-type="string" calcext:value-type="string">
            <text:p>8 <text:s/>32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3.75" calcext:value-type="float">
            <text:p>581523,75</text:p>
          </table:table-cell>
          <table:table-cell office:value-type="float" office:value="1592.12525667351" calcext:value-type="float">
            <text:p>1592,13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.53333333333333" calcext:value-type="float">
            <text:p>8,53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6 FEBRUARIJ.</text:p>
          </table:table-cell>
          <table:table-cell office:value-type="string" calcext:value-type="string">
            <text:p>H.6 M.43</text:p>
          </table:table-cell>
          <table:table-cell office:value-type="string" calcext:value-type="string">
            <text:p>8 <text:s/>33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3.75" calcext:value-type="float">
            <text:p>581523,75</text:p>
          </table:table-cell>
          <table:table-cell office:value-type="float" office:value="1592.12525667351" calcext:value-type="float">
            <text:p>1592,13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.55" calcext:value-type="float">
            <text:p>8,55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6 FEBRUARIJ.</text:p>
          </table:table-cell>
          <table:table-cell office:value-type="string" calcext:value-type="string">
            <text:p>H.6 M.46</text:p>
          </table:table-cell>
          <table:table-cell office:value-type="string" calcext:value-type="string">
            <text:p>8 <text:s/>32 2/3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3.75" calcext:value-type="float">
            <text:p>581523,75</text:p>
          </table:table-cell>
          <table:table-cell office:value-type="float" office:value="1592.12525667351" calcext:value-type="float">
            <text:p>1592,13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.54444444444444" calcext:value-type="float">
            <text:p>8,54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6 FEBRUARIJ.</text:p>
          </table:table-cell>
          <table:table-cell office:value-type="string" calcext:value-type="string">
            <text:p>H.6 M.49 1/2</text:p>
          </table:table-cell>
          <table:table-cell office:value-type="string" calcext:value-type="string">
            <text:p>8 <text:s/>32 1/2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3.75" calcext:value-type="float">
            <text:p>581523,75</text:p>
          </table:table-cell>
          <table:table-cell office:value-type="float" office:value="1592.12525667351" calcext:value-type="float">
            <text:p>1592,13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.54166666666667" calcext:value-type="float">
            <text:p>8,54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6 FEBRUARIJ.</text:p>
          </table:table-cell>
          <table:table-cell office:value-type="string" calcext:value-type="string">
            <text:p>H.6 M.52</text:p>
          </table:table-cell>
          <table:table-cell office:value-type="string" calcext:value-type="string">
            <text:p>8 <text:s/>33 1/3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3.75" calcext:value-type="float">
            <text:p>581523,75</text:p>
          </table:table-cell>
          <table:table-cell office:value-type="float" office:value="1592.12525667351" calcext:value-type="float">
            <text:p>1592,13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8.55555555555556" calcext:value-type="float">
            <text:p>8,56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6 FEBRUARIJ.</text:p>
          </table:table-cell>
          <table:table-cell office:value-type="string" calcext:value-type="string">
            <text:p>H.6 M.54 2/3</text:p>
          </table:table-cell>
          <table:table-cell office:value-type="string" calcext:value-type="string">
            <text:p>8 <text:s/>33 1/2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3.75" calcext:value-type="float">
            <text:p>581523,75</text:p>
          </table:table-cell>
          <table:table-cell office:value-type="float" office:value="1592.12525667351" calcext:value-type="float">
            <text:p>1592,13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8.55833333333333" calcext:value-type="float">
            <text:p>8,56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6 FEBRUARIJ.</text:p>
          </table:table-cell>
          <table:table-cell office:value-type="string" calcext:value-type="string">
            <text:p>H.6 M.40</text:p>
          </table:table-cell>
          <table:table-cell office:value-type="string" calcext:value-type="string">
            <text:p>Declinatio B. <text:s/>8 <text:s/>32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23.75" calcext:value-type="float">
            <text:p>581523,75</text:p>
          </table:table-cell>
          <table:table-cell office:value-type="float" office:value="1592.12525667351" calcext:value-type="float">
            <text:p>1592,13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.53333333333333" calcext:value-type="float">
            <text:p>8,53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13 FEBRUARIJ.</text:p>
          </table:table-cell>
          <table:table-cell office:value-type="string" calcext:value-type="string">
            <text:p>H.6 M.32 1/4</text:p>
          </table:table-cell>
          <table:table-cell office:value-type="string" calcext:value-type="string">
            <text:p>Declin. [MS] vno pinn. <text:s/>10 <text:s/>26 5/6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0.75" calcext:value-type="float">
            <text:p>581530,75</text:p>
          </table:table-cell>
          <table:table-cell office:value-type="float" office:value="1592.14442162902" calcext:value-type="float">
            <text:p>1592,14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0.4472222222222" calcext:value-type="float">
            <text:p>10,45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13 FEBRUARIJ.</text:p>
          </table:table-cell>
          <table:table-cell office:value-type="string" calcext:value-type="string">
            <text:p>H.6 M.32 1/4</text:p>
          </table:table-cell>
          <table:table-cell office:value-type="string" calcext:value-type="string">
            <text:p>altero <text:s/>10 <text:s/>27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0.75" calcext:value-type="float">
            <text:p>581530,75</text:p>
          </table:table-cell>
          <table:table-cell office:value-type="float" office:value="1592.14442162902" calcext:value-type="float">
            <text:p>1592,14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.45" calcext:value-type="float">
            <text:p>10,45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13 FEBRUARIJ.</text:p>
          </table:table-cell>
          <table:table-cell office:value-type="string" calcext:value-type="string">
            <text:p>H.6 M.39 1/6</text:p>
          </table:table-cell>
          <table:table-cell office:value-type="string" calcext:value-type="string">
            <text:p>Declin. <text:s/>10 <text:s/>26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0.75" calcext:value-type="float">
            <text:p>581530,75</text:p>
          </table:table-cell>
          <table:table-cell office:value-type="float" office:value="1592.14442162902" calcext:value-type="float">
            <text:p>1592,14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.4333333333333" calcext:value-type="float">
            <text:p>10,43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17 FEBRUARIJ.</text:p>
          </table:table-cell>
          <table:table-cell office:value-type="string" calcext:value-type="string">
            <text:p>H.6 M.43 1/4</text:p>
          </table:table-cell>
          <table:table-cell office:value-type="string" calcext:value-type="string">
            <text:p>Decl. [MS] <text:s/>11 <text:s/>28 1/2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4.75" calcext:value-type="float">
            <text:p>581534,75</text:p>
          </table:table-cell>
          <table:table-cell office:value-type="float" office:value="1592.15537303217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.475" calcext:value-type="float">
            <text:p>11,48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17 FEBRUARIJ.</text:p>
          </table:table-cell>
          <table:table-cell office:value-type="string" calcext:value-type="string">
            <text:p>H.6 M.43 1/4</text:p>
          </table:table-cell>
          <table:table-cell office:value-type="string" calcext:value-type="string">
            <text:p>11 <text:s/>28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4.75" calcext:value-type="float">
            <text:p>581534,75</text:p>
          </table:table-cell>
          <table:table-cell office:value-type="float" office:value="1592.15537303217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.4666666666667" calcext:value-type="float">
            <text:p>11,47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17 FEBRUARIJ.</text:p>
          </table:table-cell>
          <table:table-cell office:value-type="string" calcext:value-type="string">
            <text:p>H.7 M.6 1/2</text:p>
          </table:table-cell>
          <table:table-cell office:value-type="string" calcext:value-type="string">
            <text:p>Declinatio [MS] <text:s/>11 <text:s/>29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534.791666667" calcext:value-type="float">
            <text:p>581534,79</text:p>
          </table:table-cell>
          <table:table-cell office:value-type="float" office:value="1592.15548710929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1.4833333333333" calcext:value-type="float">
            <text:p>11,48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17 FEBRUARIJ.</text:p>
          </table:table-cell>
          <table:table-cell office:value-type="string" calcext:value-type="string">
            <text:p>H.7 M.6 1/2</text:p>
          </table:table-cell>
          <table:table-cell office:value-type="string" calcext:value-type="string">
            <text:p>11 <text:s/>29 1/2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534.791666667" calcext:value-type="float">
            <text:p>581534,79</text:p>
          </table:table-cell>
          <table:table-cell office:value-type="float" office:value="1592.15548710929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1.4916666666667" calcext:value-type="float">
            <text:p>11,49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18 FEBRUARIJ.</text:p>
          </table:table-cell>
          <table:table-cell office:value-type="string" calcext:value-type="string">
            <text:p>H.6 M.43</text:p>
          </table:table-cell>
          <table:table-cell office:value-type="string" calcext:value-type="string">
            <text:p>Declin. <text:s/>11 <text:s/>45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5.75" calcext:value-type="float">
            <text:p>581535,75</text:p>
          </table:table-cell>
          <table:table-cell office:value-type="float" office:value="1592.15811088296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18 FEBRUARIJ.</text:p>
          </table:table-cell>
          <table:table-cell office:value-type="string" calcext:value-type="string">
            <text:p>H.6 M.43</text:p>
          </table:table-cell>
          <table:table-cell office:value-type="string" calcext:value-type="string">
            <text:p>11 <text:s/>44 1/2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5.75" calcext:value-type="float">
            <text:p>581535,75</text:p>
          </table:table-cell>
          <table:table-cell office:value-type="float" office:value="1592.15811088296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1.7416666666667" calcext:value-type="float">
            <text:p>11,74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18 FEBRUARIJ.</text:p>
          </table:table-cell>
          <table:table-cell office:value-type="string" calcext:value-type="string">
            <text:p>H.7 M.3 1/3</text:p>
          </table:table-cell>
          <table:table-cell office:value-type="string" calcext:value-type="string">
            <text:p>11 <text:s/>45 1/2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535.791666667" calcext:value-type="float">
            <text:p>581535,79</text:p>
          </table:table-cell>
          <table:table-cell office:value-type="float" office:value="1592.15822496007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1.7583333333333" calcext:value-type="float">
            <text:p>11,76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18 FEBRUARIJ.</text:p>
          </table:table-cell>
          <table:table-cell office:value-type="string" calcext:value-type="string">
            <text:p>H.7 M.3 1/3</text:p>
          </table:table-cell>
          <table:table-cell office:value-type="string" calcext:value-type="string">
            <text:p>11 <text:s/>45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535.791666667" calcext:value-type="float">
            <text:p>581535,79</text:p>
          </table:table-cell>
          <table:table-cell office:value-type="float" office:value="1592.15822496007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0 FEBRUARIJ.</text:p>
          </table:table-cell>
          <table:table-cell office:value-type="string" calcext:value-type="string">
            <text:p>H.6 M.39 5/6</text:p>
          </table:table-cell>
          <table:table-cell office:value-type="string" calcext:value-type="string">
            <text:p>Decl. [MS] <text:s/>12 <text:s/>14 1/2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7.75" calcext:value-type="float">
            <text:p>581537,75</text:p>
          </table:table-cell>
          <table:table-cell office:value-type="float" office:value="1592.16358658453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2.2416666666667" calcext:value-type="float">
            <text:p>12,24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0 FEBRUARIJ.</text:p>
          </table:table-cell>
          <table:table-cell office:value-type="string" calcext:value-type="string">
            <text:p>H.6 M.39 5/6</text:p>
          </table:table-cell>
          <table:table-cell office:value-type="string" calcext:value-type="string">
            <text:p>12 <text:s/>14 3/4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7.75" calcext:value-type="float">
            <text:p>581537,75</text:p>
          </table:table-cell>
          <table:table-cell office:value-type="float" office:value="1592.16358658453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2.2458333333333" calcext:value-type="float">
            <text:p>12,25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0 FEBRUARIJ.</text:p>
          </table:table-cell>
          <table:table-cell office:value-type="string" calcext:value-type="string">
            <text:p>H.6 M.45 1/6</text:p>
          </table:table-cell>
          <table:table-cell office:value-type="string" calcext:value-type="string">
            <text:p>12 <text:s/>14 1/6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7.75" calcext:value-type="float">
            <text:p>581537,75</text:p>
          </table:table-cell>
          <table:table-cell office:value-type="float" office:value="1592.16358658453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.2361111111111" calcext:value-type="float">
            <text:p>12,24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0 FEBRUARIJ.</text:p>
          </table:table-cell>
          <table:table-cell office:value-type="string" calcext:value-type="string">
            <text:p>H.6 M.45 1/6</text:p>
          </table:table-cell>
          <table:table-cell office:value-type="string" calcext:value-type="string">
            <text:p>12 <text:s/>15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7.75" calcext:value-type="float">
            <text:p>581537,75</text:p>
          </table:table-cell>
          <table:table-cell office:value-type="float" office:value="1592.16358658453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.25" calcext:value-type="float">
            <text:p>12,25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0 FEBRUARIJ.</text:p>
          </table:table-cell>
          <table:table-cell office:value-type="string" calcext:value-type="string">
            <text:p>H.6 M.54</text:p>
          </table:table-cell>
          <table:table-cell office:value-type="string" calcext:value-type="string">
            <text:p>12 <text:s/>16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7.75" calcext:value-type="float">
            <text:p>581537,75</text:p>
          </table:table-cell>
          <table:table-cell office:value-type="float" office:value="1592.16358658453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.2666666666667" calcext:value-type="float">
            <text:p>12,27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0 FEBRUARIJ.</text:p>
          </table:table-cell>
          <table:table-cell office:value-type="string" calcext:value-type="string">
            <text:p>H.6 M.54</text:p>
          </table:table-cell>
          <table:table-cell office:value-type="string" calcext:value-type="string">
            <text:p>12 <text:s/>15 1/2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7.75" calcext:value-type="float">
            <text:p>581537,75</text:p>
          </table:table-cell>
          <table:table-cell office:value-type="float" office:value="1592.16358658453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.2583333333333" calcext:value-type="float">
            <text:p>12,26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0 FEBRUARIJ.</text:p>
          </table:table-cell>
          <table:table-cell office:value-type="string" calcext:value-type="string">
            <text:p>H.6 M.59 1/2</text:p>
          </table:table-cell>
          <table:table-cell office:value-type="string" calcext:value-type="string">
            <text:p>12 <text:s/>17 1/2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7.75" calcext:value-type="float">
            <text:p>581537,75</text:p>
          </table:table-cell>
          <table:table-cell office:value-type="float" office:value="1592.16358658453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2.2916666666667" calcext:value-type="float">
            <text:p>12,29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0 FEBRUARIJ.</text:p>
          </table:table-cell>
          <table:table-cell office:value-type="string" calcext:value-type="string">
            <text:p>H.6 M.59 1/2</text:p>
          </table:table-cell>
          <table:table-cell office:value-type="string" calcext:value-type="string">
            <text:p>12 <text:s/>15 1/2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1537.75" calcext:value-type="float">
            <text:p>581537,75</text:p>
          </table:table-cell>
          <table:table-cell office:value-type="float" office:value="1592.16358658453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.2583333333333" calcext:value-type="float">
            <text:p>12,26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0 FEBRUARIJ.</text:p>
          </table:table-cell>
          <table:table-cell office:value-type="string" calcext:value-type="string">
            <text:p>H.7 M.3 1/6</text:p>
          </table:table-cell>
          <table:table-cell office:value-type="string" calcext:value-type="string">
            <text:p>12 <text:s/>17 1/2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537.791666667" calcext:value-type="float">
            <text:p>581537,79</text:p>
          </table:table-cell>
          <table:table-cell office:value-type="float" office:value="1592.16370066165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2.2916666666667" calcext:value-type="float">
            <text:p>12,29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0 FEBRUARIJ.</text:p>
          </table:table-cell>
          <table:table-cell office:value-type="string" calcext:value-type="string">
            <text:p>H.7 M.3 1/6</text:p>
          </table:table-cell>
          <table:table-cell office:value-type="string" calcext:value-type="string">
            <text:p>12 <text:s/>16 5/6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537.791666667" calcext:value-type="float">
            <text:p>581537,79</text:p>
          </table:table-cell>
          <table:table-cell office:value-type="float" office:value="1592.16370066165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.2805555555556" calcext:value-type="float">
            <text:p>12,28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0 FEBRUARIJ.</text:p>
          </table:table-cell>
          <table:table-cell office:value-type="string" calcext:value-type="string">
            <text:p>H.7 M.9</text:p>
          </table:table-cell>
          <table:table-cell office:value-type="string" calcext:value-type="string">
            <text:p>Declin. <text:s/>12 <text:s/>17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537.791666667" calcext:value-type="float">
            <text:p>581537,79</text:p>
          </table:table-cell>
          <table:table-cell office:value-type="float" office:value="1592.16370066165" calcext:value-type="float">
            <text:p>1592,16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.2833333333333" calcext:value-type="float">
            <text:p>12,28</text:p>
          </table:table-cell>
          <table:table-cell table:number-columns-repeated="100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DIE 20 FEBRUARIJ.</text:p>
          </table:table-cell>
          <table:table-cell office:value-type="string" calcext:value-type="string">
            <text:p>H.7 M.9</text:p>
          </table:table-cell>
          <table:table-cell office:value-type="string" calcext:value-type="string">
            <text:p>12 <text:s/>17 2/3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1537.791666667" calcext:value-type="float">
            <text:p>581537,79</text:p>
          </table:table-cell>
          <table:table-cell office:value-type="float" office:value="1592.16370066165" calcext:value-type="float">
            <text:p>1592,16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-12.2944444444444" calcext:value-type="float">
            <text:p>-12,29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4 JUNIJ.</text:p>
          </table:table-cell>
          <table:table-cell office:value-type="string" calcext:value-type="string">
            <text:p>H.1 M.33</text:p>
          </table:table-cell>
          <table:table-cell office:value-type="string" calcext:value-type="string">
            <text:p>Declin. [MS] <text:s/>12 <text:s/>17 vtoq.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17.541666667" calcext:value-type="float">
            <text:p>582017,54</text:p>
          </table:table-cell>
          <table:table-cell office:value-type="float" office:value="1593.47718457677" calcext:value-type="float">
            <text:p>1593,48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-12.2833333333333" calcext:value-type="float">
            <text:p>-12,2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JUNIJ.</text:p>
          </table:table-cell>
          <table:table-cell office:value-type="string" calcext:value-type="string">
            <text:p>H.12 M.56 S.30</text:p>
          </table:table-cell>
          <table:table-cell office:value-type="string" calcext:value-type="string">
            <text:p>Declin. [MS] <text:s/>10 <text:s/>45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2033" calcext:value-type="float">
            <text:p>582033,00</text:p>
          </table:table-cell>
          <table:table-cell office:value-type="float" office:value="1593.51950718686" calcext:value-type="float">
            <text:p>1593,52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-10.75" calcext:value-type="float">
            <text:p>-10,75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JUNIJ.</text:p>
          </table:table-cell>
          <table:table-cell office:value-type="string" calcext:value-type="string">
            <text:p>H.12 M.56 S.30</text:p>
          </table:table-cell>
          <table:table-cell office:value-type="string" calcext:value-type="string">
            <text:p>10 <text:s/>45 1/2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2033" calcext:value-type="float">
            <text:p>582033,00</text:p>
          </table:table-cell>
          <table:table-cell office:value-type="float" office:value="1593.51950718686" calcext:value-type="float">
            <text:p>1593,52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-10.7583333333333" calcext:value-type="float">
            <text:p>-10,7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JUNIJ.</text:p>
          </table:table-cell>
          <table:table-cell office:value-type="string" calcext:value-type="string">
            <text:p>H.1 M.18</text:p>
          </table:table-cell>
          <table:table-cell office:value-type="string" calcext:value-type="string">
            <text:p>10 <text:s/>46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32.541666667" calcext:value-type="float">
            <text:p>582032,54</text:p>
          </table:table-cell>
          <table:table-cell office:value-type="float" office:value="1593.51825233858" calcext:value-type="float">
            <text:p>1593,52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-10.7666666666667" calcext:value-type="float">
            <text:p>-10,7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JUNIJ.</text:p>
          </table:table-cell>
          <table:table-cell office:value-type="string" calcext:value-type="string">
            <text:p>H.1 M.18</text:p>
          </table:table-cell>
          <table:table-cell office:value-type="string" calcext:value-type="string">
            <text:p>10 <text:s/>45 2/3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32.541666667" calcext:value-type="float">
            <text:p>582032,54</text:p>
          </table:table-cell>
          <table:table-cell office:value-type="float" office:value="1593.51825233858" calcext:value-type="float">
            <text:p>1593,52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-10.7611111111111" calcext:value-type="float">
            <text:p>-10,7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JUNIJ.</text:p>
          </table:table-cell>
          <table:table-cell office:value-type="string" calcext:value-type="string">
            <text:p>H.1 M.28</text:p>
          </table:table-cell>
          <table:table-cell office:value-type="string" calcext:value-type="string">
            <text:p>10 <text:s/>45 1/3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32.541666667" calcext:value-type="float">
            <text:p>582032,54</text:p>
          </table:table-cell>
          <table:table-cell office:value-type="float" office:value="1593.51825233858" calcext:value-type="float">
            <text:p>1593,52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-10.7555555555556" calcext:value-type="float">
            <text:p>-10,7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JUNIJ.</text:p>
          </table:table-cell>
          <table:table-cell office:value-type="string" calcext:value-type="string">
            <text:p>H.1 M.28</text:p>
          </table:table-cell>
          <table:table-cell office:value-type="string" calcext:value-type="string">
            <text:p>10 <text:s/>46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32.541666667" calcext:value-type="float">
            <text:p>582032,54</text:p>
          </table:table-cell>
          <table:table-cell office:value-type="float" office:value="1593.51825233858" calcext:value-type="float">
            <text:p>1593,52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-10.7666666666667" calcext:value-type="float">
            <text:p>-10,7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JUNIJ.</text:p>
          </table:table-cell>
          <table:table-cell office:value-type="string" calcext:value-type="string">
            <text:p>H.1 M.37</text:p>
          </table:table-cell>
          <table:table-cell office:value-type="string" calcext:value-type="string">
            <text:p>10 <text:s/>45 1/2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32.541666667" calcext:value-type="float">
            <text:p>582032,54</text:p>
          </table:table-cell>
          <table:table-cell office:value-type="float" office:value="1593.51825233858" calcext:value-type="float">
            <text:p>1593,52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-10.7583333333333" calcext:value-type="float">
            <text:p>-10,7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JUNIJ.</text:p>
          </table:table-cell>
          <table:table-cell office:value-type="string" calcext:value-type="string">
            <text:p>H.1 M.37</text:p>
          </table:table-cell>
          <table:table-cell office:value-type="string" calcext:value-type="string">
            <text:p>10 <text:s/>46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32.541666667" calcext:value-type="float">
            <text:p>582032,54</text:p>
          </table:table-cell>
          <table:table-cell office:value-type="float" office:value="1593.51825233858" calcext:value-type="float">
            <text:p>1593,52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-10.7666666666667" calcext:value-type="float">
            <text:p>-10,7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JUNIJ.</text:p>
          </table:table-cell>
          <table:table-cell office:value-type="string" calcext:value-type="string">
            <text:p>H.1 M.58</text:p>
          </table:table-cell>
          <table:table-cell office:value-type="string" calcext:value-type="string">
            <text:p>10 <text:s/>45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32.541666667" calcext:value-type="float">
            <text:p>582032,54</text:p>
          </table:table-cell>
          <table:table-cell office:value-type="float" office:value="1593.51825233858" calcext:value-type="float">
            <text:p>1593,52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-10.75" calcext:value-type="float">
            <text:p>-10,75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JUNIJ.</text:p>
          </table:table-cell>
          <table:table-cell office:value-type="string" calcext:value-type="string">
            <text:p>H.2 M.6</text:p>
          </table:table-cell>
          <table:table-cell office:value-type="string" calcext:value-type="string">
            <text:p>10 <text:s/>45 <text:s/>50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032.583333333" calcext:value-type="float">
            <text:p>582032,58</text:p>
          </table:table-cell>
          <table:table-cell office:value-type="float" office:value="1593.5183664157" calcext:value-type="float">
            <text:p>1593,52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-10.75" calcext:value-type="float">
            <text:p>-10,75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JUNIJ.</text:p>
          </table:table-cell>
          <table:table-cell office:value-type="string" calcext:value-type="string">
            <text:p>H.2 M.6</text:p>
          </table:table-cell>
          <table:table-cell office:value-type="string" calcext:value-type="string">
            <text:p>10 <text:s/>46 <text:s/>0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032.583333333" calcext:value-type="float">
            <text:p>582032,58</text:p>
          </table:table-cell>
          <table:table-cell office:value-type="float" office:value="1593.5183664157" calcext:value-type="float">
            <text:p>1593,52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-10.7666666666667" calcext:value-type="float">
            <text:p>-10,7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 JULIJ.</text:p>
          </table:table-cell>
          <table:table-cell office:value-type="string" calcext:value-type="string">
            <text:p>H.12 M.45</text:p>
          </table:table-cell>
          <table:table-cell office:value-type="string" calcext:value-type="string">
            <text:p>Decl. [MS] <text:s/>10 <text:s/>31 5/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82036" calcext:value-type="float">
            <text:p>582036,00</text:p>
          </table:table-cell>
          <table:table-cell office:value-type="float" office:value="1593.52772073922" calcext:value-type="float">
            <text:p>1593,53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-10.5305555555556" calcext:value-type="float">
            <text:p>-10,5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 JULIJ.</text:p>
          </table:table-cell>
          <table:table-cell office:value-type="string" calcext:value-type="string">
            <text:p>H.12 M.45</text:p>
          </table:table-cell>
          <table:table-cell office:value-type="string" calcext:value-type="string">
            <text:p>10 <text:s/>32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82036" calcext:value-type="float">
            <text:p>582036,00</text:p>
          </table:table-cell>
          <table:table-cell office:value-type="float" office:value="1593.52772073922" calcext:value-type="float">
            <text:p>1593,53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10.5333333333333" calcext:value-type="float">
            <text:p>-10,5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 JULIJ.</text:p>
          </table:table-cell>
          <table:table-cell office:value-type="string" calcext:value-type="string">
            <text:p>H.1 M.21</text:p>
          </table:table-cell>
          <table:table-cell office:value-type="string" calcext:value-type="string">
            <text:p>10 <text:s/>32 1/2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35.541666667" calcext:value-type="float">
            <text:p>582035,54</text:p>
          </table:table-cell>
          <table:table-cell office:value-type="float" office:value="1593.52646589094" calcext:value-type="float">
            <text:p>1593,53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-10.5416666666667" calcext:value-type="float">
            <text:p>-10,54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 JULIJ.</text:p>
          </table:table-cell>
          <table:table-cell office:value-type="string" calcext:value-type="string">
            <text:p>H.1 M.21</text:p>
          </table:table-cell>
          <table:table-cell office:value-type="string" calcext:value-type="string">
            <text:p>10 <text:s/>32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35.541666667" calcext:value-type="float">
            <text:p>582035,54</text:p>
          </table:table-cell>
          <table:table-cell office:value-type="float" office:value="1593.52646589094" calcext:value-type="float">
            <text:p>1593,53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10.5333333333333" calcext:value-type="float">
            <text:p>-10,5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 JULIJ.</text:p>
          </table:table-cell>
          <table:table-cell office:value-type="string" calcext:value-type="string">
            <text:p>H.1 M.50 1/3</text:p>
          </table:table-cell>
          <table:table-cell office:value-type="string" calcext:value-type="string">
            <text:p>10 <text:s/>33 1/2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35.541666667" calcext:value-type="float">
            <text:p>582035,54</text:p>
          </table:table-cell>
          <table:table-cell office:value-type="float" office:value="1593.52646589094" calcext:value-type="float">
            <text:p>1593,53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0.5583333333333" calcext:value-type="float">
            <text:p>-10,5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 JULIJ.</text:p>
          </table:table-cell>
          <table:table-cell office:value-type="string" calcext:value-type="string">
            <text:p>H.1 M.50 1/3</text:p>
          </table:table-cell>
          <table:table-cell office:value-type="string" calcext:value-type="string">
            <text:p>10 <text:s/>33 2/3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35.541666667" calcext:value-type="float">
            <text:p>582035,54</text:p>
          </table:table-cell>
          <table:table-cell office:value-type="float" office:value="1593.52646589094" calcext:value-type="float">
            <text:p>1593,53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-10.5611111111111" calcext:value-type="float">
            <text:p>-10,5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 JULIJ.</text:p>
          </table:table-cell>
          <table:table-cell office:value-type="string" calcext:value-type="string">
            <text:p>H.2 M.7 1/3</text:p>
          </table:table-cell>
          <table:table-cell office:value-type="string" calcext:value-type="string">
            <text:p>10 <text:s/>34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035.583333333" calcext:value-type="float">
            <text:p>582035,58</text:p>
          </table:table-cell>
          <table:table-cell office:value-type="float" office:value="1593.52657996806" calcext:value-type="float">
            <text:p>1593,53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-10.5666666666667" calcext:value-type="float">
            <text:p>-10,5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 JULIJ.</text:p>
          </table:table-cell>
          <table:table-cell office:value-type="string" calcext:value-type="string">
            <text:p>H.2 M.7 1/3</text:p>
          </table:table-cell>
          <table:table-cell office:value-type="string" calcext:value-type="string">
            <text:p>10 <text:s/>34 1/3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035.583333333" calcext:value-type="float">
            <text:p>582035,58</text:p>
          </table:table-cell>
          <table:table-cell office:value-type="float" office:value="1593.52657996806" calcext:value-type="float">
            <text:p>1593,53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0.5722222222222" calcext:value-type="float">
            <text:p>-10,5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2 JULIJ.</text:p>
          </table:table-cell>
          <table:table-cell office:value-type="string" calcext:value-type="string">
            <text:p>H.2 M.15 2/3</text:p>
          </table:table-cell>
          <table:table-cell office:value-type="string" calcext:value-type="string">
            <text:p>Decl. [MS] <text:s/>10 <text:s/>9 1/4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055.583333333" calcext:value-type="float">
            <text:p>582055,58</text:p>
          </table:table-cell>
          <table:table-cell office:value-type="float" office:value="1593.5813369838" calcext:value-type="float">
            <text:p>1593,58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0.1541666666667" calcext:value-type="float">
            <text:p>-10,15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2 JULIJ.</text:p>
          </table:table-cell>
          <table:table-cell office:value-type="string" calcext:value-type="string">
            <text:p>H.3 M.36</text:p>
          </table:table-cell>
          <table:table-cell office:value-type="string" calcext:value-type="string">
            <text:p>10 <text:s/>10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055.625" calcext:value-type="float">
            <text:p>582055,63</text:p>
          </table:table-cell>
          <table:table-cell office:value-type="float" office:value="1593.58145106092" calcext:value-type="float">
            <text:p>1593,58</text:p>
          </table:table-cell>
          <table:table-cell office:value-type="float" office:value="-1" calcext:value-type="float">
            <text:p>-1,0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-10.1666666666667" calcext:value-type="float">
            <text:p>-10,1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2 JULIJ.</text:p>
          </table:table-cell>
          <table:table-cell office:value-type="string" calcext:value-type="string">
            <text:p>H.3 M.36</text:p>
          </table:table-cell>
          <table:table-cell office:value-type="string" calcext:value-type="string">
            <text:p>10 <text:s/>10 2/3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055.625" calcext:value-type="float">
            <text:p>582055,63</text:p>
          </table:table-cell>
          <table:table-cell office:value-type="float" office:value="1593.58145106092" calcext:value-type="float">
            <text:p>1593,58</text:p>
          </table:table-cell>
          <table:table-cell office:value-type="float" office:value="-1" calcext:value-type="float">
            <text:p>-1,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-10.1777777777778" calcext:value-type="float">
            <text:p>-10,1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2 JULIJ.</text:p>
          </table:table-cell>
          <table:table-cell office:value-type="string" calcext:value-type="string">
            <text:p>H.1 M.23</text:p>
          </table:table-cell>
          <table:table-cell office:value-type="string" calcext:value-type="string">
            <text:p>Declin. [MS] <text:s/>10 <text:s/>9 <text:s/>30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55.541666667" calcext:value-type="float">
            <text:p>582055,54</text:p>
          </table:table-cell>
          <table:table-cell office:value-type="float" office:value="1593.58122290668" calcext:value-type="float">
            <text:p>1593,58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10.15" calcext:value-type="float">
            <text:p>-10,15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5 JULIJ.</text:p>
          </table:table-cell>
          <table:table-cell office:value-type="string" calcext:value-type="string">
            <text:p>H.1 M.13 S.40</text:p>
          </table:table-cell>
          <table:table-cell office:value-type="string" calcext:value-type="string">
            <text:p>Decl. [MS] <text:s/>10 <text:s/>14 1/2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58.541666667" calcext:value-type="float">
            <text:p>582058,54</text:p>
          </table:table-cell>
          <table:table-cell office:value-type="float" office:value="1593.58943645905" calcext:value-type="float">
            <text:p>1593,59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10.2416666666667" calcext:value-type="float">
            <text:p>-10,24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5 JULIJ.</text:p>
          </table:table-cell>
          <table:table-cell office:value-type="string" calcext:value-type="string">
            <text:p>H.1 M.29</text:p>
          </table:table-cell>
          <table:table-cell office:value-type="string" calcext:value-type="string">
            <text:p>Declin. [MS] <text:s/>10 <text:s/>14 1/2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58.541666667" calcext:value-type="float">
            <text:p>582058,54</text:p>
          </table:table-cell>
          <table:table-cell office:value-type="float" office:value="1593.58943645905" calcext:value-type="float">
            <text:p>1593,59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10.2416666666667" calcext:value-type="float">
            <text:p>-10,24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1 JULIJ.</text:p>
          </table:table-cell>
          <table:table-cell office:value-type="string" calcext:value-type="string">
            <text:p>H.1 M.8 1/2</text:p>
          </table:table-cell>
          <table:table-cell office:value-type="string" calcext:value-type="string">
            <text:p>Decl. [MS] <text:s/>10 <text:s/>31 vno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64.541666667" calcext:value-type="float">
            <text:p>582064,54</text:p>
          </table:table-cell>
          <table:table-cell office:value-type="float" office:value="1593.60586356377" calcext:value-type="float">
            <text:p>1593,61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-10.5166666666667" calcext:value-type="float">
            <text:p>-10,5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1 JULIJ.</text:p>
          </table:table-cell>
          <table:table-cell office:value-type="string" calcext:value-type="string">
            <text:p>H.1 M.32 1/6</text:p>
          </table:table-cell>
          <table:table-cell office:value-type="string" calcext:value-type="string">
            <text:p>10 <text:s/>30 2/3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64.541666667" calcext:value-type="float">
            <text:p>582064,54</text:p>
          </table:table-cell>
          <table:table-cell office:value-type="float" office:value="1593.60586356377" calcext:value-type="float">
            <text:p>1593,61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-10.5111111111111" calcext:value-type="float">
            <text:p>-10,5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1 JULIJ.</text:p>
          </table:table-cell>
          <table:table-cell office:value-type="string" calcext:value-type="string">
            <text:p>H.1 M.32 1/6</text:p>
          </table:table-cell>
          <table:table-cell office:value-type="string" calcext:value-type="string">
            <text:p>10 <text:s/>30 1/4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64.541666667" calcext:value-type="float">
            <text:p>582064,54</text:p>
          </table:table-cell>
          <table:table-cell office:value-type="float" office:value="1593.60586356377" calcext:value-type="float">
            <text:p>1593,61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-10.5041666666667" calcext:value-type="float">
            <text:p>-10,5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1 JULIJ.</text:p>
          </table:table-cell>
          <table:table-cell office:value-type="string" calcext:value-type="string">
            <text:p>H.2 M.7</text:p>
          </table:table-cell>
          <table:table-cell office:value-type="string" calcext:value-type="string">
            <text:p>10 <text:s/>31 1/4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064.583333333" calcext:value-type="float">
            <text:p>582064,58</text:p>
          </table:table-cell>
          <table:table-cell office:value-type="float" office:value="1593.60597764089" calcext:value-type="float">
            <text:p>1593,61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-10.5208333333333" calcext:value-type="float">
            <text:p>-10,5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1 JULIJ.</text:p>
          </table:table-cell>
          <table:table-cell office:value-type="string" calcext:value-type="string">
            <text:p>H.2 M.7</text:p>
          </table:table-cell>
          <table:table-cell office:value-type="string" calcext:value-type="string">
            <text:p>10 <text:s/>30 5/6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064.583333333" calcext:value-type="float">
            <text:p>582064,58</text:p>
          </table:table-cell>
          <table:table-cell office:value-type="float" office:value="1593.60597764089" calcext:value-type="float">
            <text:p>1593,61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-10.5138888888889" calcext:value-type="float">
            <text:p>-10,5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1 JULIJ.</text:p>
          </table:table-cell>
          <table:table-cell office:value-type="string" calcext:value-type="string">
            <text:p>H.1 M.37</text:p>
          </table:table-cell>
          <table:table-cell office:value-type="string" calcext:value-type="string">
            <text:p>Delcinatio [MS] <text:s/>10 <text:s/>30 1/3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64.541666667" calcext:value-type="float">
            <text:p>582064,54</text:p>
          </table:table-cell>
          <table:table-cell office:value-type="float" office:value="1593.60586356377" calcext:value-type="float">
            <text:p>1593,61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-10.5055555555556" calcext:value-type="float">
            <text:p>-10,5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1 AUGUSTI.</text:p>
          </table:table-cell>
          <table:table-cell/>
          <table:table-cell office:value-type="string" calcext:value-type="string">
            <text:p>Decl. [MS] per Armill. <text:s/>11 <text:s/>17 1/3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82075.5" calcext:value-type="float">
            <text:p>582075,50</text:p>
          </table:table-cell>
          <table:table-cell office:value-type="float" office:value="1593.63586584531" calcext:value-type="float">
            <text:p>1593,64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-11.2888888888889" calcext:value-type="float">
            <text:p>-11,29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1 AUGUSTI.</text:p>
          </table:table-cell>
          <table:table-cell/>
          <table:table-cell office:value-type="string" calcext:value-type="string">
            <text:p>11 <text:s/>17 2/3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82075.5" calcext:value-type="float">
            <text:p>582075,50</text:p>
          </table:table-cell>
          <table:table-cell office:value-type="float" office:value="1593.63586584531" calcext:value-type="float">
            <text:p>1593,64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-11.2944444444444" calcext:value-type="float">
            <text:p>-11,29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1 AUGUSTI.</text:p>
          </table:table-cell>
          <table:table-cell office:value-type="string" calcext:value-type="string">
            <text:p>H.1 M.45</text:p>
          </table:table-cell>
          <table:table-cell office:value-type="string" calcext:value-type="string">
            <text:p>Declinatio [MS] M. <text:s/>11 <text:s/>18</text:p>
          </table:table-cell>
          <table:table-cell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75.541666667" calcext:value-type="float">
            <text:p>582075,54</text:p>
          </table:table-cell>
          <table:table-cell office:value-type="float" office:value="1593.63597992243" calcext:value-type="float">
            <text:p>1593,64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11.3" calcext:value-type="float">
            <text:p>-11,3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1 AUGUSTI.</text:p>
          </table:table-cell>
          <table:table-cell office:value-type="string" calcext:value-type="string">
            <text:p>H.1 3/4</text:p>
          </table:table-cell>
          <table:table-cell office:value-type="string" calcext:value-type="string">
            <text:p>Declin. ex altit. merid. <text:s/>11 <text:s/>18</text:p>
          </table:table-cell>
          <table:table-cell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75.541666667" calcext:value-type="float">
            <text:p>582075,54</text:p>
          </table:table-cell>
          <table:table-cell office:value-type="float" office:value="1593.63597992243" calcext:value-type="float">
            <text:p>1593,64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11.3" calcext:value-type="float">
            <text:p>-11,3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8 AUGUSTI, MANE</text:p>
          </table:table-cell>
          <table:table-cell office:value-type="string" calcext:value-type="string">
            <text:p>H.0 M.9 1/2</text:p>
          </table:table-cell>
          <table:table-cell office:value-type="string" calcext:value-type="string">
            <text:p>Decl. [MS] <text:s/>11 <text:s/>54</text:p>
          </table:table-cell>
          <table:table-cell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2082.5" calcext:value-type="float">
            <text:p>582082,50</text:p>
          </table:table-cell>
          <table:table-cell office:value-type="float" office:value="1593.65503080082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-11.9" calcext:value-type="float">
            <text:p>-11,9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8 AUGUSTI, MANE</text:p>
          </table:table-cell>
          <table:table-cell office:value-type="string" calcext:value-type="string">
            <text:p>H.0 M.9 1/2</text:p>
          </table:table-cell>
          <table:table-cell office:value-type="string" calcext:value-type="string">
            <text:p>11 <text:s/>54 1/2</text:p>
          </table:table-cell>
          <table:table-cell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2082.5" calcext:value-type="float">
            <text:p>582082,50</text:p>
          </table:table-cell>
          <table:table-cell office:value-type="float" office:value="1593.65503080082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-11.9083333333333" calcext:value-type="float">
            <text:p>-11,9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8 AUGUSTI, MANE</text:p>
          </table:table-cell>
          <table:table-cell office:value-type="string" calcext:value-type="string">
            <text:p>H.1 M.9</text:p>
          </table:table-cell>
          <table:table-cell office:value-type="string" calcext:value-type="string">
            <text:p>11 <text:s/>55 <text:s/>vno</text:p>
          </table:table-cell>
          <table:table-cell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82.541666667" calcext:value-type="float">
            <text:p>582082,54</text:p>
          </table:table-cell>
          <table:table-cell office:value-type="float" office:value="1593.65514487794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-11.9166666666667" calcext:value-type="float">
            <text:p>-11,9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8 AUGUSTI, MANE</text:p>
          </table:table-cell>
          <table:table-cell office:value-type="string" calcext:value-type="string">
            <text:p>H.1 M.49 S.20</text:p>
          </table:table-cell>
          <table:table-cell office:value-type="string" calcext:value-type="string">
            <text:p>11 <text:s/>55 1/2</text:p>
          </table:table-cell>
          <table:table-cell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82.541666667" calcext:value-type="float">
            <text:p>582082,54</text:p>
          </table:table-cell>
          <table:table-cell office:value-type="float" office:value="1593.65514487794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-11.925" calcext:value-type="float">
            <text:p>-11,9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8 AUGUSTI, MANE</text:p>
          </table:table-cell>
          <table:table-cell office:value-type="string" calcext:value-type="string">
            <text:p>H.1 M.49 S.20</text:p>
          </table:table-cell>
          <table:table-cell office:value-type="string" calcext:value-type="string">
            <text:p>11 <text:s/>54 5/6</text:p>
          </table:table-cell>
          <table:table-cell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82.541666667" calcext:value-type="float">
            <text:p>582082,54</text:p>
          </table:table-cell>
          <table:table-cell office:value-type="float" office:value="1593.65514487794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-11.9138888888889" calcext:value-type="float">
            <text:p>-11,9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8 AUGUSTI, MANE</text:p>
          </table:table-cell>
          <table:table-cell office:value-type="string" calcext:value-type="string">
            <text:p>H.0 M.45</text:p>
          </table:table-cell>
          <table:table-cell office:value-type="string" calcext:value-type="string">
            <text:p>Decl. [MS] ex alt. merid. <text:s/>11 <text:s/>54</text:p>
          </table:table-cell>
          <table:table-cell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2082.5" calcext:value-type="float">
            <text:p>582082,50</text:p>
          </table:table-cell>
          <table:table-cell office:value-type="float" office:value="1593.65503080082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-11.9" calcext:value-type="float">
            <text:p>-11,9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AUGUSTI, MANE.</text:p>
          </table:table-cell>
          <table:table-cell office:value-type="string" calcext:value-type="string">
            <text:p>H.0 M.36</text:p>
          </table:table-cell>
          <table:table-cell office:value-type="string" calcext:value-type="string">
            <text:p>Declin. [MS] circa hoc <text:s/>12 <text:s/>9 5/6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2085.5" calcext:value-type="float">
            <text:p>582085,50</text:p>
          </table:table-cell>
          <table:table-cell office:value-type="float" office:value="1593.66324435318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-12.1638888888889" calcext:value-type="float">
            <text:p>-12,1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AUGUSTI, MANE.</text:p>
          </table:table-cell>
          <table:table-cell office:value-type="string" calcext:value-type="string">
            <text:p>H.0 M.36</text:p>
          </table:table-cell>
          <table:table-cell office:value-type="string" calcext:value-type="string">
            <text:p>tempus <text:s/>12 <text:s/>10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2085.5" calcext:value-type="float">
            <text:p>582085,50</text:p>
          </table:table-cell>
          <table:table-cell office:value-type="float" office:value="1593.66324435318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2.1666666666667" calcext:value-type="float">
            <text:p>-12,1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AUGUSTI, MANE.</text:p>
          </table:table-cell>
          <table:table-cell office:value-type="string" calcext:value-type="string">
            <text:p>H.1 M.4</text:p>
          </table:table-cell>
          <table:table-cell office:value-type="string" calcext:value-type="string">
            <text:p>Decl. [MS] <text:s/>12 <text:s/>10 vtroque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085.541666667" calcext:value-type="float">
            <text:p>582085,54</text:p>
          </table:table-cell>
          <table:table-cell office:value-type="float" office:value="1593.6633584303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2.1666666666667" calcext:value-type="float">
            <text:p>-12,1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AUGUSTI.</text:p>
          </table:table-cell>
          <table:table-cell office:value-type="string" calcext:value-type="string">
            <text:p>H.11 M.52 1/2</text:p>
          </table:table-cell>
          <table:table-cell office:value-type="string" calcext:value-type="string">
            <text:p>Decl. [MS] <text:s/>12 <text:s/>15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085.958333333" calcext:value-type="float">
            <text:p>582085,96</text:p>
          </table:table-cell>
          <table:table-cell office:value-type="float" office:value="1593.66449920146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12.25" calcext:value-type="float">
            <text:p>-12,25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AUGUSTI.</text:p>
          </table:table-cell>
          <table:table-cell office:value-type="string" calcext:value-type="string">
            <text:p>H.11 M.52 1/2</text:p>
          </table:table-cell>
          <table:table-cell office:value-type="string" calcext:value-type="string">
            <text:p>12 <text:s/>15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085.958333333" calcext:value-type="float">
            <text:p>582085,96</text:p>
          </table:table-cell>
          <table:table-cell office:value-type="float" office:value="1593.66449920146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12.25" calcext:value-type="float">
            <text:p>-12,25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AUGUSTI.</text:p>
          </table:table-cell>
          <table:table-cell office:value-type="string" calcext:value-type="string">
            <text:p>H.0 M.27 S.20</text:p>
          </table:table-cell>
          <table:table-cell office:value-type="string" calcext:value-type="string">
            <text:p>12 <text:s/>15 1/3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2085.5" calcext:value-type="float">
            <text:p>582085,50</text:p>
          </table:table-cell>
          <table:table-cell office:value-type="float" office:value="1593.66324435318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12.2555555555556" calcext:value-type="float">
            <text:p>-12,2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AUGUSTI.</text:p>
          </table:table-cell>
          <table:table-cell office:value-type="string" calcext:value-type="string">
            <text:p>H.0 M.27 S.20</text:p>
          </table:table-cell>
          <table:table-cell office:value-type="string" calcext:value-type="string">
            <text:p>12 <text:s/>15 1/2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2085.5" calcext:value-type="float">
            <text:p>582085,50</text:p>
          </table:table-cell>
          <table:table-cell office:value-type="float" office:value="1593.66324435318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12.2583333333333" calcext:value-type="float">
            <text:p>-12,2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AUGUSTI.</text:p>
          </table:table-cell>
          <table:table-cell office:value-type="string" calcext:value-type="string">
            <text:p>H.0 M.55 1/2</text:p>
          </table:table-cell>
          <table:table-cell office:value-type="string" calcext:value-type="string">
            <text:p>12 <text:s/>15 <text:s/>vtroqu.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2085.5" calcext:value-type="float">
            <text:p>582085,50</text:p>
          </table:table-cell>
          <table:table-cell office:value-type="float" office:value="1593.66324435318" calcext:value-type="float">
            <text:p>1593,66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12.25" calcext:value-type="float">
            <text:p>-12,25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2 AUGUSTI.</text:p>
          </table:table-cell>
          <table:table-cell office:value-type="string" calcext:value-type="string">
            <text:p>H.10 M.11 1/2</text:p>
          </table:table-cell>
          <table:table-cell office:value-type="string" calcext:value-type="string">
            <text:p>Decl. [MS] <text:s/>12 <text:s/>17 1/2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86.916666667" calcext:value-type="float">
            <text:p>582086,92</text:p>
          </table:table-cell>
          <table:table-cell office:value-type="float" office:value="1593.66712297513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-12.2916666666667" calcext:value-type="float">
            <text:p>-12,29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2 AUGUSTI.</text:p>
          </table:table-cell>
          <table:table-cell office:value-type="string" calcext:value-type="string">
            <text:p>H.10 M.11 1/2</text:p>
          </table:table-cell>
          <table:table-cell office:value-type="string" calcext:value-type="string">
            <text:p>bis 12 <text:s/>17 2/3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86.916666667" calcext:value-type="float">
            <text:p>582086,92</text:p>
          </table:table-cell>
          <table:table-cell office:value-type="float" office:value="1593.66712297513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-12.2944444444444" calcext:value-type="float">
            <text:p>-12,29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2 AUGUSTI.</text:p>
          </table:table-cell>
          <table:table-cell office:value-type="string" calcext:value-type="string">
            <text:p>H.10 M.32 S.40</text:p>
          </table:table-cell>
          <table:table-cell office:value-type="string" calcext:value-type="string">
            <text:p>Decl. [MS] <text:s/>12 <text:s/>18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86.916666667" calcext:value-type="float">
            <text:p>582086,92</text:p>
          </table:table-cell>
          <table:table-cell office:value-type="float" office:value="1593.66712297513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12.3" calcext:value-type="float">
            <text:p>-12,3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2 AUGUSTI.</text:p>
          </table:table-cell>
          <table:table-cell office:value-type="string" calcext:value-type="string">
            <text:p>H.10 M.32 S.40</text:p>
          </table:table-cell>
          <table:table-cell office:value-type="string" calcext:value-type="string">
            <text:p>12 <text:s/>17 3/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86.916666667" calcext:value-type="float">
            <text:p>582086,92</text:p>
          </table:table-cell>
          <table:table-cell office:value-type="float" office:value="1593.66712297513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-12.2958333333333" calcext:value-type="float">
            <text:p>-12,3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2 AUGUSTI.</text:p>
          </table:table-cell>
          <table:table-cell office:value-type="string" calcext:value-type="string">
            <text:p>H.0 M.30 1/2</text:p>
          </table:table-cell>
          <table:table-cell office:value-type="string" calcext:value-type="string">
            <text:p>12 <text:s/>19 1/2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2086.5" calcext:value-type="float">
            <text:p>582086,50</text:p>
          </table:table-cell>
          <table:table-cell office:value-type="float" office:value="1593.66598220397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-12.325" calcext:value-type="float">
            <text:p>-12,3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2 AUGUSTI.</text:p>
          </table:table-cell>
          <table:table-cell office:value-type="string" calcext:value-type="string">
            <text:p>H.0 M.30 1/2</text:p>
          </table:table-cell>
          <table:table-cell office:value-type="string" calcext:value-type="string">
            <text:p>12 <text:s/>19 2/3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2086.5" calcext:value-type="float">
            <text:p>582086,50</text:p>
          </table:table-cell>
          <table:table-cell office:value-type="float" office:value="1593.66598220397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-12.3291666666667" calcext:value-type="float">
            <text:p>-12,3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3 AUGUSTI, VESPERI.</text:p>
          </table:table-cell>
          <table:table-cell office:value-type="string" calcext:value-type="string">
            <text:p>H.10 M.24</text:p>
          </table:table-cell>
          <table:table-cell office:value-type="string" calcext:value-type="string">
            <text:p>Decl. [MS] <text:s/>12 <text:s/>23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87.916666667" calcext:value-type="float">
            <text:p>582087,92</text:p>
          </table:table-cell>
          <table:table-cell office:value-type="float" office:value="1593.66986082592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-12.3833333333333" calcext:value-type="float">
            <text:p>-12,3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3 AUGUSTI, VESPERI.</text:p>
          </table:table-cell>
          <table:table-cell office:value-type="string" calcext:value-type="string">
            <text:p>H.10 M.24</text:p>
          </table:table-cell>
          <table:table-cell office:value-type="string" calcext:value-type="string">
            <text:p>12 <text:s/>22 1/2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87.916666667" calcext:value-type="float">
            <text:p>582087,92</text:p>
          </table:table-cell>
          <table:table-cell office:value-type="float" office:value="1593.66986082592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-12.375" calcext:value-type="float">
            <text:p>-12,3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3 AUGUSTI, VESPERI.</text:p>
          </table:table-cell>
          <table:table-cell office:value-type="string" calcext:value-type="string">
            <text:p>H.10 M.54 5/6</text:p>
          </table:table-cell>
          <table:table-cell office:value-type="string" calcext:value-type="string">
            <text:p>12 <text:s/>23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87.916666667" calcext:value-type="float">
            <text:p>582087,92</text:p>
          </table:table-cell>
          <table:table-cell office:value-type="float" office:value="1593.66986082592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-12.3833333333333" calcext:value-type="float">
            <text:p>-12,3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3 AUGUSTI, VESPERI.</text:p>
          </table:table-cell>
          <table:table-cell office:value-type="string" calcext:value-type="string">
            <text:p>H.10 M.54 5/6</text:p>
          </table:table-cell>
          <table:table-cell office:value-type="string" calcext:value-type="string">
            <text:p>12 <text:s/>22 2/3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87.916666667" calcext:value-type="float">
            <text:p>582087,92</text:p>
          </table:table-cell>
          <table:table-cell office:value-type="float" office:value="1593.66986082592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-12.3791666666667" calcext:value-type="float">
            <text:p>-12,3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3 AUGUSTI, VESPERI.</text:p>
          </table:table-cell>
          <table:table-cell office:value-type="string" calcext:value-type="string">
            <text:p>H.12 M.22 1/2</text:p>
          </table:table-cell>
          <table:table-cell office:value-type="string" calcext:value-type="string">
            <text:p>12 <text:s/>24 1/3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2088" calcext:value-type="float">
            <text:p>582088,00</text:p>
          </table:table-cell>
          <table:table-cell office:value-type="float" office:value="1593.67008898015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-12.4055555555556" calcext:value-type="float">
            <text:p>-12,4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3 AUGUSTI, VESPERI.</text:p>
          </table:table-cell>
          <table:table-cell office:value-type="string" calcext:value-type="string">
            <text:p>H.12 M.22 1/2</text:p>
          </table:table-cell>
          <table:table-cell office:value-type="string" calcext:value-type="string">
            <text:p>12 <text:s/>24 1/2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2088" calcext:value-type="float">
            <text:p>582088,00</text:p>
          </table:table-cell>
          <table:table-cell office:value-type="float" office:value="1593.67008898015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-12.4083333333333" calcext:value-type="float">
            <text:p>-12,4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4 AUGUSTI.</text:p>
          </table:table-cell>
          <table:table-cell office:value-type="string" calcext:value-type="string">
            <text:p>H.10 M.7 1/2</text:p>
          </table:table-cell>
          <table:table-cell office:value-type="string" calcext:value-type="string">
            <text:p>Declin. [MS] <text:s/>12 <text:s/>27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88.916666667" calcext:value-type="float">
            <text:p>582088,92</text:p>
          </table:table-cell>
          <table:table-cell office:value-type="float" office:value="1593.67259867671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12.45" calcext:value-type="float">
            <text:p>-12,45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4 AUGUSTI.</text:p>
          </table:table-cell>
          <table:table-cell office:value-type="string" calcext:value-type="string">
            <text:p>H.10 M.7 1/2</text:p>
          </table:table-cell>
          <table:table-cell office:value-type="string" calcext:value-type="string">
            <text:p>12 <text:s/>27 1/2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88.916666667" calcext:value-type="float">
            <text:p>582088,92</text:p>
          </table:table-cell>
          <table:table-cell office:value-type="float" office:value="1593.67259867671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-12.4583333333333" calcext:value-type="float">
            <text:p>-12,4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4 AUGUSTI.</text:p>
          </table:table-cell>
          <table:table-cell office:value-type="string" calcext:value-type="string">
            <text:p>H.10 M.16 S.40</text:p>
          </table:table-cell>
          <table:table-cell office:value-type="string" calcext:value-type="string">
            <text:p>12 <text:s/>27 1/2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88.916666667" calcext:value-type="float">
            <text:p>582088,92</text:p>
          </table:table-cell>
          <table:table-cell office:value-type="float" office:value="1593.67259867671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-12.4583333333333" calcext:value-type="float">
            <text:p>-12,4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4 AUGUSTI.</text:p>
          </table:table-cell>
          <table:table-cell office:value-type="string" calcext:value-type="string">
            <text:p>H.10 M.16 S.40</text:p>
          </table:table-cell>
          <table:table-cell office:value-type="string" calcext:value-type="string">
            <text:p>12 <text:s/>28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88.916666667" calcext:value-type="float">
            <text:p>582088,92</text:p>
          </table:table-cell>
          <table:table-cell office:value-type="float" office:value="1593.67259867671" calcext:value-type="float">
            <text:p>1593,6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12.4666666666667" calcext:value-type="float">
            <text:p>-12,4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AUGUSTI, VESPERI.</text:p>
          </table:table-cell>
          <table:table-cell office:value-type="string" calcext:value-type="string">
            <text:p>H.9 M.58 1/2</text:p>
          </table:table-cell>
          <table:table-cell office:value-type="string" calcext:value-type="string">
            <text:p>Decl. [MS] <text:s/>12 <text:s/>46 1/4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093.875" calcext:value-type="float">
            <text:p>582093,88</text:p>
          </table:table-cell>
          <table:table-cell office:value-type="float" office:value="1593.68617385352" calcext:value-type="float">
            <text:p>1593,69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-12.7708333333333" calcext:value-type="float">
            <text:p>-12,7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AUGUSTI, VESPERI.</text:p>
          </table:table-cell>
          <table:table-cell office:value-type="string" calcext:value-type="string">
            <text:p>H.9 M.58 1/2</text:p>
          </table:table-cell>
          <table:table-cell office:value-type="string" calcext:value-type="string">
            <text:p>12 <text:s/>46 1/2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093.875" calcext:value-type="float">
            <text:p>582093,88</text:p>
          </table:table-cell>
          <table:table-cell office:value-type="float" office:value="1593.68617385352" calcext:value-type="float">
            <text:p>1593,69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-12.775" calcext:value-type="float">
            <text:p>-12,7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AUGUSTI, VESPERI.</text:p>
          </table:table-cell>
          <table:table-cell office:value-type="string" calcext:value-type="string">
            <text:p>H.10 M.17</text:p>
          </table:table-cell>
          <table:table-cell office:value-type="string" calcext:value-type="string">
            <text:p>12 <text:s/>47 1/3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93.916666667" calcext:value-type="float">
            <text:p>582093,92</text:p>
          </table:table-cell>
          <table:table-cell office:value-type="float" office:value="1593.68628793064" calcext:value-type="float">
            <text:p>1593,69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-12.7888888888889" calcext:value-type="float">
            <text:p>-12,79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AUGUSTI, VESPERI.</text:p>
          </table:table-cell>
          <table:table-cell office:value-type="string" calcext:value-type="string">
            <text:p>H.10 M.17</text:p>
          </table:table-cell>
          <table:table-cell office:value-type="string" calcext:value-type="string">
            <text:p>12 <text:s/>47 1/2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093.916666667" calcext:value-type="float">
            <text:p>582093,92</text:p>
          </table:table-cell>
          <table:table-cell office:value-type="float" office:value="1593.68628793064" calcext:value-type="float">
            <text:p>1593,69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-12.7916666666667" calcext:value-type="float">
            <text:p>-12,79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AUGUSTI, VESPERI.</text:p>
          </table:table-cell>
          <table:table-cell office:value-type="string" calcext:value-type="string">
            <text:p>H.11 *.2/3</text:p>
          </table:table-cell>
          <table:table-cell office:value-type="string" calcext:value-type="string">
            <text:p>12 <text:s/>48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093.958333333" calcext:value-type="float">
            <text:p>582093,96</text:p>
          </table:table-cell>
          <table:table-cell office:value-type="float" office:value="1593.68640200776" calcext:value-type="float">
            <text:p>1593,69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-12.8" calcext:value-type="float">
            <text:p>-12,8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AUGUSTI, VESPERI.</text:p>
          </table:table-cell>
          <table:table-cell office:value-type="string" calcext:value-type="string">
            <text:p>H.11 *.2/3</text:p>
          </table:table-cell>
          <table:table-cell office:value-type="string" calcext:value-type="string">
            <text:p>12 <text:s/>47 5/6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093.958333333" calcext:value-type="float">
            <text:p>582093,96</text:p>
          </table:table-cell>
          <table:table-cell office:value-type="float" office:value="1593.68640200776" calcext:value-type="float">
            <text:p>1593,69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-12.7972222222222" calcext:value-type="float">
            <text:p>-12,8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8 SEPTEMBRIS.</text:p>
          </table:table-cell>
          <table:table-cell office:value-type="string" calcext:value-type="string">
            <text:p>H.10 M.11</text:p>
          </table:table-cell>
          <table:table-cell office:value-type="string" calcext:value-type="string">
            <text:p>Decl. [MS] <text:s/>13 <text:s/>6 1/3 vno</text:p>
          </table:table-cell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103.916666667" calcext:value-type="float">
            <text:p>582103,92</text:p>
          </table:table-cell>
          <table:table-cell office:value-type="float" office:value="1593.71366643851" calcext:value-type="float">
            <text:p>1593,71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-13.1055555555556" calcext:value-type="float">
            <text:p>-13,1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8 SEPTEMBRIS.</text:p>
          </table:table-cell>
          <table:table-cell office:value-type="string" calcext:value-type="string">
            <text:p>H.10 M.26</text:p>
          </table:table-cell>
          <table:table-cell office:value-type="string" calcext:value-type="string">
            <text:p>13 <text:s/>7 1/2</text:p>
          </table:table-cell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103.916666667" calcext:value-type="float">
            <text:p>582103,92</text:p>
          </table:table-cell>
          <table:table-cell office:value-type="float" office:value="1593.71366643851" calcext:value-type="float">
            <text:p>1593,71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-13.125" calcext:value-type="float">
            <text:p>-13,1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8 SEPTEMBRIS.</text:p>
          </table:table-cell>
          <table:table-cell office:value-type="string" calcext:value-type="string">
            <text:p>H.10 M.26</text:p>
          </table:table-cell>
          <table:table-cell office:value-type="string" calcext:value-type="string">
            <text:p>13 <text:s/>7</text:p>
          </table:table-cell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103.916666667" calcext:value-type="float">
            <text:p>582103,92</text:p>
          </table:table-cell>
          <table:table-cell office:value-type="float" office:value="1593.71366643851" calcext:value-type="float">
            <text:p>1593,71</text:p>
          </table:table-cell>
          <table:table-cell office:value-type="float" office:value="-1" calcext:value-type="float">
            <text:p>-1,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13.1166666666667" calcext:value-type="float">
            <text:p>-13,1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0 SEPTEMBRIS.</text:p>
          </table:table-cell>
          <table:table-cell office:value-type="string" calcext:value-type="string">
            <text:p>H.10 M.55 1/2</text:p>
          </table:table-cell>
          <table:table-cell office:value-type="string" calcext:value-type="string">
            <text:p>Decl. [MS] <text:s/>12 <text:s/>50 1/2 vno pinn.</text:p>
          </table:table-cell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115.916666667" calcext:value-type="float">
            <text:p>582115,92</text:p>
          </table:table-cell>
          <table:table-cell office:value-type="float" office:value="1593.74652064796" calcext:value-type="float">
            <text:p>1593,75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-12.8416666666667" calcext:value-type="float">
            <text:p>-12,84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SEPTEMBRIS.</text:p>
          </table:table-cell>
          <table:table-cell office:value-type="string" calcext:value-type="string">
            <text:p>H.9 M.26 1/2</text:p>
          </table:table-cell>
          <table:table-cell office:value-type="string" calcext:value-type="string">
            <text:p>Decl. [MS] <text:s/>12 <text:s/>47 vno</text:p>
          </table:table-cell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116.875" calcext:value-type="float">
            <text:p>582116,88</text:p>
          </table:table-cell>
          <table:table-cell office:value-type="float" office:value="1593.74914442163" calcext:value-type="float">
            <text:p>1593,75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-12.7833333333333" calcext:value-type="float">
            <text:p>-12,7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SEPTEMBRIS.</text:p>
          </table:table-cell>
          <table:table-cell office:value-type="string" calcext:value-type="string">
            <text:p>H.9 M.32 S.40</text:p>
          </table:table-cell>
          <table:table-cell office:value-type="string" calcext:value-type="string">
            <text:p>12 <text:s/>47</text:p>
          </table:table-cell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116.875" calcext:value-type="float">
            <text:p>582116,88</text:p>
          </table:table-cell>
          <table:table-cell office:value-type="float" office:value="1593.74914442163" calcext:value-type="float">
            <text:p>1593,75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-12.7833333333333" calcext:value-type="float">
            <text:p>-12,7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SEPTEMBRIS.</text:p>
          </table:table-cell>
          <table:table-cell office:value-type="string" calcext:value-type="string">
            <text:p>H.9 M.32 S.40</text:p>
          </table:table-cell>
          <table:table-cell office:value-type="string" calcext:value-type="string">
            <text:p>12 <text:s/>46 3/4</text:p>
          </table:table-cell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116.875" calcext:value-type="float">
            <text:p>582116,88</text:p>
          </table:table-cell>
          <table:table-cell office:value-type="float" office:value="1593.74914442163" calcext:value-type="float">
            <text:p>1593,75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-12.7791666666667" calcext:value-type="float">
            <text:p>-12,7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SEPTEMBRIS.</text:p>
          </table:table-cell>
          <table:table-cell office:value-type="string" calcext:value-type="string">
            <text:p>H.10 M.20</text:p>
          </table:table-cell>
          <table:table-cell office:value-type="string" calcext:value-type="string">
            <text:p>12 <text:s/>47 1/6</text:p>
          </table:table-cell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116.916666667" calcext:value-type="float">
            <text:p>582116,92</text:p>
          </table:table-cell>
          <table:table-cell office:value-type="float" office:value="1593.74925849875" calcext:value-type="float">
            <text:p>1593,75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-12.7861111111111" calcext:value-type="float">
            <text:p>-12,79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SEPTEMBRIS.</text:p>
          </table:table-cell>
          <table:table-cell office:value-type="string" calcext:value-type="string">
            <text:p>H.10 M.20</text:p>
          </table:table-cell>
          <table:table-cell office:value-type="string" calcext:value-type="string">
            <text:p>12 <text:s/>47</text:p>
          </table:table-cell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116.916666667" calcext:value-type="float">
            <text:p>582116,92</text:p>
          </table:table-cell>
          <table:table-cell office:value-type="float" office:value="1593.74925849875" calcext:value-type="float">
            <text:p>1593,75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-12.7833333333333" calcext:value-type="float">
            <text:p>-12,7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SEPTEMBRIS.</text:p>
          </table:table-cell>
          <table:table-cell office:value-type="string" calcext:value-type="string">
            <text:p>H.10 M.35</text:p>
          </table:table-cell>
          <table:table-cell office:value-type="string" calcext:value-type="string">
            <text:p>12 <text:s/>46 1/2</text:p>
          </table:table-cell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116.916666667" calcext:value-type="float">
            <text:p>582116,92</text:p>
          </table:table-cell>
          <table:table-cell office:value-type="float" office:value="1593.74925849875" calcext:value-type="float">
            <text:p>1593,75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-12.775" calcext:value-type="float">
            <text:p>-12,7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1 SEPTEMBRIS.</text:p>
          </table:table-cell>
          <table:table-cell office:value-type="string" calcext:value-type="string">
            <text:p>H.10 M.35</text:p>
          </table:table-cell>
          <table:table-cell office:value-type="string" calcext:value-type="string">
            <text:p>12 <text:s/>46 3/4</text:p>
          </table:table-cell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116.916666667" calcext:value-type="float">
            <text:p>582116,92</text:p>
          </table:table-cell>
          <table:table-cell office:value-type="float" office:value="1593.74925849875" calcext:value-type="float">
            <text:p>1593,75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-12.7791666666667" calcext:value-type="float">
            <text:p>-12,7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6 SEPTEMBRIS.</text:p>
          </table:table-cell>
          <table:table-cell office:value-type="string" calcext:value-type="string">
            <text:p>H.8 M.59 1/2</text:p>
          </table:table-cell>
          <table:table-cell office:value-type="string" calcext:value-type="string">
            <text:p>Decl. [MS] <text:s/>12 <text:s/>25 1/6 vno</text:p>
          </table:table-cell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21.833333333" calcext:value-type="float">
            <text:p>582121,83</text:p>
          </table:table-cell>
          <table:table-cell office:value-type="float" office:value="1593.76271959845" calcext:value-type="float">
            <text:p>1593,76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12.4194444444444" calcext:value-type="float">
            <text:p>-12,4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6 SEPTEMBRIS.</text:p>
          </table:table-cell>
          <table:table-cell office:value-type="string" calcext:value-type="string">
            <text:p>H.9 M.28 1/2</text:p>
          </table:table-cell>
          <table:table-cell office:value-type="string" calcext:value-type="string">
            <text:p>12 <text:s/>25 1/6 vno</text:p>
          </table:table-cell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121.875" calcext:value-type="float">
            <text:p>582121,88</text:p>
          </table:table-cell>
          <table:table-cell office:value-type="float" office:value="1593.76283367556" calcext:value-type="float">
            <text:p>1593,76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12.4194444444444" calcext:value-type="float">
            <text:p>-12,4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8 SEPTEMBRIS.</text:p>
          </table:table-cell>
          <table:table-cell office:value-type="string" calcext:value-type="string">
            <text:p>H.8 M.26 S.40</text:p>
          </table:table-cell>
          <table:table-cell office:value-type="string" calcext:value-type="string">
            <text:p>Decl. [MS] <text:s/>12 <text:s/>12 3/4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23.833333333" calcext:value-type="float">
            <text:p>582123,83</text:p>
          </table:table-cell>
          <table:table-cell office:value-type="float" office:value="1593.76819530002" calcext:value-type="float">
            <text:p>1593,77</text:p>
          </table:table-cell>
          <table:table-cell office:value-type="float" office:value="-1" calcext:value-type="float">
            <text:p>-1,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-12.2125" calcext:value-type="float">
            <text:p>-12,2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8 SEPTEMBRIS.</text:p>
          </table:table-cell>
          <table:table-cell office:value-type="string" calcext:value-type="string">
            <text:p>H.8 M.26 S.40</text:p>
          </table:table-cell>
          <table:table-cell office:value-type="string" calcext:value-type="string">
            <text:p>12 <text:s/>13 1/4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23.833333333" calcext:value-type="float">
            <text:p>582123,83</text:p>
          </table:table-cell>
          <table:table-cell office:value-type="float" office:value="1593.76819530002" calcext:value-type="float">
            <text:p>1593,7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12.2208333333333" calcext:value-type="float">
            <text:p>-12,2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8 SEPTEMBRIS.</text:p>
          </table:table-cell>
          <table:table-cell office:value-type="string" calcext:value-type="string">
            <text:p>H.8 M.52 S.40</text:p>
          </table:table-cell>
          <table:table-cell office:value-type="string" calcext:value-type="string">
            <text:p>12 <text:s/>14 vno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23.833333333" calcext:value-type="float">
            <text:p>582123,83</text:p>
          </table:table-cell>
          <table:table-cell office:value-type="float" office:value="1593.76819530002" calcext:value-type="float">
            <text:p>1593,7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12.2333333333333" calcext:value-type="float">
            <text:p>-12,2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8 SEPTEMBRIS.</text:p>
          </table:table-cell>
          <table:table-cell office:value-type="string" calcext:value-type="string">
            <text:p>H.9 M.43</text:p>
          </table:table-cell>
          <table:table-cell office:value-type="string" calcext:value-type="string">
            <text:p>12 <text:s/>14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123.875" calcext:value-type="float">
            <text:p>582123,88</text:p>
          </table:table-cell>
          <table:table-cell office:value-type="float" office:value="1593.76830937714" calcext:value-type="float">
            <text:p>1593,7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12.2333333333333" calcext:value-type="float">
            <text:p>-12,2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8 SEPTEMBRIS.</text:p>
          </table:table-cell>
          <table:table-cell office:value-type="string" calcext:value-type="string">
            <text:p>H.9 M.43</text:p>
          </table:table-cell>
          <table:table-cell office:value-type="string" calcext:value-type="string">
            <text:p>12 <text:s/>13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123.875" calcext:value-type="float">
            <text:p>582123,88</text:p>
          </table:table-cell>
          <table:table-cell office:value-type="float" office:value="1593.76830937714" calcext:value-type="float">
            <text:p>1593,7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12.2166666666667" calcext:value-type="float">
            <text:p>-12,2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8 SEPTEMBRIS.</text:p>
          </table:table-cell>
          <table:table-cell office:value-type="string" calcext:value-type="string">
            <text:p>H.10 M.13 1/2</text:p>
          </table:table-cell>
          <table:table-cell office:value-type="string" calcext:value-type="string">
            <text:p>12 <text:s/>14 vtroque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123.916666667" calcext:value-type="float">
            <text:p>582123,92</text:p>
          </table:table-cell>
          <table:table-cell office:value-type="float" office:value="1593.76842345426" calcext:value-type="float">
            <text:p>1593,77</text:p>
          </table:table-cell>
          <table:table-cell office:value-type="float" office:value="-1" calcext:value-type="float">
            <text:p>-1,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12.2333333333333" calcext:value-type="float">
            <text:p>-12,2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 OCTOBRIS, VESPERI</text:p>
          </table:table-cell>
          <table:table-cell office:value-type="string" calcext:value-type="string">
            <text:p>H.8 M.0 2/3</text:p>
          </table:table-cell>
          <table:table-cell office:value-type="string" calcext:value-type="string">
            <text:p>Decl. [MS] <text:s/>11 <text:s/>42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28.833333333" calcext:value-type="float">
            <text:p>582128,83</text:p>
          </table:table-cell>
          <table:table-cell office:value-type="float" office:value="1593.78188455396" calcext:value-type="float">
            <text:p>1593,78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-11.7" calcext:value-type="float">
            <text:p>-11,7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 OCTOBRIS, VESPERI</text:p>
          </table:table-cell>
          <table:table-cell office:value-type="string" calcext:value-type="string">
            <text:p>H.8 M.0 2/3</text:p>
          </table:table-cell>
          <table:table-cell office:value-type="string" calcext:value-type="string">
            <text:p>11 <text:s/>42 1/3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28.833333333" calcext:value-type="float">
            <text:p>582128,83</text:p>
          </table:table-cell>
          <table:table-cell office:value-type="float" office:value="1593.78188455396" calcext:value-type="float">
            <text:p>1593,78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-11.7055555555556" calcext:value-type="float">
            <text:p>-11,7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 OCTOBRIS, VESPERI</text:p>
          </table:table-cell>
          <table:table-cell office:value-type="string" calcext:value-type="string">
            <text:p>H.9 M.40 S.20</text:p>
          </table:table-cell>
          <table:table-cell office:value-type="string" calcext:value-type="string">
            <text:p>Declin. in armillis <text:s/>11 <text:s/>42 1/3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128.875" calcext:value-type="float">
            <text:p>582128,88</text:p>
          </table:table-cell>
          <table:table-cell office:value-type="float" office:value="1593.78199863107" calcext:value-type="float">
            <text:p>1593,78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-11.7055555555556" calcext:value-type="float">
            <text:p>-11,7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 OCTOBRIS, VESPERI</text:p>
          </table:table-cell>
          <table:table-cell office:value-type="string" calcext:value-type="string">
            <text:p>H.9 M.40 S.20</text:p>
          </table:table-cell>
          <table:table-cell office:value-type="string" calcext:value-type="string">
            <text:p>11 <text:s/>43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128.875" calcext:value-type="float">
            <text:p>582128,88</text:p>
          </table:table-cell>
          <table:table-cell office:value-type="float" office:value="1593.78199863107" calcext:value-type="float">
            <text:p>1593,78</text:p>
          </table:table-cell>
          <table:table-cell office:value-type="float" office:value="-1" calcext:value-type="float">
            <text:p>-1,0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-11.7166666666667" calcext:value-type="float">
            <text:p>-11,7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2 OCTOBRIS.</text:p>
          </table:table-cell>
          <table:table-cell office:value-type="string" calcext:value-type="string">
            <text:p>H.8 M.16</text:p>
          </table:table-cell>
          <table:table-cell office:value-type="string" calcext:value-type="string">
            <text:p>Decl. [MS] <text:s/>10 <text:s/>32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37.833333333" calcext:value-type="float">
            <text:p>582137,83</text:p>
          </table:table-cell>
          <table:table-cell office:value-type="float" office:value="1593.80652521104" calcext:value-type="float">
            <text:p>1593,81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10.5333333333333" calcext:value-type="float">
            <text:p>-10,5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2 OCTOBRIS.</text:p>
          </table:table-cell>
          <table:table-cell office:value-type="string" calcext:value-type="string">
            <text:p>H.8 M.16</text:p>
          </table:table-cell>
          <table:table-cell office:value-type="string" calcext:value-type="string">
            <text:p>10 <text:s/>31 <text:s/>2/3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37.833333333" calcext:value-type="float">
            <text:p>582137,83</text:p>
          </table:table-cell>
          <table:table-cell office:value-type="float" office:value="1593.80652521104" calcext:value-type="float">
            <text:p>1593,81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-10.5277777777778" calcext:value-type="float">
            <text:p>-10,5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2 OCTOBRIS.</text:p>
          </table:table-cell>
          <table:table-cell office:value-type="string" calcext:value-type="string">
            <text:p>H.9 M.5 1/3</text:p>
          </table:table-cell>
          <table:table-cell office:value-type="string" calcext:value-type="string">
            <text:p>Decl. 10 <text:s/>32 vtroqu.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137.875" calcext:value-type="float">
            <text:p>582137,88</text:p>
          </table:table-cell>
          <table:table-cell office:value-type="float" office:value="1593.80663928816" calcext:value-type="float">
            <text:p>1593,81</text:p>
          </table:table-cell>
          <table:table-cell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10.5333333333333" calcext:value-type="float">
            <text:p>-10,5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OCTOBRIS.</text:p>
          </table:table-cell>
          <table:table-cell office:value-type="string" calcext:value-type="string">
            <text:p>H.6 M.34</text:p>
          </table:table-cell>
          <table:table-cell office:value-type="string" calcext:value-type="string">
            <text:p>Decl. [MS] <text:s/>7 <text:s/>36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154.75" calcext:value-type="float">
            <text:p>582154,75</text:p>
          </table:table-cell>
          <table:table-cell office:value-type="float" office:value="1593.85284052019" calcext:value-type="float">
            <text:p>1593,85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7.6" calcext:value-type="float">
            <text:p>-7,6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OCTOBRIS.</text:p>
          </table:table-cell>
          <table:table-cell office:value-type="string" calcext:value-type="string">
            <text:p>H.6 M.34</text:p>
          </table:table-cell>
          <table:table-cell office:value-type="string" calcext:value-type="string">
            <text:p>7 <text:s/>36 1/2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154.75" calcext:value-type="float">
            <text:p>582154,75</text:p>
          </table:table-cell>
          <table:table-cell office:value-type="float" office:value="1593.85284052019" calcext:value-type="float">
            <text:p>1593,85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-7.60833333333333" calcext:value-type="float">
            <text:p>-7,6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OCTOBRIS.</text:p>
          </table:table-cell>
          <table:table-cell office:value-type="string" calcext:value-type="string">
            <text:p>H.6 M.49 S.50</text:p>
          </table:table-cell>
          <table:table-cell office:value-type="string" calcext:value-type="string">
            <text:p>7 <text:s/>36 1/2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154.75" calcext:value-type="float">
            <text:p>582154,75</text:p>
          </table:table-cell>
          <table:table-cell office:value-type="float" office:value="1593.85284052019" calcext:value-type="float">
            <text:p>1593,85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-7.60833333333333" calcext:value-type="float">
            <text:p>-7,6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OCTOBRIS.</text:p>
          </table:table-cell>
          <table:table-cell office:value-type="string" calcext:value-type="string">
            <text:p>H.7 M.15 S.30</text:p>
          </table:table-cell>
          <table:table-cell office:value-type="string" calcext:value-type="string">
            <text:p>7 <text:s/>36 1/2 vtroq.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54.791666667" calcext:value-type="float">
            <text:p>582154,79</text:p>
          </table:table-cell>
          <table:table-cell office:value-type="float" office:value="1593.85295459731" calcext:value-type="float">
            <text:p>1593,85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-7.60833333333333" calcext:value-type="float">
            <text:p>-7,6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OCTOBRIS.</text:p>
          </table:table-cell>
          <table:table-cell office:value-type="string" calcext:value-type="string">
            <text:p>H.7 M.28 S.20</text:p>
          </table:table-cell>
          <table:table-cell office:value-type="string" calcext:value-type="string">
            <text:p>7 <text:s/>37 vtroq.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54.791666667" calcext:value-type="float">
            <text:p>582154,79</text:p>
          </table:table-cell>
          <table:table-cell office:value-type="float" office:value="1593.85295459731" calcext:value-type="float">
            <text:p>1593,85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-7.61666666666667" calcext:value-type="float">
            <text:p>-7,6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OCTOBRIS.</text:p>
          </table:table-cell>
          <table:table-cell office:value-type="string" calcext:value-type="string">
            <text:p>H.7 M.47 S.20</text:p>
          </table:table-cell>
          <table:table-cell office:value-type="string" calcext:value-type="string">
            <text:p>7 <text:s/>36 1/2 vno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54.791666667" calcext:value-type="float">
            <text:p>582154,79</text:p>
          </table:table-cell>
          <table:table-cell office:value-type="float" office:value="1593.85295459731" calcext:value-type="float">
            <text:p>1593,85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-7.60833333333333" calcext:value-type="float">
            <text:p>-7,6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OCTOBRIS.</text:p>
          </table:table-cell>
          <table:table-cell office:value-type="string" calcext:value-type="string">
            <text:p>H.8 M.4 S.30</text:p>
          </table:table-cell>
          <table:table-cell office:value-type="string" calcext:value-type="string">
            <text:p>7 <text:s/>37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54.833333333" calcext:value-type="float">
            <text:p>582154,83</text:p>
          </table:table-cell>
          <table:table-cell office:value-type="float" office:value="1593.85306867442" calcext:value-type="float">
            <text:p>1593,85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-7.61666666666667" calcext:value-type="float">
            <text:p>-7,6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OCTOBRIS.</text:p>
          </table:table-cell>
          <table:table-cell office:value-type="string" calcext:value-type="string">
            <text:p>H.8 M.4 S.30</text:p>
          </table:table-cell>
          <table:table-cell office:value-type="string" calcext:value-type="string">
            <text:p>7 <text:s/>36 1/2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54.833333333" calcext:value-type="float">
            <text:p>582154,83</text:p>
          </table:table-cell>
          <table:table-cell office:value-type="float" office:value="1593.85306867442" calcext:value-type="float">
            <text:p>1593,85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-7.60833333333333" calcext:value-type="float">
            <text:p>-7,6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0 OCTOBRIS.</text:p>
          </table:table-cell>
          <table:table-cell office:value-type="string" calcext:value-type="string">
            <text:p>H.7 M.17 S.50</text:p>
          </table:table-cell>
          <table:table-cell office:value-type="string" calcext:value-type="string">
            <text:p>Decl. [MS] <text:s/>7 <text:s/>24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55.791666667" calcext:value-type="float">
            <text:p>582155,79</text:p>
          </table:table-cell>
          <table:table-cell office:value-type="float" office:value="1593.85569244809" calcext:value-type="float">
            <text:p>1593,86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7.4" calcext:value-type="float">
            <text:p>-7,4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0 OCTOBRIS.</text:p>
          </table:table-cell>
          <table:table-cell office:value-type="string" calcext:value-type="string">
            <text:p>H.7 M.17 S.50</text:p>
          </table:table-cell>
          <table:table-cell office:value-type="string" calcext:value-type="string">
            <text:p>7 <text:s/>24 1/3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55.791666667" calcext:value-type="float">
            <text:p>582155,79</text:p>
          </table:table-cell>
          <table:table-cell office:value-type="float" office:value="1593.85569244809" calcext:value-type="float">
            <text:p>1593,86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-7.40555555555556" calcext:value-type="float">
            <text:p>-7,4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0 OCTOBRIS.</text:p>
          </table:table-cell>
          <table:table-cell office:value-type="string" calcext:value-type="string">
            <text:p>H.7 M.33 S.40</text:p>
          </table:table-cell>
          <table:table-cell office:value-type="string" calcext:value-type="string">
            <text:p>7 <text:s/>24 1/3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55.791666667" calcext:value-type="float">
            <text:p>582155,79</text:p>
          </table:table-cell>
          <table:table-cell office:value-type="float" office:value="1593.85569244809" calcext:value-type="float">
            <text:p>1593,86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-7.40555555555556" calcext:value-type="float">
            <text:p>-7,4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0 OCTOBRIS.</text:p>
          </table:table-cell>
          <table:table-cell office:value-type="string" calcext:value-type="string">
            <text:p>H.7 M.33 S.40</text:p>
          </table:table-cell>
          <table:table-cell office:value-type="string" calcext:value-type="string">
            <text:p>7 <text:s/>24 1/2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55.791666667" calcext:value-type="float">
            <text:p>582155,79</text:p>
          </table:table-cell>
          <table:table-cell office:value-type="float" office:value="1593.85569244809" calcext:value-type="float">
            <text:p>1593,86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-7.40833333333333" calcext:value-type="float">
            <text:p>-7,4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0 OCTOBRIS.</text:p>
          </table:table-cell>
          <table:table-cell office:value-type="string" calcext:value-type="string">
            <text:p>H.8 M.22 S.40</text:p>
          </table:table-cell>
          <table:table-cell office:value-type="string" calcext:value-type="string">
            <text:p>7 <text:s/>23 5/6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55.833333333" calcext:value-type="float">
            <text:p>582155,83</text:p>
          </table:table-cell>
          <table:table-cell office:value-type="float" office:value="1593.85580652521" calcext:value-type="float">
            <text:p>1593,86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-7.39722222222222" calcext:value-type="float">
            <text:p>-7,4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0 OCTOBRIS.</text:p>
          </table:table-cell>
          <table:table-cell office:value-type="string" calcext:value-type="string">
            <text:p>H.8 M.22 S.40</text:p>
          </table:table-cell>
          <table:table-cell office:value-type="string" calcext:value-type="string">
            <text:p>7 <text:s/>24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1593" calcext:value-type="float">
            <text:p>159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55.833333333" calcext:value-type="float">
            <text:p>582155,83</text:p>
          </table:table-cell>
          <table:table-cell office:value-type="float" office:value="1593.85580652521" calcext:value-type="float">
            <text:p>1593,86</text:p>
          </table:table-cell>
          <table:table-cell office:value-type="float" office:value="-1" calcext:value-type="float">
            <text:p>-1,0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7.4" calcext:value-type="float">
            <text:p>-7,4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6 NOUEMBRIS, VESPERI.</text:p>
          </table:table-cell>
          <table:table-cell office:value-type="string" calcext:value-type="string">
            <text:p>H.6 M.36 S.10</text:p>
          </table:table-cell>
          <table:table-cell office:value-type="string" calcext:value-type="string">
            <text:p>Decl. [MS] <text:s/>1 <text:s/>32 1/2 vno</text:p>
          </table:table-cell>
          <table:table-cell office:value-type="float" office:value="12" calcext:value-type="float">
            <text:p>12</text:p>
          </table:table-cell>
          <table:table-cell office:value-type="float" office:value="295" calcext:value-type="float">
            <text:p>295</text:p>
          </table:table-cell>
          <table:table-cell office:value-type="float" office:value="1593" calcext:value-type="float">
            <text:p>159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182.75" calcext:value-type="float">
            <text:p>582182,75</text:p>
          </table:table-cell>
          <table:table-cell office:value-type="float" office:value="1593.92950034223" calcext:value-type="float">
            <text:p>1593,93</text:p>
          </table:table-cell>
          <table:table-cell office:value-type="float" office:value="-1" calcext:value-type="float">
            <text:p>-1,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-1.54166666666667" calcext:value-type="float">
            <text:p>-1,54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6 NOUEMBRIS, VESPERI.</text:p>
          </table:table-cell>
          <table:table-cell office:value-type="string" calcext:value-type="string">
            <text:p>H.7 M.2 S.50</text:p>
          </table:table-cell>
          <table:table-cell office:value-type="string" calcext:value-type="string">
            <text:p>1 <text:s/>31 1/3</text:p>
          </table:table-cell>
          <table:table-cell office:value-type="float" office:value="12" calcext:value-type="float">
            <text:p>12</text:p>
          </table:table-cell>
          <table:table-cell office:value-type="float" office:value="295" calcext:value-type="float">
            <text:p>295</text:p>
          </table:table-cell>
          <table:table-cell office:value-type="float" office:value="1593" calcext:value-type="float">
            <text:p>159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82.791666667" calcext:value-type="float">
            <text:p>582182,79</text:p>
          </table:table-cell>
          <table:table-cell office:value-type="float" office:value="1593.92961441935" calcext:value-type="float">
            <text:p>1593,93</text:p>
          </table:table-cell>
          <table:table-cell office:value-type="float" office:value="-1" calcext:value-type="float">
            <text:p>-1,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-1.52222222222222" calcext:value-type="float">
            <text:p>-1,5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6 NOUEMBRIS, VESPERI.</text:p>
          </table:table-cell>
          <table:table-cell office:value-type="string" calcext:value-type="string">
            <text:p>H.7 M.2 S.50</text:p>
          </table:table-cell>
          <table:table-cell office:value-type="string" calcext:value-type="string">
            <text:p>1 <text:s/>32</text:p>
          </table:table-cell>
          <table:table-cell office:value-type="float" office:value="12" calcext:value-type="float">
            <text:p>12</text:p>
          </table:table-cell>
          <table:table-cell office:value-type="float" office:value="295" calcext:value-type="float">
            <text:p>295</text:p>
          </table:table-cell>
          <table:table-cell office:value-type="float" office:value="1593" calcext:value-type="float">
            <text:p>159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82.791666667" calcext:value-type="float">
            <text:p>582182,79</text:p>
          </table:table-cell>
          <table:table-cell office:value-type="float" office:value="1593.92961441935" calcext:value-type="float">
            <text:p>1593,93</text:p>
          </table:table-cell>
          <table:table-cell office:value-type="float" office:value="-1" calcext:value-type="float">
            <text:p>-1,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1.53333333333333" calcext:value-type="float">
            <text:p>-1,5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7 NOUEMBRIS, VESPERI.</text:p>
          </table:table-cell>
          <table:table-cell office:value-type="string" calcext:value-type="string">
            <text:p>H.7 M.2 S.20</text:p>
          </table:table-cell>
          <table:table-cell office:value-type="string" calcext:value-type="string">
            <text:p>Declin. [MS] vno <text:s/>1 <text:s/>15 1/2</text:p>
          </table:table-cell>
          <table:table-cell office:value-type="float" office:value="12" calcext:value-type="float">
            <text:p>12</text:p>
          </table:table-cell>
          <table:table-cell office:value-type="float" office:value="295" calcext:value-type="float">
            <text:p>295</text:p>
          </table:table-cell>
          <table:table-cell office:value-type="float" office:value="1593" calcext:value-type="float">
            <text:p>159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83.791666667" calcext:value-type="float">
            <text:p>582183,79</text:p>
          </table:table-cell>
          <table:table-cell office:value-type="float" office:value="1593.93235227013" calcext:value-type="float">
            <text:p>1593,93</text:p>
          </table:table-cell>
          <table:table-cell office:value-type="float" office:value="-1" calcext:value-type="float">
            <text:p>-1,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1.25833333333333" calcext:value-type="float">
            <text:p>-1,2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 DECEMBRIS.</text:p>
          </table:table-cell>
          <table:table-cell office:value-type="string" calcext:value-type="string">
            <text:p>H.7 M.1 S.30</text:p>
          </table:table-cell>
          <table:table-cell office:value-type="string" calcext:value-type="string">
            <text:p>Decl. [MS] <text:s/>0 <text:s/>19 <text:s/>40 vno</text:p>
          </table:table-cell>
          <table:table-cell office:value-type="float" office:value="12" calcext:value-type="float">
            <text:p>12</text:p>
          </table:table-cell>
          <table:table-cell office:value-type="float" office:value="295" calcext:value-type="float">
            <text:p>295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87.791666667" calcext:value-type="float">
            <text:p>582187,79</text:p>
          </table:table-cell>
          <table:table-cell office:value-type="float" office:value="1593.94330367328" calcext:value-type="float">
            <text:p>1593,94</text:p>
          </table:table-cell>
          <table:table-cell office:value-type="float" office:value="-1" calcext:value-type="float">
            <text:p>-1,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0.316666666666667" calcext:value-type="float">
            <text:p>-0,3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 DECEMBRIS.</text:p>
          </table:table-cell>
          <table:table-cell office:value-type="string" calcext:value-type="string">
            <text:p>H.8 M.0 S.10</text:p>
          </table:table-cell>
          <table:table-cell office:value-type="string" calcext:value-type="string">
            <text:p>Delcin. [MS] <text:s/>0 <text:s/>19</text:p>
          </table:table-cell>
          <table:table-cell office:value-type="float" office:value="12" calcext:value-type="float">
            <text:p>12</text:p>
          </table:table-cell>
          <table:table-cell office:value-type="float" office:value="295" calcext:value-type="float">
            <text:p>295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87.833333333" calcext:value-type="float">
            <text:p>582187,83</text:p>
          </table:table-cell>
          <table:table-cell office:value-type="float" office:value="1593.9434177504" calcext:value-type="float">
            <text:p>1593,94</text:p>
          </table:table-cell>
          <table:table-cell office:value-type="float" office:value="-1" calcext:value-type="float">
            <text:p>-1,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0.316666666666667" calcext:value-type="float">
            <text:p>-0,32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 DECEMBRIS.</text:p>
          </table:table-cell>
          <table:table-cell office:value-type="string" calcext:value-type="string">
            <text:p>H.8 M.0 S.10</text:p>
          </table:table-cell>
          <table:table-cell office:value-type="string" calcext:value-type="string">
            <text:p>0 <text:s/>19 1/2</text:p>
          </table:table-cell>
          <table:table-cell office:value-type="float" office:value="12" calcext:value-type="float">
            <text:p>12</text:p>
          </table:table-cell>
          <table:table-cell office:value-type="float" office:value="295" calcext:value-type="float">
            <text:p>295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87.833333333" calcext:value-type="float">
            <text:p>582187,83</text:p>
          </table:table-cell>
          <table:table-cell office:value-type="float" office:value="1593.9434177504" calcext:value-type="float">
            <text:p>1593,94</text:p>
          </table:table-cell>
          <table:table-cell office:value-type="float" office:value="-1" calcext:value-type="float">
            <text:p>-1,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-0.325" calcext:value-type="float">
            <text:p>-0,3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7 DECEMBRIS.</text:p>
          </table:table-cell>
          <table:table-cell office:value-type="string" calcext:value-type="string">
            <text:p>H.7 M.12 S.20</text:p>
          </table:table-cell>
          <table:table-cell office:value-type="string" calcext:value-type="string">
            <text:p>Decl. u <text:s/>1 <text:s/>7 1/2 vno</text:p>
          </table:table-cell>
          <table:table-cell office:value-type="float" office:value="12" calcext:value-type="float">
            <text:p>12</text:p>
          </table:table-cell>
          <table:table-cell office:value-type="float" office:value="296" calcext:value-type="float">
            <text:p>296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93.791666667" calcext:value-type="float">
            <text:p>582193,79</text:p>
          </table:table-cell>
          <table:table-cell office:value-type="float" office:value="1593.95973077801" calcext:value-type="float">
            <text:p>1593,96</text:p>
          </table:table-cell>
          <table:table-cell office:value-type="float" office:value="-1" calcext:value-type="float">
            <text:p>-1,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-1.125" calcext:value-type="float">
            <text:p>-1,1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7 DECEMBRIS.</text:p>
          </table:table-cell>
          <table:table-cell office:value-type="string" calcext:value-type="string">
            <text:p>H.8 M.31 S.30</text:p>
          </table:table-cell>
          <table:table-cell office:value-type="string" calcext:value-type="string">
            <text:p>1 <text:s/>8</text:p>
          </table:table-cell>
          <table:table-cell office:value-type="float" office:value="12" calcext:value-type="float">
            <text:p>12</text:p>
          </table:table-cell>
          <table:table-cell office:value-type="float" office:value="296" calcext:value-type="float">
            <text:p>296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93.833333333" calcext:value-type="float">
            <text:p>582193,83</text:p>
          </table:table-cell>
          <table:table-cell office:value-type="float" office:value="1593.95984485512" calcext:value-type="float">
            <text:p>1593,96</text:p>
          </table:table-cell>
          <table:table-cell office:value-type="float" office:value="-1" calcext:value-type="float">
            <text:p>-1,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1.13333333333333" calcext:value-type="float">
            <text:p>-1,13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7 DECEMBRIS.</text:p>
          </table:table-cell>
          <table:table-cell office:value-type="string" calcext:value-type="string">
            <text:p>H.8 M.31 S.30</text:p>
          </table:table-cell>
          <table:table-cell office:value-type="string" calcext:value-type="string">
            <text:p>1 <text:s/>8 1/3</text:p>
          </table:table-cell>
          <table:table-cell office:value-type="float" office:value="12" calcext:value-type="float">
            <text:p>12</text:p>
          </table:table-cell>
          <table:table-cell office:value-type="float" office:value="296" calcext:value-type="float">
            <text:p>296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93.833333333" calcext:value-type="float">
            <text:p>582193,83</text:p>
          </table:table-cell>
          <table:table-cell office:value-type="float" office:value="1593.95984485512" calcext:value-type="float">
            <text:p>1593,96</text:p>
          </table:table-cell>
          <table:table-cell office:value-type="float" office:value="-1" calcext:value-type="float">
            <text:p>-1,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1.13888888888889" calcext:value-type="float">
            <text:p>-1,14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8 DECEMBRIS.</text:p>
          </table:table-cell>
          <table:table-cell office:value-type="string" calcext:value-type="string">
            <text:p>H.5 M.57 S.40</text:p>
          </table:table-cell>
          <table:table-cell office:value-type="string" calcext:value-type="string">
            <text:p>Decl. [MS] <text:s/>1 <text:s/>21 1/2 vno</text:p>
          </table:table-cell>
          <table:table-cell office:value-type="float" office:value="12" calcext:value-type="float">
            <text:p>12</text:p>
          </table:table-cell>
          <table:table-cell office:value-type="float" office:value="296" calcext:value-type="float">
            <text:p>296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194.708333333" calcext:value-type="float">
            <text:p>582194,71</text:p>
          </table:table-cell>
          <table:table-cell office:value-type="float" office:value="1593.96224047456" calcext:value-type="float">
            <text:p>1593,96</text:p>
          </table:table-cell>
          <table:table-cell office:value-type="float" office:value="-1" calcext:value-type="float">
            <text:p>-1,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-1.35833333333333" calcext:value-type="float">
            <text:p>-1,36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8 DECEMBRIS.</text:p>
          </table:table-cell>
          <table:table-cell office:value-type="string" calcext:value-type="string">
            <text:p>H.6 M.29 S.50</text:p>
          </table:table-cell>
          <table:table-cell office:value-type="string" calcext:value-type="string">
            <text:p>1 <text:s/>22 1/4 altero pin.</text:p>
          </table:table-cell>
          <table:table-cell office:value-type="float" office:value="12" calcext:value-type="float">
            <text:p>12</text:p>
          </table:table-cell>
          <table:table-cell office:value-type="float" office:value="296" calcext:value-type="float">
            <text:p>296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194.75" calcext:value-type="float">
            <text:p>582194,75</text:p>
          </table:table-cell>
          <table:table-cell office:value-type="float" office:value="1593.96235455168" calcext:value-type="float">
            <text:p>1593,96</text:p>
          </table:table-cell>
          <table:table-cell office:value-type="float" office:value="-1" calcext:value-type="float">
            <text:p>-1,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-1.37083333333333" calcext:value-type="float">
            <text:p>-1,3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8 DECEMBRIS.</text:p>
          </table:table-cell>
          <table:table-cell office:value-type="string" calcext:value-type="string">
            <text:p>H.6 M.37</text:p>
          </table:table-cell>
          <table:table-cell office:value-type="string" calcext:value-type="string">
            <text:p>1 <text:s/>22 1/2</text:p>
          </table:table-cell>
          <table:table-cell office:value-type="float" office:value="12" calcext:value-type="float">
            <text:p>12</text:p>
          </table:table-cell>
          <table:table-cell office:value-type="float" office:value="296" calcext:value-type="float">
            <text:p>296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194.75" calcext:value-type="float">
            <text:p>582194,75</text:p>
          </table:table-cell>
          <table:table-cell office:value-type="float" office:value="1593.96235455168" calcext:value-type="float">
            <text:p>1593,96</text:p>
          </table:table-cell>
          <table:table-cell office:value-type="float" office:value="-1" calcext:value-type="float">
            <text:p>-1,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-1.375" calcext:value-type="float">
            <text:p>-1,3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8 DECEMBRIS.</text:p>
          </table:table-cell>
          <table:table-cell office:value-type="string" calcext:value-type="string">
            <text:p>H.6 M.37</text:p>
          </table:table-cell>
          <table:table-cell office:value-type="string" calcext:value-type="string">
            <text:p>1 <text:s/>22 1/3</text:p>
          </table:table-cell>
          <table:table-cell office:value-type="float" office:value="12" calcext:value-type="float">
            <text:p>12</text:p>
          </table:table-cell>
          <table:table-cell office:value-type="float" office:value="296" calcext:value-type="float">
            <text:p>296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194.75" calcext:value-type="float">
            <text:p>582194,75</text:p>
          </table:table-cell>
          <table:table-cell office:value-type="float" office:value="1593.96235455168" calcext:value-type="float">
            <text:p>1593,96</text:p>
          </table:table-cell>
          <table:table-cell office:value-type="float" office:value="-1" calcext:value-type="float">
            <text:p>-1,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-1.37222222222222" calcext:value-type="float">
            <text:p>-1,37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0 DECEMBRIS.</text:p>
          </table:table-cell>
          <table:table-cell office:value-type="string" calcext:value-type="string">
            <text:p>H. 7 M.36</text:p>
          </table:table-cell>
          <table:table-cell office:value-type="string" calcext:value-type="string">
            <text:p>Decl. [MS] <text:s/>1 <text:s/>52 1/2 vno pinn.</text:p>
          </table:table-cell>
          <table:table-cell office:value-type="float" office:value="12" calcext:value-type="float">
            <text:p>12</text:p>
          </table:table-cell>
          <table:table-cell office:value-type="float" office:value="296" calcext:value-type="float">
            <text:p>296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96.791666667" calcext:value-type="float">
            <text:p>582196,79</text:p>
          </table:table-cell>
          <table:table-cell office:value-type="float" office:value="1593.96794433037" calcext:value-type="float">
            <text:p>1593,97</text:p>
          </table:table-cell>
          <table:table-cell office:value-type="float" office:value="-1" calcext:value-type="float">
            <text:p>-1,0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-1.875" calcext:value-type="float">
            <text:p>-1,8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0 DECEMBRIS.</text:p>
          </table:table-cell>
          <table:table-cell office:value-type="string" calcext:value-type="string">
            <text:p>H.8 M.27</text:p>
          </table:table-cell>
          <table:table-cell office:value-type="string" calcext:value-type="string">
            <text:p>1 <text:s/>53</text:p>
          </table:table-cell>
          <table:table-cell office:value-type="float" office:value="12" calcext:value-type="float">
            <text:p>12</text:p>
          </table:table-cell>
          <table:table-cell office:value-type="float" office:value="296" calcext:value-type="float">
            <text:p>296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196.833333333" calcext:value-type="float">
            <text:p>582196,83</text:p>
          </table:table-cell>
          <table:table-cell office:value-type="float" office:value="1593.96805840748" calcext:value-type="float">
            <text:p>1593,97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.88333333333333" calcext:value-type="float">
            <text:p>1,8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3 DECEMBRIS.</text:p>
          </table:table-cell>
          <table:table-cell office:value-type="string" calcext:value-type="string">
            <text:p>H.7 M.2 S.50</text:p>
          </table:table-cell>
          <table:table-cell office:value-type="string" calcext:value-type="string">
            <text:p>Decl. [MS] <text:s/>2 <text:s/>36 1/4</text:p>
          </table:table-cell>
          <table:table-cell office:value-type="float" office:value="12" calcext:value-type="float">
            <text:p>12</text:p>
          </table:table-cell>
          <table:table-cell office:value-type="float" office:value="297" calcext:value-type="float">
            <text:p>297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99.791666667" calcext:value-type="float">
            <text:p>582199,79</text:p>
          </table:table-cell>
          <table:table-cell office:value-type="float" office:value="1593.97615788273" calcext:value-type="float">
            <text:p>1593,9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.60416666666667" calcext:value-type="float">
            <text:p>2,6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3 DECEMBRIS.</text:p>
          </table:table-cell>
          <table:table-cell office:value-type="string" calcext:value-type="string">
            <text:p>H.7 M.2 S.50</text:p>
          </table:table-cell>
          <table:table-cell office:value-type="string" calcext:value-type="string">
            <text:p>2 <text:s/>36 1/2</text:p>
          </table:table-cell>
          <table:table-cell office:value-type="float" office:value="12" calcext:value-type="float">
            <text:p>12</text:p>
          </table:table-cell>
          <table:table-cell office:value-type="float" office:value="297" calcext:value-type="float">
            <text:p>297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199.791666667" calcext:value-type="float">
            <text:p>582199,79</text:p>
          </table:table-cell>
          <table:table-cell office:value-type="float" office:value="1593.97615788273" calcext:value-type="float">
            <text:p>1593,9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.60833333333333" calcext:value-type="float">
            <text:p>2,61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9 DECEMBRIS.</text:p>
          </table:table-cell>
          <table:table-cell office:value-type="string" calcext:value-type="string">
            <text:p>H.5 M.39 S.10</text:p>
          </table:table-cell>
          <table:table-cell office:value-type="string" calcext:value-type="string">
            <text:p>Decl. [MS] <text:s/>4 <text:s/>41 5/6 vtroq.</text:p>
          </table:table-cell>
          <table:table-cell office:value-type="float" office:value="12" calcext:value-type="float">
            <text:p>12</text:p>
          </table:table-cell>
          <table:table-cell office:value-type="float" office:value="297" calcext:value-type="float">
            <text:p>297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205.708333333" calcext:value-type="float">
            <text:p>582205,71</text:p>
          </table:table-cell>
          <table:table-cell office:value-type="float" office:value="1593.99235683322" calcext:value-type="float">
            <text:p>1593,9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.69722222222222" calcext:value-type="float">
            <text:p>4,70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9 DECEMBRIS.</text:p>
          </table:table-cell>
          <table:table-cell office:value-type="string" calcext:value-type="string">
            <text:p>H.6 M.14 S.50</text:p>
          </table:table-cell>
          <table:table-cell office:value-type="string" calcext:value-type="string">
            <text:p>4 <text:s/>4 3/4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205.75" calcext:value-type="float">
            <text:p>582205,75</text:p>
          </table:table-cell>
          <table:table-cell office:value-type="float" office:value="1593.99247091034" calcext:value-type="float">
            <text:p>1593,99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.07916666666667" calcext:value-type="float">
            <text:p>4,0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9 DECEMBRIS.</text:p>
          </table:table-cell>
          <table:table-cell office:value-type="string" calcext:value-type="string">
            <text:p>H.6 M.14 S.50</text:p>
          </table:table-cell>
          <table:table-cell office:value-type="string" calcext:value-type="string">
            <text:p>4 <text:s/>4 5/6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205.75" calcext:value-type="float">
            <text:p>582205,75</text:p>
          </table:table-cell>
          <table:table-cell office:value-type="float" office:value="1593.99247091034" calcext:value-type="float">
            <text:p>1593,99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.08055555555556" calcext:value-type="float">
            <text:p>4,0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9 DECEMBRIS.</text:p>
          </table:table-cell>
          <table:table-cell office:value-type="string" calcext:value-type="string">
            <text:p>H.6 M.54 S.10</text:p>
          </table:table-cell>
          <table:table-cell office:value-type="string" calcext:value-type="string">
            <text:p>Decl. [MS] <text:s/>4 <text:s/>4 2/3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205.75" calcext:value-type="float">
            <text:p>582205,75</text:p>
          </table:table-cell>
          <table:table-cell office:value-type="float" office:value="1593.99247091034" calcext:value-type="float">
            <text:p>1593,99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.07777777777778" calcext:value-type="float">
            <text:p>4,0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19 DECEMBRIS.</text:p>
          </table:table-cell>
          <table:table-cell office:value-type="string" calcext:value-type="string">
            <text:p>H.6 M.54 S.10</text:p>
          </table:table-cell>
          <table:table-cell office:value-type="string" calcext:value-type="string">
            <text:p>4 <text:s/>5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205.75" calcext:value-type="float">
            <text:p>582205,75</text:p>
          </table:table-cell>
          <table:table-cell office:value-type="float" office:value="1593.99247091034" calcext:value-type="float">
            <text:p>1593,9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08333333333333" calcext:value-type="float">
            <text:p>4,08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DECEMBRIS.</text:p>
          </table:table-cell>
          <table:table-cell office:value-type="string" calcext:value-type="string">
            <text:p>H.5 M.10</text:p>
          </table:table-cell>
          <table:table-cell office:value-type="string" calcext:value-type="string">
            <text:p>Declin. [MS] <text:s/>6 <text:s/>32 1/2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215.708333333" calcext:value-type="float">
            <text:p>582215,71</text:p>
          </table:table-cell>
          <table:table-cell office:value-type="float" office:value="1594.01973534109" calcext:value-type="float">
            <text:p>1594,02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.54166666666667" calcext:value-type="float">
            <text:p>6,54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DECEMBRIS.</text:p>
          </table:table-cell>
          <table:table-cell office:value-type="string" calcext:value-type="string">
            <text:p>H.5 M.10</text:p>
          </table:table-cell>
          <table:table-cell office:value-type="string" calcext:value-type="string">
            <text:p>6 <text:s/>32 1/4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215.708333333" calcext:value-type="float">
            <text:p>582215,71</text:p>
          </table:table-cell>
          <table:table-cell office:value-type="float" office:value="1594.01973534109" calcext:value-type="float">
            <text:p>1594,02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6.5375" calcext:value-type="float">
            <text:p>6,54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DECEMBRIS.</text:p>
          </table:table-cell>
          <table:table-cell office:value-type="string" calcext:value-type="string">
            <text:p>H.6 M.1 S.50</text:p>
          </table:table-cell>
          <table:table-cell office:value-type="string" calcext:value-type="string">
            <text:p>6 <text:s/>32 2/3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215.75" calcext:value-type="float">
            <text:p>582215,75</text:p>
          </table:table-cell>
          <table:table-cell office:value-type="float" office:value="1594.01984941821" calcext:value-type="float">
            <text:p>1594,02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.54444444444444" calcext:value-type="float">
            <text:p>6,54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29 DECEMBRIS.</text:p>
          </table:table-cell>
          <table:table-cell office:value-type="string" calcext:value-type="string">
            <text:p>H.6 M.1 S.50</text:p>
          </table:table-cell>
          <table:table-cell office:value-type="string" calcext:value-type="string">
            <text:p>6 <text:s/>32 1/2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215.75" calcext:value-type="float">
            <text:p>582215,75</text:p>
          </table:table-cell>
          <table:table-cell office:value-type="float" office:value="1594.01984941821" calcext:value-type="float">
            <text:p>1594,02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.54166666666667" calcext:value-type="float">
            <text:p>6,54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0 DECEMBRIS, VESPERI.</text:p>
          </table:table-cell>
          <table:table-cell office:value-type="string" calcext:value-type="string">
            <text:p>H.6 M.16 H.20</text:p>
          </table:table-cell>
          <table:table-cell office:value-type="string" calcext:value-type="string">
            <text:p>Decl. 6 <text:s/>47 1/2</text:p>
          </table:table-cell>
          <table:table-cell office:value-type="float" office:value="12" calcext:value-type="float">
            <text:p>12</text:p>
          </table:table-cell>
          <table:table-cell office:value-type="float" office:value="299" calcext:value-type="float">
            <text:p>299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216.75" calcext:value-type="float">
            <text:p>582216,75</text:p>
          </table:table-cell>
          <table:table-cell office:value-type="float" office:value="1594.02258726899" calcext:value-type="float">
            <text:p>1594,02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6.79166666666667" calcext:value-type="float">
            <text:p>6,79</text:p>
          </table:table-cell>
          <table:table-cell table:number-columns-repeated="1003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IE 30 DECEMBRIS, VESPERI.</text:p>
          </table:table-cell>
          <table:table-cell office:value-type="string" calcext:value-type="string">
            <text:p>H.6 M.16 H.20</text:p>
          </table:table-cell>
          <table:table-cell office:value-type="string" calcext:value-type="string">
            <text:p>6 <text:s/>48</text:p>
          </table:table-cell>
          <table:table-cell office:value-type="float" office:value="12" calcext:value-type="float">
            <text:p>12</text:p>
          </table:table-cell>
          <table:table-cell office:value-type="float" office:value="299" calcext:value-type="float">
            <text:p>299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216.75" calcext:value-type="float">
            <text:p>582216,75</text:p>
          </table:table-cell>
          <table:table-cell office:value-type="float" office:value="1594.02258726899" calcext:value-type="float">
            <text:p>1594,02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.8" calcext:value-type="float">
            <text:p>6,80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3 JANUARIJ, VESPERI.</text:p>
          </table:table-cell>
          <table:table-cell office:value-type="string" calcext:value-type="string">
            <text:p>H.6 M.20</text:p>
          </table:table-cell>
          <table:table-cell office:value-type="string" calcext:value-type="string">
            <text:p>Declin. [MS] <text:s/>7 <text:s/>45</text:p>
          </table:table-cell>
          <table:table-cell office:value-type="float" office:value="12" calcext:value-type="float">
            <text:p>12</text:p>
          </table:table-cell>
          <table:table-cell office:value-type="float" office:value="346" calcext:value-type="float">
            <text:p>346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220.75" calcext:value-type="float">
            <text:p>582220,75</text:p>
          </table:table-cell>
          <table:table-cell office:value-type="float" office:value="1594.03353867214" calcext:value-type="float">
            <text:p>1594,03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7.75" calcext:value-type="float">
            <text:p>7,75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3 JANUARIJ, VESPERI.</text:p>
          </table:table-cell>
          <table:table-cell office:value-type="string" calcext:value-type="string">
            <text:p>H.6 M.20</text:p>
          </table:table-cell>
          <table:table-cell office:value-type="string" calcext:value-type="string">
            <text:p>7 <text:s/>45 1/2</text:p>
          </table:table-cell>
          <table:table-cell office:value-type="float" office:value="12" calcext:value-type="float">
            <text:p>12</text:p>
          </table:table-cell>
          <table:table-cell office:value-type="float" office:value="346" calcext:value-type="float">
            <text:p>346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220.75" calcext:value-type="float">
            <text:p>582220,75</text:p>
          </table:table-cell>
          <table:table-cell office:value-type="float" office:value="1594.03353867214" calcext:value-type="float">
            <text:p>1594,03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.75833333333333" calcext:value-type="float">
            <text:p>7,76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14 FEBRUARIJ.</text:p>
          </table:table-cell>
          <table:table-cell office:value-type="string" calcext:value-type="string">
            <text:p>H.6 M.34</text:p>
          </table:table-cell>
          <table:table-cell office:value-type="string" calcext:value-type="string">
            <text:p>Decl. [MS] <text:s/>17 <text:s/>20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262.75" calcext:value-type="float">
            <text:p>582262,75</text:p>
          </table:table-cell>
          <table:table-cell office:value-type="float" office:value="1594.1485284052" calcext:value-type="float">
            <text:p>1594,1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.3333333333333" calcext:value-type="float">
            <text:p>17,33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14 FEBRUARIJ.</text:p>
          </table:table-cell>
          <table:table-cell office:value-type="string" calcext:value-type="string">
            <text:p>H.6 M.34</text:p>
          </table:table-cell>
          <table:table-cell office:value-type="string" calcext:value-type="string">
            <text:p>17 <text:s/>20 1/2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262.75" calcext:value-type="float">
            <text:p>582262,75</text:p>
          </table:table-cell>
          <table:table-cell office:value-type="float" office:value="1594.1485284052" calcext:value-type="float">
            <text:p>1594,1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.3416666666667" calcext:value-type="float">
            <text:p>17,34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29 NOUEMBRIS, MANE.</text:p>
          </table:table-cell>
          <table:table-cell office:value-type="string" calcext:value-type="string">
            <text:p>H.6 M.40 S.10</text:p>
          </table:table-cell>
          <table:table-cell office:value-type="string" calcext:value-type="string">
            <text:p>Decl. [MS] <text:s/>16 <text:s/>56 2/3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1594" calcext:value-type="float">
            <text:p>159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550.75" calcext:value-type="float">
            <text:p>582550,75</text:p>
          </table:table-cell>
          <table:table-cell office:value-type="float" office:value="1594.9370294319" calcext:value-type="float">
            <text:p>1594,94</text:p>
          </table:table-cell>
          <table:table-cell office:value-type="float" office:value="-1" calcext:value-type="float">
            <text:p>-1,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-16.9444444444444" calcext:value-type="float">
            <text:p>-16,94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29 NOUEMBRIS, MANE.</text:p>
          </table:table-cell>
          <table:table-cell office:value-type="string" calcext:value-type="string">
            <text:p>H.6 M.40 S.10</text:p>
          </table:table-cell>
          <table:table-cell office:value-type="string" calcext:value-type="string">
            <text:p>16 <text:s/>56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1594" calcext:value-type="float">
            <text:p>159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550.75" calcext:value-type="float">
            <text:p>582550,75</text:p>
          </table:table-cell>
          <table:table-cell office:value-type="float" office:value="1594.9370294319" calcext:value-type="float">
            <text:p>1594,94</text:p>
          </table:table-cell>
          <table:table-cell office:value-type="float" office:value="-1" calcext:value-type="float">
            <text:p>-1,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-16.9333333333333" calcext:value-type="float">
            <text:p>-16,93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29 NOUEMBRIS, MANE.</text:p>
          </table:table-cell>
          <table:table-cell office:value-type="string" calcext:value-type="string">
            <text:p>H.6 M.54</text:p>
          </table:table-cell>
          <table:table-cell office:value-type="string" calcext:value-type="string">
            <text:p>16 <text:s/>59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1594" calcext:value-type="float">
            <text:p>159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550.75" calcext:value-type="float">
            <text:p>582550,75</text:p>
          </table:table-cell>
          <table:table-cell office:value-type="float" office:value="1594.9370294319" calcext:value-type="float">
            <text:p>1594,94</text:p>
          </table:table-cell>
          <table:table-cell office:value-type="float" office:value="-1" calcext:value-type="float">
            <text:p>-1,00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16.9833333333333" calcext:value-type="float">
            <text:p>-16,98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29 NOUEMBRIS, MANE.</text:p>
          </table:table-cell>
          <table:table-cell office:value-type="string" calcext:value-type="string">
            <text:p>H.6 M.54</text:p>
          </table:table-cell>
          <table:table-cell office:value-type="string" calcext:value-type="string">
            <text:p>16 <text:s/>58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1594" calcext:value-type="float">
            <text:p>159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550.75" calcext:value-type="float">
            <text:p>582550,75</text:p>
          </table:table-cell>
          <table:table-cell office:value-type="float" office:value="1594.9370294319" calcext:value-type="float">
            <text:p>1594,94</text:p>
          </table:table-cell>
          <table:table-cell office:value-type="float" office:value="-1" calcext:value-type="float">
            <text:p>-1,00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-16.9666666666667" calcext:value-type="float">
            <text:p>-16,97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10 DECEMBRIS, MANE.</text:p>
          </table:table-cell>
          <table:table-cell office:value-type="string" calcext:value-type="string">
            <text:p>H.6 M.19 S.30</text:p>
          </table:table-cell>
          <table:table-cell office:value-type="string" calcext:value-type="string">
            <text:p>Decl. [MS] <text:s/>19 <text:s/>3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1594" calcext:value-type="float">
            <text:p>159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561.75" calcext:value-type="float">
            <text:p>582561,75</text:p>
          </table:table-cell>
          <table:table-cell office:value-type="float" office:value="1594.96714579055" calcext:value-type="float">
            <text:p>1594,97</text:p>
          </table:table-cell>
          <table:table-cell office:value-type="float" office:value="-1" calcext:value-type="float">
            <text:p>-1,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9.05" calcext:value-type="float">
            <text:p>-19,05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10 DECEMBRIS, MANE.</text:p>
          </table:table-cell>
          <table:table-cell office:value-type="string" calcext:value-type="string">
            <text:p>H.6 M.19 S.30</text:p>
          </table:table-cell>
          <table:table-cell office:value-type="string" calcext:value-type="string">
            <text:p>19 <text:s/>0 1/3 bona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1594" calcext:value-type="float">
            <text:p>159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561.75" calcext:value-type="float">
            <text:p>582561,75</text:p>
          </table:table-cell>
          <table:table-cell office:value-type="float" office:value="1594.96714579055" calcext:value-type="float">
            <text:p>1594,97</text:p>
          </table:table-cell>
          <table:table-cell office:value-type="float" office:value="-1" calcext:value-type="float">
            <text:p>-1,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9.0055555555556" calcext:value-type="float">
            <text:p>-19,01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28 DECEMBRIS, MANE.</text:p>
          </table:table-cell>
          <table:table-cell office:value-type="string" calcext:value-type="string">
            <text:p>H.7 M.0 S.0</text:p>
          </table:table-cell>
          <table:table-cell office:value-type="string" calcext:value-type="string">
            <text:p>Decl. [MS] <text:s/>21 <text:s/>39 1/2</text:p>
          </table:table-cell>
          <table:table-cell office:value-type="float" office:value="12" calcext:value-type="float">
            <text:p>12</text:p>
          </table:table-cell>
          <table:table-cell office:value-type="float" office:value="348" calcext:value-type="float">
            <text:p>348</text:p>
          </table:table-cell>
          <table:table-cell office:value-type="float" office:value="1594" calcext:value-type="float">
            <text:p>159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579.791666667" calcext:value-type="float">
            <text:p>582579,79</text:p>
          </table:table-cell>
          <table:table-cell office:value-type="float" office:value="1595.01654118184" calcext:value-type="float">
            <text:p>1595,02</text:p>
          </table:table-cell>
          <table:table-cell office:value-type="float" office:value="-1" calcext:value-type="float">
            <text:p>-1,0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21.6583333333333" calcext:value-type="float">
            <text:p>-21,66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28 DECEMBRIS, MANE.</text:p>
          </table:table-cell>
          <table:table-cell office:value-type="string" calcext:value-type="string">
            <text:p>H.7 M.2 S.50</text:p>
          </table:table-cell>
          <table:table-cell office:value-type="string" calcext:value-type="string">
            <text:p>21 <text:s/>41</text:p>
          </table:table-cell>
          <table:table-cell office:value-type="float" office:value="12" calcext:value-type="float">
            <text:p>12</text:p>
          </table:table-cell>
          <table:table-cell office:value-type="float" office:value="348" calcext:value-type="float">
            <text:p>348</text:p>
          </table:table-cell>
          <table:table-cell office:value-type="float" office:value="1594" calcext:value-type="float">
            <text:p>159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579.791666667" calcext:value-type="float">
            <text:p>582579,79</text:p>
          </table:table-cell>
          <table:table-cell office:value-type="float" office:value="1595.01654118184" calcext:value-type="float">
            <text:p>1595,02</text:p>
          </table:table-cell>
          <table:table-cell office:value-type="float" office:value="-1" calcext:value-type="float">
            <text:p>-1,0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-21.6833333333333" calcext:value-type="float">
            <text:p>-21,68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28 DECEMBRIS, MANE.</text:p>
          </table:table-cell>
          <table:table-cell office:value-type="string" calcext:value-type="string">
            <text:p>H.7 M.8 S.24</text:p>
          </table:table-cell>
          <table:table-cell office:value-type="string" calcext:value-type="string">
            <text:p>21 <text:s/>41</text:p>
          </table:table-cell>
          <table:table-cell office:value-type="float" office:value="12" calcext:value-type="float">
            <text:p>12</text:p>
          </table:table-cell>
          <table:table-cell office:value-type="float" office:value="348" calcext:value-type="float">
            <text:p>348</text:p>
          </table:table-cell>
          <table:table-cell office:value-type="float" office:value="1594" calcext:value-type="float">
            <text:p>159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579.791666667" calcext:value-type="float">
            <text:p>582579,79</text:p>
          </table:table-cell>
          <table:table-cell office:value-type="float" office:value="1595.01654118184" calcext:value-type="float">
            <text:p>1595,02</text:p>
          </table:table-cell>
          <table:table-cell office:value-type="float" office:value="-1" calcext:value-type="float">
            <text:p>-1,0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-21.6833333333333" calcext:value-type="float">
            <text:p>-21,68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28 DECEMBRIS, MANE.</text:p>
          </table:table-cell>
          <table:table-cell office:value-type="string" calcext:value-type="string">
            <text:p>H.7 M.12 S.55</text:p>
          </table:table-cell>
          <table:table-cell office:value-type="string" calcext:value-type="string">
            <text:p>21 <text:s/>40</text:p>
          </table:table-cell>
          <table:table-cell office:value-type="float" office:value="12" calcext:value-type="float">
            <text:p>12</text:p>
          </table:table-cell>
          <table:table-cell office:value-type="float" office:value="348" calcext:value-type="float">
            <text:p>348</text:p>
          </table:table-cell>
          <table:table-cell office:value-type="float" office:value="1594" calcext:value-type="float">
            <text:p>159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579.791666667" calcext:value-type="float">
            <text:p>582579,79</text:p>
          </table:table-cell>
          <table:table-cell office:value-type="float" office:value="1595.01654118184" calcext:value-type="float">
            <text:p>1595,02</text:p>
          </table:table-cell>
          <table:table-cell office:value-type="float" office:value="-1" calcext:value-type="float">
            <text:p>-1,0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21.6666666666667" calcext:value-type="float">
            <text:p>-21,67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28 DECEMBRIS, MANE.</text:p>
          </table:table-cell>
          <table:table-cell office:value-type="string" calcext:value-type="string">
            <text:p>H.7 M.16 S.55</text:p>
          </table:table-cell>
          <table:table-cell office:value-type="string" calcext:value-type="string">
            <text:p>21 <text:s/>40 1/2</text:p>
          </table:table-cell>
          <table:table-cell office:value-type="float" office:value="12" calcext:value-type="float">
            <text:p>12</text:p>
          </table:table-cell>
          <table:table-cell office:value-type="float" office:value="348" calcext:value-type="float">
            <text:p>348</text:p>
          </table:table-cell>
          <table:table-cell office:value-type="float" office:value="1594" calcext:value-type="float">
            <text:p>159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579.791666667" calcext:value-type="float">
            <text:p>582579,79</text:p>
          </table:table-cell>
          <table:table-cell office:value-type="float" office:value="1595.01654118184" calcext:value-type="float">
            <text:p>1595,02</text:p>
          </table:table-cell>
          <table:table-cell office:value-type="float" office:value="-1" calcext:value-type="float">
            <text:p>-1,0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-21.675" calcext:value-type="float">
            <text:p>-21,68</text:p>
          </table:table-cell>
          <table:table-cell table:number-columns-repeated="1003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IE 28 DECEMBRIS, MANE.</text:p>
          </table:table-cell>
          <table:table-cell office:value-type="string" calcext:value-type="string">
            <text:p>H.7 M.21 S.10</text:p>
          </table:table-cell>
          <table:table-cell office:value-type="string" calcext:value-type="string">
            <text:p>21 <text:s/>41 1/2</text:p>
          </table:table-cell>
          <table:table-cell office:value-type="float" office:value="12" calcext:value-type="float">
            <text:p>12</text:p>
          </table:table-cell>
          <table:table-cell office:value-type="float" office:value="348" calcext:value-type="float">
            <text:p>348</text:p>
          </table:table-cell>
          <table:table-cell office:value-type="float" office:value="1594" calcext:value-type="float">
            <text:p>159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579.791666667" calcext:value-type="float">
            <text:p>582579,79</text:p>
          </table:table-cell>
          <table:table-cell office:value-type="float" office:value="1595.01654118184" calcext:value-type="float">
            <text:p>1595,02</text:p>
          </table:table-cell>
          <table:table-cell office:value-type="float" office:value="-1" calcext:value-type="float">
            <text:p>-1,0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-21.6916666666667" calcext:value-type="float">
            <text:p>-21,6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 JANUARIJ, MANE.</text:p>
          </table:table-cell>
          <table:table-cell office:value-type="string" calcext:value-type="string">
            <text:p>H.7 M.26 S.15</text:p>
          </table:table-cell>
          <table:table-cell office:value-type="string" calcext:value-type="string">
            <text:p>Declin. 22 <text:s/>20</text:p>
          </table:table-cell>
          <table:table-cell office:value-type="float" office:value="12" calcext:value-type="float">
            <text:p>12</text:p>
          </table:table-cell>
          <table:table-cell office:value-type="float" office:value="441" calcext:value-type="float">
            <text:p>441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585.791666667" calcext:value-type="float">
            <text:p>582585,79</text:p>
          </table:table-cell>
          <table:table-cell office:value-type="float" office:value="1595.03296828656" calcext:value-type="float">
            <text:p>1595,03</text:p>
          </table:table-cell>
          <table:table-cell office:value-type="float" office:value="-1" calcext:value-type="float">
            <text:p>-1,0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22.3333333333333" calcext:value-type="float">
            <text:p>-22,3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4 JANUARIJ, MANE.</text:p>
          </table:table-cell>
          <table:table-cell office:value-type="string" calcext:value-type="string">
            <text:p>H.7 M.6 S.30</text:p>
          </table:table-cell>
          <table:table-cell office:value-type="string" calcext:value-type="string">
            <text:p>Declin. 22 <text:s/>27</text:p>
          </table:table-cell>
          <table:table-cell office:value-type="float" office:value="12" calcext:value-type="float">
            <text:p>12</text:p>
          </table:table-cell>
          <table:table-cell office:value-type="float" office:value="441" calcext:value-type="float">
            <text:p>441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586.791666667" calcext:value-type="float">
            <text:p>582586,79</text:p>
          </table:table-cell>
          <table:table-cell office:value-type="float" office:value="1595.03570613735" calcext:value-type="float">
            <text:p>1595,04</text:p>
          </table:table-cell>
          <table:table-cell office:value-type="float" office:value="-1" calcext:value-type="float">
            <text:p>-1,0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22.45" calcext:value-type="float">
            <text:p>-22,4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4 JANUARIJ, MANE.</text:p>
          </table:table-cell>
          <table:table-cell office:value-type="string" calcext:value-type="string">
            <text:p>H.7 M.6 S.30</text:p>
          </table:table-cell>
          <table:table-cell office:value-type="string" calcext:value-type="string">
            <text:p>22 <text:s/>27 1/2</text:p>
          </table:table-cell>
          <table:table-cell office:value-type="float" office:value="12" calcext:value-type="float">
            <text:p>12</text:p>
          </table:table-cell>
          <table:table-cell office:value-type="float" office:value="441" calcext:value-type="float">
            <text:p>441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586.791666667" calcext:value-type="float">
            <text:p>582586,79</text:p>
          </table:table-cell>
          <table:table-cell office:value-type="float" office:value="1595.03570613735" calcext:value-type="float">
            <text:p>1595,04</text:p>
          </table:table-cell>
          <table:table-cell office:value-type="float" office:value="-1" calcext:value-type="float">
            <text:p>-1,0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-22.4583333333333" calcext:value-type="float">
            <text:p>-22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1 JULIJ, MANE</text:p>
          </table:table-cell>
          <table:table-cell office:value-type="string" calcext:value-type="string">
            <text:p>H.1 M.2 2/3</text:p>
          </table:table-cell>
          <table:table-cell office:value-type="string" calcext:value-type="string">
            <text:p>Decl. [MS] B. <text:s/>10 <text:s/>23 2/3</text:p>
          </table:table-cell>
          <table:table-cell office:value-type="float" office:value="12" calcext:value-type="float">
            <text:p>12</text:p>
          </table:table-cell>
          <table:table-cell office:value-type="float" office:value="441" calcext:value-type="float">
            <text:p>441</text:p>
          </table:table-cell>
          <table:table-cell office:value-type="float" office:value="1595" calcext:value-type="float">
            <text:p>159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784.541666667" calcext:value-type="float">
            <text:p>582784,54</text:p>
          </table:table-cell>
          <table:table-cell office:value-type="float" office:value="1595.5771161305" calcext:value-type="float">
            <text:p>1595,58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.3944444444444" calcext:value-type="float">
            <text:p>10,3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1 JULIJ, MANE</text:p>
          </table:table-cell>
          <table:table-cell office:value-type="string" calcext:value-type="string">
            <text:p>H.1 M.2 2/3</text:p>
          </table:table-cell>
          <table:table-cell office:value-type="string" calcext:value-type="string">
            <text:p>10 <text:s/>24</text:p>
          </table:table-cell>
          <table:table-cell office:value-type="float" office:value="12" calcext:value-type="float">
            <text:p>12</text:p>
          </table:table-cell>
          <table:table-cell office:value-type="float" office:value="441" calcext:value-type="float">
            <text:p>441</text:p>
          </table:table-cell>
          <table:table-cell office:value-type="float" office:value="1595" calcext:value-type="float">
            <text:p>159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2784.541666667" calcext:value-type="float">
            <text:p>582784,54</text:p>
          </table:table-cell>
          <table:table-cell office:value-type="float" office:value="1595.5771161305" calcext:value-type="float">
            <text:p>1595,58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4" calcext:value-type="float">
            <text:p>10,4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2 JULIJ, MANE.</text:p>
          </table:table-cell>
          <table:table-cell office:value-type="string" calcext:value-type="string">
            <text:p>H.2 M.32 1/2</text:p>
          </table:table-cell>
          <table:table-cell office:value-type="string" calcext:value-type="string">
            <text:p>Decl. [MS] B. <text:s/>10 <text:s/>35 1/2</text:p>
          </table:table-cell>
          <table:table-cell office:value-type="float" office:value="12" calcext:value-type="float">
            <text:p>12</text:p>
          </table:table-cell>
          <table:table-cell office:value-type="float" office:value="441" calcext:value-type="float">
            <text:p>441</text:p>
          </table:table-cell>
          <table:table-cell office:value-type="float" office:value="1595" calcext:value-type="float">
            <text:p>159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785.583333333" calcext:value-type="float">
            <text:p>582785,58</text:p>
          </table:table-cell>
          <table:table-cell office:value-type="float" office:value="1595.57996805841" calcext:value-type="float">
            <text:p>1595,58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.5916666666667" calcext:value-type="float">
            <text:p>10,5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2 JULIJ, MANE.</text:p>
          </table:table-cell>
          <table:table-cell office:value-type="string" calcext:value-type="string">
            <text:p>H.2 M.32 1/2</text:p>
          </table:table-cell>
          <table:table-cell office:value-type="string" calcext:value-type="string">
            <text:p>10 <text:s/>36</text:p>
          </table:table-cell>
          <table:table-cell office:value-type="float" office:value="12" calcext:value-type="float">
            <text:p>12</text:p>
          </table:table-cell>
          <table:table-cell office:value-type="float" office:value="441" calcext:value-type="float">
            <text:p>441</text:p>
          </table:table-cell>
          <table:table-cell office:value-type="float" office:value="1595" calcext:value-type="float">
            <text:p>159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785.583333333" calcext:value-type="float">
            <text:p>582785,58</text:p>
          </table:table-cell>
          <table:table-cell office:value-type="float" office:value="1595.57996805841" calcext:value-type="float">
            <text:p>1595,58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.6" calcext:value-type="float">
            <text:p>10,6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2 JULIJ, MANE.</text:p>
          </table:table-cell>
          <table:table-cell office:value-type="string" calcext:value-type="string">
            <text:p>H.2 M.47 1/3</text:p>
          </table:table-cell>
          <table:table-cell office:value-type="string" calcext:value-type="string">
            <text:p>10 <text:s/>35</text:p>
          </table:table-cell>
          <table:table-cell office:value-type="float" office:value="12" calcext:value-type="float">
            <text:p>12</text:p>
          </table:table-cell>
          <table:table-cell office:value-type="float" office:value="441" calcext:value-type="float">
            <text:p>441</text:p>
          </table:table-cell>
          <table:table-cell office:value-type="float" office:value="1595" calcext:value-type="float">
            <text:p>159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785.583333333" calcext:value-type="float">
            <text:p>582785,58</text:p>
          </table:table-cell>
          <table:table-cell office:value-type="float" office:value="1595.57996805841" calcext:value-type="float">
            <text:p>1595,58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.5833333333333" calcext:value-type="float">
            <text:p>10,5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2 JULIJ, MANE.</text:p>
          </table:table-cell>
          <table:table-cell office:value-type="string" calcext:value-type="string">
            <text:p>H.2 M.47 1/3</text:p>
          </table:table-cell>
          <table:table-cell office:value-type="string" calcext:value-type="string">
            <text:p>10 <text:s/>35</text:p>
          </table:table-cell>
          <table:table-cell office:value-type="float" office:value="12" calcext:value-type="float">
            <text:p>12</text:p>
          </table:table-cell>
          <table:table-cell office:value-type="float" office:value="441" calcext:value-type="float">
            <text:p>441</text:p>
          </table:table-cell>
          <table:table-cell office:value-type="float" office:value="1595" calcext:value-type="float">
            <text:p>159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785.583333333" calcext:value-type="float">
            <text:p>582785,58</text:p>
          </table:table-cell>
          <table:table-cell office:value-type="float" office:value="1595.57996805841" calcext:value-type="float">
            <text:p>1595,58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.5833333333333" calcext:value-type="float">
            <text:p>10,5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SEPTEMBRIS, MANE.</text:p>
          </table:table-cell>
          <table:table-cell office:value-type="string" calcext:value-type="string">
            <text:p>H.2 M.41 1/6</text:p>
          </table:table-cell>
          <table:table-cell office:value-type="string" calcext:value-type="string">
            <text:p>Declin. [MS] <text:s/>16 <text:s/>52 1/3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32.583333333" calcext:value-type="float">
            <text:p>582832,58</text:p>
          </table:table-cell>
          <table:table-cell office:value-type="float" office:value="1595.7086470454" calcext:value-type="float">
            <text:p>1595,71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6.8722222222222" calcext:value-type="float">
            <text:p>16,8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SEPTEMBRIS, MANE.</text:p>
          </table:table-cell>
          <table:table-cell office:value-type="string" calcext:value-type="string">
            <text:p>H.2 M.41 1/6</text:p>
          </table:table-cell>
          <table:table-cell office:value-type="string" calcext:value-type="string">
            <text:p>16 <text:s/>53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32.583333333" calcext:value-type="float">
            <text:p>582832,58</text:p>
          </table:table-cell>
          <table:table-cell office:value-type="float" office:value="1595.7086470454" calcext:value-type="float">
            <text:p>1595,71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6.8833333333333" calcext:value-type="float">
            <text:p>16,8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SEPTEMBRIS, MANE.</text:p>
          </table:table-cell>
          <table:table-cell office:value-type="string" calcext:value-type="string">
            <text:p>H.2 M.52 1/6</text:p>
          </table:table-cell>
          <table:table-cell office:value-type="string" calcext:value-type="string">
            <text:p>16 <text:s/>52 1/4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32.583333333" calcext:value-type="float">
            <text:p>582832,58</text:p>
          </table:table-cell>
          <table:table-cell office:value-type="float" office:value="1595.7086470454" calcext:value-type="float">
            <text:p>1595,71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6.8708333333333" calcext:value-type="float">
            <text:p>16,8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SEPTEMBRIS, MANE.</text:p>
          </table:table-cell>
          <table:table-cell office:value-type="string" calcext:value-type="string">
            <text:p>H.2 M.52 1/6</text:p>
          </table:table-cell>
          <table:table-cell office:value-type="string" calcext:value-type="string">
            <text:p>16 <text:s/>51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32.583333333" calcext:value-type="float">
            <text:p>582832,58</text:p>
          </table:table-cell>
          <table:table-cell office:value-type="float" office:value="1595.7086470454" calcext:value-type="float">
            <text:p>1595,71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6.85" calcext:value-type="float">
            <text:p>16,8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SEPTEMBRIS, MANE.</text:p>
          </table:table-cell>
          <table:table-cell office:value-type="string" calcext:value-type="string">
            <text:p>H.3 M.6 1/2</text:p>
          </table:table-cell>
          <table:table-cell office:value-type="string" calcext:value-type="string">
            <text:p>16 <text:s/>52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32.625" calcext:value-type="float">
            <text:p>582832,63</text:p>
          </table:table-cell>
          <table:table-cell office:value-type="float" office:value="1595.70876112252" calcext:value-type="float">
            <text:p>1595,71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6.8666666666667" calcext:value-type="float">
            <text:p>16,8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SEPTEMBRIS, MANE.</text:p>
          </table:table-cell>
          <table:table-cell office:value-type="string" calcext:value-type="string">
            <text:p>H.3 M.6 1/2</text:p>
          </table:table-cell>
          <table:table-cell office:value-type="string" calcext:value-type="string">
            <text:p>16 <text:s/>51 3/4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32.625" calcext:value-type="float">
            <text:p>582832,63</text:p>
          </table:table-cell>
          <table:table-cell office:value-type="float" office:value="1595.70876112252" calcext:value-type="float">
            <text:p>1595,71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6.8625" calcext:value-type="float">
            <text:p>16,8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SEPTEMBRIS, MANE.</text:p>
          </table:table-cell>
          <table:table-cell office:value-type="string" calcext:value-type="string">
            <text:p>H.3 M.19</text:p>
          </table:table-cell>
          <table:table-cell office:value-type="string" calcext:value-type="string">
            <text:p>16 <text:s/>52 1/2 vno pin.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32.625" calcext:value-type="float">
            <text:p>582832,63</text:p>
          </table:table-cell>
          <table:table-cell office:value-type="float" office:value="1595.70876112252" calcext:value-type="float">
            <text:p>1595,71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6.875" calcext:value-type="float">
            <text:p>16,8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0 SEPTEMBRIS, MANE.</text:p>
          </table:table-cell>
          <table:table-cell office:value-type="string" calcext:value-type="string">
            <text:p>H.2 M.36 1/2</text:p>
          </table:table-cell>
          <table:table-cell office:value-type="string" calcext:value-type="string">
            <text:p>Declin. 17 <text:s/>4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35.583333333" calcext:value-type="float">
            <text:p>582835,58</text:p>
          </table:table-cell>
          <table:table-cell office:value-type="float" office:value="1595.71686059776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0666666666667" calcext:value-type="float">
            <text:p>17,0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0 SEPTEMBRIS, MANE.</text:p>
          </table:table-cell>
          <table:table-cell office:value-type="string" calcext:value-type="string">
            <text:p>H.2 M.36 1/2</text:p>
          </table:table-cell>
          <table:table-cell office:value-type="string" calcext:value-type="string">
            <text:p>17 <text:s/>4 1/2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35.583333333" calcext:value-type="float">
            <text:p>582835,58</text:p>
          </table:table-cell>
          <table:table-cell office:value-type="float" office:value="1595.71686059776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7.075" calcext:value-type="float">
            <text:p>17,0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0 SEPTEMBRIS, MANE.</text:p>
          </table:table-cell>
          <table:table-cell office:value-type="string" calcext:value-type="string">
            <text:p>H.2 M.44 1/6</text:p>
          </table:table-cell>
          <table:table-cell office:value-type="string" calcext:value-type="string">
            <text:p>17 <text:s/>4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35.583333333" calcext:value-type="float">
            <text:p>582835,58</text:p>
          </table:table-cell>
          <table:table-cell office:value-type="float" office:value="1595.71686059776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0666666666667" calcext:value-type="float">
            <text:p>17,0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0 SEPTEMBRIS, MANE.</text:p>
          </table:table-cell>
          <table:table-cell office:value-type="string" calcext:value-type="string">
            <text:p>H.2 M.44 1/6</text:p>
          </table:table-cell>
          <table:table-cell office:value-type="string" calcext:value-type="string">
            <text:p>17 <text:s/>3 2/3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35.583333333" calcext:value-type="float">
            <text:p>582835,58</text:p>
          </table:table-cell>
          <table:table-cell office:value-type="float" office:value="1595.71686059776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7.0611111111111" calcext:value-type="float">
            <text:p>17,0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0 SEPTEMBRIS, MANE.</text:p>
          </table:table-cell>
          <table:table-cell office:value-type="string" calcext:value-type="string">
            <text:p>H.2 M.54 1/6</text:p>
          </table:table-cell>
          <table:table-cell office:value-type="string" calcext:value-type="string">
            <text:p>17 <text:s/>4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35.583333333" calcext:value-type="float">
            <text:p>582835,58</text:p>
          </table:table-cell>
          <table:table-cell office:value-type="float" office:value="1595.71686059776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0666666666667" calcext:value-type="float">
            <text:p>17,0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0 SEPTEMBRIS, MANE.</text:p>
          </table:table-cell>
          <table:table-cell office:value-type="string" calcext:value-type="string">
            <text:p>H.2 M.54 1/6</text:p>
          </table:table-cell>
          <table:table-cell office:value-type="string" calcext:value-type="string">
            <text:p>17 <text:s/>3 3/4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35.583333333" calcext:value-type="float">
            <text:p>582835,58</text:p>
          </table:table-cell>
          <table:table-cell office:value-type="float" office:value="1595.71686059776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7.0625" calcext:value-type="float">
            <text:p>17,0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1 SEPTEMBRIS, MANE.</text:p>
          </table:table-cell>
          <table:table-cell office:value-type="string" calcext:value-type="string">
            <text:p>H.3 M.13</text:p>
          </table:table-cell>
          <table:table-cell office:value-type="string" calcext:value-type="string">
            <text:p>Declin. 17 <text:s/>8 1/2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36.625" calcext:value-type="float">
            <text:p>582836,63</text:p>
          </table:table-cell>
          <table:table-cell office:value-type="float" office:value="1595.71971252567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7.1416666666667" calcext:value-type="float">
            <text:p>17,1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1 SEPTEMBRIS, MANE.</text:p>
          </table:table-cell>
          <table:table-cell office:value-type="string" calcext:value-type="string">
            <text:p>H.3 M.13</text:p>
          </table:table-cell>
          <table:table-cell office:value-type="string" calcext:value-type="string">
            <text:p>17 <text:s/>8 1/3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36.625" calcext:value-type="float">
            <text:p>582836,63</text:p>
          </table:table-cell>
          <table:table-cell office:value-type="float" office:value="1595.71971252567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.1388888888889" calcext:value-type="float">
            <text:p>17,1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1 SEPTEMBRIS, MANE.</text:p>
          </table:table-cell>
          <table:table-cell office:value-type="string" calcext:value-type="string">
            <text:p>H.3 27 1/6</text:p>
          </table:table-cell>
          <table:table-cell office:value-type="string" calcext:value-type="string">
            <text:p>17 <text:s/>8 1/2 vtroq.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36.625" calcext:value-type="float">
            <text:p>582836,63</text:p>
          </table:table-cell>
          <table:table-cell office:value-type="float" office:value="1595.71971252567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7.1416666666667" calcext:value-type="float">
            <text:p>17,1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SEPTEMBRIS, MANE.</text:p>
          </table:table-cell>
          <table:table-cell office:value-type="string" calcext:value-type="string">
            <text:p>H.4 M.20 2/3</text:p>
          </table:table-cell>
          <table:table-cell office:value-type="string" calcext:value-type="string">
            <text:p>Declin. 17 <text:s/>14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2837.666666667" calcext:value-type="float">
            <text:p>582837,67</text:p>
          </table:table-cell>
          <table:table-cell office:value-type="float" office:value="1595.72256445357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.2333333333333" calcext:value-type="float">
            <text:p>17,2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SEPTEMBRIS, MANE.</text:p>
          </table:table-cell>
          <table:table-cell office:value-type="string" calcext:value-type="string">
            <text:p>H.4 M.20 2/3</text:p>
          </table:table-cell>
          <table:table-cell office:value-type="string" calcext:value-type="string">
            <text:p>17 <text:s/>13 2/3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2837.666666667" calcext:value-type="float">
            <text:p>582837,67</text:p>
          </table:table-cell>
          <table:table-cell office:value-type="float" office:value="1595.72256445357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7.2277777777778" calcext:value-type="float">
            <text:p>17,2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SEPTEMBRIS, MANE.</text:p>
          </table:table-cell>
          <table:table-cell office:value-type="string" calcext:value-type="string">
            <text:p>H.4 M.28 5/6</text:p>
          </table:table-cell>
          <table:table-cell office:value-type="string" calcext:value-type="string">
            <text:p>17 <text:s/>13 1/2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2837.666666667" calcext:value-type="float">
            <text:p>582837,67</text:p>
          </table:table-cell>
          <table:table-cell office:value-type="float" office:value="1595.72256445357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7.225" calcext:value-type="float">
            <text:p>17,2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SEPTEMBRIS, MANE.</text:p>
          </table:table-cell>
          <table:table-cell office:value-type="string" calcext:value-type="string">
            <text:p>H.4 M.28 5/6</text:p>
          </table:table-cell>
          <table:table-cell office:value-type="string" calcext:value-type="string">
            <text:p>17 <text:s/>13 1/3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2837.666666667" calcext:value-type="float">
            <text:p>582837,67</text:p>
          </table:table-cell>
          <table:table-cell office:value-type="float" office:value="1595.72256445357" calcext:value-type="float">
            <text:p>1595,7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.2222222222222" calcext:value-type="float">
            <text:p>17,22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5 SEPTEMBRIS, MANE.</text:p>
          </table:table-cell>
          <table:table-cell office:value-type="string" calcext:value-type="string">
            <text:p>H.2 M.3 1/6</text:p>
          </table:table-cell>
          <table:table-cell office:value-type="string" calcext:value-type="string">
            <text:p>Declin. B. <text:s/>17 <text:s/>22 1/2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40.583333333" calcext:value-type="float">
            <text:p>582840,58</text:p>
          </table:table-cell>
          <table:table-cell office:value-type="float" office:value="1595.7305498517" calcext:value-type="float">
            <text:p>1595,73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.375" calcext:value-type="float">
            <text:p>17,3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5 SEPTEMBRIS, MANE.</text:p>
          </table:table-cell>
          <table:table-cell office:value-type="string" calcext:value-type="string">
            <text:p>H.2 M.3 1/6</text:p>
          </table:table-cell>
          <table:table-cell office:value-type="string" calcext:value-type="string">
            <text:p>17 <text:s/>23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40.583333333" calcext:value-type="float">
            <text:p>582840,58</text:p>
          </table:table-cell>
          <table:table-cell office:value-type="float" office:value="1595.7305498517" calcext:value-type="float">
            <text:p>1595,73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.3833333333333" calcext:value-type="float">
            <text:p>17,3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5 SEPTEMBRIS, MANE.</text:p>
          </table:table-cell>
          <table:table-cell office:value-type="string" calcext:value-type="string">
            <text:p>H.2 M.9 1/3</text:p>
          </table:table-cell>
          <table:table-cell office:value-type="string" calcext:value-type="string">
            <text:p>17 <text:s/>22 2/3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40.583333333" calcext:value-type="float">
            <text:p>582840,58</text:p>
          </table:table-cell>
          <table:table-cell office:value-type="float" office:value="1595.7305498517" calcext:value-type="float">
            <text:p>1595,73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7.3777777777778" calcext:value-type="float">
            <text:p>17,3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5 SEPTEMBRIS, MANE.</text:p>
          </table:table-cell>
          <table:table-cell office:value-type="string" calcext:value-type="string">
            <text:p>H.2 M.9 1/3</text:p>
          </table:table-cell>
          <table:table-cell office:value-type="string" calcext:value-type="string">
            <text:p>17 <text:s/>23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40.583333333" calcext:value-type="float">
            <text:p>582840,58</text:p>
          </table:table-cell>
          <table:table-cell office:value-type="float" office:value="1595.7305498517" calcext:value-type="float">
            <text:p>1595,73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.3833333333333" calcext:value-type="float">
            <text:p>17,3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5 SEPTEMBRIS, MANE.</text:p>
          </table:table-cell>
          <table:table-cell office:value-type="string" calcext:value-type="string">
            <text:p>H.2 M.16</text:p>
          </table:table-cell>
          <table:table-cell office:value-type="string" calcext:value-type="string">
            <text:p>17 <text:s/>22 1/2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40.583333333" calcext:value-type="float">
            <text:p>582840,58</text:p>
          </table:table-cell>
          <table:table-cell office:value-type="float" office:value="1595.7305498517" calcext:value-type="float">
            <text:p>1595,73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.375" calcext:value-type="float">
            <text:p>17,3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5 SEPTEMBRIS, MANE.</text:p>
          </table:table-cell>
          <table:table-cell office:value-type="string" calcext:value-type="string">
            <text:p>H.2 M.16</text:p>
          </table:table-cell>
          <table:table-cell office:value-type="string" calcext:value-type="string">
            <text:p>17 <text:s/>23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840.583333333" calcext:value-type="float">
            <text:p>582840,58</text:p>
          </table:table-cell>
          <table:table-cell office:value-type="float" office:value="1595.7305498517" calcext:value-type="float">
            <text:p>1595,73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.3833333333333" calcext:value-type="float">
            <text:p>17,3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SEPTEMBRIS, MANE.</text:p>
          </table:table-cell>
          <table:table-cell office:value-type="string" calcext:value-type="string">
            <text:p>H.4 M.1</text:p>
          </table:table-cell>
          <table:table-cell office:value-type="string" calcext:value-type="string">
            <text:p>Declin. [MS] <text:s/>17 <text:s/>31 1/2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2843.666666667" calcext:value-type="float">
            <text:p>582843,67</text:p>
          </table:table-cell>
          <table:table-cell office:value-type="float" office:value="1595.73899155829" calcext:value-type="float">
            <text:p>1595,7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.525" calcext:value-type="float">
            <text:p>17,5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SEPTEMBRIS, MANE.</text:p>
          </table:table-cell>
          <table:table-cell office:value-type="string" calcext:value-type="string">
            <text:p>H.4 M.1</text:p>
          </table:table-cell>
          <table:table-cell office:value-type="string" calcext:value-type="string">
            <text:p>17 <text:s/>31 2/3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2843.666666667" calcext:value-type="float">
            <text:p>582843,67</text:p>
          </table:table-cell>
          <table:table-cell office:value-type="float" office:value="1595.73899155829" calcext:value-type="float">
            <text:p>1595,7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7.5277777777778" calcext:value-type="float">
            <text:p>17,5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2 SEPTEMBRIS, MANE.</text:p>
          </table:table-cell>
          <table:table-cell office:value-type="string" calcext:value-type="string">
            <text:p>H.4 M.17</text:p>
          </table:table-cell>
          <table:table-cell office:value-type="string" calcext:value-type="string">
            <text:p>Declin. [MS] <text:s/>17 <text:s/>40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2847.666666667" calcext:value-type="float">
            <text:p>582847,67</text:p>
          </table:table-cell>
          <table:table-cell office:value-type="float" office:value="1595.74994296144" calcext:value-type="float">
            <text:p>1595,7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7.6666666666667" calcext:value-type="float">
            <text:p>17,6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2 SEPTEMBRIS, MANE.</text:p>
          </table:table-cell>
          <table:table-cell office:value-type="string" calcext:value-type="string">
            <text:p>H.4 M.21</text:p>
          </table:table-cell>
          <table:table-cell office:value-type="string" calcext:value-type="string">
            <text:p>17 <text:s/>40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2847.666666667" calcext:value-type="float">
            <text:p>582847,67</text:p>
          </table:table-cell>
          <table:table-cell office:value-type="float" office:value="1595.74994296144" calcext:value-type="float">
            <text:p>1595,7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7.6666666666667" calcext:value-type="float">
            <text:p>17,6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2 SEPTEMBRIS, MANE.</text:p>
          </table:table-cell>
          <table:table-cell office:value-type="string" calcext:value-type="string">
            <text:p>H.4 M.21</text:p>
          </table:table-cell>
          <table:table-cell office:value-type="string" calcext:value-type="string">
            <text:p>17 <text:s/>40 1/3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2847.666666667" calcext:value-type="float">
            <text:p>582847,67</text:p>
          </table:table-cell>
          <table:table-cell office:value-type="float" office:value="1595.74994296144" calcext:value-type="float">
            <text:p>1595,7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.6722222222222" calcext:value-type="float">
            <text:p>17,6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2 SEPTEMBRIS, MANE.</text:p>
          </table:table-cell>
          <table:table-cell office:value-type="string" calcext:value-type="string">
            <text:p>H.4 M.29</text:p>
          </table:table-cell>
          <table:table-cell office:value-type="string" calcext:value-type="string">
            <text:p>17 <text:s/>40 2/3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2847.666666667" calcext:value-type="float">
            <text:p>582847,67</text:p>
          </table:table-cell>
          <table:table-cell office:value-type="float" office:value="1595.74994296144" calcext:value-type="float">
            <text:p>1595,7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7.6777777777778" calcext:value-type="float">
            <text:p>17,6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2 SEPTEMBRIS, MANE.</text:p>
          </table:table-cell>
          <table:table-cell office:value-type="string" calcext:value-type="string">
            <text:p>H.4 M.29</text:p>
          </table:table-cell>
          <table:table-cell office:value-type="string" calcext:value-type="string">
            <text:p>17 <text:s/>40 5/6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2847.666666667" calcext:value-type="float">
            <text:p>582847,67</text:p>
          </table:table-cell>
          <table:table-cell office:value-type="float" office:value="1595.74994296144" calcext:value-type="float">
            <text:p>1595,7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7.6805555555556" calcext:value-type="float">
            <text:p>17,6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2 SEPTEMBRIS, MANE.</text:p>
          </table:table-cell>
          <table:table-cell office:value-type="string" calcext:value-type="string">
            <text:p>H.4 M.33</text:p>
          </table:table-cell>
          <table:table-cell office:value-type="string" calcext:value-type="string">
            <text:p>17 <text:s/>41 vtroque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float" office:value="1595" calcext:value-type="float">
            <text:p>159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2847.666666667" calcext:value-type="float">
            <text:p>582847,67</text:p>
          </table:table-cell>
          <table:table-cell office:value-type="float" office:value="1595.74994296144" calcext:value-type="float">
            <text:p>1595,7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7.6833333333333" calcext:value-type="float">
            <text:p>17,6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OCTOBRIS, VESPERI.</text:p>
          </table:table-cell>
          <table:table-cell office:value-type="string" calcext:value-type="string">
            <text:p>H.8 M.23 1/6</text:p>
          </table:table-cell>
          <table:table-cell office:value-type="string" calcext:value-type="string">
            <text:p>Declin. 17 <text:s/>59 1/3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67.833333333" calcext:value-type="float">
            <text:p>582867,83</text:p>
          </table:table-cell>
          <table:table-cell office:value-type="float" office:value="1595.80515628565" calcext:value-type="float">
            <text:p>1595,81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7.9888888888889" calcext:value-type="float">
            <text:p>17,9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OCTOBRIS, VESPERI.</text:p>
          </table:table-cell>
          <table:table-cell office:value-type="string" calcext:value-type="string">
            <text:p>H.8 M.23 1/6</text:p>
          </table:table-cell>
          <table:table-cell office:value-type="string" calcext:value-type="string">
            <text:p>18 <text:s/>0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67.833333333" calcext:value-type="float">
            <text:p>582867,83</text:p>
          </table:table-cell>
          <table:table-cell office:value-type="float" office:value="1595.80515628565" calcext:value-type="float">
            <text:p>1595,81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OCTOBRIS, VESPERI.</text:p>
          </table:table-cell>
          <table:table-cell office:value-type="string" calcext:value-type="string">
            <text:p>H.8 M.31 1/4</text:p>
          </table:table-cell>
          <table:table-cell office:value-type="string" calcext:value-type="string">
            <text:p>17 <text:s/>59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67.833333333" calcext:value-type="float">
            <text:p>582867,83</text:p>
          </table:table-cell>
          <table:table-cell office:value-type="float" office:value="1595.80515628565" calcext:value-type="float">
            <text:p>1595,81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7.9833333333333" calcext:value-type="float">
            <text:p>17,9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OCTOBRIS, VESPERI.</text:p>
          </table:table-cell>
          <table:table-cell office:value-type="string" calcext:value-type="string">
            <text:p>H.8 M.31 1/4</text:p>
          </table:table-cell>
          <table:table-cell office:value-type="string" calcext:value-type="string">
            <text:p>17 <text:s/>59 5/6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67.833333333" calcext:value-type="float">
            <text:p>582867,83</text:p>
          </table:table-cell>
          <table:table-cell office:value-type="float" office:value="1595.80515628565" calcext:value-type="float">
            <text:p>1595,81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7.9972222222222" calcext:value-type="float">
            <text:p>18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OCTOBRIS, VESPERI.</text:p>
          </table:table-cell>
          <table:table-cell office:value-type="string" calcext:value-type="string">
            <text:p>H.8 M.35 1/6</text:p>
          </table:table-cell>
          <table:table-cell office:value-type="string" calcext:value-type="string">
            <text:p>17 <text:s/>59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67.833333333" calcext:value-type="float">
            <text:p>582867,83</text:p>
          </table:table-cell>
          <table:table-cell office:value-type="float" office:value="1595.80515628565" calcext:value-type="float">
            <text:p>1595,81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7.9833333333333" calcext:value-type="float">
            <text:p>17,9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OCTOBRIS, VESPERI.</text:p>
          </table:table-cell>
          <table:table-cell office:value-type="string" calcext:value-type="string">
            <text:p>H.8 M.35 1/6</text:p>
          </table:table-cell>
          <table:table-cell office:value-type="string" calcext:value-type="string">
            <text:p>17 <text:s/>59 5/6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67.833333333" calcext:value-type="float">
            <text:p>582867,83</text:p>
          </table:table-cell>
          <table:table-cell office:value-type="float" office:value="1595.80515628565" calcext:value-type="float">
            <text:p>1595,81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7.9972222222222" calcext:value-type="float">
            <text:p>18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OCTOBRIS, VESPERI.</text:p>
          </table:table-cell>
          <table:table-cell office:value-type="string" calcext:value-type="string">
            <text:p>H.8 M.46 5/6</text:p>
          </table:table-cell>
          <table:table-cell office:value-type="string" calcext:value-type="string">
            <text:p>17 <text:s/>59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67.833333333" calcext:value-type="float">
            <text:p>582867,83</text:p>
          </table:table-cell>
          <table:table-cell office:value-type="float" office:value="1595.80515628565" calcext:value-type="float">
            <text:p>1595,81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7.9833333333333" calcext:value-type="float">
            <text:p>17,9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OCTOBRIS, VESPERI.</text:p>
          </table:table-cell>
          <table:table-cell office:value-type="string" calcext:value-type="string">
            <text:p>H.8 M.46 5/6</text:p>
          </table:table-cell>
          <table:table-cell office:value-type="string" calcext:value-type="string">
            <text:p>18 <text:s/>00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67.833333333" calcext:value-type="float">
            <text:p>582867,83</text:p>
          </table:table-cell>
          <table:table-cell office:value-type="float" office:value="1595.80515628565" calcext:value-type="float">
            <text:p>1595,81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OCTOBRIS, VESPERI.</text:p>
          </table:table-cell>
          <table:table-cell office:value-type="string" calcext:value-type="string">
            <text:p>H.8 M.57</text:p>
          </table:table-cell>
          <table:table-cell office:value-type="string" calcext:value-type="string">
            <text:p>Decl. [MS] <text:s/>17 <text:s/>59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67.833333333" calcext:value-type="float">
            <text:p>582867,83</text:p>
          </table:table-cell>
          <table:table-cell office:value-type="float" office:value="1595.80515628565" calcext:value-type="float">
            <text:p>1595,81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7.9833333333333" calcext:value-type="float">
            <text:p>17,9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OCTOBRIS, VESPERI.</text:p>
          </table:table-cell>
          <table:table-cell office:value-type="string" calcext:value-type="string">
            <text:p>H.8 M.57</text:p>
          </table:table-cell>
          <table:table-cell office:value-type="string" calcext:value-type="string">
            <text:p>17 <text:s/>59 1/2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67.833333333" calcext:value-type="float">
            <text:p>582867,83</text:p>
          </table:table-cell>
          <table:table-cell office:value-type="float" office:value="1595.80515628565" calcext:value-type="float">
            <text:p>1595,81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7.9916666666667" calcext:value-type="float">
            <text:p>17,9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OCTOBRIS, VESPERI.</text:p>
          </table:table-cell>
          <table:table-cell office:value-type="string" calcext:value-type="string">
            <text:p>H.9 M.5 1/2</text:p>
          </table:table-cell>
          <table:table-cell office:value-type="string" calcext:value-type="string">
            <text:p>17 <text:s/>59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867.875" calcext:value-type="float">
            <text:p>582867,88</text:p>
          </table:table-cell>
          <table:table-cell office:value-type="float" office:value="1595.80527036277" calcext:value-type="float">
            <text:p>1595,81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7.9833333333333" calcext:value-type="float">
            <text:p>17,9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2 OCTOBRIS, VESPERI.</text:p>
          </table:table-cell>
          <table:table-cell office:value-type="string" calcext:value-type="string">
            <text:p>H.9 M.41</text:p>
          </table:table-cell>
          <table:table-cell office:value-type="string" calcext:value-type="string">
            <text:p>17 <text:s/>59 1/6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867.875" calcext:value-type="float">
            <text:p>582867,88</text:p>
          </table:table-cell>
          <table:table-cell office:value-type="float" office:value="1595.80527036277" calcext:value-type="float">
            <text:p>1595,81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7.9861111111111" calcext:value-type="float">
            <text:p>17,9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6 OCTOBRIS, MANE.</text:p>
          </table:table-cell>
          <table:table-cell office:value-type="string" calcext:value-type="string">
            <text:p>H.3 M.27</text:p>
          </table:table-cell>
          <table:table-cell office:value-type="string" calcext:value-type="string">
            <text:p>Decl. [MS] <text:s/>17 <text:s/>52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71.625" calcext:value-type="float">
            <text:p>582871,63</text:p>
          </table:table-cell>
          <table:table-cell office:value-type="float" office:value="1595.81553730322" calcext:value-type="float">
            <text:p>1595,8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7.8666666666667" calcext:value-type="float">
            <text:p>17,8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6 OCTOBRIS, MANE.</text:p>
          </table:table-cell>
          <table:table-cell office:value-type="string" calcext:value-type="string">
            <text:p>H.3 M.27</text:p>
          </table:table-cell>
          <table:table-cell office:value-type="string" calcext:value-type="string">
            <text:p>17 <text:s/>52 1/3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71.625" calcext:value-type="float">
            <text:p>582871,63</text:p>
          </table:table-cell>
          <table:table-cell office:value-type="float" office:value="1595.81553730322" calcext:value-type="float">
            <text:p>1595,8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7.8722222222222" calcext:value-type="float">
            <text:p>17,8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6 OCTOBRIS, MANE.</text:p>
          </table:table-cell>
          <table:table-cell office:value-type="string" calcext:value-type="string">
            <text:p>H.3 M.27 3/4</text:p>
          </table:table-cell>
          <table:table-cell office:value-type="string" calcext:value-type="string">
            <text:p>Declin. <text:s/>17 <text:s/>53 1/2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71.625" calcext:value-type="float">
            <text:p>582871,63</text:p>
          </table:table-cell>
          <table:table-cell office:value-type="float" office:value="1595.81553730322" calcext:value-type="float">
            <text:p>1595,8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17.8916666666667" calcext:value-type="float">
            <text:p>17,8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6 OCTOBRIS, MANE.</text:p>
          </table:table-cell>
          <table:table-cell office:value-type="string" calcext:value-type="string">
            <text:p>H.3 M.27 3/4</text:p>
          </table:table-cell>
          <table:table-cell office:value-type="string" calcext:value-type="string">
            <text:p>17 <text:s/>54 melior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71.625" calcext:value-type="float">
            <text:p>582871,63</text:p>
          </table:table-cell>
          <table:table-cell office:value-type="float" office:value="1595.81553730322" calcext:value-type="float">
            <text:p>1595,8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7.9" calcext:value-type="float">
            <text:p>17,9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6 OCTOBRIS, MANE.</text:p>
          </table:table-cell>
          <table:table-cell office:value-type="string" calcext:value-type="string">
            <text:p>H.3 M.31 2/3</text:p>
          </table:table-cell>
          <table:table-cell office:value-type="string" calcext:value-type="string">
            <text:p>17 <text:s/>53 1/2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71.625" calcext:value-type="float">
            <text:p>582871,63</text:p>
          </table:table-cell>
          <table:table-cell office:value-type="float" office:value="1595.81553730322" calcext:value-type="float">
            <text:p>1595,8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17.8916666666667" calcext:value-type="float">
            <text:p>17,8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6 OCTOBRIS, MANE.</text:p>
          </table:table-cell>
          <table:table-cell office:value-type="string" calcext:value-type="string">
            <text:p>H.3 M.31 2/3</text:p>
          </table:table-cell>
          <table:table-cell office:value-type="string" calcext:value-type="string">
            <text:p>17 <text:s/>54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71.625" calcext:value-type="float">
            <text:p>582871,63</text:p>
          </table:table-cell>
          <table:table-cell office:value-type="float" office:value="1595.81553730322" calcext:value-type="float">
            <text:p>1595,8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7.9" calcext:value-type="float">
            <text:p>17,9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6 OCTOBRIS, MANE.</text:p>
          </table:table-cell>
          <table:table-cell office:value-type="string" calcext:value-type="string">
            <text:p>H.3 M.35 1/6</text:p>
          </table:table-cell>
          <table:table-cell office:value-type="string" calcext:value-type="string">
            <text:p>17 <text:s/>54 1/6 vtroque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71.625" calcext:value-type="float">
            <text:p>582871,63</text:p>
          </table:table-cell>
          <table:table-cell office:value-type="float" office:value="1595.81553730322" calcext:value-type="float">
            <text:p>1595,8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7.9027777777778" calcext:value-type="float">
            <text:p>17,9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6 OCTOBRIS, MANE.</text:p>
          </table:table-cell>
          <table:table-cell office:value-type="string" calcext:value-type="string">
            <text:p>H.3 M.40 2/3</text:p>
          </table:table-cell>
          <table:table-cell office:value-type="string" calcext:value-type="string">
            <text:p>Declin. 17 <text:s/>54 vtroq.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71.625" calcext:value-type="float">
            <text:p>582871,63</text:p>
          </table:table-cell>
          <table:table-cell office:value-type="float" office:value="1595.81553730322" calcext:value-type="float">
            <text:p>1595,8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7.9" calcext:value-type="float">
            <text:p>17,9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6 OCTOBRIS, MANE.</text:p>
          </table:table-cell>
          <table:table-cell office:value-type="string" calcext:value-type="string">
            <text:p>H.3 M.45</text:p>
          </table:table-cell>
          <table:table-cell office:value-type="string" calcext:value-type="string">
            <text:p>17 <text:s/>54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71.625" calcext:value-type="float">
            <text:p>582871,63</text:p>
          </table:table-cell>
          <table:table-cell office:value-type="float" office:value="1595.81553730322" calcext:value-type="float">
            <text:p>1595,8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7.9" calcext:value-type="float">
            <text:p>17,9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6 OCTOBRIS, MANE.</text:p>
          </table:table-cell>
          <table:table-cell office:value-type="string" calcext:value-type="string">
            <text:p>H.3 M.45</text:p>
          </table:table-cell>
          <table:table-cell office:value-type="string" calcext:value-type="string">
            <text:p>17 <text:s/>53 5/6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71.625" calcext:value-type="float">
            <text:p>582871,63</text:p>
          </table:table-cell>
          <table:table-cell office:value-type="float" office:value="1595.81553730322" calcext:value-type="float">
            <text:p>1595,8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7.8972222222222" calcext:value-type="float">
            <text:p>17,9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6 OCTOBRIS, MANE.</text:p>
          </table:table-cell>
          <table:table-cell office:value-type="string" calcext:value-type="string">
            <text:p>H.3 M.48</text:p>
          </table:table-cell>
          <table:table-cell office:value-type="string" calcext:value-type="string">
            <text:p>17 <text:s/>54 vtroque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871.625" calcext:value-type="float">
            <text:p>582871,63</text:p>
          </table:table-cell>
          <table:table-cell office:value-type="float" office:value="1595.81553730322" calcext:value-type="float">
            <text:p>1595,82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7.9" calcext:value-type="float">
            <text:p>17,9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32 1/6</text:p>
          </table:table-cell>
          <table:table-cell office:value-type="string" calcext:value-type="string">
            <text:p>Declin. 17 <text:s/>36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.6" calcext:value-type="float">
            <text:p>17,6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32 1/6</text:p>
          </table:table-cell>
          <table:table-cell office:value-type="string" calcext:value-type="string">
            <text:p>17 <text:s/>35 1/2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.5916666666667" calcext:value-type="float">
            <text:p>17,5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36</text:p>
          </table:table-cell>
          <table:table-cell office:value-type="string" calcext:value-type="string">
            <text:p>17 <text:s/>34 1/2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7.575" calcext:value-type="float">
            <text:p>17,5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36</text:p>
          </table:table-cell>
          <table:table-cell office:value-type="string" calcext:value-type="string">
            <text:p>17 <text:s/>35 5/6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7.5972222222222" calcext:value-type="float">
            <text:p>17,6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39</text:p>
          </table:table-cell>
          <table:table-cell office:value-type="string" calcext:value-type="string">
            <text:p>17 <text:s/>35 1/2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.5916666666667" calcext:value-type="float">
            <text:p>17,5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39</text:p>
          </table:table-cell>
          <table:table-cell office:value-type="string" calcext:value-type="string">
            <text:p>17 <text:s/>34 2/3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7.5777777777778" calcext:value-type="float">
            <text:p>17,5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41</text:p>
          </table:table-cell>
          <table:table-cell table:style-name="ce3" office:value-type="string" calcext:value-type="string">
            <text:p>17 <text:s/>35 1/2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.5916666666667" calcext:value-type="float">
            <text:p>17,5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41</text:p>
          </table:table-cell>
          <table:table-cell table:style-name="ce3" office:value-type="string" calcext:value-type="string">
            <text:p>17 <text:s/>34 2/3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7.5777777777778" calcext:value-type="float">
            <text:p>17,5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43 5/6</text:p>
          </table:table-cell>
          <table:table-cell office:value-type="string" calcext:value-type="string">
            <text:p>17 <text:s/>34 3/4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7.5791666666667" calcext:value-type="float">
            <text:p>17,5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43 5/6</text:p>
          </table:table-cell>
          <table:table-cell office:value-type="string" calcext:value-type="string">
            <text:p>17 <text:s/>35 2/3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7.5944444444444" calcext:value-type="float">
            <text:p>17,5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49 1/4</text:p>
          </table:table-cell>
          <table:table-cell office:value-type="string" calcext:value-type="string">
            <text:p>17 <text:s/>35 1/2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.5916666666667" calcext:value-type="float">
            <text:p>17,5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51 1/3</text:p>
          </table:table-cell>
          <table:table-cell office:value-type="string" calcext:value-type="string">
            <text:p>17 <text:s/>35 1/2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.5916666666667" calcext:value-type="float">
            <text:p>17,5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51 1/3</text:p>
          </table:table-cell>
          <table:table-cell office:value-type="string" calcext:value-type="string">
            <text:p>17 <text:s/>35 2/3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7.5944444444444" calcext:value-type="float">
            <text:p>17,5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53 2/3</text:p>
          </table:table-cell>
          <table:table-cell office:value-type="string" calcext:value-type="string">
            <text:p>17 <text:s/>36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.6" calcext:value-type="float">
            <text:p>17,6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53 2/3</text:p>
          </table:table-cell>
          <table:table-cell office:value-type="string" calcext:value-type="string">
            <text:p>17 <text:s/>36 1/2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7.6083333333333" calcext:value-type="float">
            <text:p>17,6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56</text:p>
          </table:table-cell>
          <table:table-cell office:value-type="string" calcext:value-type="string">
            <text:p>17 <text:s/>35 5/6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7.5972222222222" calcext:value-type="float">
            <text:p>17,6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56</text:p>
          </table:table-cell>
          <table:table-cell office:value-type="string" calcext:value-type="string">
            <text:p>17 <text:s/>36 2/3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7.6111111111111" calcext:value-type="float">
            <text:p>17,6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58 1/2</text:p>
          </table:table-cell>
          <table:table-cell office:value-type="string" calcext:value-type="string">
            <text:p>17 <text:s/>36 1/6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7.6027777777778" calcext:value-type="float">
            <text:p>17,6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MANE.</text:p>
          </table:table-cell>
          <table:table-cell office:value-type="string" calcext:value-type="string">
            <text:p>H.6 M.58 1/2</text:p>
          </table:table-cell>
          <table:table-cell office:value-type="string" calcext:value-type="string">
            <text:p>17 <text:s/>36 2/3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7.6111111111111" calcext:value-type="float">
            <text:p>17,6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6 M.10 1/2</text:p>
          </table:table-cell>
          <table:table-cell office:value-type="string" calcext:value-type="string">
            <text:p>Declin. 17 <text:s/>32 1/3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7.5388888888889" calcext:value-type="float">
            <text:p>17,5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6 M.10 1/2</text:p>
          </table:table-cell>
          <table:table-cell office:value-type="string" calcext:value-type="string">
            <text:p>17 <text:s/>34 1/2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0.75" calcext:value-type="float">
            <text:p>582880,75</text:p>
          </table:table-cell>
          <table:table-cell office:value-type="float" office:value="1595.8405201916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7.575" calcext:value-type="float">
            <text:p>17,5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7 M.54 1/2</text:p>
          </table:table-cell>
          <table:table-cell office:value-type="string" calcext:value-type="string">
            <text:p>17 <text:s/>30 1/2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0.791666667" calcext:value-type="float">
            <text:p>582880,79</text:p>
          </table:table-cell>
          <table:table-cell office:value-type="float" office:value="1595.84063426877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7.5083333333333" calcext:value-type="float">
            <text:p>17,5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7 M.54 1/2</text:p>
          </table:table-cell>
          <table:table-cell office:value-type="string" calcext:value-type="string">
            <text:p>17 <text:s/>31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0.791666667" calcext:value-type="float">
            <text:p>582880,79</text:p>
          </table:table-cell>
          <table:table-cell office:value-type="float" office:value="1595.84063426877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7.5166666666667" calcext:value-type="float">
            <text:p>17,52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7 Mk57 1/2</text:p>
          </table:table-cell>
          <table:table-cell office:value-type="string" calcext:value-type="string">
            <text:p>17 <text:s/>31 1/2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0.791666667" calcext:value-type="float">
            <text:p>582880,79</text:p>
          </table:table-cell>
          <table:table-cell office:value-type="float" office:value="1595.84063426877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.525" calcext:value-type="float">
            <text:p>17,5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8 M.1</text:p>
          </table:table-cell>
          <table:table-cell office:value-type="string" calcext:value-type="string">
            <text:p>17 <text:s/>30 1/2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0.833333333" calcext:value-type="float">
            <text:p>582880,83</text:p>
          </table:table-cell>
          <table:table-cell office:value-type="float" office:value="1595.84074834588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7.5083333333333" calcext:value-type="float">
            <text:p>17,5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8 M.4 2/3</text:p>
          </table:table-cell>
          <table:table-cell office:value-type="string" calcext:value-type="string">
            <text:p>17 <text:s/>30 1/6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0.833333333" calcext:value-type="float">
            <text:p>582880,83</text:p>
          </table:table-cell>
          <table:table-cell office:value-type="float" office:value="1595.84074834588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7.5027777777778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8 M.4 2/3</text:p>
          </table:table-cell>
          <table:table-cell office:value-type="string" calcext:value-type="string">
            <text:p>17 <text:s/>30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0.833333333" calcext:value-type="float">
            <text:p>582880,83</text:p>
          </table:table-cell>
          <table:table-cell office:value-type="float" office:value="1595.84074834588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.5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8 M.7 1/2</text:p>
          </table:table-cell>
          <table:table-cell office:value-type="string" calcext:value-type="string">
            <text:p>17 <text:s/>30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0.833333333" calcext:value-type="float">
            <text:p>582880,83</text:p>
          </table:table-cell>
          <table:table-cell office:value-type="float" office:value="1595.84074834588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.5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8 M.15 2/3</text:p>
          </table:table-cell>
          <table:table-cell office:value-type="string" calcext:value-type="string">
            <text:p>17 <text:s/>30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0.833333333" calcext:value-type="float">
            <text:p>582880,83</text:p>
          </table:table-cell>
          <table:table-cell office:value-type="float" office:value="1595.84074834588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.5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8 M.15 2/3</text:p>
          </table:table-cell>
          <table:table-cell office:value-type="string" calcext:value-type="string">
            <text:p>17 <text:s/>30 1/3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0.833333333" calcext:value-type="float">
            <text:p>582880,83</text:p>
          </table:table-cell>
          <table:table-cell office:value-type="float" office:value="1595.84074834588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7.5055555555556" calcext:value-type="float">
            <text:p>17,5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8 M.23 2/3</text:p>
          </table:table-cell>
          <table:table-cell office:value-type="string" calcext:value-type="string">
            <text:p>17 <text:s/>30 1/6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0.833333333" calcext:value-type="float">
            <text:p>582880,83</text:p>
          </table:table-cell>
          <table:table-cell office:value-type="float" office:value="1595.84074834588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7.5027777777778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8 M.23 2/3</text:p>
          </table:table-cell>
          <table:table-cell office:value-type="string" calcext:value-type="string">
            <text:p>17 <text:s/>30 1/4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0.833333333" calcext:value-type="float">
            <text:p>582880,83</text:p>
          </table:table-cell>
          <table:table-cell office:value-type="float" office:value="1595.84074834588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7.5041666666667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8 M.26 1/3</text:p>
          </table:table-cell>
          <table:table-cell office:value-type="string" calcext:value-type="string">
            <text:p>17 <text:s/>30 1/3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0.833333333" calcext:value-type="float">
            <text:p>582880,83</text:p>
          </table:table-cell>
          <table:table-cell office:value-type="float" office:value="1595.84074834588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7.5055555555556" calcext:value-type="float">
            <text:p>17,5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5 OCTOBRIS, VESPERI.</text:p>
          </table:table-cell>
          <table:table-cell office:value-type="string" calcext:value-type="string">
            <text:p>H.8 M.26 1/3</text:p>
          </table:table-cell>
          <table:table-cell office:value-type="string" calcext:value-type="string">
            <text:p>17 <text:s/>30 1/2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0.833333333" calcext:value-type="float">
            <text:p>582880,83</text:p>
          </table:table-cell>
          <table:table-cell office:value-type="float" office:value="1595.84074834588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7.5083333333333" calcext:value-type="float">
            <text:p>17,5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6 M.31</text:p>
          </table:table-cell>
          <table:table-cell office:value-type="string" calcext:value-type="string">
            <text:p>Declin. 17 <text:s/>30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1.75" calcext:value-type="float">
            <text:p>582881,75</text:p>
          </table:table-cell>
          <table:table-cell office:value-type="float" office:value="1595.84325804244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.5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6 M.31</text:p>
          </table:table-cell>
          <table:table-cell office:value-type="string" calcext:value-type="string">
            <text:p>17 <text:s/>30 1/6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1.75" calcext:value-type="float">
            <text:p>582881,75</text:p>
          </table:table-cell>
          <table:table-cell office:value-type="float" office:value="1595.84325804244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7.5027777777778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6 M.39 1/6</text:p>
          </table:table-cell>
          <table:table-cell office:value-type="string" calcext:value-type="string">
            <text:p>17 <text:s/>29 1/2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1.75" calcext:value-type="float">
            <text:p>582881,75</text:p>
          </table:table-cell>
          <table:table-cell office:value-type="float" office:value="1595.84325804244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.4916666666667" calcext:value-type="float">
            <text:p>17,4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6 M.39 1/6</text:p>
          </table:table-cell>
          <table:table-cell office:value-type="string" calcext:value-type="string">
            <text:p>17 <text:s/>30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1.75" calcext:value-type="float">
            <text:p>582881,75</text:p>
          </table:table-cell>
          <table:table-cell office:value-type="float" office:value="1595.84325804244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.5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6 M.45</text:p>
          </table:table-cell>
          <table:table-cell office:value-type="string" calcext:value-type="string">
            <text:p>17 <text:s/>29 2/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1.75" calcext:value-type="float">
            <text:p>582881,75</text:p>
          </table:table-cell>
          <table:table-cell office:value-type="float" office:value="1595.84325804244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7.4944444444444" calcext:value-type="float">
            <text:p>17,4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6 M.45</text:p>
          </table:table-cell>
          <table:table-cell office:value-type="string" calcext:value-type="string">
            <text:p>17 <text:s/>29 3/4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1.75" calcext:value-type="float">
            <text:p>582881,75</text:p>
          </table:table-cell>
          <table:table-cell office:value-type="float" office:value="1595.84325804244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7.4958333333333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7 M.12 3/4</text:p>
          </table:table-cell>
          <table:table-cell office:value-type="string" calcext:value-type="string">
            <text:p>17 <text:s/>29 5/6 vtroque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1.791666667" calcext:value-type="float">
            <text:p>582881,79</text:p>
          </table:table-cell>
          <table:table-cell office:value-type="float" office:value="1595.8433721195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7.4972222222222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7 M.25</text:p>
          </table:table-cell>
          <table:table-cell office:value-type="string" calcext:value-type="string">
            <text:p>17 <text:s/>29 1/2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1.791666667" calcext:value-type="float">
            <text:p>582881,79</text:p>
          </table:table-cell>
          <table:table-cell office:value-type="float" office:value="1595.8433721195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.4916666666667" calcext:value-type="float">
            <text:p>17,4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7 M.25</text:p>
          </table:table-cell>
          <table:table-cell office:value-type="string" calcext:value-type="string">
            <text:p>17 <text:s/>29 3/4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1.791666667" calcext:value-type="float">
            <text:p>582881,79</text:p>
          </table:table-cell>
          <table:table-cell office:value-type="float" office:value="1595.8433721195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7.4958333333333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7 M.35 5/6</text:p>
          </table:table-cell>
          <table:table-cell office:value-type="string" calcext:value-type="string">
            <text:p>17 <text:s/>29 3/4 vtroque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1.791666667" calcext:value-type="float">
            <text:p>582881,79</text:p>
          </table:table-cell>
          <table:table-cell office:value-type="float" office:value="1595.8433721195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7.4958333333333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7 M.43 2/3</text:p>
          </table:table-cell>
          <table:table-cell office:value-type="string" calcext:value-type="string">
            <text:p>17 <text:s/>29 2/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1.791666667" calcext:value-type="float">
            <text:p>582881,79</text:p>
          </table:table-cell>
          <table:table-cell office:value-type="float" office:value="1595.8433721195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7.4944444444444" calcext:value-type="float">
            <text:p>17,4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7 M.43 2/3</text:p>
          </table:table-cell>
          <table:table-cell office:value-type="string" calcext:value-type="string">
            <text:p>17 <text:s/>29 3/4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1.791666667" calcext:value-type="float">
            <text:p>582881,79</text:p>
          </table:table-cell>
          <table:table-cell office:value-type="float" office:value="1595.84337211955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7.4958333333333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8 M.22 2/5</text:p>
          </table:table-cell>
          <table:table-cell office:value-type="string" calcext:value-type="string">
            <text:p>17 <text:s/>29 1/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1.833333333" calcext:value-type="float">
            <text:p>582881,83</text:p>
          </table:table-cell>
          <table:table-cell office:value-type="float" office:value="1595.84348619667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7.4888888888889" calcext:value-type="float">
            <text:p>17,4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8 M.22 2/5</text:p>
          </table:table-cell>
          <table:table-cell office:value-type="string" calcext:value-type="string">
            <text:p>17 <text:s/>29 1/2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1.833333333" calcext:value-type="float">
            <text:p>582881,83</text:p>
          </table:table-cell>
          <table:table-cell office:value-type="float" office:value="1595.84348619667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.4916666666667" calcext:value-type="float">
            <text:p>17,4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8 M.33 2/3</text:p>
          </table:table-cell>
          <table:table-cell office:value-type="string" calcext:value-type="string">
            <text:p>17 <text:s/>29 1/4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1.833333333" calcext:value-type="float">
            <text:p>582881,83</text:p>
          </table:table-cell>
          <table:table-cell office:value-type="float" office:value="1595.84348619667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7.4875" calcext:value-type="float">
            <text:p>17,4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8 M.33 2/3</text:p>
          </table:table-cell>
          <table:table-cell office:value-type="string" calcext:value-type="string">
            <text:p>17 <text:s/>29 1/2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1.833333333" calcext:value-type="float">
            <text:p>582881,83</text:p>
          </table:table-cell>
          <table:table-cell office:value-type="float" office:value="1595.84348619667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.4916666666667" calcext:value-type="float">
            <text:p>17,4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10 M.53</text:p>
          </table:table-cell>
          <table:table-cell office:value-type="string" calcext:value-type="string">
            <text:p>Decl. [MS] <text:s/>17 <text:s/>29 1/2 vtroq.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881.916666667" calcext:value-type="float">
            <text:p>582881,92</text:p>
          </table:table-cell>
          <table:table-cell office:value-type="float" office:value="1595.8437143509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.4916666666667" calcext:value-type="float">
            <text:p>17,4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11 M.13</text:p>
          </table:table-cell>
          <table:table-cell office:value-type="string" calcext:value-type="string">
            <text:p>17 <text:s/>29 1/6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1.958333333" calcext:value-type="float">
            <text:p>582881,96</text:p>
          </table:table-cell>
          <table:table-cell office:value-type="float" office:value="1595.84382842802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7.4861111111111" calcext:value-type="float">
            <text:p>17,4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11 M.13</text:p>
          </table:table-cell>
          <table:table-cell office:value-type="string" calcext:value-type="string">
            <text:p>17 <text:s/>29 1/3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1.958333333" calcext:value-type="float">
            <text:p>582881,96</text:p>
          </table:table-cell>
          <table:table-cell office:value-type="float" office:value="1595.84382842802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7.4888888888889" calcext:value-type="float">
            <text:p>17,4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11 M.17</text:p>
          </table:table-cell>
          <table:table-cell office:value-type="string" calcext:value-type="string">
            <text:p>17 <text:s/>29 1/4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1.958333333" calcext:value-type="float">
            <text:p>582881,96</text:p>
          </table:table-cell>
          <table:table-cell office:value-type="float" office:value="1595.84382842802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7.4875" calcext:value-type="float">
            <text:p>17,4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6 OCTOBRIS, VESPERI.</text:p>
          </table:table-cell>
          <table:table-cell office:value-type="string" calcext:value-type="string">
            <text:p>H.11 M.17</text:p>
          </table:table-cell>
          <table:table-cell office:value-type="string" calcext:value-type="string">
            <text:p>17 <text:s/>29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1.958333333" calcext:value-type="float">
            <text:p>582881,96</text:p>
          </table:table-cell>
          <table:table-cell office:value-type="float" office:value="1595.84382842802" calcext:value-type="float">
            <text:p>1595,84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7.4833333333333" calcext:value-type="float">
            <text:p>17,4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MANE.</text:p>
          </table:table-cell>
          <table:table-cell office:value-type="string" calcext:value-type="string">
            <text:p>H.6 M.49</text:p>
          </table:table-cell>
          <table:table-cell office:value-type="string" calcext:value-type="string">
            <text:p>Declin. 17 <text:s/>23 2/3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7.3944444444444" calcext:value-type="float">
            <text:p>17,3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MANE.</text:p>
          </table:table-cell>
          <table:table-cell office:value-type="string" calcext:value-type="string">
            <text:p>H.6 M.49</text:p>
          </table:table-cell>
          <table:table-cell office:value-type="string" calcext:value-type="string">
            <text:p>17 <text:s/>23 1/2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7.3916666666667" calcext:value-type="float">
            <text:p>17,3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MANE.</text:p>
          </table:table-cell>
          <table:table-cell office:value-type="string" calcext:value-type="string">
            <text:p>H.6 M.53 1/2</text:p>
          </table:table-cell>
          <table:table-cell office:value-type="string" calcext:value-type="string">
            <text:p>17 <text:s/>30 vtroque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.5" calcext:value-type="float">
            <text:p>17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14 1/4</text:p>
          </table:table-cell>
          <table:table-cell office:value-type="string" calcext:value-type="string">
            <text:p>Declinatio [MS] <text:s/>17 <text:s/>28 2/3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7.4777777777778" calcext:value-type="float">
            <text:p>17,4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14 1/4</text:p>
          </table:table-cell>
          <table:table-cell office:value-type="string" calcext:value-type="string">
            <text:p>17 <text:s/>28 5/6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7.4805555555556" calcext:value-type="float">
            <text:p>17,4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17</text:p>
          </table:table-cell>
          <table:table-cell office:value-type="string" calcext:value-type="string">
            <text:p>17 <text:s/>28 1/2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7.475" calcext:value-type="float">
            <text:p>17,4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17</text:p>
          </table:table-cell>
          <table:table-cell office:value-type="string" calcext:value-type="string">
            <text:p>17 <text:s/>28 3/4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7.4791666666667" calcext:value-type="float">
            <text:p>17,4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20 1/2</text:p>
          </table:table-cell>
          <table:table-cell office:value-type="string" calcext:value-type="string">
            <text:p>17 <text:s/>28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.4666666666667" calcext:value-type="float">
            <text:p>17,4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20 1/2</text:p>
          </table:table-cell>
          <table:table-cell office:value-type="string" calcext:value-type="string">
            <text:p>17 <text:s/>28 1/2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7.475" calcext:value-type="float">
            <text:p>17,4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24 1/2</text:p>
          </table:table-cell>
          <table:table-cell office:value-type="string" calcext:value-type="string">
            <text:p>17 <text:s/>28 1/4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7.4708333333333" calcext:value-type="float">
            <text:p>17,4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24 1/2</text:p>
          </table:table-cell>
          <table:table-cell office:value-type="string" calcext:value-type="string">
            <text:p>17 <text:s/>28 1/3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7.4722222222222" calcext:value-type="float">
            <text:p>17,4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44 1/2</text:p>
          </table:table-cell>
          <table:table-cell office:value-type="string" calcext:value-type="string">
            <text:p>17 <text:s/>27 1/2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7.4583333333333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44 1/2</text:p>
          </table:table-cell>
          <table:table-cell office:value-type="string" calcext:value-type="string">
            <text:p>17 <text:s/>28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.4666666666667" calcext:value-type="float">
            <text:p>17,4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48</text:p>
          </table:table-cell>
          <table:table-cell office:value-type="string" calcext:value-type="string">
            <text:p>17 <text:s/>28 vtroque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.4666666666667" calcext:value-type="float">
            <text:p>17,4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50</text:p>
          </table:table-cell>
          <table:table-cell office:value-type="string" calcext:value-type="string">
            <text:p>17 <text:s/>27 5/6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.4638888888889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50</text:p>
          </table:table-cell>
          <table:table-cell office:value-type="string" calcext:value-type="string">
            <text:p>17 <text:s/>28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.4666666666667" calcext:value-type="float">
            <text:p>17,4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52 2/3</text:p>
          </table:table-cell>
          <table:table-cell office:value-type="string" calcext:value-type="string">
            <text:p>17 <text:s/>27 1/2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7.4583333333333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52 2/3</text:p>
          </table:table-cell>
          <table:table-cell office:value-type="string" calcext:value-type="string">
            <text:p>17 <text:s/>27 5/6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.4638888888889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56</text:p>
          </table:table-cell>
          <table:table-cell office:value-type="string" calcext:value-type="string">
            <text:p>17 <text:s/>27 3/4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7.4625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56</text:p>
          </table:table-cell>
          <table:table-cell office:value-type="string" calcext:value-type="string">
            <text:p>17 <text:s/>27 5/6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.4638888888889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59 5/6</text:p>
          </table:table-cell>
          <table:table-cell office:value-type="string" calcext:value-type="string">
            <text:p>17 <text:s/>27 2/3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7.4611111111111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6 M.59 5/6</text:p>
          </table:table-cell>
          <table:table-cell office:value-type="string" calcext:value-type="string">
            <text:p>17 <text:s/>27 3/4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2.75" calcext:value-type="float">
            <text:p>582882,75</text:p>
          </table:table-cell>
          <table:table-cell office:value-type="float" office:value="1595.8459958932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7.4625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5 1/3</text:p>
          </table:table-cell>
          <table:table-cell office:value-type="string" calcext:value-type="string">
            <text:p>17 <text:s/>27 1/2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7.4583333333333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5 1/3</text:p>
          </table:table-cell>
          <table:table-cell office:value-type="string" calcext:value-type="string">
            <text:p>17 <text:s/>27 3/4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7.4625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7 1/3</text:p>
          </table:table-cell>
          <table:table-cell office:value-type="string" calcext:value-type="string">
            <text:p>17 <text:s/>27 1/2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7.4583333333333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7 1/3</text:p>
          </table:table-cell>
          <table:table-cell office:value-type="string" calcext:value-type="string">
            <text:p>17 <text:s/>27 5/6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.4638888888889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11</text:p>
          </table:table-cell>
          <table:table-cell office:value-type="string" calcext:value-type="string">
            <text:p>17 <text:s/>27 1/2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7.4583333333333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11</text:p>
          </table:table-cell>
          <table:table-cell office:value-type="string" calcext:value-type="string">
            <text:p>17 <text:s/>27 5/6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.4638888888889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13 2/3</text:p>
          </table:table-cell>
          <table:table-cell office:value-type="string" calcext:value-type="string">
            <text:p>17 <text:s/>27 1/6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7.4527777777778" calcext:value-type="float">
            <text:p>17,4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13 2/3</text:p>
          </table:table-cell>
          <table:table-cell office:value-type="string" calcext:value-type="string">
            <text:p>17 <text:s/>27 1/3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7.4555555555556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18</text:p>
          </table:table-cell>
          <table:table-cell office:value-type="string" calcext:value-type="string">
            <text:p>17 <text:s/>27 1/3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7.4555555555556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18</text:p>
          </table:table-cell>
          <table:table-cell office:value-type="string" calcext:value-type="string">
            <text:p>17 <text:s/>27 1/2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7.4583333333333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24</text:p>
          </table:table-cell>
          <table:table-cell office:value-type="string" calcext:value-type="string">
            <text:p>17 <text:s/>27 1/6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7.4527777777778" calcext:value-type="float">
            <text:p>17,4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24</text:p>
          </table:table-cell>
          <table:table-cell office:value-type="string" calcext:value-type="string">
            <text:p>17 <text:s/>27 1/3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7.4555555555556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26</text:p>
          </table:table-cell>
          <table:table-cell office:value-type="string" calcext:value-type="string">
            <text:p>17 <text:s/>27 1/6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7.4527777777778" calcext:value-type="float">
            <text:p>17,4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26</text:p>
          </table:table-cell>
          <table:table-cell office:value-type="string" calcext:value-type="string">
            <text:p>17 <text:s/>27 1/3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7.4555555555556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28 1/2</text:p>
          </table:table-cell>
          <table:table-cell office:value-type="string" calcext:value-type="string">
            <text:p>17 <text:s/>27 1/4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7.4541666666667" calcext:value-type="float">
            <text:p>17,4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28 1/2</text:p>
          </table:table-cell>
          <table:table-cell office:value-type="string" calcext:value-type="string">
            <text:p>17 <text:s/>27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7.45" calcext:value-type="float">
            <text:p>17,4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33</text:p>
          </table:table-cell>
          <table:table-cell office:value-type="string" calcext:value-type="string">
            <text:p>Declinatio [MS] <text:s/>17 <text:s/>27 1/4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7.4541666666667" calcext:value-type="float">
            <text:p>17,4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33</text:p>
          </table:table-cell>
          <table:table-cell office:value-type="string" calcext:value-type="string">
            <text:p>17 <text:s/>27 1/6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7.4527777777778" calcext:value-type="float">
            <text:p>17,4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45</text:p>
          </table:table-cell>
          <table:table-cell office:value-type="string" calcext:value-type="string">
            <text:p>17 <text:s/>27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7.45" calcext:value-type="float">
            <text:p>17,4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45</text:p>
          </table:table-cell>
          <table:table-cell office:value-type="string" calcext:value-type="string">
            <text:p>17 <text:s/>27 2/3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7.4611111111111" calcext:value-type="float">
            <text:p>17,4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8 M.9</text:p>
          </table:table-cell>
          <table:table-cell office:value-type="string" calcext:value-type="string">
            <text:p>Declinatio [MS] <text:s/>17 <text:s/>26 2/3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2.833333333" calcext:value-type="float">
            <text:p>582882,83</text:p>
          </table:table-cell>
          <table:table-cell office:value-type="float" office:value="1595.84622404746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7.4444444444444" calcext:value-type="float">
            <text:p>17,4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8 M.9</text:p>
          </table:table-cell>
          <table:table-cell office:value-type="string" calcext:value-type="string">
            <text:p>17 <text:s/>26 5/6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2.833333333" calcext:value-type="float">
            <text:p>582882,83</text:p>
          </table:table-cell>
          <table:table-cell office:value-type="float" office:value="1595.84622404746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7.4472222222222" calcext:value-type="float">
            <text:p>17,4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14 1/2</text:p>
          </table:table-cell>
          <table:table-cell office:value-type="string" calcext:value-type="string">
            <text:p>17 <text:s/>26 2/3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7.4444444444444" calcext:value-type="float">
            <text:p>17,4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7 M.14 1/2</text:p>
          </table:table-cell>
          <table:table-cell office:value-type="string" calcext:value-type="string">
            <text:p>17 <text:s/>26 3/4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2.791666667" calcext:value-type="float">
            <text:p>582882,79</text:p>
          </table:table-cell>
          <table:table-cell office:value-type="float" office:value="1595.84610997034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7.4458333333333" calcext:value-type="float">
            <text:p>17,4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11 M.36 1/2</text:p>
          </table:table-cell>
          <table:table-cell office:value-type="string" calcext:value-type="string">
            <text:p>Decl. <text:s/>17 <text:s/>27 1/4 vno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2.958333333" calcext:value-type="float">
            <text:p>582882,96</text:p>
          </table:table-cell>
          <table:table-cell office:value-type="float" office:value="1595.8465662788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7.4541666666667" calcext:value-type="float">
            <text:p>17,4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12 M.20</text:p>
          </table:table-cell>
          <table:table-cell office:value-type="string" calcext:value-type="string">
            <text:p>Declin. [MS] <text:s/>17 <text:s/>25 1/6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2883" calcext:value-type="float">
            <text:p>582883,00</text:p>
          </table:table-cell>
          <table:table-cell office:value-type="float" office:value="1595.8466803559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7.4194444444444" calcext:value-type="float">
            <text:p>17,42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7 OCTOBRIS, VESPERI.</text:p>
          </table:table-cell>
          <table:table-cell office:value-type="string" calcext:value-type="string">
            <text:p>H.12 M.20</text:p>
          </table:table-cell>
          <table:table-cell office:value-type="string" calcext:value-type="string">
            <text:p>17 <text:s/>24 1/2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2883" calcext:value-type="float">
            <text:p>582883,00</text:p>
          </table:table-cell>
          <table:table-cell office:value-type="float" office:value="1595.8466803559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7.4083333333333" calcext:value-type="float">
            <text:p>17,4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6 M.53</text:p>
          </table:table-cell>
          <table:table-cell office:value-type="string" calcext:value-type="string">
            <text:p>Declinatio [MS] <text:s/>17 <text:s/>24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3.75" calcext:value-type="float">
            <text:p>582883,75</text:p>
          </table:table-cell>
          <table:table-cell office:value-type="float" office:value="1595.84873374401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.4" calcext:value-type="float">
            <text:p>17,4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6 M.53</text:p>
          </table:table-cell>
          <table:table-cell office:value-type="string" calcext:value-type="string">
            <text:p>17 <text:s/>23 5/6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883.75" calcext:value-type="float">
            <text:p>582883,75</text:p>
          </table:table-cell>
          <table:table-cell office:value-type="float" office:value="1595.84873374401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7.3972222222222" calcext:value-type="float">
            <text:p>17,4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7 M.0 1/2</text:p>
          </table:table-cell>
          <table:table-cell office:value-type="string" calcext:value-type="string">
            <text:p>17 <text:s/>23 5/6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3.791666667" calcext:value-type="float">
            <text:p>582883,79</text:p>
          </table:table-cell>
          <table:table-cell office:value-type="float" office:value="1595.84884782113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7.3972222222222" calcext:value-type="float">
            <text:p>17,4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7 M.0 1/2</text:p>
          </table:table-cell>
          <table:table-cell office:value-type="string" calcext:value-type="string">
            <text:p>17 <text:s/>24 1/6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3.791666667" calcext:value-type="float">
            <text:p>582883,79</text:p>
          </table:table-cell>
          <table:table-cell office:value-type="float" office:value="1595.84884782113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7.4027777777778" calcext:value-type="float">
            <text:p>17,4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7 M.6</text:p>
          </table:table-cell>
          <table:table-cell office:value-type="string" calcext:value-type="string">
            <text:p>17 <text:s/>23 1/3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3.791666667" calcext:value-type="float">
            <text:p>582883,79</text:p>
          </table:table-cell>
          <table:table-cell office:value-type="float" office:value="1595.84884782113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.3888888888889" calcext:value-type="float">
            <text:p>17,3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7 M.6</text:p>
          </table:table-cell>
          <table:table-cell office:value-type="string" calcext:value-type="string">
            <text:p>17 <text:s/>23 1/2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3.791666667" calcext:value-type="float">
            <text:p>582883,79</text:p>
          </table:table-cell>
          <table:table-cell office:value-type="float" office:value="1595.84884782113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7.3916666666667" calcext:value-type="float">
            <text:p>17,3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7 M.16 1/2</text:p>
          </table:table-cell>
          <table:table-cell office:value-type="string" calcext:value-type="string">
            <text:p>17 <text:s/>23 5/6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3.791666667" calcext:value-type="float">
            <text:p>582883,79</text:p>
          </table:table-cell>
          <table:table-cell office:value-type="float" office:value="1595.84884782113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7.3972222222222" calcext:value-type="float">
            <text:p>17,4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7 M.16 1/2</text:p>
          </table:table-cell>
          <table:table-cell office:value-type="string" calcext:value-type="string">
            <text:p>17 <text:s/>23 1/2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3.791666667" calcext:value-type="float">
            <text:p>582883,79</text:p>
          </table:table-cell>
          <table:table-cell office:value-type="float" office:value="1595.84884782113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7.3916666666667" calcext:value-type="float">
            <text:p>17,3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7 M.23 1/2</text:p>
          </table:table-cell>
          <table:table-cell office:value-type="string" calcext:value-type="string">
            <text:p>17 <text:s/>23 1/4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3.791666667" calcext:value-type="float">
            <text:p>582883,79</text:p>
          </table:table-cell>
          <table:table-cell office:value-type="float" office:value="1595.84884782113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.3875" calcext:value-type="float">
            <text:p>17,3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7 M.23 1/2</text:p>
          </table:table-cell>
          <table:table-cell office:value-type="string" calcext:value-type="string">
            <text:p>17 <text:s/>23 2/3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3.791666667" calcext:value-type="float">
            <text:p>582883,79</text:p>
          </table:table-cell>
          <table:table-cell office:value-type="float" office:value="1595.84884782113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7.3944444444444" calcext:value-type="float">
            <text:p>17,3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7 M.31</text:p>
          </table:table-cell>
          <table:table-cell office:value-type="string" calcext:value-type="string">
            <text:p>17 <text:s/>23 1/2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3.791666667" calcext:value-type="float">
            <text:p>582883,79</text:p>
          </table:table-cell>
          <table:table-cell office:value-type="float" office:value="1595.84884782113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7.3916666666667" calcext:value-type="float">
            <text:p>17,3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7 M.31</text:p>
          </table:table-cell>
          <table:table-cell office:value-type="string" calcext:value-type="string">
            <text:p>17 <text:s/>23 1/6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3.791666667" calcext:value-type="float">
            <text:p>582883,79</text:p>
          </table:table-cell>
          <table:table-cell office:value-type="float" office:value="1595.84884782113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7.3861111111111" calcext:value-type="float">
            <text:p>17,3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10 M.40 5/6</text:p>
          </table:table-cell>
          <table:table-cell office:value-type="string" calcext:value-type="string">
            <text:p>Declin. 17 <text:s/>21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883.916666667" calcext:value-type="float">
            <text:p>582883,92</text:p>
          </table:table-cell>
          <table:table-cell office:value-type="float" office:value="1595.84919005248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7.35" calcext:value-type="float">
            <text:p>17,3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10 M.40 5/6</text:p>
          </table:table-cell>
          <table:table-cell office:value-type="string" calcext:value-type="string">
            <text:p>17 <text:s/>20 1/2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883.916666667" calcext:value-type="float">
            <text:p>582883,92</text:p>
          </table:table-cell>
          <table:table-cell office:value-type="float" office:value="1595.84919005248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.3416666666667" calcext:value-type="float">
            <text:p>17,3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11 M.11 1/2</text:p>
          </table:table-cell>
          <table:table-cell office:value-type="string" calcext:value-type="string">
            <text:p>Declin. 17 <text:s/>20 1/2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3.958333333" calcext:value-type="float">
            <text:p>582883,96</text:p>
          </table:table-cell>
          <table:table-cell office:value-type="float" office:value="1595.84930412959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.3416666666667" calcext:value-type="float">
            <text:p>17,3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11 M.11 1/2</text:p>
          </table:table-cell>
          <table:table-cell office:value-type="string" calcext:value-type="string">
            <text:p>17 <text:s/>20 2/3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3.958333333" calcext:value-type="float">
            <text:p>582883,96</text:p>
          </table:table-cell>
          <table:table-cell office:value-type="float" office:value="1595.84930412959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.3444444444444" calcext:value-type="float">
            <text:p>17,3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11 M.39 1/6</text:p>
          </table:table-cell>
          <table:table-cell office:value-type="string" calcext:value-type="string">
            <text:p>17 <text:s/>20 2/5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3.958333333" calcext:value-type="float">
            <text:p>582883,96</text:p>
          </table:table-cell>
          <table:table-cell office:value-type="float" office:value="1595.84930412959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.3366666666667" calcext:value-type="float">
            <text:p>17,3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11 M.39 1/6</text:p>
          </table:table-cell>
          <table:table-cell office:value-type="string" calcext:value-type="string">
            <text:p>17 <text:s/>20 1/2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3.958333333" calcext:value-type="float">
            <text:p>582883,96</text:p>
          </table:table-cell>
          <table:table-cell office:value-type="float" office:value="1595.84930412959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.3416666666667" calcext:value-type="float">
            <text:p>17,3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12 M.14</text:p>
          </table:table-cell>
          <table:table-cell office:value-type="string" calcext:value-type="string">
            <text:p>Declinatio [MS] <text:s/>17 <text:s/>20 1/6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2884" calcext:value-type="float">
            <text:p>582884,00</text:p>
          </table:table-cell>
          <table:table-cell office:value-type="float" office:value="1595.84941820671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.3361111111111" calcext:value-type="float">
            <text:p>17,3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12 M.14</text:p>
          </table:table-cell>
          <table:table-cell office:value-type="string" calcext:value-type="string">
            <text:p>17 <text:s/>20 1/2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2884" calcext:value-type="float">
            <text:p>582884,00</text:p>
          </table:table-cell>
          <table:table-cell office:value-type="float" office:value="1595.84941820671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.3416666666667" calcext:value-type="float">
            <text:p>17,3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12 M.45</text:p>
          </table:table-cell>
          <table:table-cell office:value-type="string" calcext:value-type="string">
            <text:p>Decl. [MS] <text:s/>17 <text:s/>20 1/2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2884" calcext:value-type="float">
            <text:p>582884,00</text:p>
          </table:table-cell>
          <table:table-cell office:value-type="float" office:value="1595.84941820671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.3416666666667" calcext:value-type="float">
            <text:p>17,3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8 OCTOBRIS.</text:p>
          </table:table-cell>
          <table:table-cell office:value-type="string" calcext:value-type="string">
            <text:p>H.12 M.45</text:p>
          </table:table-cell>
          <table:table-cell office:value-type="string" calcext:value-type="string">
            <text:p>17 <text:s/>21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2884" calcext:value-type="float">
            <text:p>582884,00</text:p>
          </table:table-cell>
          <table:table-cell office:value-type="float" office:value="1595.84941820671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7.35" calcext:value-type="float">
            <text:p>17,3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7 M.26 corr.</text:p>
          </table:table-cell>
          <table:table-cell office:value-type="string" calcext:value-type="string">
            <text:p>Declinatio [MS] <text:s/>17 <text:s/>17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5.791666667" calcext:value-type="float">
            <text:p>582885,79</text:p>
          </table:table-cell>
          <table:table-cell office:value-type="float" office:value="1595.8543235227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7.2833333333333" calcext:value-type="float">
            <text:p>17,2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7 M.26 corr.</text:p>
          </table:table-cell>
          <table:table-cell office:value-type="string" calcext:value-type="string">
            <text:p>17 <text:s/>17 1/6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5.791666667" calcext:value-type="float">
            <text:p>582885,79</text:p>
          </table:table-cell>
          <table:table-cell office:value-type="float" office:value="1595.8543235227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.2861111111111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7 M.32 1/2</text:p>
          </table:table-cell>
          <table:table-cell office:value-type="string" calcext:value-type="string">
            <text:p>17 <text:s/>17 1/4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5.791666667" calcext:value-type="float">
            <text:p>582885,79</text:p>
          </table:table-cell>
          <table:table-cell office:value-type="float" office:value="1595.8543235227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.2875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7 M.32 1/2</text:p>
          </table:table-cell>
          <table:table-cell office:value-type="string" calcext:value-type="string">
            <text:p>17 <text:s/>17 1/3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5.791666667" calcext:value-type="float">
            <text:p>582885,79</text:p>
          </table:table-cell>
          <table:table-cell office:value-type="float" office:value="1595.8543235227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.2888888888889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7 M.36 1/6</text:p>
          </table:table-cell>
          <table:table-cell office:value-type="string" calcext:value-type="string">
            <text:p>17 <text:s/>17 1/2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5.791666667" calcext:value-type="float">
            <text:p>582885,79</text:p>
          </table:table-cell>
          <table:table-cell office:value-type="float" office:value="1595.8543235227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7.2916666666667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7 M.36 1/6</text:p>
          </table:table-cell>
          <table:table-cell office:value-type="string" calcext:value-type="string">
            <text:p>17 <text:s/>17 1/4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5.791666667" calcext:value-type="float">
            <text:p>582885,79</text:p>
          </table:table-cell>
          <table:table-cell office:value-type="float" office:value="1595.8543235227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.2875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7 M.43</text:p>
          </table:table-cell>
          <table:table-cell office:value-type="string" calcext:value-type="string">
            <text:p>17 <text:s/>17 2/3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5.791666667" calcext:value-type="float">
            <text:p>582885,79</text:p>
          </table:table-cell>
          <table:table-cell office:value-type="float" office:value="1595.8543235227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7.2944444444444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7 M.43</text:p>
          </table:table-cell>
          <table:table-cell office:value-type="string" calcext:value-type="string">
            <text:p>17 <text:s/>17 1/2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5.791666667" calcext:value-type="float">
            <text:p>582885,79</text:p>
          </table:table-cell>
          <table:table-cell office:value-type="float" office:value="1595.8543235227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7.2916666666667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7 M.50 5/6</text:p>
          </table:table-cell>
          <table:table-cell office:value-type="string" calcext:value-type="string">
            <text:p>17 <text:s/>17 1/2 vtroque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5.791666667" calcext:value-type="float">
            <text:p>582885,79</text:p>
          </table:table-cell>
          <table:table-cell office:value-type="float" office:value="1595.8543235227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7.2916666666667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7 M.59 2/3</text:p>
          </table:table-cell>
          <table:table-cell office:value-type="string" calcext:value-type="string">
            <text:p>17 <text:s/>17 1/2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5.791666667" calcext:value-type="float">
            <text:p>582885,79</text:p>
          </table:table-cell>
          <table:table-cell office:value-type="float" office:value="1595.8543235227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7.2916666666667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7 M.59 2/3</text:p>
          </table:table-cell>
          <table:table-cell office:value-type="string" calcext:value-type="string">
            <text:p>17 <text:s/>17 2/3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85.791666667" calcext:value-type="float">
            <text:p>582885,79</text:p>
          </table:table-cell>
          <table:table-cell office:value-type="float" office:value="1595.8543235227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7.2944444444444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8 M.18 1/6</text:p>
          </table:table-cell>
          <table:table-cell office:value-type="string" calcext:value-type="string">
            <text:p>17 <text:s/>17 2/3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5.833333333" calcext:value-type="float">
            <text:p>582885,83</text:p>
          </table:table-cell>
          <table:table-cell office:value-type="float" office:value="1595.8544375998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7.2944444444444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8 M.18 1/6</text:p>
          </table:table-cell>
          <table:table-cell office:value-type="string" calcext:value-type="string">
            <text:p>17…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5.833333333" calcext:value-type="float">
            <text:p>582885,83</text:p>
          </table:table-cell>
          <table:table-cell office:value-type="float" office:value="1595.8544375998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7.2944444444444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8 M.21 5/6</text:p>
          </table:table-cell>
          <table:table-cell office:value-type="string" calcext:value-type="string">
            <text:p>17 <text:s/>17 1/6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5.833333333" calcext:value-type="float">
            <text:p>582885,83</text:p>
          </table:table-cell>
          <table:table-cell office:value-type="float" office:value="1595.8544375998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.2861111111111" calcext:value-type="float">
            <text:p>17,2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8 M.21 5/6</text:p>
          </table:table-cell>
          <table:table-cell office:value-type="string" calcext:value-type="string">
            <text:p>17 <text:s/>17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5.833333333" calcext:value-type="float">
            <text:p>582885,83</text:p>
          </table:table-cell>
          <table:table-cell office:value-type="float" office:value="1595.8544375998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7.2833333333333" calcext:value-type="float">
            <text:p>17,2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8 M.27 1/4</text:p>
          </table:table-cell>
          <table:table-cell office:value-type="string" calcext:value-type="string">
            <text:p>17 <text:s/>16 5/6 vno pinn.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5.833333333" calcext:value-type="float">
            <text:p>582885,83</text:p>
          </table:table-cell>
          <table:table-cell office:value-type="float" office:value="1595.8544375998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7.2805555555556" calcext:value-type="float">
            <text:p>17,2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0 OCTOBRIS, VESPERI.</text:p>
          </table:table-cell>
          <table:table-cell office:value-type="string" calcext:value-type="string">
            <text:p>H.8 M.38 5/6</text:p>
          </table:table-cell>
          <table:table-cell office:value-type="string" calcext:value-type="string">
            <text:p>17 <text:s/>17 vno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85.833333333" calcext:value-type="float">
            <text:p>582885,83</text:p>
          </table:table-cell>
          <table:table-cell office:value-type="float" office:value="1595.85443759982" calcext:value-type="float">
            <text:p>1595,8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7.2833333333333" calcext:value-type="float">
            <text:p>17,2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 NOUEMBRIS.</text:p>
          </table:table-cell>
          <table:table-cell office:value-type="string" calcext:value-type="string">
            <text:p>H.11 M.4 1/2</text:p>
          </table:table-cell>
          <table:table-cell office:value-type="string" calcext:value-type="string">
            <text:p>Declin. 17 <text:s/>4 1/2</text:p>
          </table:table-cell>
          <table:table-cell office:value-type="float" office:value="12" calcext:value-type="float">
            <text:p>12</text:p>
          </table:table-cell>
          <table:table-cell office:value-type="float" office:value="454" calcext:value-type="float">
            <text:p>454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9.958333333" calcext:value-type="float">
            <text:p>582889,96</text:p>
          </table:table-cell>
          <table:table-cell office:value-type="float" office:value="1595.86573123431" calcext:value-type="float">
            <text:p>1595,87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7.075" calcext:value-type="float">
            <text:p>17,0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 NOUEMBRIS.</text:p>
          </table:table-cell>
          <table:table-cell office:value-type="string" calcext:value-type="string">
            <text:p>H.11 M.4 1/2</text:p>
          </table:table-cell>
          <table:table-cell office:value-type="string" calcext:value-type="string">
            <text:p>17 <text:s/>2 5/6</text:p>
          </table:table-cell>
          <table:table-cell office:value-type="float" office:value="12" calcext:value-type="float">
            <text:p>12</text:p>
          </table:table-cell>
          <table:table-cell office:value-type="float" office:value="454" calcext:value-type="float">
            <text:p>454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9.958333333" calcext:value-type="float">
            <text:p>582889,96</text:p>
          </table:table-cell>
          <table:table-cell office:value-type="float" office:value="1595.86573123431" calcext:value-type="float">
            <text:p>1595,87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7.0472222222222" calcext:value-type="float">
            <text:p>17,0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 NOUEMBRIS.</text:p>
          </table:table-cell>
          <table:table-cell office:value-type="string" calcext:value-type="string">
            <text:p>H.11 M.9 1/2</text:p>
          </table:table-cell>
          <table:table-cell office:value-type="string" calcext:value-type="string">
            <text:p>17 <text:s/>3</text:p>
          </table:table-cell>
          <table:table-cell office:value-type="float" office:value="12" calcext:value-type="float">
            <text:p>12</text:p>
          </table:table-cell>
          <table:table-cell office:value-type="float" office:value="454" calcext:value-type="float">
            <text:p>454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9.958333333" calcext:value-type="float">
            <text:p>582889,96</text:p>
          </table:table-cell>
          <table:table-cell office:value-type="float" office:value="1595.86573123431" calcext:value-type="float">
            <text:p>1595,87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.05" calcext:value-type="float">
            <text:p>17,0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 NOUEMBRIS.</text:p>
          </table:table-cell>
          <table:table-cell office:value-type="string" calcext:value-type="string">
            <text:p>H.11 M.19</text:p>
          </table:table-cell>
          <table:table-cell office:value-type="string" calcext:value-type="string">
            <text:p>17 <text:s/>3 5/6</text:p>
          </table:table-cell>
          <table:table-cell office:value-type="float" office:value="12" calcext:value-type="float">
            <text:p>12</text:p>
          </table:table-cell>
          <table:table-cell office:value-type="float" office:value="454" calcext:value-type="float">
            <text:p>454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9.958333333" calcext:value-type="float">
            <text:p>582889,96</text:p>
          </table:table-cell>
          <table:table-cell office:value-type="float" office:value="1595.86573123431" calcext:value-type="float">
            <text:p>1595,87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7.0638888888889" calcext:value-type="float">
            <text:p>17,0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 NOUEMBRIS.</text:p>
          </table:table-cell>
          <table:table-cell office:value-type="string" calcext:value-type="string">
            <text:p>H.11 M.19</text:p>
          </table:table-cell>
          <table:table-cell office:value-type="string" calcext:value-type="string">
            <text:p>17 <text:s/>4</text:p>
          </table:table-cell>
          <table:table-cell office:value-type="float" office:value="12" calcext:value-type="float">
            <text:p>12</text:p>
          </table:table-cell>
          <table:table-cell office:value-type="float" office:value="454" calcext:value-type="float">
            <text:p>454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9.958333333" calcext:value-type="float">
            <text:p>582889,96</text:p>
          </table:table-cell>
          <table:table-cell office:value-type="float" office:value="1595.86573123431" calcext:value-type="float">
            <text:p>1595,87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0666666666667" calcext:value-type="float">
            <text:p>17,07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 NOUEMBRIS.</text:p>
          </table:table-cell>
          <table:table-cell office:value-type="string" calcext:value-type="string">
            <text:p>H.11 M.30 5/6</text:p>
          </table:table-cell>
          <table:table-cell office:value-type="string" calcext:value-type="string">
            <text:p>Eeclin. [MS] <text:s/>17 <text:s/>3 1/4 exacte</text:p>
          </table:table-cell>
          <table:table-cell office:value-type="float" office:value="12" calcext:value-type="float">
            <text:p>12</text:p>
          </table:table-cell>
          <table:table-cell office:value-type="float" office:value="454" calcext:value-type="float">
            <text:p>454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9.958333333" calcext:value-type="float">
            <text:p>582889,96</text:p>
          </table:table-cell>
          <table:table-cell office:value-type="float" office:value="1595.86573123431" calcext:value-type="float">
            <text:p>1595,87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.0541666666667" calcext:value-type="float">
            <text:p>17,0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 NOUEMBRIS.</text:p>
          </table:table-cell>
          <table:table-cell office:value-type="string" calcext:value-type="string">
            <text:p>H.11 M.30 5/6</text:p>
          </table:table-cell>
          <table:table-cell office:value-type="string" calcext:value-type="string">
            <text:p>17 <text:s/>3</text:p>
          </table:table-cell>
          <table:table-cell office:value-type="float" office:value="12" calcext:value-type="float">
            <text:p>12</text:p>
          </table:table-cell>
          <table:table-cell office:value-type="float" office:value="454" calcext:value-type="float">
            <text:p>454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9.958333333" calcext:value-type="float">
            <text:p>582889,96</text:p>
          </table:table-cell>
          <table:table-cell office:value-type="float" office:value="1595.86573123431" calcext:value-type="float">
            <text:p>1595,87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.05" calcext:value-type="float">
            <text:p>17,0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3 NOUEMBRIS.</text:p>
          </table:table-cell>
          <table:table-cell office:value-type="string" calcext:value-type="string">
            <text:p>H.11 1/3</text:p>
          </table:table-cell>
          <table:table-cell office:value-type="string" calcext:value-type="string">
            <text:p>Decl. [MS] praecife ex alt. mer. <text:s/>17 <text:s/>2 15B</text:p>
          </table:table-cell>
          <table:table-cell office:value-type="float" office:value="12" calcext:value-type="float">
            <text:p>12</text:p>
          </table:table-cell>
          <table:table-cell office:value-type="float" office:value="454" calcext:value-type="float">
            <text:p>454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889.958333333" calcext:value-type="float">
            <text:p>582889,96</text:p>
          </table:table-cell>
          <table:table-cell office:value-type="float" office:value="1595.86573123431" calcext:value-type="float">
            <text:p>1595,87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.0375" calcext:value-type="float">
            <text:p>17,0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NOUEMBRIS.</text:p>
          </table:table-cell>
          <table:table-cell office:value-type="string" calcext:value-type="string">
            <text:p>H.8 M.25 1/4</text:p>
          </table:table-cell>
          <table:table-cell office:value-type="string" calcext:value-type="string">
            <text:p>Decl. 16 <text:s/>51 1/2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93.833333333" calcext:value-type="float">
            <text:p>582893,83</text:p>
          </table:table-cell>
          <table:table-cell office:value-type="float" office:value="1595.87634040611" calcext:value-type="float">
            <text:p>1595,88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6.8583333333333" calcext:value-type="float">
            <text:p>16,8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NOUEMBRIS.</text:p>
          </table:table-cell>
          <table:table-cell office:value-type="string" calcext:value-type="string">
            <text:p>H.8 M.25 1/4</text:p>
          </table:table-cell>
          <table:table-cell office:value-type="string" calcext:value-type="string">
            <text:p>16 <text:s/>50 1/2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93.833333333" calcext:value-type="float">
            <text:p>582893,83</text:p>
          </table:table-cell>
          <table:table-cell office:value-type="float" office:value="1595.87634040611" calcext:value-type="float">
            <text:p>1595,88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6.8416666666667" calcext:value-type="float">
            <text:p>16,8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NOUEMBRIS.</text:p>
          </table:table-cell>
          <table:table-cell office:value-type="string" calcext:value-type="string">
            <text:p>H.8 M.33 1/6</text:p>
          </table:table-cell>
          <table:table-cell office:value-type="string" calcext:value-type="string">
            <text:p>16 <text:s/>50 1/6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93.833333333" calcext:value-type="float">
            <text:p>582893,83</text:p>
          </table:table-cell>
          <table:table-cell office:value-type="float" office:value="1595.87634040611" calcext:value-type="float">
            <text:p>1595,88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.8361111111111" calcext:value-type="float">
            <text:p>16,8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NOUEMBRIS.</text:p>
          </table:table-cell>
          <table:table-cell office:value-type="string" calcext:value-type="string">
            <text:p>H.8 M.33 1/6</text:p>
          </table:table-cell>
          <table:table-cell office:value-type="string" calcext:value-type="string">
            <text:p>16 <text:s/>51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93.833333333" calcext:value-type="float">
            <text:p>582893,83</text:p>
          </table:table-cell>
          <table:table-cell office:value-type="float" office:value="1595.87634040611" calcext:value-type="float">
            <text:p>1595,88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6.85" calcext:value-type="float">
            <text:p>16,8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NOUEMBRIS.</text:p>
          </table:table-cell>
          <table:table-cell office:value-type="string" calcext:value-type="string">
            <text:p>H.8 M.48 1/6</text:p>
          </table:table-cell>
          <table:table-cell office:value-type="string" calcext:value-type="string">
            <text:p>16 <text:s/>51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93.833333333" calcext:value-type="float">
            <text:p>582893,83</text:p>
          </table:table-cell>
          <table:table-cell office:value-type="float" office:value="1595.87634040611" calcext:value-type="float">
            <text:p>1595,88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6.85" calcext:value-type="float">
            <text:p>16,8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7 NOUEMBRIS.</text:p>
          </table:table-cell>
          <table:table-cell office:value-type="string" calcext:value-type="string">
            <text:p>H.8 M.48 1/6</text:p>
          </table:table-cell>
          <table:table-cell office:value-type="string" calcext:value-type="string">
            <text:p>16 <text:s/>51 1/2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93.833333333" calcext:value-type="float">
            <text:p>582893,83</text:p>
          </table:table-cell>
          <table:table-cell office:value-type="float" office:value="1595.87634040611" calcext:value-type="float">
            <text:p>1595,88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6.8583333333333" calcext:value-type="float">
            <text:p>16,8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3 NOUEMBRIS, VESPERI.</text:p>
          </table:table-cell>
          <table:table-cell office:value-type="string" calcext:value-type="string">
            <text:p>H.7 M.53 1/6</text:p>
          </table:table-cell>
          <table:table-cell office:value-type="string" calcext:value-type="string">
            <text:p>Declin. 16 <text:s/>35 1/3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99.791666667" calcext:value-type="float">
            <text:p>582899,79</text:p>
          </table:table-cell>
          <table:table-cell office:value-type="float" office:value="1595.89265343372" calcext:value-type="float">
            <text:p>1595,8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6.5888888888889" calcext:value-type="float">
            <text:p>16,5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3 NOUEMBRIS, VESPERI.</text:p>
          </table:table-cell>
          <table:table-cell office:value-type="string" calcext:value-type="string">
            <text:p>H.7 M.53 1/6</text:p>
          </table:table-cell>
          <table:table-cell office:value-type="string" calcext:value-type="string">
            <text:p>16 <text:s/>34 1/2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899.791666667" calcext:value-type="float">
            <text:p>582899,79</text:p>
          </table:table-cell>
          <table:table-cell office:value-type="float" office:value="1595.89265343372" calcext:value-type="float">
            <text:p>1595,8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.575" calcext:value-type="float">
            <text:p>16,5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3 NOUEMBRIS, VESPERI.</text:p>
          </table:table-cell>
          <table:table-cell office:value-type="string" calcext:value-type="string">
            <text:p>H.8 M.15 5/6</text:p>
          </table:table-cell>
          <table:table-cell office:value-type="string" calcext:value-type="string">
            <text:p>16 <text:s/>36 1/2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99.833333333" calcext:value-type="float">
            <text:p>582899,83</text:p>
          </table:table-cell>
          <table:table-cell office:value-type="float" office:value="1595.89276751084" calcext:value-type="float">
            <text:p>1595,8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.6083333333333" calcext:value-type="float">
            <text:p>16,6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3 NOUEMBRIS, VESPERI.</text:p>
          </table:table-cell>
          <table:table-cell office:value-type="string" calcext:value-type="string">
            <text:p>H.8 M.15 5/6</text:p>
          </table:table-cell>
          <table:table-cell office:value-type="string" calcext:value-type="string">
            <text:p>16 <text:s/>36 1/3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899.833333333" calcext:value-type="float">
            <text:p>582899,83</text:p>
          </table:table-cell>
          <table:table-cell office:value-type="float" office:value="1595.89276751084" calcext:value-type="float">
            <text:p>1595,8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.6055555555556" calcext:value-type="float">
            <text:p>16,6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5 NOUEMBRIS, VESPERI.</text:p>
          </table:table-cell>
          <table:table-cell office:value-type="string" calcext:value-type="string">
            <text:p>H.9 M.59 1/2</text:p>
          </table:table-cell>
          <table:table-cell office:value-type="string" calcext:value-type="string">
            <text:p>Declin. 16 <text:s/>31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901.875" calcext:value-type="float">
            <text:p>582901,88</text:p>
          </table:table-cell>
          <table:table-cell office:value-type="float" office:value="1595.89835728953" calcext:value-type="float">
            <text:p>1595,90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6.5166666666667" calcext:value-type="float">
            <text:p>16,52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5 NOUEMBRIS, VESPERI.</text:p>
          </table:table-cell>
          <table:table-cell office:value-type="string" calcext:value-type="string">
            <text:p>H.9 M.59 1/2</text:p>
          </table:table-cell>
          <table:table-cell office:value-type="string" calcext:value-type="string">
            <text:p>16 <text:s/>30 1/2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901.875" calcext:value-type="float">
            <text:p>582901,88</text:p>
          </table:table-cell>
          <table:table-cell office:value-type="float" office:value="1595.89835728953" calcext:value-type="float">
            <text:p>1595,90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6.5055555555556" calcext:value-type="float">
            <text:p>16,5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5 NOUEMBRIS, VESPERI.</text:p>
          </table:table-cell>
          <table:table-cell office:value-type="string" calcext:value-type="string">
            <text:p>H.10 M.15 3/4</text:p>
          </table:table-cell>
          <table:table-cell office:value-type="string" calcext:value-type="string">
            <text:p>16 <text:s/>30 1/6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901.916666667" calcext:value-type="float">
            <text:p>582901,92</text:p>
          </table:table-cell>
          <table:table-cell office:value-type="float" office:value="1595.89847136664" calcext:value-type="float">
            <text:p>1595,90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.5027777777778" calcext:value-type="float">
            <text:p>16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5 NOUEMBRIS, VESPERI.</text:p>
          </table:table-cell>
          <table:table-cell office:value-type="string" calcext:value-type="string">
            <text:p>H.10 M.15 3/4</text:p>
          </table:table-cell>
          <table:table-cell office:value-type="string" calcext:value-type="string">
            <text:p>16 <text:s/>30 3/4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901.916666667" calcext:value-type="float">
            <text:p>582901,92</text:p>
          </table:table-cell>
          <table:table-cell office:value-type="float" office:value="1595.89847136664" calcext:value-type="float">
            <text:p>1595,90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6.5125" calcext:value-type="float">
            <text:p>16,5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5 NOUEMBRIS, VESPERI.</text:p>
          </table:table-cell>
          <table:table-cell office:value-type="string" calcext:value-type="string">
            <text:p>H.10 M.35 2/3</text:p>
          </table:table-cell>
          <table:table-cell office:value-type="string" calcext:value-type="string">
            <text:p>16 <text:s/>29 5/6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901.916666667" calcext:value-type="float">
            <text:p>582901,92</text:p>
          </table:table-cell>
          <table:table-cell office:value-type="float" office:value="1595.89847136664" calcext:value-type="float">
            <text:p>1595,90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.5138888888889" calcext:value-type="float">
            <text:p>16,5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5 NOUEMBRIS, VESPERI.</text:p>
          </table:table-cell>
          <table:table-cell office:value-type="string" calcext:value-type="string">
            <text:p>H.10 M.35 2/3</text:p>
          </table:table-cell>
          <table:table-cell office:value-type="string" calcext:value-type="string">
            <text:p>16 <text:s/>30 1/6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2901.916666667" calcext:value-type="float">
            <text:p>582901,92</text:p>
          </table:table-cell>
          <table:table-cell office:value-type="float" office:value="1595.89847136664" calcext:value-type="float">
            <text:p>1595,90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.5027777777778" calcext:value-type="float">
            <text:p>16,5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1 NOUEMBRIS, VESPERI.</text:p>
          </table:table-cell>
          <table:table-cell office:value-type="string" calcext:value-type="string">
            <text:p>H.9 M.38 5/6</text:p>
          </table:table-cell>
          <table:table-cell office:value-type="string" calcext:value-type="string">
            <text:p>Declin. 16 <text:s/>20 vtroque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907.875" calcext:value-type="float">
            <text:p>582907,88</text:p>
          </table:table-cell>
          <table:table-cell office:value-type="float" office:value="1595.91478439425" calcext:value-type="float">
            <text:p>1595,91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.3333333333333" calcext:value-type="float">
            <text:p>16,3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1 NOUEMBRIS, VESPERI.</text:p>
          </table:table-cell>
          <table:table-cell office:value-type="string" calcext:value-type="string">
            <text:p>H.9 M.44 1/3</text:p>
          </table:table-cell>
          <table:table-cell office:value-type="string" calcext:value-type="string">
            <text:p>16 <text:s/>20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907.875" calcext:value-type="float">
            <text:p>582907,88</text:p>
          </table:table-cell>
          <table:table-cell office:value-type="float" office:value="1595.91478439425" calcext:value-type="float">
            <text:p>1595,91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.3333333333333" calcext:value-type="float">
            <text:p>16,3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1 NOUEMBRIS, VESPERI.</text:p>
          </table:table-cell>
          <table:table-cell office:value-type="string" calcext:value-type="string">
            <text:p>H.9 M.44 1/3</text:p>
          </table:table-cell>
          <table:table-cell office:value-type="string" calcext:value-type="string">
            <text:p>16 <text:s/>19 3/4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907.875" calcext:value-type="float">
            <text:p>582907,88</text:p>
          </table:table-cell>
          <table:table-cell office:value-type="float" office:value="1595.91478439425" calcext:value-type="float">
            <text:p>1595,91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6.3291666666667" calcext:value-type="float">
            <text:p>16,3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1 NOUEMBRIS, VESPERI.</text:p>
          </table:table-cell>
          <table:table-cell office:value-type="string" calcext:value-type="string">
            <text:p>H.9 M.54 5/6</text:p>
          </table:table-cell>
          <table:table-cell office:value-type="string" calcext:value-type="string">
            <text:p>16 <text:s/>19 2/3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907.875" calcext:value-type="float">
            <text:p>582907,88</text:p>
          </table:table-cell>
          <table:table-cell office:value-type="float" office:value="1595.91478439425" calcext:value-type="float">
            <text:p>1595,91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6.3277777777778" calcext:value-type="float">
            <text:p>16,3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1 NOUEMBRIS, VESPERI.</text:p>
          </table:table-cell>
          <table:table-cell office:value-type="string" calcext:value-type="string">
            <text:p>H.9 M.54 5/6</text:p>
          </table:table-cell>
          <table:table-cell office:value-type="string" calcext:value-type="string">
            <text:p>16 <text:s/>19 1/2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907.875" calcext:value-type="float">
            <text:p>582907,88</text:p>
          </table:table-cell>
          <table:table-cell office:value-type="float" office:value="1595.91478439425" calcext:value-type="float">
            <text:p>1595,91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6.325" calcext:value-type="float">
            <text:p>16,3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3 NOUEMBRIS, VESPERI.</text:p>
          </table:table-cell>
          <table:table-cell office:value-type="string" calcext:value-type="string">
            <text:p>H.9 M.18 1/6</text:p>
          </table:table-cell>
          <table:table-cell office:value-type="string" calcext:value-type="string">
            <text:p>Decl. [MS] <text:s/>16 <text:s/>18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909.875" calcext:value-type="float">
            <text:p>582909,88</text:p>
          </table:table-cell>
          <table:table-cell office:value-type="float" office:value="1595.92026009582" calcext:value-type="float">
            <text:p>1595,92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.3" calcext:value-type="float">
            <text:p>16,3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3 NOUEMBRIS, VESPERI.</text:p>
          </table:table-cell>
          <table:table-cell office:value-type="string" calcext:value-type="string">
            <text:p>H.9 M.18 1/6</text:p>
          </table:table-cell>
          <table:table-cell office:value-type="string" calcext:value-type="string">
            <text:p>16 <text:s/>18 1/6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909.875" calcext:value-type="float">
            <text:p>582909,88</text:p>
          </table:table-cell>
          <table:table-cell office:value-type="float" office:value="1595.92026009582" calcext:value-type="float">
            <text:p>1595,92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.3027777777778" calcext:value-type="float">
            <text:p>16,3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23 NOUEMBRIS, VESPERI.</text:p>
          </table:table-cell>
          <table:table-cell office:value-type="string" calcext:value-type="string">
            <text:p>H.9 M.23 1/2</text:p>
          </table:table-cell>
          <table:table-cell office:value-type="string" calcext:value-type="string">
            <text:p>16 <text:s/>18 vtroq.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909.875" calcext:value-type="float">
            <text:p>582909,88</text:p>
          </table:table-cell>
          <table:table-cell office:value-type="float" office:value="1595.92026009582" calcext:value-type="float">
            <text:p>1595,92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.3" calcext:value-type="float">
            <text:p>16,3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4 DECEMBRIS, VESPERI.</text:p>
          </table:table-cell>
          <table:table-cell office:value-type="string" calcext:value-type="string">
            <text:p>H.8 M.19 1/3</text:p>
          </table:table-cell>
          <table:table-cell office:value-type="string" calcext:value-type="string">
            <text:p>Declin. 16 <text:s/>21 1/4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0.833333333" calcext:value-type="float">
            <text:p>582920,83</text:p>
          </table:table-cell>
          <table:table-cell office:value-type="float" office:value="1595.95026237737" calcext:value-type="float">
            <text:p>1595,95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6.3541666666667" calcext:value-type="float">
            <text:p>16,3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4 DECEMBRIS, VESPERI.</text:p>
          </table:table-cell>
          <table:table-cell office:value-type="string" calcext:value-type="string">
            <text:p>H.8 M.19 1/3</text:p>
          </table:table-cell>
          <table:table-cell office:value-type="string" calcext:value-type="string">
            <text:p>16 <text:s/>21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0.833333333" calcext:value-type="float">
            <text:p>582920,83</text:p>
          </table:table-cell>
          <table:table-cell office:value-type="float" office:value="1595.95026237737" calcext:value-type="float">
            <text:p>1595,95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.35" calcext:value-type="float">
            <text:p>16,3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4 DECEMBRIS, VESPERI.</text:p>
          </table:table-cell>
          <table:table-cell office:value-type="string" calcext:value-type="string">
            <text:p>H.8 M.24 1/6</text:p>
          </table:table-cell>
          <table:table-cell office:value-type="string" calcext:value-type="string">
            <text:p>16 <text:s/>21 1/2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0.833333333" calcext:value-type="float">
            <text:p>582920,83</text:p>
          </table:table-cell>
          <table:table-cell office:value-type="float" office:value="1595.95026237737" calcext:value-type="float">
            <text:p>1595,95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6.3583333333333" calcext:value-type="float">
            <text:p>16,3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4 DECEMBRIS, VESPERI.</text:p>
          </table:table-cell>
          <table:table-cell office:value-type="string" calcext:value-type="string">
            <text:p>H.8 M.24 1/6</text:p>
          </table:table-cell>
          <table:table-cell office:value-type="string" calcext:value-type="string">
            <text:p>16 <text:s/>21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0.833333333" calcext:value-type="float">
            <text:p>582920,83</text:p>
          </table:table-cell>
          <table:table-cell office:value-type="float" office:value="1595.95026237737" calcext:value-type="float">
            <text:p>1595,95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.35" calcext:value-type="float">
            <text:p>16,3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4 DECEMBRIS, VESPERI.</text:p>
          </table:table-cell>
          <table:table-cell office:value-type="string" calcext:value-type="string">
            <text:p>H.8 M.33 2/3</text:p>
          </table:table-cell>
          <table:table-cell office:value-type="string" calcext:value-type="string">
            <text:p>16 <text:s/>21 1/3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0.833333333" calcext:value-type="float">
            <text:p>582920,83</text:p>
          </table:table-cell>
          <table:table-cell office:value-type="float" office:value="1595.95026237737" calcext:value-type="float">
            <text:p>1595,95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.3555555555556" calcext:value-type="float">
            <text:p>16,36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4 DECEMBRIS, VESPERI.</text:p>
          </table:table-cell>
          <table:table-cell office:value-type="string" calcext:value-type="string">
            <text:p>H.8 M.33 2/3</text:p>
          </table:table-cell>
          <table:table-cell office:value-type="string" calcext:value-type="string">
            <text:p>16 <text:s/>21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0.833333333" calcext:value-type="float">
            <text:p>582920,83</text:p>
          </table:table-cell>
          <table:table-cell office:value-type="float" office:value="1595.95026237737" calcext:value-type="float">
            <text:p>1595,95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.35" calcext:value-type="float">
            <text:p>16,3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5 DECEMBRIS, VESPERI.</text:p>
          </table:table-cell>
          <table:table-cell office:value-type="string" calcext:value-type="string">
            <text:p>H.8 M.4 1/4</text:p>
          </table:table-cell>
          <table:table-cell office:value-type="string" calcext:value-type="string">
            <text:p>Declinatio <text:s/>16 <text:s/>23 vtroq.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1.833333333" calcext:value-type="float">
            <text:p>582921,83</text:p>
          </table:table-cell>
          <table:table-cell office:value-type="float" office:value="1595.95300022815" calcext:value-type="float">
            <text:p>1595,95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.3833333333333" calcext:value-type="float">
            <text:p>16,3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5 DECEMBRIS, VESPERI.</text:p>
          </table:table-cell>
          <table:table-cell office:value-type="string" calcext:value-type="string">
            <text:p>H.8 M.16 5/6</text:p>
          </table:table-cell>
          <table:table-cell office:value-type="string" calcext:value-type="string">
            <text:p>16 <text:s/>22 3/4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1.833333333" calcext:value-type="float">
            <text:p>582921,83</text:p>
          </table:table-cell>
          <table:table-cell office:value-type="float" office:value="1595.95300022815" calcext:value-type="float">
            <text:p>1595,95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6.3791666666667" calcext:value-type="float">
            <text:p>16,3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5 DECEMBRIS, VESPERI.</text:p>
          </table:table-cell>
          <table:table-cell office:value-type="string" calcext:value-type="string">
            <text:p>H.8 M.16 5/6</text:p>
          </table:table-cell>
          <table:table-cell office:value-type="string" calcext:value-type="string">
            <text:p>16 <text:s/>23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1.833333333" calcext:value-type="float">
            <text:p>582921,83</text:p>
          </table:table-cell>
          <table:table-cell office:value-type="float" office:value="1595.95300022815" calcext:value-type="float">
            <text:p>1595,95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.3833333333333" calcext:value-type="float">
            <text:p>16,38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6 DECEMBRIS, VESPERI.</text:p>
          </table:table-cell>
          <table:table-cell office:value-type="string" calcext:value-type="string">
            <text:p>H.8 M.29 1/2</text:p>
          </table:table-cell>
          <table:table-cell office:value-type="string" calcext:value-type="string">
            <text:p>Declin. 16 <text:s/>24 5/6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2.833333333" calcext:value-type="float">
            <text:p>582922,83</text:p>
          </table:table-cell>
          <table:table-cell office:value-type="float" office:value="1595.95573807894" calcext:value-type="float">
            <text:p>1595,96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6.4138888888889" calcext:value-type="float">
            <text:p>16,4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6 DECEMBRIS, VESPERI.</text:p>
          </table:table-cell>
          <table:table-cell office:value-type="string" calcext:value-type="string">
            <text:p>H.8 M.29 1/2</text:p>
          </table:table-cell>
          <table:table-cell office:value-type="string" calcext:value-type="string">
            <text:p>16 <text:s/>25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2.833333333" calcext:value-type="float">
            <text:p>582922,83</text:p>
          </table:table-cell>
          <table:table-cell office:value-type="float" office:value="1595.95573807894" calcext:value-type="float">
            <text:p>1595,96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4166666666667" calcext:value-type="float">
            <text:p>16,42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6 DECEMBRIS, VESPERI.</text:p>
          </table:table-cell>
          <table:table-cell office:value-type="string" calcext:value-type="string">
            <text:p>H.8 M.37</text:p>
          </table:table-cell>
          <table:table-cell office:value-type="string" calcext:value-type="string">
            <text:p>16 <text:s/>25 1/6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2.833333333" calcext:value-type="float">
            <text:p>582922,83</text:p>
          </table:table-cell>
          <table:table-cell office:value-type="float" office:value="1595.95573807894" calcext:value-type="float">
            <text:p>1595,96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.4194444444444" calcext:value-type="float">
            <text:p>16,42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6 DECEMBRIS, VESPERI.</text:p>
          </table:table-cell>
          <table:table-cell office:value-type="string" calcext:value-type="string">
            <text:p>H.8 M.37</text:p>
          </table:table-cell>
          <table:table-cell office:value-type="string" calcext:value-type="string">
            <text:p>16 <text:s/>25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2.833333333" calcext:value-type="float">
            <text:p>582922,83</text:p>
          </table:table-cell>
          <table:table-cell office:value-type="float" office:value="1595.95573807894" calcext:value-type="float">
            <text:p>1595,96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4166666666667" calcext:value-type="float">
            <text:p>16,42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6 DECEMBRIS, VESPERI.</text:p>
          </table:table-cell>
          <table:table-cell office:value-type="string" calcext:value-type="string">
            <text:p>H.8 M.55</text:p>
          </table:table-cell>
          <table:table-cell office:value-type="string" calcext:value-type="string">
            <text:p>16 <text:s/>25 1/6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2.833333333" calcext:value-type="float">
            <text:p>582922,83</text:p>
          </table:table-cell>
          <table:table-cell office:value-type="float" office:value="1595.95573807894" calcext:value-type="float">
            <text:p>1595,96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.4194444444444" calcext:value-type="float">
            <text:p>16,42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6 DECEMBRIS, VESPERI.</text:p>
          </table:table-cell>
          <table:table-cell office:value-type="string" calcext:value-type="string">
            <text:p>H.8 M.55</text:p>
          </table:table-cell>
          <table:table-cell office:value-type="string" calcext:value-type="string">
            <text:p>16 <text:s/>25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22.833333333" calcext:value-type="float">
            <text:p>582922,83</text:p>
          </table:table-cell>
          <table:table-cell office:value-type="float" office:value="1595.95573807894" calcext:value-type="float">
            <text:p>1595,96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4166666666667" calcext:value-type="float">
            <text:p>16,42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7 DECEMBRIS, VESPERI.</text:p>
          </table:table-cell>
          <table:table-cell office:value-type="string" calcext:value-type="string">
            <text:p>H.6 M.2 5/6</text:p>
          </table:table-cell>
          <table:table-cell office:value-type="string" calcext:value-type="string">
            <text:p>Declin. 16 <text:s/>56 1/3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33.75" calcext:value-type="float">
            <text:p>582933,75</text:p>
          </table:table-cell>
          <table:table-cell office:value-type="float" office:value="1595.9856262833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6.9388888888889" calcext:value-type="float">
            <text:p>16,9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7 DECEMBRIS, VESPERI.</text:p>
          </table:table-cell>
          <table:table-cell office:value-type="string" calcext:value-type="string">
            <text:p>H.6 M.2 5/6</text:p>
          </table:table-cell>
          <table:table-cell office:value-type="string" calcext:value-type="string">
            <text:p>16 <text:s/>56 1/2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33.75" calcext:value-type="float">
            <text:p>582933,75</text:p>
          </table:table-cell>
          <table:table-cell office:value-type="float" office:value="1595.9856262833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6.9416666666667" calcext:value-type="float">
            <text:p>16,9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7 DECEMBRIS, VESPERI.</text:p>
          </table:table-cell>
          <table:table-cell office:value-type="string" calcext:value-type="string">
            <text:p>H.6 M.8 5/6</text:p>
          </table:table-cell>
          <table:table-cell office:value-type="string" calcext:value-type="string">
            <text:p>16 <text:s/>56 1/2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33.75" calcext:value-type="float">
            <text:p>582933,75</text:p>
          </table:table-cell>
          <table:table-cell office:value-type="float" office:value="1595.9856262833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6.9416666666667" calcext:value-type="float">
            <text:p>16,9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7 DECEMBRIS, VESPERI.</text:p>
          </table:table-cell>
          <table:table-cell office:value-type="string" calcext:value-type="string">
            <text:p>H.6 M.8 5/6</text:p>
          </table:table-cell>
          <table:table-cell office:value-type="string" calcext:value-type="string">
            <text:p>16 <text:s/>56 1/2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33.75" calcext:value-type="float">
            <text:p>582933,75</text:p>
          </table:table-cell>
          <table:table-cell office:value-type="float" office:value="1595.9856262833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6.9416666666667" calcext:value-type="float">
            <text:p>16,9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7 DECEMBRIS, VESPERI.</text:p>
          </table:table-cell>
          <table:table-cell office:value-type="string" calcext:value-type="string">
            <text:p>H.6 M.11</text:p>
          </table:table-cell>
          <table:table-cell office:value-type="string" calcext:value-type="string">
            <text:p>16 <text:s/>56 2/3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33.75" calcext:value-type="float">
            <text:p>582933,75</text:p>
          </table:table-cell>
          <table:table-cell office:value-type="float" office:value="1595.9856262833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6.9444444444444" calcext:value-type="float">
            <text:p>16,9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7 DECEMBRIS, VESPERI.</text:p>
          </table:table-cell>
          <table:table-cell office:value-type="string" calcext:value-type="string">
            <text:p>H.6 M.11</text:p>
          </table:table-cell>
          <table:table-cell office:value-type="string" calcext:value-type="string">
            <text:p>16 <text:s/>56 1/2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33.75" calcext:value-type="float">
            <text:p>582933,75</text:p>
          </table:table-cell>
          <table:table-cell office:value-type="float" office:value="1595.9856262833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6.9416666666667" calcext:value-type="float">
            <text:p>16,9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7 DECEMBRIS, VESPERI.</text:p>
          </table:table-cell>
          <table:table-cell office:value-type="string" calcext:value-type="string">
            <text:p>H.6 M.21 1/2</text:p>
          </table:table-cell>
          <table:table-cell office:value-type="string" calcext:value-type="string">
            <text:p>16 <text:s/>56 1/2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33.75" calcext:value-type="float">
            <text:p>582933,75</text:p>
          </table:table-cell>
          <table:table-cell office:value-type="float" office:value="1595.9856262833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6.9416666666667" calcext:value-type="float">
            <text:p>16,9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7 DECEMBRIS, VESPERI.</text:p>
          </table:table-cell>
          <table:table-cell office:value-type="string" calcext:value-type="string">
            <text:p>H.6 M.21 1/2</text:p>
          </table:table-cell>
          <table:table-cell office:value-type="string" calcext:value-type="string">
            <text:p>16 <text:s/>56 3/4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33.75" calcext:value-type="float">
            <text:p>582933,75</text:p>
          </table:table-cell>
          <table:table-cell office:value-type="float" office:value="1595.9856262833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.9458333333333" calcext:value-type="float">
            <text:p>16,95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7 DECEMBRIS, VESPERI.</text:p>
          </table:table-cell>
          <table:table-cell office:value-type="string" calcext:value-type="string">
            <text:p>H.7 M.10 1/4</text:p>
          </table:table-cell>
          <table:table-cell office:value-type="string" calcext:value-type="string">
            <text:p>16 <text:s/>55 2/3 vno pinn.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33.791666667" calcext:value-type="float">
            <text:p>582933,79</text:p>
          </table:table-cell>
          <table:table-cell office:value-type="float" office:value="1595.98574036048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6.9277777777778" calcext:value-type="float">
            <text:p>16,93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7 DECEMBRIS, VESPERI.</text:p>
          </table:table-cell>
          <table:table-cell table:style-name="ce3" office:value-type="string" calcext:value-type="string">
            <text:p>H.8 M.26</text:p>
          </table:table-cell>
          <table:table-cell office:value-type="string" calcext:value-type="string">
            <text:p>16 <text:s/>56 1/3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33.833333333" calcext:value-type="float">
            <text:p>582933,83</text:p>
          </table:table-cell>
          <table:table-cell office:value-type="float" office:value="1595.9858544376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6.9388888888889" calcext:value-type="float">
            <text:p>16,9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7 DECEMBRIS, VESPERI.</text:p>
          </table:table-cell>
          <table:table-cell table:style-name="ce3" office:value-type="string" calcext:value-type="string">
            <text:p>H.8 M.26</text:p>
          </table:table-cell>
          <table:table-cell office:value-type="string" calcext:value-type="string">
            <text:p>16 <text:s/>56 1/2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33.833333333" calcext:value-type="float">
            <text:p>582933,83</text:p>
          </table:table-cell>
          <table:table-cell office:value-type="float" office:value="1595.9858544376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6.9416666666667" calcext:value-type="float">
            <text:p>16,94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5 M.52 1/2</text:p>
          </table:table-cell>
          <table:table-cell office:value-type="string" calcext:value-type="string">
            <text:p>Declinatio <text:s/>16 <text:s/>59 5/6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934.708333333" calcext:value-type="float">
            <text:p>582934,71</text:p>
          </table:table-cell>
          <table:table-cell office:value-type="float" office:value="1595.98825005704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6.9972222222222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5 M.52 1/2</text:p>
          </table:table-cell>
          <table:table-cell office:value-type="string" calcext:value-type="string">
            <text:p>16 <text:s/>59 2/3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934.708333333" calcext:value-type="float">
            <text:p>582934,71</text:p>
          </table:table-cell>
          <table:table-cell office:value-type="float" office:value="1595.98825005704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6.9944444444444" calcext:value-type="float">
            <text:p>16,99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5 M.58 2/3</text:p>
          </table:table-cell>
          <table:table-cell office:value-type="string" calcext:value-type="string">
            <text:p>17 <text:s/>0 vtroq.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934.708333333" calcext:value-type="float">
            <text:p>582934,71</text:p>
          </table:table-cell>
          <table:table-cell office:value-type="float" office:value="1595.98825005704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6 M.3 1/2</text:p>
          </table:table-cell>
          <table:table-cell office:value-type="string" calcext:value-type="string">
            <text:p>17 <text:s/>0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34.75" calcext:value-type="float">
            <text:p>582934,75</text:p>
          </table:table-cell>
          <table:table-cell office:value-type="float" office:value="1595.98836413415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6 M.3 1/2</text:p>
          </table:table-cell>
          <table:table-cell office:value-type="string" calcext:value-type="string">
            <text:p>17 <text:s/>0 1/6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34.75" calcext:value-type="float">
            <text:p>582934,75</text:p>
          </table:table-cell>
          <table:table-cell office:value-type="float" office:value="1595.98836413415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.0027777777778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6 M.15 1/2</text:p>
          </table:table-cell>
          <table:table-cell office:value-type="string" calcext:value-type="string">
            <text:p>17 <text:s/>0 1/6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34.75" calcext:value-type="float">
            <text:p>582934,75</text:p>
          </table:table-cell>
          <table:table-cell office:value-type="float" office:value="1595.98836413415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.0027777777778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6 M.15 1/2</text:p>
          </table:table-cell>
          <table:table-cell office:value-type="string" calcext:value-type="string">
            <text:p>17 <text:s/>0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34.75" calcext:value-type="float">
            <text:p>582934,75</text:p>
          </table:table-cell>
          <table:table-cell office:value-type="float" office:value="1595.98836413415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7 M.41 1/3</text:p>
          </table:table-cell>
          <table:table-cell office:value-type="string" calcext:value-type="string">
            <text:p>17 <text:s/>0 vtroque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34.791666667" calcext:value-type="float">
            <text:p>582934,79</text:p>
          </table:table-cell>
          <table:table-cell office:value-type="float" office:value="1595.9884782112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7 M.48 1/6</text:p>
          </table:table-cell>
          <table:table-cell office:value-type="string" calcext:value-type="string">
            <text:p>17 <text:s/>0 1/6 vtroq.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34.791666667" calcext:value-type="float">
            <text:p>582934,79</text:p>
          </table:table-cell>
          <table:table-cell office:value-type="float" office:value="1595.9884782112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.0027777777778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7 M.55 2/5</text:p>
          </table:table-cell>
          <table:table-cell office:value-type="string" calcext:value-type="string">
            <text:p>17 <text:s/>0 1/3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34.791666667" calcext:value-type="float">
            <text:p>582934,79</text:p>
          </table:table-cell>
          <table:table-cell office:value-type="float" office:value="1595.9884782112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.0055555555556" calcext:value-type="float">
            <text:p>17,0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7 M.55 2/5</text:p>
          </table:table-cell>
          <table:table-cell office:value-type="string" calcext:value-type="string">
            <text:p>17 <text:s/>0 1/6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34.791666667" calcext:value-type="float">
            <text:p>582934,79</text:p>
          </table:table-cell>
          <table:table-cell office:value-type="float" office:value="1595.9884782112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.0027777777778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7 M.59 1/2</text:p>
          </table:table-cell>
          <table:table-cell office:value-type="string" calcext:value-type="string">
            <text:p>17 <text:s/>0 1/6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34.791666667" calcext:value-type="float">
            <text:p>582934,79</text:p>
          </table:table-cell>
          <table:table-cell office:value-type="float" office:value="1595.9884782112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.0027777777778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7 M.59 1/2</text:p>
          </table:table-cell>
          <table:table-cell office:value-type="string" calcext:value-type="string">
            <text:p>17 <text:s/>0 1/3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34.791666667" calcext:value-type="float">
            <text:p>582934,79</text:p>
          </table:table-cell>
          <table:table-cell office:value-type="float" office:value="1595.9884782112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.0055555555556" calcext:value-type="float">
            <text:p>17,0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8 M.9 1/2</text:p>
          </table:table-cell>
          <table:table-cell office:value-type="string" calcext:value-type="string">
            <text:p>17 <text:s/>0 1/6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34.833333333" calcext:value-type="float">
            <text:p>582934,83</text:p>
          </table:table-cell>
          <table:table-cell office:value-type="float" office:value="1595.98859228839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.0027777777778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8 M.9 1/2</text:p>
          </table:table-cell>
          <table:table-cell office:value-type="string" calcext:value-type="string">
            <text:p>17 <text:s/>0 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34.833333333" calcext:value-type="float">
            <text:p>582934,83</text:p>
          </table:table-cell>
          <table:table-cell office:value-type="float" office:value="1595.98859228839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8 M.51 1/4</text:p>
          </table:table-cell>
          <table:table-cell office:value-type="string" calcext:value-type="string">
            <text:p>Decl. [MS] <text:s/>17 <text:s/>0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34.833333333" calcext:value-type="float">
            <text:p>582934,83</text:p>
          </table:table-cell>
          <table:table-cell office:value-type="float" office:value="1595.98859228839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8 M.51 1/4</text:p>
          </table:table-cell>
          <table:table-cell office:value-type="string" calcext:value-type="string">
            <text:p>17 <text:s/>0 1/6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34.833333333" calcext:value-type="float">
            <text:p>582934,83</text:p>
          </table:table-cell>
          <table:table-cell office:value-type="float" office:value="1595.98859228839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.0027777777778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8 M.56 2/3</text:p>
          </table:table-cell>
          <table:table-cell office:value-type="string" calcext:value-type="string">
            <text:p>17 <text:s/>0 vno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934.833333333" calcext:value-type="float">
            <text:p>582934,83</text:p>
          </table:table-cell>
          <table:table-cell office:value-type="float" office:value="1595.98859228839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9 M.13 2/3</text:p>
          </table:table-cell>
          <table:table-cell office:value-type="string" calcext:value-type="string">
            <text:p>17 <text:s/>0 1/3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934.875" calcext:value-type="float">
            <text:p>582934,88</text:p>
          </table:table-cell>
          <table:table-cell office:value-type="float" office:value="1595.9887063655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.0055555555556" calcext:value-type="float">
            <text:p>17,01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9 M.13 2/3</text:p>
          </table:table-cell>
          <table:table-cell office:value-type="string" calcext:value-type="string">
            <text:p>17 <text:s/>0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2934.875" calcext:value-type="float">
            <text:p>582934,88</text:p>
          </table:table-cell>
          <table:table-cell office:value-type="float" office:value="1595.9887063655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,00</text:p>
          </table:table-cell>
          <table:table-cell table:number-columns-repeated="1003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DIE 18 DECEMBRIS, VESPERI.</text:p>
          </table:table-cell>
          <table:table-cell office:value-type="string" calcext:value-type="string">
            <text:p>H.7 2/3</text:p>
          </table:table-cell>
          <table:table-cell office:value-type="string" calcext:value-type="string">
            <text:p>16 <text:s/>58 1/2 B.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1595" calcext:value-type="float">
            <text:p>15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34.791666667" calcext:value-type="float">
            <text:p>582934,79</text:p>
          </table:table-cell>
          <table:table-cell office:value-type="float" office:value="1595.98847821127" calcext:value-type="float">
            <text:p>1595,99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6.975" calcext:value-type="float">
            <text:p>16,98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 JANUARIJ.</text:p>
          </table:table-cell>
          <table:table-cell office:value-type="string" calcext:value-type="string">
            <text:p>H.6 M.56 2/3</text:p>
          </table:table-cell>
          <table:table-cell office:value-type="string" calcext:value-type="string">
            <text:p>Declin. [MS] <text:s/>18 <text:s/>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49.75" calcext:value-type="float">
            <text:p>582949,75</text:p>
          </table:table-cell>
          <table:table-cell office:value-type="float" office:value="1596.02943189596" calcext:value-type="float">
            <text:p>1596,03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.25" calcext:value-type="float">
            <text:p>18,2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 JANUARIJ.</text:p>
          </table:table-cell>
          <table:table-cell office:value-type="string" calcext:value-type="string">
            <text:p>H.7 M.1 1/3</text:p>
          </table:table-cell>
          <table:table-cell office:value-type="string" calcext:value-type="string">
            <text:p>18 <text:s/>14 5/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49.791666667" calcext:value-type="float">
            <text:p>582949,79</text:p>
          </table:table-cell>
          <table:table-cell office:value-type="float" office:value="1596.02954597308" calcext:value-type="float">
            <text:p>1596,03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8.2472222222222" calcext:value-type="float">
            <text:p>18,2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 JANUARIJ.</text:p>
          </table:table-cell>
          <table:table-cell office:value-type="string" calcext:value-type="string">
            <text:p>H.7 M.1 1/3</text:p>
          </table:table-cell>
          <table:table-cell office:value-type="string" calcext:value-type="string">
            <text:p>17 <text:s/>15 1/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49.791666667" calcext:value-type="float">
            <text:p>582949,79</text:p>
          </table:table-cell>
          <table:table-cell office:value-type="float" office:value="1596.02954597308" calcext:value-type="float">
            <text:p>1596,03</text:p>
          </table:table-cell>
          <table:table-cell office:value-type="float" office:value="1" calcext:value-type="float">
            <text:p>1,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.2527777777778" calcext:value-type="float">
            <text:p>17,2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 JANUARIJ.</text:p>
          </table:table-cell>
          <table:table-cell office:value-type="string" calcext:value-type="string">
            <text:p>H.7 M.12 1/2</text:p>
          </table:table-cell>
          <table:table-cell office:value-type="string" calcext:value-type="string">
            <text:p>Declin. [MS] <text:s/>18 <text:s/>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49.791666667" calcext:value-type="float">
            <text:p>582949,79</text:p>
          </table:table-cell>
          <table:table-cell office:value-type="float" office:value="1596.02954597308" calcext:value-type="float">
            <text:p>1596,03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.25" calcext:value-type="float">
            <text:p>18,2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 JANUARIJ.</text:p>
          </table:table-cell>
          <table:table-cell office:value-type="string" calcext:value-type="string">
            <text:p>H.7 M.12 1/2</text:p>
          </table:table-cell>
          <table:table-cell office:value-type="string" calcext:value-type="string">
            <text:p>18 <text:s/>14 3/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49.791666667" calcext:value-type="float">
            <text:p>582949,79</text:p>
          </table:table-cell>
          <table:table-cell office:value-type="float" office:value="1596.02954597308" calcext:value-type="float">
            <text:p>1596,03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8.2458333333333" calcext:value-type="float">
            <text:p>18,2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JANUARIJ.</text:p>
          </table:table-cell>
          <table:table-cell office:value-type="string" calcext:value-type="string">
            <text:p>H.6 M.18 3/4</text:p>
          </table:table-cell>
          <table:table-cell office:value-type="string" calcext:value-type="string">
            <text:p>Declin. [MS] <text:s/>18 <text:s/>19 5/6 vno pinnac.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50.75" calcext:value-type="float">
            <text:p>582950,75</text:p>
          </table:table-cell>
          <table:table-cell office:value-type="float" office:value="1596.03216974675" calcext:value-type="float">
            <text:p>1596,03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8.3305555555556" calcext:value-type="float">
            <text:p>18,33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JANUARIJ.</text:p>
          </table:table-cell>
          <table:table-cell office:value-type="string" calcext:value-type="string">
            <text:p>H.6 M.21 5/6</text:p>
          </table:table-cell>
          <table:table-cell office:value-type="string" calcext:value-type="string">
            <text:p>18 <text:s/>20 vno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50.75" calcext:value-type="float">
            <text:p>582950,75</text:p>
          </table:table-cell>
          <table:table-cell office:value-type="float" office:value="1596.03216974675" calcext:value-type="float">
            <text:p>1596,03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.3333333333333" calcext:value-type="float">
            <text:p>18,33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JANUARIJ.</text:p>
          </table:table-cell>
          <table:table-cell office:value-type="string" calcext:value-type="string">
            <text:p>H.6 M.40</text:p>
          </table:table-cell>
          <table:table-cell office:value-type="string" calcext:value-type="string">
            <text:p>18 <text:s/>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50.75" calcext:value-type="float">
            <text:p>582950,75</text:p>
          </table:table-cell>
          <table:table-cell office:value-type="float" office:value="1596.03216974675" calcext:value-type="float">
            <text:p>1596,03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.3333333333333" calcext:value-type="float">
            <text:p>18,33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JANUARIJ.</text:p>
          </table:table-cell>
          <table:table-cell office:value-type="string" calcext:value-type="string">
            <text:p>H.6 M.40</text:p>
          </table:table-cell>
          <table:table-cell office:value-type="string" calcext:value-type="string">
            <text:p>18 <text:s/>19 1/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50.75" calcext:value-type="float">
            <text:p>582950,75</text:p>
          </table:table-cell>
          <table:table-cell office:value-type="float" office:value="1596.03216974675" calcext:value-type="float">
            <text:p>1596,03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8.325" calcext:value-type="float">
            <text:p>18,33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JANUARIJ.</text:p>
          </table:table-cell>
          <table:table-cell office:value-type="string" calcext:value-type="string">
            <text:p>H.7 M.13 2/3</text:p>
          </table:table-cell>
          <table:table-cell office:value-type="string" calcext:value-type="string">
            <text:p>Declin. [MS] <text:s/>18 <text:s/>19 1/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50.791666667" calcext:value-type="float">
            <text:p>582950,79</text:p>
          </table:table-cell>
          <table:table-cell office:value-type="float" office:value="1596.03228382387" calcext:value-type="float">
            <text:p>1596,03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8.325" calcext:value-type="float">
            <text:p>18,33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JANUARIJ.</text:p>
          </table:table-cell>
          <table:table-cell office:value-type="string" calcext:value-type="string">
            <text:p>H.7 M.13 2/3</text:p>
          </table:table-cell>
          <table:table-cell office:value-type="string" calcext:value-type="string">
            <text:p>18 <text:s/>2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950.791666667" calcext:value-type="float">
            <text:p>582950,79</text:p>
          </table:table-cell>
          <table:table-cell office:value-type="float" office:value="1596.03228382387" calcext:value-type="float">
            <text:p>1596,03</text:p>
          </table:table-cell>
          <table:table-cell office:value-type="float" office:value="1" calcext:value-type="float">
            <text:p>1,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.3333333333333" calcext:value-type="float">
            <text:p>18,33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2 JANUARIJ, VESPERI.</text:p>
          </table:table-cell>
          <table:table-cell office:value-type="string" calcext:value-type="string">
            <text:p>H.6 M.12 2/3</text:p>
          </table:table-cell>
          <table:table-cell office:value-type="string" calcext:value-type="string">
            <text:p>Declinatio <text:s/>19 <text:s/>14 5/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59.75" calcext:value-type="float">
            <text:p>582959,75</text:p>
          </table:table-cell>
          <table:table-cell office:value-type="float" office:value="1596.05681040383" calcext:value-type="float">
            <text:p>1596,06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9.2472222222222" calcext:value-type="float">
            <text:p>19,2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2 JANUARIJ, VESPERI.</text:p>
          </table:table-cell>
          <table:table-cell office:value-type="string" calcext:value-type="string">
            <text:p>H.6 M.24 1/2</text:p>
          </table:table-cell>
          <table:table-cell office:value-type="string" calcext:value-type="string">
            <text:p>19 <text:s/>1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59.75" calcext:value-type="float">
            <text:p>582959,75</text:p>
          </table:table-cell>
          <table:table-cell office:value-type="float" office:value="1596.05681040383" calcext:value-type="float">
            <text:p>1596,06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.25" calcext:value-type="float">
            <text:p>19,2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2 JANUARIJ, VESPERI.</text:p>
          </table:table-cell>
          <table:table-cell office:value-type="string" calcext:value-type="string">
            <text:p>H.6 M.24 1/2</text:p>
          </table:table-cell>
          <table:table-cell office:value-type="string" calcext:value-type="string">
            <text:p>19 <text:s/>15 1/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59.75" calcext:value-type="float">
            <text:p>582959,75</text:p>
          </table:table-cell>
          <table:table-cell office:value-type="float" office:value="1596.05681040383" calcext:value-type="float">
            <text:p>1596,06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.2555555555556" calcext:value-type="float">
            <text:p>19,26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2 JANUARIJ, VESPERI.</text:p>
          </table:table-cell>
          <table:table-cell office:value-type="string" calcext:value-type="string">
            <text:p>H.6 M.28</text:p>
          </table:table-cell>
          <table:table-cell office:value-type="string" calcext:value-type="string">
            <text:p>19 <text:s/>1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59.75" calcext:value-type="float">
            <text:p>582959,75</text:p>
          </table:table-cell>
          <table:table-cell office:value-type="float" office:value="1596.05681040383" calcext:value-type="float">
            <text:p>1596,06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.25" calcext:value-type="float">
            <text:p>19,2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2 JANUARIJ, VESPERI.</text:p>
          </table:table-cell>
          <table:table-cell office:value-type="string" calcext:value-type="string">
            <text:p>H.6 M.28</text:p>
          </table:table-cell>
          <table:table-cell office:value-type="string" calcext:value-type="string">
            <text:p>19 <text:s/>15 1/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59.75" calcext:value-type="float">
            <text:p>582959,75</text:p>
          </table:table-cell>
          <table:table-cell office:value-type="float" office:value="1596.05681040383" calcext:value-type="float">
            <text:p>1596,06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.2583333333333" calcext:value-type="float">
            <text:p>19,26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6 JANUARIJ.</text:p>
          </table:table-cell>
          <table:table-cell office:value-type="string" calcext:value-type="string">
            <text:p>H.6 M.21 1/3</text:p>
          </table:table-cell>
          <table:table-cell office:value-type="string" calcext:value-type="string">
            <text:p>Declin. <text:s/>19 <text:s/>4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63.75" calcext:value-type="float">
            <text:p>582963,75</text:p>
          </table:table-cell>
          <table:table-cell office:value-type="float" office:value="1596.06776180698" calcext:value-type="float">
            <text:p>1596,07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.6666666666667" calcext:value-type="float">
            <text:p>19,6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6 JANUARIJ.</text:p>
          </table:table-cell>
          <table:table-cell office:value-type="string" calcext:value-type="string">
            <text:p>H.6 M.21 1/3</text:p>
          </table:table-cell>
          <table:table-cell office:value-type="string" calcext:value-type="string">
            <text:p>19 <text:s/>40 1/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63.75" calcext:value-type="float">
            <text:p>582963,75</text:p>
          </table:table-cell>
          <table:table-cell office:value-type="float" office:value="1596.06776180698" calcext:value-type="float">
            <text:p>1596,07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9.6694444444444" calcext:value-type="float">
            <text:p>19,6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6 JANUARIJ.</text:p>
          </table:table-cell>
          <table:table-cell office:value-type="string" calcext:value-type="string">
            <text:p>H.6 M.31</text:p>
          </table:table-cell>
          <table:table-cell office:value-type="string" calcext:value-type="string">
            <text:p>19 <text:s/>39 5/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63.75" calcext:value-type="float">
            <text:p>582963,75</text:p>
          </table:table-cell>
          <table:table-cell office:value-type="float" office:value="1596.06776180698" calcext:value-type="float">
            <text:p>1596,07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9.6638888888889" calcext:value-type="float">
            <text:p>19,66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6 JANUARIJ.</text:p>
          </table:table-cell>
          <table:table-cell office:value-type="string" calcext:value-type="string">
            <text:p>H.6 M.31</text:p>
          </table:table-cell>
          <table:table-cell office:value-type="string" calcext:value-type="string">
            <text:p>19 <text:s/>4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63.75" calcext:value-type="float">
            <text:p>582963,75</text:p>
          </table:table-cell>
          <table:table-cell office:value-type="float" office:value="1596.06776180698" calcext:value-type="float">
            <text:p>1596,07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.6666666666667" calcext:value-type="float">
            <text:p>19,6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6 JANUARIJ.</text:p>
          </table:table-cell>
          <table:table-cell office:value-type="string" calcext:value-type="string">
            <text:p>H.6 M.51 1/6</text:p>
          </table:table-cell>
          <table:table-cell office:value-type="string" calcext:value-type="string">
            <text:p>19 <text:s/>4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63.75" calcext:value-type="float">
            <text:p>582963,75</text:p>
          </table:table-cell>
          <table:table-cell office:value-type="float" office:value="1596.06776180698" calcext:value-type="float">
            <text:p>1596,07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.6666666666667" calcext:value-type="float">
            <text:p>19,6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6 JANUARIJ.</text:p>
          </table:table-cell>
          <table:table-cell office:value-type="string" calcext:value-type="string">
            <text:p>H.6 M.51 1/6</text:p>
          </table:table-cell>
          <table:table-cell office:value-type="string" calcext:value-type="string">
            <text:p>19 <text:s/>40 1/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63.75" calcext:value-type="float">
            <text:p>582963,75</text:p>
          </table:table-cell>
          <table:table-cell office:value-type="float" office:value="1596.06776180698" calcext:value-type="float">
            <text:p>1596,07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9.6722222222222" calcext:value-type="float">
            <text:p>19,6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6 JANUARIJ, VESPERI.</text:p>
          </table:table-cell>
          <table:table-cell office:value-type="string" calcext:value-type="string">
            <text:p>H.6 M.32</text:p>
          </table:table-cell>
          <table:table-cell office:value-type="string" calcext:value-type="string">
            <text:p>Decl. Bor. <text:s/>20 <text:s/>43 1/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3.75" calcext:value-type="float">
            <text:p>582973,75</text:p>
          </table:table-cell>
          <table:table-cell office:value-type="float" office:value="1596.09514031485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.725" calcext:value-type="float">
            <text:p>20,73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6 JANUARIJ, VESPERI.</text:p>
          </table:table-cell>
          <table:table-cell office:value-type="string" calcext:value-type="string">
            <text:p>H.6 M.32</text:p>
          </table:table-cell>
          <table:table-cell office:value-type="string" calcext:value-type="string">
            <text:p>20 <text:s/>4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3.75" calcext:value-type="float">
            <text:p>582973,75</text:p>
          </table:table-cell>
          <table:table-cell office:value-type="float" office:value="1596.09514031485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0.7333333333333" calcext:value-type="float">
            <text:p>20,73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6 JANUARIJ, VESPERI.</text:p>
          </table:table-cell>
          <table:table-cell office:value-type="string" calcext:value-type="string">
            <text:p>H.6 M.46</text:p>
          </table:table-cell>
          <table:table-cell office:value-type="string" calcext:value-type="string">
            <text:p>20 <text:s/>4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3.75" calcext:value-type="float">
            <text:p>582973,75</text:p>
          </table:table-cell>
          <table:table-cell office:value-type="float" office:value="1596.09514031485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.75" calcext:value-type="float">
            <text:p>20,7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6 JANUARIJ, VESPERI.</text:p>
          </table:table-cell>
          <table:table-cell office:value-type="string" calcext:value-type="string">
            <text:p>H.6 M.46</text:p>
          </table:table-cell>
          <table:table-cell office:value-type="string" calcext:value-type="string">
            <text:p>20 <text:s/>44 3/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3.75" calcext:value-type="float">
            <text:p>582973,75</text:p>
          </table:table-cell>
          <table:table-cell office:value-type="float" office:value="1596.09514031485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0.7458333333333" calcext:value-type="float">
            <text:p>20,7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6 JANUARIJ, VESPERI.</text:p>
          </table:table-cell>
          <table:table-cell office:value-type="string" calcext:value-type="string">
            <text:p>H.6 M.54 2/3</text:p>
          </table:table-cell>
          <table:table-cell office:value-type="string" calcext:value-type="string">
            <text:p>20 <text:s/>4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3.75" calcext:value-type="float">
            <text:p>582973,75</text:p>
          </table:table-cell>
          <table:table-cell office:value-type="float" office:value="1596.09514031485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.75" calcext:value-type="float">
            <text:p>20,7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6 JANUARIJ, VESPERI.</text:p>
          </table:table-cell>
          <table:table-cell office:value-type="string" calcext:value-type="string">
            <text:p>H.6 M.54 2/3</text:p>
          </table:table-cell>
          <table:table-cell office:value-type="string" calcext:value-type="string">
            <text:p>20 <text:s/>44 3/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3.75" calcext:value-type="float">
            <text:p>582973,75</text:p>
          </table:table-cell>
          <table:table-cell office:value-type="float" office:value="1596.09514031485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0.7458333333333" calcext:value-type="float">
            <text:p>20,7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9 JANUARIJ, VESPERI.</text:p>
          </table:table-cell>
          <table:table-cell office:value-type="string" calcext:value-type="string">
            <text:p>H.6 M.4 2/5</text:p>
          </table:table-cell>
          <table:table-cell office:value-type="string" calcext:value-type="string">
            <text:p>Declinatio [MS] B. <text:s/>21 <text:s/>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6.75" calcext:value-type="float">
            <text:p>582976,75</text:p>
          </table:table-cell>
          <table:table-cell office:value-type="float" office:value="1596.10335386721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.0666666666667" calcext:value-type="float">
            <text:p>21,0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9 JANUARIJ, VESPERI.</text:p>
          </table:table-cell>
          <table:table-cell office:value-type="string" calcext:value-type="string">
            <text:p>H.6 M.4 2/5</text:p>
          </table:table-cell>
          <table:table-cell office:value-type="string" calcext:value-type="string">
            <text:p>21 <text:s/>4 3/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6.75" calcext:value-type="float">
            <text:p>582976,75</text:p>
          </table:table-cell>
          <table:table-cell office:value-type="float" office:value="1596.10335386721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1.0791666666667" calcext:value-type="float">
            <text:p>21,08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9 JANUARIJ, VESPERI.</text:p>
          </table:table-cell>
          <table:table-cell office:value-type="string" calcext:value-type="string">
            <text:p>H.6 M.11 1/2</text:p>
          </table:table-cell>
          <table:table-cell office:value-type="string" calcext:value-type="string">
            <text:p>Declin. [MS] <text:s/>21 <text:s/>3 2/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6.75" calcext:value-type="float">
            <text:p>582976,75</text:p>
          </table:table-cell>
          <table:table-cell office:value-type="float" office:value="1596.10335386721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1.0611111111111" calcext:value-type="float">
            <text:p>21,06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9 JANUARIJ, VESPERI.</text:p>
          </table:table-cell>
          <table:table-cell office:value-type="string" calcext:value-type="string">
            <text:p>H.6 M.11 1/2</text:p>
          </table:table-cell>
          <table:table-cell office:value-type="string" calcext:value-type="string">
            <text:p>21 <text:s/>4 1/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6.75" calcext:value-type="float">
            <text:p>582976,75</text:p>
          </table:table-cell>
          <table:table-cell office:value-type="float" office:value="1596.10335386721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.0694444444444" calcext:value-type="float">
            <text:p>21,0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9 JANUARIJ, VESPERI.</text:p>
          </table:table-cell>
          <table:table-cell office:value-type="string" calcext:value-type="string">
            <text:p>H.6 M.16</text:p>
          </table:table-cell>
          <table:table-cell office:value-type="string" calcext:value-type="string">
            <text:p>21 <text:s/>4 1/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6.75" calcext:value-type="float">
            <text:p>582976,75</text:p>
          </table:table-cell>
          <table:table-cell office:value-type="float" office:value="1596.10335386721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.0708333333333" calcext:value-type="float">
            <text:p>21,0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9 JANUARIJ, VESPERI.</text:p>
          </table:table-cell>
          <table:table-cell office:value-type="string" calcext:value-type="string">
            <text:p>H.6 M.16</text:p>
          </table:table-cell>
          <table:table-cell office:value-type="string" calcext:value-type="string">
            <text:p>21 <text:s/>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6.75" calcext:value-type="float">
            <text:p>582976,75</text:p>
          </table:table-cell>
          <table:table-cell office:value-type="float" office:value="1596.10335386721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.0666666666667" calcext:value-type="float">
            <text:p>21,0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9 JANUARIJ, VESPERI.</text:p>
          </table:table-cell>
          <table:table-cell office:value-type="string" calcext:value-type="string">
            <text:p>H.6 M.21 5/6</text:p>
          </table:table-cell>
          <table:table-cell office:value-type="string" calcext:value-type="string">
            <text:p>21 <text:s/>3 5/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6.75" calcext:value-type="float">
            <text:p>582976,75</text:p>
          </table:table-cell>
          <table:table-cell office:value-type="float" office:value="1596.10335386721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1.0638888888889" calcext:value-type="float">
            <text:p>21,06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9 JANUARIJ, VESPERI.</text:p>
          </table:table-cell>
          <table:table-cell office:value-type="string" calcext:value-type="string">
            <text:p>H.6 M.21 5/6</text:p>
          </table:table-cell>
          <table:table-cell office:value-type="string" calcext:value-type="string">
            <text:p>21 <text:s/>4 1/2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6.75" calcext:value-type="float">
            <text:p>582976,75</text:p>
          </table:table-cell>
          <table:table-cell office:value-type="float" office:value="1596.10335386721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1.075" calcext:value-type="float">
            <text:p>21,08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9 JANUARIJ, VESPERI.</text:p>
          </table:table-cell>
          <table:table-cell office:value-type="string" calcext:value-type="string">
            <text:p>H.6 M.11 1/2</text:p>
          </table:table-cell>
          <table:table-cell office:value-type="string" calcext:value-type="string">
            <text:p>21 <text:s/>4 1/4 B.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6.75" calcext:value-type="float">
            <text:p>582976,75</text:p>
          </table:table-cell>
          <table:table-cell office:value-type="float" office:value="1596.10335386721" calcext:value-type="float">
            <text:p>1596,10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.0708333333333" calcext:value-type="float">
            <text:p>21,0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1 JANUARIJ.</text:p>
          </table:table-cell>
          <table:table-cell office:value-type="string" calcext:value-type="string">
            <text:p>H.6 M.15 5/6</text:p>
          </table:table-cell>
          <table:table-cell office:value-type="string" calcext:value-type="string">
            <text:p>Declin. [MS] <text:s/>21 <text:s/>1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8.75" calcext:value-type="float">
            <text:p>582978,75</text:p>
          </table:table-cell>
          <table:table-cell office:value-type="float" office:value="1596.10882956879" calcext:value-type="float">
            <text:p>1596,11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3" calcext:value-type="float">
            <text:p>21,3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1 JANUARIJ.</text:p>
          </table:table-cell>
          <table:table-cell office:value-type="string" calcext:value-type="string">
            <text:p>H.6 M.15 5/6</text:p>
          </table:table-cell>
          <table:table-cell office:value-type="string" calcext:value-type="string">
            <text:p>21 <text:s/>17 1/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8.75" calcext:value-type="float">
            <text:p>582978,75</text:p>
          </table:table-cell>
          <table:table-cell office:value-type="float" office:value="1596.10882956879" calcext:value-type="float">
            <text:p>1596,11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.2888888888889" calcext:value-type="float">
            <text:p>21,29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1 JANUARIJ.</text:p>
          </table:table-cell>
          <table:table-cell office:value-type="string" calcext:value-type="string">
            <text:p>H.6 M.57 1/3</text:p>
          </table:table-cell>
          <table:table-cell office:value-type="string" calcext:value-type="string">
            <text:p>Declinatio <text:s/>15 <text:s/>2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8.75" calcext:value-type="float">
            <text:p>582978,75</text:p>
          </table:table-cell>
          <table:table-cell office:value-type="float" office:value="1596.10882956879" calcext:value-type="float">
            <text:p>1596,11</text:p>
          </table:table-cell>
          <table:table-cell office:value-type="float" office:value="1" calcext:value-type="float">
            <text:p>1,0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5.4666666666667" calcext:value-type="float">
            <text:p>15,4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1 JANUARIJ.</text:p>
          </table:table-cell>
          <table:table-cell office:value-type="string" calcext:value-type="string">
            <text:p>H.6 M.57 1/3</text:p>
          </table:table-cell>
          <table:table-cell office:value-type="string" calcext:value-type="string">
            <text:p>15 <text:s/>27 3/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78.75" calcext:value-type="float">
            <text:p>582978,75</text:p>
          </table:table-cell>
          <table:table-cell office:value-type="float" office:value="1596.10882956879" calcext:value-type="float">
            <text:p>1596,11</text:p>
          </table:table-cell>
          <table:table-cell office:value-type="float" office:value="1" calcext:value-type="float">
            <text:p>1,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5.4625" calcext:value-type="float">
            <text:p>15,46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5 M.30 5/6</text:p>
          </table:table-cell>
          <table:table-cell office:value-type="string" calcext:value-type="string">
            <text:p>Declinatio [MS] B. <text:s/>21 <text:s/>3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981.708333333" calcext:value-type="float">
            <text:p>582981,71</text:p>
          </table:table-cell>
          <table:table-cell office:value-type="float" office:value="1596.11692904403" calcext:value-type="float">
            <text:p>1596,12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.6" calcext:value-type="float">
            <text:p>21,6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5 M.30 5/6</text:p>
          </table:table-cell>
          <table:table-cell office:value-type="string" calcext:value-type="string">
            <text:p>21 <text:s/>35 2/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981.708333333" calcext:value-type="float">
            <text:p>582981,71</text:p>
          </table:table-cell>
          <table:table-cell office:value-type="float" office:value="1596.11692904403" calcext:value-type="float">
            <text:p>1596,12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1.5944444444444" calcext:value-type="float">
            <text:p>21,59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5 M.37 1/3</text:p>
          </table:table-cell>
          <table:table-cell office:value-type="string" calcext:value-type="string">
            <text:p>Declin. <text:s/>21 <text:s/>35 2/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981.708333333" calcext:value-type="float">
            <text:p>582981,71</text:p>
          </table:table-cell>
          <table:table-cell office:value-type="float" office:value="1596.11692904403" calcext:value-type="float">
            <text:p>1596,12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1.5866666666667" calcext:value-type="float">
            <text:p>21,59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5 M.37 1/3</text:p>
          </table:table-cell>
          <table:table-cell office:value-type="string" calcext:value-type="string">
            <text:p>21 <text:s/>3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981.708333333" calcext:value-type="float">
            <text:p>582981,71</text:p>
          </table:table-cell>
          <table:table-cell office:value-type="float" office:value="1596.11692904403" calcext:value-type="float">
            <text:p>1596,12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.6" calcext:value-type="float">
            <text:p>21,6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5 M.44</text:p>
          </table:table-cell>
          <table:table-cell office:value-type="string" calcext:value-type="string">
            <text:p>21 <text:s/>36 1/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981.708333333" calcext:value-type="float">
            <text:p>582981,71</text:p>
          </table:table-cell>
          <table:table-cell office:value-type="float" office:value="1596.11692904403" calcext:value-type="float">
            <text:p>1596,12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1.6027777777778" calcext:value-type="float">
            <text:p>21,6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5 M.44</text:p>
          </table:table-cell>
          <table:table-cell office:value-type="string" calcext:value-type="string">
            <text:p>21 <text:s/>3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981.708333333" calcext:value-type="float">
            <text:p>582981,71</text:p>
          </table:table-cell>
          <table:table-cell office:value-type="float" office:value="1596.11692904403" calcext:value-type="float">
            <text:p>1596,12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.6" calcext:value-type="float">
            <text:p>21,6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5 M.38 S.35</text:p>
          </table:table-cell>
          <table:table-cell office:value-type="string" calcext:value-type="string">
            <text:p>21 <text:s/>35 3/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981.708333333" calcext:value-type="float">
            <text:p>582981,71</text:p>
          </table:table-cell>
          <table:table-cell office:value-type="float" office:value="1596.11692904403" calcext:value-type="float">
            <text:p>1596,12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1.5958333333333" calcext:value-type="float">
            <text:p>21,6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5 M.38 S.35</text:p>
          </table:table-cell>
          <table:table-cell office:value-type="string" calcext:value-type="string">
            <text:p>21 <text:s/>3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2981.708333333" calcext:value-type="float">
            <text:p>582981,71</text:p>
          </table:table-cell>
          <table:table-cell office:value-type="float" office:value="1596.11692904403" calcext:value-type="float">
            <text:p>1596,12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.6" calcext:value-type="float">
            <text:p>21,6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3 FEBRUARIJ.</text:p>
          </table:table-cell>
          <table:table-cell office:value-type="string" calcext:value-type="string">
            <text:p>H.6 M.4 2/3</text:p>
          </table:table-cell>
          <table:table-cell office:value-type="string" calcext:value-type="string">
            <text:p>Declin. [MS] <text:s/>21 <text:s/>36 B.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2981.75" calcext:value-type="float">
            <text:p>582981,75</text:p>
          </table:table-cell>
          <table:table-cell office:value-type="float" office:value="1596.11704312115" calcext:value-type="float">
            <text:p>1596,12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.6" calcext:value-type="float">
            <text:p>21,6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4 FEBRUARIJ, VESPERI.</text:p>
          </table:table-cell>
          <table:table-cell office:value-type="string" calcext:value-type="string">
            <text:p>H.6 M.54 1/6</text:p>
          </table:table-cell>
          <table:table-cell office:value-type="string" calcext:value-type="string">
            <text:p>Declinatio <text:s/>23 <text:s/>3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3002.75" calcext:value-type="float">
            <text:p>583002,75</text:p>
          </table:table-cell>
          <table:table-cell office:value-type="float" office:value="1596.17453798768" calcext:value-type="float">
            <text:p>1596,17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3.5666666666667" calcext:value-type="float">
            <text:p>23,5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4 FEBRUARIJ, VESPERI.</text:p>
          </table:table-cell>
          <table:table-cell office:value-type="string" calcext:value-type="string">
            <text:p>H.6 M.54 1/6</text:p>
          </table:table-cell>
          <table:table-cell office:value-type="string" calcext:value-type="string">
            <text:p>23 <text:s/>34 5/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3002.75" calcext:value-type="float">
            <text:p>583002,75</text:p>
          </table:table-cell>
          <table:table-cell office:value-type="float" office:value="1596.17453798768" calcext:value-type="float">
            <text:p>1596,17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3.5805555555556" calcext:value-type="float">
            <text:p>23,58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4 FEBRUARIJ, VESPERI.</text:p>
          </table:table-cell>
          <table:table-cell office:value-type="string" calcext:value-type="string">
            <text:p>H.7 M.4</text:p>
          </table:table-cell>
          <table:table-cell office:value-type="string" calcext:value-type="string">
            <text:p>23 <text:s/>3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02.791666667" calcext:value-type="float">
            <text:p>583002,79</text:p>
          </table:table-cell>
          <table:table-cell office:value-type="float" office:value="1596.1746520648" calcext:value-type="float">
            <text:p>1596,17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3.5666666666667" calcext:value-type="float">
            <text:p>23,5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4 FEBRUARIJ, VESPERI.</text:p>
          </table:table-cell>
          <table:table-cell office:value-type="string" calcext:value-type="string">
            <text:p>H.7 M.4</text:p>
          </table:table-cell>
          <table:table-cell office:value-type="string" calcext:value-type="string">
            <text:p>23 <text:s/>34 5/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02.791666667" calcext:value-type="float">
            <text:p>583002,79</text:p>
          </table:table-cell>
          <table:table-cell office:value-type="float" office:value="1596.1746520648" calcext:value-type="float">
            <text:p>1596,17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3.5805555555556" calcext:value-type="float">
            <text:p>23,58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5 MARTIJ, VESPERI.</text:p>
          </table:table-cell>
          <table:table-cell office:value-type="string" calcext:value-type="string">
            <text:p>H.6 M.54 1/3</text:p>
          </table:table-cell>
          <table:table-cell office:value-type="string" calcext:value-type="string">
            <text:p>Decl. [MS] <text:s/>24 <text:s/>18 1/2 vno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3012.75" calcext:value-type="float">
            <text:p>583012,75</text:p>
          </table:table-cell>
          <table:table-cell office:value-type="float" office:value="1596.20191649555" calcext:value-type="float">
            <text:p>1596,2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4.3083333333333" calcext:value-type="float">
            <text:p>24,31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5 MARTIJ, VESPERI.</text:p>
          </table:table-cell>
          <table:table-cell office:value-type="string" calcext:value-type="string">
            <text:p>H.7 M.0 1/2</text:p>
          </table:table-cell>
          <table:table-cell office:value-type="string" calcext:value-type="string">
            <text:p>24 <text:s/>18 1/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12.791666667" calcext:value-type="float">
            <text:p>583012,79</text:p>
          </table:table-cell>
          <table:table-cell office:value-type="float" office:value="1596.20203057267" calcext:value-type="float">
            <text:p>1596,2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4.3041666666667" calcext:value-type="float">
            <text:p>24,3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5 MARTIJ, VESPERI.</text:p>
          </table:table-cell>
          <table:table-cell office:value-type="string" calcext:value-type="string">
            <text:p>H.7 M.0 1/2</text:p>
          </table:table-cell>
          <table:table-cell office:value-type="string" calcext:value-type="string">
            <text:p>24 <text:s/>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12.791666667" calcext:value-type="float">
            <text:p>583012,79</text:p>
          </table:table-cell>
          <table:table-cell office:value-type="float" office:value="1596.20203057267" calcext:value-type="float">
            <text:p>1596,2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.2833333333333" calcext:value-type="float">
            <text:p>24,28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5 MARTIJ, VESPERI.</text:p>
          </table:table-cell>
          <table:table-cell office:value-type="string" calcext:value-type="string">
            <text:p>H.7 M.9 1/2</text:p>
          </table:table-cell>
          <table:table-cell office:value-type="string" calcext:value-type="string">
            <text:p>24 <text:s/>17 1/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12.791666667" calcext:value-type="float">
            <text:p>583012,79</text:p>
          </table:table-cell>
          <table:table-cell office:value-type="float" office:value="1596.20203057267" calcext:value-type="float">
            <text:p>1596,2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4.2861111111111" calcext:value-type="float">
            <text:p>24,29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5 MARTIJ, VESPERI.</text:p>
          </table:table-cell>
          <table:table-cell office:value-type="string" calcext:value-type="string">
            <text:p>H.7 M.9 1/2</text:p>
          </table:table-cell>
          <table:table-cell office:value-type="string" calcext:value-type="string">
            <text:p>24 <text:s/>17 1/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12.791666667" calcext:value-type="float">
            <text:p>583012,79</text:p>
          </table:table-cell>
          <table:table-cell office:value-type="float" office:value="1596.20203057267" calcext:value-type="float">
            <text:p>1596,2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4.2916666666667" calcext:value-type="float">
            <text:p>24,29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5 MARTIJ, VESPERI.</text:p>
          </table:table-cell>
          <table:table-cell office:value-type="string" calcext:value-type="string">
            <text:p>H.7 M.14 2/3</text:p>
          </table:table-cell>
          <table:table-cell office:value-type="string" calcext:value-type="string">
            <text:p>Declin. [MS] <text:s/>24 <text:s/>17 1/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12.791666667" calcext:value-type="float">
            <text:p>583012,79</text:p>
          </table:table-cell>
          <table:table-cell office:value-type="float" office:value="1596.20203057267" calcext:value-type="float">
            <text:p>1596,20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.2888888888889" calcext:value-type="float">
            <text:p>23,29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9 MARTIJ.</text:p>
          </table:table-cell>
          <table:table-cell office:value-type="string" calcext:value-type="string">
            <text:p>H.7 M.54 2/3</text:p>
          </table:table-cell>
          <table:table-cell office:value-type="string" calcext:value-type="string">
            <text:p>Declin. [MS] <text:s/>24 <text:s/>3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16.791666667" calcext:value-type="float">
            <text:p>583016,79</text:p>
          </table:table-cell>
          <table:table-cell office:value-type="float" office:value="1596.21298197582" calcext:value-type="float">
            <text:p>1596,21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4.55" calcext:value-type="float">
            <text:p>24,5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9 MARTIJ.</text:p>
          </table:table-cell>
          <table:table-cell office:value-type="string" calcext:value-type="string">
            <text:p>H.7 M.54 2/3</text:p>
          </table:table-cell>
          <table:table-cell office:value-type="string" calcext:value-type="string">
            <text:p>24 <text:s/>32 1/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16.791666667" calcext:value-type="float">
            <text:p>583016,79</text:p>
          </table:table-cell>
          <table:table-cell office:value-type="float" office:value="1596.21298197582" calcext:value-type="float">
            <text:p>1596,21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4.5416666666667" calcext:value-type="float">
            <text:p>24,54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4 MARTIJ, VESPERI.</text:p>
          </table:table-cell>
          <table:table-cell office:value-type="string" calcext:value-type="string">
            <text:p>H.7 M.32</text:p>
          </table:table-cell>
          <table:table-cell office:value-type="string" calcext:value-type="string">
            <text:p>Declinatio <text:s/>24 <text:s/>46 1/3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21.791666667" calcext:value-type="float">
            <text:p>583021,79</text:p>
          </table:table-cell>
          <table:table-cell office:value-type="float" office:value="1596.22667122975" calcext:value-type="float">
            <text:p>1596,23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4.7722222222222" calcext:value-type="float">
            <text:p>24,7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4 MARTIJ, VESPERI.</text:p>
          </table:table-cell>
          <table:table-cell office:value-type="string" calcext:value-type="string">
            <text:p>H.7 M.32</text:p>
          </table:table-cell>
          <table:table-cell office:value-type="string" calcext:value-type="string">
            <text:p>24 <text:s/>46 3/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21.791666667" calcext:value-type="float">
            <text:p>583021,79</text:p>
          </table:table-cell>
          <table:table-cell office:value-type="float" office:value="1596.22667122975" calcext:value-type="float">
            <text:p>1596,23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24.7791666666667" calcext:value-type="float">
            <text:p>24,78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4 MARTIJ, VESPERI.</text:p>
          </table:table-cell>
          <table:table-cell office:value-type="string" calcext:value-type="string">
            <text:p>H.7 M.35 1/2</text:p>
          </table:table-cell>
          <table:table-cell office:value-type="string" calcext:value-type="string">
            <text:p>24 <text:s/>46 5/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21.791666667" calcext:value-type="float">
            <text:p>583021,79</text:p>
          </table:table-cell>
          <table:table-cell office:value-type="float" office:value="1596.22667122975" calcext:value-type="float">
            <text:p>1596,23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4.7805555555556" calcext:value-type="float">
            <text:p>24,78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4 MARTIJ, VESPERI.</text:p>
          </table:table-cell>
          <table:table-cell office:value-type="string" calcext:value-type="string">
            <text:p>H.7 M.48</text:p>
          </table:table-cell>
          <table:table-cell office:value-type="string" calcext:value-type="string">
            <text:p>24 <text:s/>47 vno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21.791666667" calcext:value-type="float">
            <text:p>583021,79</text:p>
          </table:table-cell>
          <table:table-cell office:value-type="float" office:value="1596.22667122975" calcext:value-type="float">
            <text:p>1596,23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4.7833333333333" calcext:value-type="float">
            <text:p>24,78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4 MARTIJ, VESPERI.</text:p>
          </table:table-cell>
          <table:table-cell office:value-type="string" calcext:value-type="string">
            <text:p>H.7 M.46</text:p>
          </table:table-cell>
          <table:table-cell office:value-type="string" calcext:value-type="string">
            <text:p>Declin. [MS] <text:s/>24 <text:s/>46 1/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021.791666667" calcext:value-type="float">
            <text:p>583021,79</text:p>
          </table:table-cell>
          <table:table-cell office:value-type="float" office:value="1596.22667122975" calcext:value-type="float">
            <text:p>1596,23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4.775" calcext:value-type="float">
            <text:p>24,78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2 MARTIJ.</text:p>
          </table:table-cell>
          <table:table-cell office:value-type="string" calcext:value-type="string">
            <text:p>H.8 M.43 1/2</text:p>
          </table:table-cell>
          <table:table-cell office:value-type="string" calcext:value-type="string">
            <text:p>Decl. [MS] <text:s/>25 <text:s/>3 1/3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029.833333333" calcext:value-type="float">
            <text:p>583029,83</text:p>
          </table:table-cell>
          <table:table-cell office:value-type="float" office:value="1596.24868811316" calcext:value-type="float">
            <text:p>1596,25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5.0555555555556" calcext:value-type="float">
            <text:p>25,06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2 MARTIJ.</text:p>
          </table:table-cell>
          <table:table-cell office:value-type="string" calcext:value-type="string">
            <text:p>H.8 M.43 1/2</text:p>
          </table:table-cell>
          <table:table-cell office:value-type="string" calcext:value-type="string">
            <text:p>25 <text:s/>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029.833333333" calcext:value-type="float">
            <text:p>583029,83</text:p>
          </table:table-cell>
          <table:table-cell office:value-type="float" office:value="1596.24868811316" calcext:value-type="float">
            <text:p>1596,25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.0666666666667" calcext:value-type="float">
            <text:p>25,0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2 MARTIJ.</text:p>
          </table:table-cell>
          <table:table-cell office:value-type="string" calcext:value-type="string">
            <text:p>H.8 M.50</text:p>
          </table:table-cell>
          <table:table-cell office:value-type="string" calcext:value-type="string">
            <text:p>25 <text:s/>3 1/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029.833333333" calcext:value-type="float">
            <text:p>583029,83</text:p>
          </table:table-cell>
          <table:table-cell office:value-type="float" office:value="1596.24868811316" calcext:value-type="float">
            <text:p>1596,25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5.0583333333333" calcext:value-type="float">
            <text:p>25,06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2 MARTIJ.</text:p>
          </table:table-cell>
          <table:table-cell office:value-type="string" calcext:value-type="string">
            <text:p>H.8 M.50</text:p>
          </table:table-cell>
          <table:table-cell office:value-type="string" calcext:value-type="string">
            <text:p>25 <text:s/>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029.833333333" calcext:value-type="float">
            <text:p>583029,83</text:p>
          </table:table-cell>
          <table:table-cell office:value-type="float" office:value="1596.24868811316" calcext:value-type="float">
            <text:p>1596,25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.0666666666667" calcext:value-type="float">
            <text:p>25,0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2 MARTIJ.</text:p>
          </table:table-cell>
          <table:table-cell office:value-type="string" calcext:value-type="string">
            <text:p>H.8 M.54 1/4</text:p>
          </table:table-cell>
          <table:table-cell office:value-type="string" calcext:value-type="string">
            <text:p>25 <text:s/>3 1/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029.833333333" calcext:value-type="float">
            <text:p>583029,83</text:p>
          </table:table-cell>
          <table:table-cell office:value-type="float" office:value="1596.24868811316" calcext:value-type="float">
            <text:p>1596,25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5.0583333333333" calcext:value-type="float">
            <text:p>25,06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2 MARTIJ.</text:p>
          </table:table-cell>
          <table:table-cell office:value-type="string" calcext:value-type="string">
            <text:p>H.8 M.54 1/4</text:p>
          </table:table-cell>
          <table:table-cell office:value-type="string" calcext:value-type="string">
            <text:p>25 <text:s/>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029.833333333" calcext:value-type="float">
            <text:p>583029,83</text:p>
          </table:table-cell>
          <table:table-cell office:value-type="float" office:value="1596.24868811316" calcext:value-type="float">
            <text:p>1596,25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.0666666666667" calcext:value-type="float">
            <text:p>25,0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5 APRILIS, VESPERI.</text:p>
          </table:table-cell>
          <table:table-cell office:value-type="string" calcext:value-type="string">
            <text:p>H.8 M.30 1/3</text:p>
          </table:table-cell>
          <table:table-cell office:value-type="string" calcext:value-type="string">
            <text:p>Decl. [MS] <text:s/>24 <text:s/>3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063.833333333" calcext:value-type="float">
            <text:p>583063,83</text:p>
          </table:table-cell>
          <table:table-cell office:value-type="float" office:value="1596.34177503993" calcext:value-type="float">
            <text:p>1596,34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4.5" calcext:value-type="float">
            <text:p>24,5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5 APRILIS, VESPERI.</text:p>
          </table:table-cell>
          <table:table-cell office:value-type="string" calcext:value-type="string">
            <text:p>H.8 M.30 1/3</text:p>
          </table:table-cell>
          <table:table-cell office:value-type="string" calcext:value-type="string">
            <text:p>24 <text:s/>29 1/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063.833333333" calcext:value-type="float">
            <text:p>583063,83</text:p>
          </table:table-cell>
          <table:table-cell office:value-type="float" office:value="1596.34177503993" calcext:value-type="float">
            <text:p>1596,34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4.4916666666667" calcext:value-type="float">
            <text:p>24,49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5 APRILIS, VESPERI.</text:p>
          </table:table-cell>
          <table:table-cell office:value-type="string" calcext:value-type="string">
            <text:p>H.8 M.36 3/4</text:p>
          </table:table-cell>
          <table:table-cell office:value-type="string" calcext:value-type="string">
            <text:p>24 <text:s/>29 3/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063.833333333" calcext:value-type="float">
            <text:p>583063,83</text:p>
          </table:table-cell>
          <table:table-cell office:value-type="float" office:value="1596.34177503993" calcext:value-type="float">
            <text:p>1596,34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4.4958333333333" calcext:value-type="float">
            <text:p>24,5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5 APRILIS, VESPERI.</text:p>
          </table:table-cell>
          <table:table-cell office:value-type="string" calcext:value-type="string">
            <text:p>H.8 M.36 3/4</text:p>
          </table:table-cell>
          <table:table-cell office:value-type="string" calcext:value-type="string">
            <text:p>24 <text:s/>3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063.833333333" calcext:value-type="float">
            <text:p>583063,83</text:p>
          </table:table-cell>
          <table:table-cell office:value-type="float" office:value="1596.34177503993" calcext:value-type="float">
            <text:p>1596,34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4.5" calcext:value-type="float">
            <text:p>24,5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25 APRILIS, VESPERI.</text:p>
          </table:table-cell>
          <table:table-cell office:value-type="string" calcext:value-type="string">
            <text:p>H.9 M.25</text:p>
          </table:table-cell>
          <table:table-cell office:value-type="string" calcext:value-type="string">
            <text:p>24 <text:s/>3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3063.875" calcext:value-type="float">
            <text:p>583063,88</text:p>
          </table:table-cell>
          <table:table-cell office:value-type="float" office:value="1596.34188911704" calcext:value-type="float">
            <text:p>1596,34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4.5" calcext:value-type="float">
            <text:p>24,5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0 MAIJ.</text:p>
          </table:table-cell>
          <table:table-cell office:value-type="string" calcext:value-type="string">
            <text:p>H.9 M.24 2/3</text:p>
          </table:table-cell>
          <table:table-cell office:value-type="string" calcext:value-type="string">
            <text:p>Decl. [MS] <text:s/>23 <text:s/>1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3078.875" calcext:value-type="float">
            <text:p>583078,88</text:p>
          </table:table-cell>
          <table:table-cell office:value-type="float" office:value="1596.38295687885" calcext:value-type="float">
            <text:p>1596,38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.3166666666667" calcext:value-type="float">
            <text:p>23,32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0 MAIJ.</text:p>
          </table:table-cell>
          <table:table-cell office:value-type="string" calcext:value-type="string">
            <text:p>H.9 M.24 2/3</text:p>
          </table:table-cell>
          <table:table-cell office:value-type="string" calcext:value-type="string">
            <text:p>23 <text:s/>1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3078.875" calcext:value-type="float">
            <text:p>583078,88</text:p>
          </table:table-cell>
          <table:table-cell office:value-type="float" office:value="1596.38295687885" calcext:value-type="float">
            <text:p>1596,38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.2666666666667" calcext:value-type="float">
            <text:p>23,27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0 MAIJ.</text:p>
          </table:table-cell>
          <table:table-cell office:value-type="string" calcext:value-type="string">
            <text:p>H.9 M.39 1/4</text:p>
          </table:table-cell>
          <table:table-cell office:value-type="string" calcext:value-type="string">
            <text:p>23 <text:s/>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3078.875" calcext:value-type="float">
            <text:p>583078,88</text:p>
          </table:table-cell>
          <table:table-cell office:value-type="float" office:value="1596.38295687885" calcext:value-type="float">
            <text:p>1596,38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.2833333333333" calcext:value-type="float">
            <text:p>23,28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0 MAIJ.</text:p>
          </table:table-cell>
          <table:table-cell office:value-type="string" calcext:value-type="string">
            <text:p>H.9 M.39 1/4</text:p>
          </table:table-cell>
          <table:table-cell office:value-type="string" calcext:value-type="string">
            <text:p>23 <text:s/>17 3/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3078.875" calcext:value-type="float">
            <text:p>583078,88</text:p>
          </table:table-cell>
          <table:table-cell office:value-type="float" office:value="1596.38295687885" calcext:value-type="float">
            <text:p>1596,38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3.2958333333333" calcext:value-type="float">
            <text:p>23,30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0 MAIJ.</text:p>
          </table:table-cell>
          <table:table-cell office:value-type="string" calcext:value-type="string">
            <text:p>H.9 M.50 1/6</text:p>
          </table:table-cell>
          <table:table-cell office:value-type="string" calcext:value-type="string">
            <text:p>23 <text:s/>20 1/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3078.875" calcext:value-type="float">
            <text:p>583078,88</text:p>
          </table:table-cell>
          <table:table-cell office:value-type="float" office:value="1596.38295687885" calcext:value-type="float">
            <text:p>1596,38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3.3416666666667" calcext:value-type="float">
            <text:p>23,34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0 MAIJ.</text:p>
          </table:table-cell>
          <table:table-cell office:value-type="string" calcext:value-type="string">
            <text:p>H.9 M.50 1/6</text:p>
          </table:table-cell>
          <table:table-cell office:value-type="string" calcext:value-type="string">
            <text:p>23 <text:s/>2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3078.875" calcext:value-type="float">
            <text:p>583078,88</text:p>
          </table:table-cell>
          <table:table-cell office:value-type="float" office:value="1596.38295687885" calcext:value-type="float">
            <text:p>1596,38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.35" calcext:value-type="float">
            <text:p>23,35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0 MAIJ.</text:p>
          </table:table-cell>
          <table:table-cell office:value-type="string" calcext:value-type="string">
            <text:p>H.10 M.1 1/4</text:p>
          </table:table-cell>
          <table:table-cell office:value-type="string" calcext:value-type="string">
            <text:p>23 <text:s/>2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3078.916666667" calcext:value-type="float">
            <text:p>583078,92</text:p>
          </table:table-cell>
          <table:table-cell office:value-type="float" office:value="1596.38307095597" calcext:value-type="float">
            <text:p>1596,38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.3333333333333" calcext:value-type="float">
            <text:p>23,33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0 MAIJ.</text:p>
          </table:table-cell>
          <table:table-cell office:value-type="string" calcext:value-type="string">
            <text:p>H.10 M.1 1/4</text:p>
          </table:table-cell>
          <table:table-cell office:value-type="string" calcext:value-type="string">
            <text:p>23 <text:s/>19 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3078.916666667" calcext:value-type="float">
            <text:p>583078,92</text:p>
          </table:table-cell>
          <table:table-cell office:value-type="float" office:value="1596.38307095597" calcext:value-type="float">
            <text:p>1596,38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.3166666666667" calcext:value-type="float">
            <text:p>23,32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0 MAIJ.</text:p>
          </table:table-cell>
          <table:table-cell office:value-type="string" calcext:value-type="string">
            <text:p>H.10 M.9 1/6</text:p>
          </table:table-cell>
          <table:table-cell office:value-type="string" calcext:value-type="string">
            <text:p>23 <text:s/>2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3078.916666667" calcext:value-type="float">
            <text:p>583078,92</text:p>
          </table:table-cell>
          <table:table-cell office:value-type="float" office:value="1596.38307095597" calcext:value-type="float">
            <text:p>1596,38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.3333333333333" calcext:value-type="float">
            <text:p>23,33</text:p>
          </table:table-cell>
          <table:table-cell table:number-columns-repeated="1003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DIE 10 MAIJ.</text:p>
          </table:table-cell>
          <table:table-cell office:value-type="string" calcext:value-type="string">
            <text:p>H.10 M.9 1/6</text:p>
          </table:table-cell>
          <table:table-cell office:value-type="string" calcext:value-type="string">
            <text:p>23 <text:s/>2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3078.916666667" calcext:value-type="float">
            <text:p>583078,92</text:p>
          </table:table-cell>
          <table:table-cell office:value-type="float" office:value="1596.38307095597" calcext:value-type="float">
            <text:p>1596,38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.3333333333333" calcext:value-type="float">
            <text:p>23,33</text:p>
          </table:table-cell>
          <table:table-cell table:number-columns-repeated="1003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20 Januarij.</text:p>
          </table:table-cell>
          <table:table-cell/>
          <table:table-cell office:value-type="string" calcext:value-type="string">
            <text:p>Declinatio [MS] <text:s/>21 <text:s/>26 <text:s/>40 B.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4428.916666667" calcext:value-type="float">
            <text:p>584428,92</text:p>
          </table:table-cell>
          <table:table-cell office:value-type="float" office:value="1600.07916951859" calcext:value-type="float">
            <text:p>1600,08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1.4444444444444" calcext:value-type="float">
            <text:p>21,44</text:p>
          </table:table-cell>
          <table:table-cell table:number-columns-repeated="1003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22 Januarij.</text:p>
          </table:table-cell>
          <table:table-cell/>
          <table:table-cell office:value-type="string" calcext:value-type="string">
            <text:p>Declinatio [MS] <text:s/>21 <text:s/>41 <text:s/>23 B.</text:p>
          </table:table-cell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4430.916666667" calcext:value-type="float">
            <text:p>584430,92</text:p>
          </table:table-cell>
          <table:table-cell office:value-type="float" office:value="1600.08464522017" calcext:value-type="float">
            <text:p>1600,08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1.6897222222222" calcext:value-type="float">
            <text:p>21,69</text:p>
          </table:table-cell>
          <table:table-cell table:number-columns-repeated="1003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24 Januarij.</text:p>
          </table:table-cell>
          <table:table-cell/>
          <table:table-cell office:value-type="string" calcext:value-type="string">
            <text:p>Declinatio [MS] <text:s/>21 <text:s/>56 <text:s/>10 B.</text:p>
          </table:table-cell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4432.916666667" calcext:value-type="float">
            <text:p>584432,92</text:p>
          </table:table-cell>
          <table:table-cell office:value-type="float" office:value="1600.09012092174" calcext:value-type="float">
            <text:p>1600,09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1.9361111111111" calcext:value-type="float">
            <text:p>21,94</text:p>
          </table:table-cell>
          <table:table-cell table:number-columns-repeated="1003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Die 2 Martij.</text:p>
          </table:table-cell>
          <table:table-cell office:value-type="string" calcext:value-type="string">
            <text:p>H.10 P.M.</text:p>
          </table:table-cell>
          <table:table-cell office:value-type="string" calcext:value-type="string">
            <text:p>Declinatio [MS] <text:s/>24 <text:s/>8 <text:s/>0 B.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4470.916666667" calcext:value-type="float">
            <text:p>584470,92</text:p>
          </table:table-cell>
          <table:table-cell office:value-type="float" office:value="1600.19415925165" calcext:value-type="float">
            <text:p>1600,19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.1333333333333" calcext:value-type="float">
            <text:p>24,13</text:p>
          </table:table-cell>
          <table:table-cell table:number-columns-repeated="1003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Die 9 Martij</text:p>
          </table:table-cell>
          <table:table-cell office:value-type="string" calcext:value-type="string">
            <text:p>H.9 1/2 P.M.</text:p>
          </table:table-cell>
          <table:table-cell office:value-type="string" calcext:value-type="string">
            <text:p>Declinatio [MS] <text:s/>23 <text:s/>59 <text:s/>0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4477.875" calcext:value-type="float">
            <text:p>584477,88</text:p>
          </table:table-cell>
          <table:table-cell office:value-type="float" office:value="1600.21321013005" calcext:value-type="float">
            <text:p>1600,21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3.9833333333333" calcext:value-type="float">
            <text:p>23,98</text:p>
          </table:table-cell>
          <table:table-cell table:number-columns-repeated="1003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Die 15 Martij</text:p>
          </table:table-cell>
          <table:table-cell office:value-type="string" calcext:value-type="string">
            <text:p>H.9 1/3</text:p>
          </table:table-cell>
          <table:table-cell office:value-type="string" calcext:value-type="string">
            <text:p>Declinatio [MS] <text:s/>23 <text:s/>41 <text:s/>40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4483.875" calcext:value-type="float">
            <text:p>584483,88</text:p>
          </table:table-cell>
          <table:table-cell office:value-type="float" office:value="1600.22963723477" calcext:value-type="float">
            <text:p>1600,23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3.6944444444444" calcext:value-type="float">
            <text:p>23,69</text:p>
          </table:table-cell>
          <table:table-cell table:number-columns-repeated="1003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Die 16 Martij</text:p>
          </table:table-cell>
          <table:table-cell office:value-type="string" calcext:value-type="string">
            <text:p>H. 9 1/4</text:p>
          </table:table-cell>
          <table:table-cell office:value-type="string" calcext:value-type="string">
            <text:p>Declinatio [MS] <text:s/>23 <text:s/>37 <text:s/>30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4484.875" calcext:value-type="float">
            <text:p>584484,88</text:p>
          </table:table-cell>
          <table:table-cell office:value-type="float" office:value="1600.23237508556" calcext:value-type="float">
            <text:p>1600,23</text:p>
          </table:table-cell>
          <table:table-cell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.625" calcext:value-type="float">
            <text:p>23,63</text:p>
          </table:table-cell>
          <table:table-cell table:number-columns-repeated="1003"/>
        </table:table-row>
        <table:table-row table:style-name="ro2" table:number-rows-repeated="10476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name-complex="Times New Roman" style:font-family-complex="'Times New Roman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877cm"/>
      </style:footer-style>
    </style:page-layout>
    <style:page-layout style:name="Mpm4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WMP</text:span></text:p>
        </style:region-left>
        <style:region-center>
          <text:p><text:span text:style-name="MT1"><text:date style:data-style-name="N2" text:date-value="2024-03-27">00/00/0000</text:date>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WMP</text:span></text:p>
        </style:region-left>
        <style:region-center>
          <text:p><text:span text:style-name="MT1"><text:date style:data-style-name="N2" text:date-value="2024-03-27">00/00/0000</text:date></text:span></text:p>
        </style:region-center>
        <style:region-right>
          <text:p><text:span text:style-name="MT1"><text:page-number>1</text:page-number></text:span></text:p>
        </style:region-right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8" style:display-name="PageStyle_Sheet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9" style:display-name="PageStyle_Sheet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0" style:display-name="PageStyle_Sheet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1" style:display-name="PageStyle_Sheet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3" style:display-name="PageStyle_Sheet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4" style:display-name="PageStyle_Sheet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5" style:display-name="PageStyle_Sheet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6" style:display-name="PageStyle_Sheet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7T11:38:23.404000000</dc:date>
    <meta:editing-duration>PT5M17S</meta:editing-duration>
    <meta:editing-cycles>2</meta:editing-cycles>
    <meta:generator>LibreOffice/7.0.1.2$Windows_X86_64 LibreOffice_project/7cbcfc562f6eb6708b5ff7d7397325de9e764452</meta:generator>
    <meta:document-statistic meta:table-count="1" meta:cell-count="16358" meta:object-count="0"/>
  </office:meta>
</office:document-meta>
</file>